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erif2" svg:font-family="'DejaVu Serif'"/>
    <style:font-face style:name="Liberation Mono3" svg:font-family="'Liberation Mono'"/>
    <style:font-face style:name="Liberation Sans6" svg:font-family="'Liberation Sans'"/>
    <style:font-face style:name="Times New Roman1" svg:font-family="'Times New 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Courier 10 Pitch1" svg:font-family="'Courier 10 Pitch'" style:font-pitch="fixed"/>
    <style:font-face style:name="Liberation Mono1" svg:font-family="'Liberation Mono'" style:font-family-generic="modern" style:font-pitch="fixed"/>
    <style:font-face style:name="Calibri" svg:font-family="Calibri" style:font-pitch="variable"/>
    <style:font-face style:name="Courier 10 Pitch" svg:font-family="'Courier 10 Pitch'" style:font-pitch="variable"/>
    <style:font-face style:name="DejaVu Serif1" svg:font-family="'DejaVu Serif'" style:font-pitch="variable"/>
    <style:font-face style:name="FreeSans3" svg:font-family="FreeSans" style:font-pitch="variable"/>
    <style:font-face style:name="Liberation Mono2" svg:font-family="'Liberation Mono'"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withoutfill">
      <style:graphic-properties draw:fill="none" draw:textarea-vertical-align="middle"/>
    </style:style>
    <style:style style:name="gr3" style:family="graphic">
      <style:graphic-properties style:protect="size"/>
    </style:style>
    <style:style style:name="gr4"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true" fo:min-height="0cm" fo:min-width="0cm" fo:padding-top="0.14cm" fo:padding-bottom="0.14cm" fo:padding-left="0.265cm" fo:padding-right="0.265cm"/>
    </style:style>
    <style:style style:name="gr5" style:family="graphic" style:parent-style-name="objectwithoutfill">
      <style:graphic-properties svg:stroke-width="0.03cm" draw:marker-start-width="0.245cm" draw:marker-end="Arrow" draw:marker-end-width="0.345cm" draw:fill="none" draw:textarea-vertical-align="middle" fo:padding-top="0.14cm" fo:padding-bottom="0.14cm" fo:padding-left="0.265cm" fo:padding-right="0.26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8"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false" fo:min-height="0cm" fo:min-width="0cm" fo:padding-top="0.14cm" fo:padding-bottom="0.14cm" fo:padding-left="0.265cm" fo:padding-right="0.265cm"/>
    </style:style>
    <style:style style:name="gr9" style:family="graphic">
      <style:graphic-properties svg:stroke-width="0.03cm" svg:stroke-color="#000000"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10"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1" style:family="graphic">
      <style:graphic-properties svg:stroke-width="0.03cm" svg:stroke-color="#000000"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12" style:family="graphic" style:parent-style-name="objectwithoutfill">
      <style:graphic-properties svg:stroke-width="0.03cm" draw:marker-start-width="0.245cm" draw:marker-end="Arrow" draw:marker-end-width="0.258cm" draw:fill="none" draw:textarea-vertical-align="middle" fo:padding-top="0.14cm" fo:padding-bottom="0.14cm" fo:padding-left="0.265cm" fo:padding-right="0.265cm"/>
    </style:style>
    <style:style style:name="gr13" style:family="graphic" style:parent-style-name="standard">
      <style:graphic-properties svg:stroke-width="0.03cm" svg:stroke-color="#000000"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14" style:family="graphic" style:parent-style-name="standard">
      <style:graphic-properties svg:stroke-width="0.03cm" svg:stroke-color="#000000"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15"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0cm"/>
    </style:style>
    <style:style style:name="gr16" style:family="graphic" style:parent-style-name="objectwithoutfill">
      <style:graphic-properties svg:stroke-width="0.03cm" svg:stroke-color="#000000" draw:marker-start-width="0.245cm" draw:marker-end-width="0.245cm" draw:fill="none" draw:fill-color="#66ffff" draw:textarea-vertical-align="middle" fo:padding-top="0.14cm" fo:padding-bottom="0.14cm" fo:padding-left="0.265cm" fo:padding-right="0.265cm"/>
    </style:style>
    <style:style style:name="gr17"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0cm" fo:padding-top="0.14cm" fo:padding-bottom="0.14cm" fo:padding-left="0.265cm" fo:padding-right="0.265cm"/>
    </style:style>
    <style:style style:name="gr1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9" style:family="graphic" style:parent-style-name="standard">
      <style:graphic-properties draw:stroke="solid" svg:stroke-width="0.03cm" svg:stroke-color="#000000" draw:marker-start-width="0.245cm" draw:marker-end-width="0.245cm" draw:fill="none" fo:min-height="6.401cm" fo:padding-top="0.14cm" fo:padding-bottom="0.14cm" fo:padding-left="0.265cm" fo:padding-right="0.265cm"/>
    </style:style>
    <style:style style:name="gr20" style:family="graphic" style:parent-style-name="standard">
      <style:graphic-properties draw:stroke="solid" svg:stroke-width="0.03cm" svg:stroke-color="#000000" draw:fill="none" draw:fill-color="#ffffff" draw:textarea-horizontal-align="left" draw:auto-grow-height="true" draw:auto-grow-width="true" fo:min-height="0cm" fo:min-width="0cm" fo:padding-top="0.14cm" fo:padding-bottom="0.14cm" fo:padding-left="0.265cm" fo:padding-right="0.265cm"/>
    </style:style>
    <style:style style:name="gr21" style:family="graphic" style:parent-style-name="standard">
      <style:graphic-properties draw:stroke="solid" svg:stroke-width="0.03cm" svg:stroke-color="#000000" draw:marker-start-width="0.232cm" draw:marker-end-width="0.232cm" svg:stroke-opacity="100%" draw:fill="none" draw:textarea-horizontal-align="left" draw:textarea-vertical-align="top" draw:auto-grow-height="false" draw:auto-grow-width="false" fo:padding-top="0.011cm" fo:padding-bottom="0.011cm" fo:padding-left="0.011cm" fo:padding-right="0.011cm" fo:wrap-option="wrap"/>
    </style:style>
    <style:style style:name="gr22" style:family="graphic" style:parent-style-name="standard">
      <style:graphic-properties draw:stroke="solid" svg:stroke-width="0.009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23" style:family="graphic" style:parent-style-name="standard">
      <style:graphic-properties draw:stroke="none" draw:fill="solid" draw:fill-color="#000000" draw:opacity="100%" draw:textarea-horizontal-align="left" draw:textarea-vertical-align="top" draw:auto-grow-height="false" draw:auto-grow-width="false" fo:padding-top="0cm" fo:padding-bottom="0cm" fo:padding-left="0cm" fo:padding-right="0cm" fo:wrap-option="wrap"/>
    </style:style>
    <style:style style:name="gr24" style:family="graphic" style:parent-style-name="standard">
      <style:graphic-properties draw:stroke="solid" svg:stroke-width="0.106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25"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false" draw:auto-grow-width="false" fo:padding-top="0.01cm" fo:padding-bottom="0.01cm" fo:padding-left="0.01cm" fo:padding-right="0.01cm" fo:wrap-option="wrap"/>
    </style:style>
    <style:style style:name="gr26" style:family="graphic" style:parent-style-name="standard">
      <style:graphic-properties draw:stroke="none" draw:fill="none" draw:textarea-horizontal-align="left" draw:textarea-vertical-align="top" draw:auto-grow-height="true" draw:auto-grow-width="false" fo:min-height="2.733cm" fo:padding-top="0cm" fo:padding-bottom="0cm" fo:padding-left="0cm" fo:padding-right="0cm" fo:wrap-option="wrap"/>
    </style:style>
    <style:style style:name="gr27" style:family="graphic" style:parent-style-name="standard">
      <style:graphic-properties draw:stroke="none" draw:fill="none" draw:textarea-horizontal-align="center" draw:textarea-vertical-align="top" draw:auto-grow-height="true" draw:auto-grow-width="false" fo:min-height="1.908cm" fo:padding-top="0cm" fo:padding-bottom="0cm" fo:padding-left="0cm" fo:padding-right="0cm" fo:wrap-option="wrap"/>
    </style:style>
    <style:style style:name="gr28" style:family="graphic" style:parent-style-name="standard">
      <style:graphic-properties draw:stroke="none" draw:fill="none" draw:textarea-horizontal-align="left" draw:textarea-vertical-align="top" draw:auto-grow-height="true" draw:auto-grow-width="false" fo:padding-top="0cm" fo:padding-bottom="0cm" fo:padding-left="0cm" fo:padding-right="0cm" fo:wrap-option="wrap"/>
    </style:style>
    <style:style style:name="gr29" style:family="graphic" style:parent-style-name="standard">
      <style:graphic-properties draw:stroke="none" draw:fill="none" draw:textarea-horizontal-align="left" draw:textarea-vertical-align="top" draw:auto-grow-height="true" draw:auto-grow-width="false" fo:min-height="3.538cm" fo:padding-top="0cm" fo:padding-bottom="0cm" fo:padding-left="0cm" fo:padding-right="0cm" fo:wrap-option="wrap"/>
    </style:style>
    <style:style style:name="gr30" style:family="graphic" style:parent-style-name="standard">
      <style:graphic-properties draw:stroke="solid" svg:stroke-width="0.03cm" svg:stroke-color="#000000" draw:marker-start-width="0.232cm" draw:marker-end-width="0.232cm" svg:stroke-opacity="100%" draw:fill="none" draw:textarea-horizontal-align="left" draw:textarea-vertical-align="top" draw:auto-grow-height="true" draw:auto-grow-width="false" fo:min-height="2.202cm" fo:padding-top="0.011cm" fo:padding-bottom="0.011cm" fo:padding-left="0.011cm" fo:padding-right="0.011cm" fo:wrap-option="wrap"/>
    </style:style>
    <style:style style:name="gr31" style:family="graphic">
      <style:graphic-properties draw:stroke="solid" svg:stroke-width="0.03cm" svg:stroke-color="#000000" draw:marker-start-width="0.232cm" draw:marker-end-width="0.232cm" svg:stroke-opacity="100%" draw:fill="none" draw:textarea-horizontal-align="left" draw:textarea-vertical-align="top" draw:auto-grow-height="false" draw:auto-grow-width="false" fo:padding-top="0.011cm" fo:padding-bottom="0.011cm" fo:padding-left="0.011cm" fo:padding-right="0.011cm" fo:wrap-option="wrap"/>
    </style:style>
    <style:style style:name="gr32" style:family="graphic">
      <style:graphic-properties draw:stroke="solid" svg:stroke-width="0.009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33" style:family="graphic">
      <style:graphic-properties draw:stroke="none" draw:fill="solid" draw:fill-color="#000000" draw:opacity="100%" draw:textarea-horizontal-align="left" draw:textarea-vertical-align="top" draw:auto-grow-height="false" draw:auto-grow-width="false" fo:padding-top="0cm" fo:padding-bottom="0cm" fo:padding-left="0cm" fo:padding-right="0cm" fo:wrap-option="wrap"/>
    </style:style>
    <style:style style:name="gr34" style:family="graphic">
      <style:graphic-properties draw:stroke="solid" svg:stroke-width="0.106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35" style:family="graphic">
      <style:graphic-properties draw:stroke="solid" svg:stroke-width="0.03cm" svg:stroke-color="#000000" draw:marker-start-width="0.231cm" draw:marker-end-width="0.231cm" svg:stroke-opacity="100%" draw:fill="none" draw:textarea-horizontal-align="left" draw:textarea-vertical-align="top" draw:auto-grow-height="false" draw:auto-grow-width="false" fo:padding-top="0.01cm" fo:padding-bottom="0.01cm" fo:padding-left="0.01cm" fo:padding-right="0.01cm" fo:wrap-option="wrap"/>
    </style:style>
    <style:style style:name="gr36" style:family="graphic" style:parent-style-name="standard">
      <style:graphic-properties draw:opacity="79%" draw:textarea-horizontal-align="justify" draw:textarea-vertical-align="middle" draw:auto-grow-height="false"/>
    </style:style>
    <style:style style:name="gr37" style:family="graphic" style:parent-style-name="standard">
      <style:graphic-properties draw:opacity="80%" draw:textarea-horizontal-align="justify" draw:textarea-vertical-align="middle" draw:auto-grow-height="false"/>
    </style:style>
    <style:style style:name="gr38" style:family="graphic">
      <style:graphic-properties draw:opacity="79%" draw:textarea-horizontal-align="justify" draw:textarea-vertical-align="middle" draw:auto-grow-height="false"/>
    </style:style>
    <style:style style:name="gr39" style:family="graphic">
      <style:graphic-properties draw:opacity="80%" draw:textarea-horizontal-align="justify" draw:textarea-vertical-align="middle" draw:auto-grow-height="false"/>
    </style:style>
    <style:style style:name="gr40" style:family="graphic" style:parent-style-name="standard">
      <style:graphic-properties draw:stroke="none" svg:stroke-color="#000000" draw:fill="solid" draw:fill-color="#ff6600" draw:textarea-horizontal-align="left" draw:auto-grow-height="true" draw:auto-grow-width="true" fo:min-height="0cm" fo:min-width="0cm"/>
    </style:style>
    <style:style style:name="gr41" style:family="graphic" style:parent-style-name="standard">
      <style:graphic-properties draw:stroke="none" draw:fill="none" fo:min-height="4.466cm"/>
    </style:style>
    <style:style style:name="gr42" style:family="graphic" style:parent-style-name="standard">
      <style:graphic-properties draw:stroke="none" draw:fill="none" fo:min-height="3.557cm"/>
    </style:style>
    <style:style style:name="gr43" style:family="graphic" style:parent-style-name="standard">
      <style:graphic-properties draw:stroke="none" draw:fill="none" fo:min-height="3.06cm"/>
    </style:style>
    <style:style style:name="gr44"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45" style:family="graphic" style:parent-style-name="standard">
      <style:graphic-properties draw:stroke="none" svg:stroke-color="#000000" draw:fill="none" draw:fill-color="#ffffff" draw:textarea-horizontal-align="left" draw:auto-grow-height="true" draw:auto-grow-width="true" fo:min-height="16.581cm" fo:min-width="13.718cm"/>
    </style:style>
    <style:style style:name="gr46" style:family="graphic">
      <style:graphic-properties svg:stroke-width="0.03cm"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47" style:family="graphic">
      <style:graphic-properties svg:stroke-width="0.03cm"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48"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882cm"/>
    </style:style>
    <style:style style:name="gr49"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852cm"/>
    </style:style>
    <style:style style:name="gr50" style:family="graphic">
      <style:graphic-properties svg:stroke-width="0.03cm" draw:marker-start-width="0.245cm" draw:marker-end-width="0.245cm" draw:fill="none" draw:fill-color="#66ffff" draw:textarea-vertical-align="middle" draw:auto-grow-height="false" fo:min-height="0.749cm" fo:min-width="0.499cm" fo:padding-top="0.14cm" fo:padding-bottom="0.14cm" fo:padding-left="0.265cm" fo:padding-right="0.265cm"/>
    </style:style>
    <style:style style:name="gr51" style:family="graphic" style:parent-style-name="standard">
      <style:graphic-properties draw:stroke="none" svg:stroke-color="#000000" draw:fill="none" draw:fill-color="#ffffff" draw:textarea-horizontal-align="left" draw:auto-grow-height="true" draw:auto-grow-width="true" fo:min-height="0.87cm" fo:min-width="13.172cm"/>
    </style:style>
    <style:style style:name="gr52"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true" fo:min-height="0cm" fo:min-width="2.733cm" fo:padding-top="0.14cm" fo:padding-bottom="0.14cm" fo:padding-left="0.265cm" fo:padding-right="0.265cm"/>
    </style:style>
    <style:style style:name="gr53" style:family="graphic">
      <style:graphic-properties svg:stroke-width="0.03cm"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54" style:family="graphic" style:parent-style-name="objectwithoutfill">
      <style:graphic-properties svg:stroke-width="0.03cm" draw:marker-start-width="0.245cm" draw:marker-end="Arrow" draw:marker-end-width="0.345cm" draw:fill="none" draw:fill-color="#66ffff" draw:textarea-vertical-align="middle" fo:padding-top="0.14cm" fo:padding-bottom="0.14cm" fo:padding-left="0.265cm" fo:padding-right="0.265cm"/>
    </style:style>
    <style:style style:name="gr55" style:family="graphic" style:parent-style-name="standard">
      <style:graphic-properties draw:stroke="none" svg:stroke-color="#000000" draw:fill="none" draw:fill-color="#ffffff" draw:textarea-horizontal-align="left" draw:auto-grow-height="true" draw:auto-grow-width="true" fo:min-height="16.589cm" fo:min-width="13.718cm"/>
    </style:style>
    <style:style style:name="gr56" style:family="graphic">
      <style:graphic-properties svg:stroke-width="0.03cm"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1.518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1.255cm"/>
    </style:style>
    <style:style style:name="gr59" style:family="graphic">
      <style:graphic-properties draw:textarea-horizontal-align="justify" draw:textarea-vertical-align="middle" draw:auto-grow-height="false"/>
    </style:style>
    <style:style style:name="gr60" style:family="graphic" style:parent-style-name="objectwithoutfill">
      <style:graphic-properties draw:marker-end="Arrow" draw:marker-end-width="0.21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2.135cm" fo:min-width="16.433cm"/>
    </style:style>
    <style:style style:name="gr62" style:family="graphic" style:parent-style-name="standard">
      <style:graphic-properties draw:stroke="none" svg:stroke-color="#000000" draw:fill="none" draw:fill-color="#ffffff" draw:textarea-horizontal-align="left" draw:auto-grow-height="true" draw:auto-grow-width="true" fo:min-height="2.135cm" fo:min-width="8.655cm"/>
    </style:style>
    <style:style style:name="gr63"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true" fo:min-height="0cm" fo:min-width="2.732cm" fo:padding-top="0.14cm" fo:padding-bottom="0.14cm" fo:padding-left="0.265cm" fo:padding-right="0.265cm"/>
    </style:style>
    <style:style style:name="gr64"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929cm"/>
    </style:style>
    <style:style style:name="gr65"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9cm"/>
    </style:style>
    <style:style style:name="gr66"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3.513cm"/>
    </style:style>
    <style:style style:name="gr67"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3.484cm"/>
    </style:style>
    <style:style style:name="gr68"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2.803cm"/>
    </style:style>
    <style:style style:name="gr69"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5.096cm"/>
    </style:style>
    <style:style style:name="gr7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4.585cm"/>
    </style:style>
    <style:style style:name="gr7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5.066cm"/>
    </style:style>
    <style:style style:name="gr72" style:family="graphic" style:parent-style-name="standard">
      <style:graphic-properties draw:stroke="none" svg:stroke-color="#000000" draw:fill="none" draw:fill-color="#ffffff" draw:textarea-horizontal-align="left" draw:auto-grow-height="true" draw:auto-grow-width="true" fo:min-height="16.589cm" fo:min-width="22.853cm"/>
    </style:style>
    <style:style style:name="gr7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881cm"/>
    </style:style>
    <style:style style:name="gr74"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1.851cm"/>
    </style:style>
    <style:style style:name="pr1" style:family="presentation" style:parent-style-name="Default-notes">
      <style:graphic-properties draw:fill-color="#ffffff" fo:min-height="13.364cm"/>
    </style:style>
    <style:style style:name="pr2" style:family="presentation" style:parent-style-name="Master1-Layout5-obj-Blank-notes">
      <style:graphic-properties draw:stroke="none" draw:fill="none" draw:fill-color="#ffffff" draw:textarea-horizontal-align="left" draw:textarea-vertical-align="top" draw:auto-grow-height="false" draw:auto-grow-width="false" fo:min-height="9.445cm" fo:padding-top="0.127cm" fo:padding-bottom="0.127cm" fo:padding-left="0.254cm" fo:padding-right="0.254cm" fo:wrap-option="wrap"/>
    </style:style>
    <style:style style:name="pr3" style:family="presentation" style:parent-style-name="Master1-Layout5-obj-Blank-notes">
      <style:graphic-properties draw:fill-color="#ffffff" fo:min-height="13.363cm"/>
    </style:style>
    <style:style style:name="pr4" style:family="presentation" style:parent-style-name="Master1-Layout2-obj-Title-and-Content-notes">
      <style:graphic-properties draw:fill-color="#ffffff" fo:min-height="13.363cm"/>
    </style:style>
    <style:style style:name="P1" style:family="paragraph">
      <style:paragraph-properties fo:line-height="150%"/>
    </style:style>
    <style:style style:name="P2" style:family="paragraph">
      <style:paragraph-properties fo:line-height="150%"/>
      <style:text-properties fo:font-size="18pt" style:font-size-asian="18pt" style:font-size-complex="18pt"/>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text-properties style:font-name="Liberation Mono1"/>
    </style:style>
    <style:style style:name="P6" style:family="paragraph">
      <style:text-properties style:font-name="Courier 10 Pitch1"/>
    </style:style>
    <style:style style:name="P7" style:family="paragraph">
      <style:text-properties fo:font-size="18pt"/>
    </style:style>
    <style:style style:name="P8" style:family="paragraph">
      <style:text-properties style:font-name="Courier 10 Pitch1" fo:font-size="18pt"/>
    </style:style>
    <style:style style:name="P9" style:family="paragraph">
      <style:text-properties fo:font-size="18pt" fo:font-weight="bold" style:font-weight-asian="bold" style:font-weight-complex="bold"/>
    </style:style>
    <style:style style:name="P10" style:family="paragraph">
      <style:paragraph-properties fo:text-align="center"/>
      <style:text-properties fo:font-size="18pt"/>
    </style:style>
    <style:style style:name="P11" style:family="paragraph">
      <style:text-properties fo:font-size="16pt"/>
    </style:style>
    <style:style style:name="P12" style:family="paragraph">
      <style:text-properties style:font-name="Liberation Sans Narrow" fo:font-size="16pt" style:font-size-asian="16pt" style:font-size-complex="16pt"/>
    </style:style>
    <style:style style:name="P13" style:family="paragraph">
      <style:text-properties fo:font-size="20pt"/>
    </style:style>
    <style:style style:name="P14" style:family="paragraph">
      <style:text-properties style:font-name="Liberation Mono1" fo:font-size="16pt" style:font-size-asian="16pt" style:font-size-complex="16pt"/>
    </style:style>
    <style:style style:name="P15" style:family="paragraph">
      <style:text-properties fo:font-size="16pt" style:font-size-asian="16pt" style:font-size-complex="16pt"/>
    </style:style>
    <style:style style:name="P16" style:family="paragraph">
      <style:text-properties style:text-underline-style="solid" style:text-underline-width="auto" style:text-underline-color="font-color"/>
    </style:style>
    <style:style style:name="P17" style:family="paragraph">
      <style:text-properties fo:color="#000000" fo:font-size="18pt" fo:font-weight="normal" style:font-size-asian="18pt" style:font-weight-asian="normal" style:font-size-complex="18pt" style:font-weight-complex="normal"/>
    </style:style>
    <style:style style:name="P18" style:family="paragraph">
      <style:text-properties fo:color="#000000" style:font-name="Liberation Mono1" fo:font-size="18pt" fo:font-weight="normal" style:font-size-asian="18pt" style:font-weight-asian="normal" style:font-size-complex="18pt" style:font-weight-complex="normal"/>
    </style:style>
    <style:style style:name="P19" style:family="paragraph">
      <style:text-properties fo:color="#c5000b"/>
    </style:style>
    <style:style style:name="P20" style:family="paragraph">
      <style:text-properties style:text-underline-style="solid" style:text-underline-width="auto" style:text-underline-color="font-color" fo:font-weight="bold" style:font-weight-asian="bold" style:font-weight-complex="bold"/>
    </style:style>
    <style:style style:name="P21" style:family="paragraph">
      <style:text-properties fo:font-weight="normal" style:font-weight-asian="normal" style:font-weight-complex="normal"/>
    </style:style>
    <style:style style:name="P22" style:family="paragraph">
      <style:text-properties style:font-name="Liberation Mono1" fo:font-size="18pt"/>
    </style:style>
    <style:style style:name="P23" style:family="paragraph">
      <style:text-properties fo:font-size="18pt" fo:font-weight="normal" style:font-weight-asian="normal" style:font-weight-complex="normal"/>
    </style:style>
    <style:style style:name="P24" style:family="paragraph">
      <style:text-properties style:font-name="Courier 10 Pitch1" fo:font-size="16pt" style:font-size-asian="16pt" style:font-size-complex="16pt"/>
    </style:style>
    <style:style style:name="P25" style:family="paragraph">
      <style:paragraph-properties style:writing-mode="lr-tb" style:font-independent-line-spacing="true"/>
    </style:style>
    <style:style style:name="P26" style:family="paragraph">
      <style:paragraph-properties fo:margin-left="0.035cm" fo:margin-right="0cm" fo:margin-top="0cm" fo:margin-bottom="0cm" fo:line-height="100%" fo:text-align="start" fo:text-indent="0cm" style:punctuation-wrap="hanging" style:writing-mode="lr-tb">
        <style:tab-stops/>
      </style:paragraph-properties>
    </style:style>
    <style:style style:name="P27" style:family="paragraph">
      <style:paragraph-properties fo:margin-left="0.035cm" fo:margin-right="0cm" fo:margin-top="0.067cm" fo:margin-bottom="0cm" fo:line-height="100%" fo:text-align="start" fo:text-indent="0cm" style:punctuation-wrap="hanging" style:writing-mode="lr-tb">
        <style:tab-stops/>
      </style:paragraph-properties>
    </style:style>
    <style:style style:name="P28" style:family="paragraph">
      <style:paragraph-properties fo:margin-left="0.035cm" fo:margin-right="0cm" fo:margin-top="0.064cm" fo:margin-bottom="0cm" fo:line-height="100%" fo:text-align="start" fo:text-indent="0cm" style:punctuation-wrap="hanging" style:writing-mode="lr-tb">
        <style:tab-stops/>
      </style:paragraph-properties>
    </style:style>
    <style:style style:name="P29" style:family="paragraph">
      <style:paragraph-properties fo:margin-left="0.035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30" style:family="paragraph">
      <style:paragraph-properties fo:margin-left="0.035cm" fo:margin-right="0.014cm" fo:margin-top="0cm" fo:margin-bottom="0cm" fo:line-height="91%" fo:text-align="center" fo:text-indent="0cm" style:punctuation-wrap="hanging" style:writing-mode="lr-tb">
        <style:tab-stops/>
      </style:paragraph-properties>
    </style:style>
    <style:style style:name="P31" style:family="paragraph">
      <style:paragraph-properties fo:margin-left="0.035cm" fo:margin-right="0.014cm" fo:margin-top="0cm" fo:margin-bottom="0cm" fo:line-height="91%" fo:text-align="center" fo:text-indent="0cm" style:punctuation-wrap="hanging" style:writing-mode="lr-tb" style:font-independent-line-spacing="true">
        <style:tab-stops/>
      </style:paragraph-properties>
      <style:text-properties fo:font-size="18pt"/>
    </style:style>
    <style:style style:name="P32" style:family="paragraph">
      <style:paragraph-properties fo:margin-left="0.035cm" fo:margin-right="0cm" fo:margin-top="0cm" fo:margin-bottom="0cm" fo:line-height="100%" fo:text-align="start" fo:text-indent="0cm" style:punctuation-wrap="hanging" style:writing-mode="lr-tb">
        <style:tab-stops>
          <style:tab-stop style:position="1.247cm"/>
        </style:tab-stops>
      </style:paragraph-properties>
    </style:style>
    <style:style style:name="P33"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247cm"/>
        </style:tab-stops>
      </style:paragraph-properties>
      <style:text-properties fo:font-size="18pt"/>
    </style:style>
    <style:style style:name="P34" style:family="paragraph">
      <style:paragraph-properties fo:margin-left="0.818cm" fo:margin-right="0.014cm" fo:margin-top="0cm" fo:margin-bottom="0cm" fo:line-height="141%" fo:text-align="start" fo:text-indent="-0.783cm" style:punctuation-wrap="hanging" style:writing-mode="lr-tb">
        <style:tab-stops/>
      </style:paragraph-properties>
    </style:style>
    <style:style style:name="P35" style:family="paragraph">
      <style:paragraph-properties fo:margin-left="0.818cm" fo:margin-right="0.014cm" fo:margin-top="0cm" fo:margin-bottom="0cm" fo:line-height="141%" fo:text-align="start" fo:text-indent="-0.783cm" style:punctuation-wrap="hanging" style:writing-mode="lr-tb" style:font-independent-line-spacing="true">
        <style:tab-stops/>
      </style:paragraph-properties>
      <style:text-properties fo:font-size="18pt"/>
    </style:style>
    <style:style style:name="P36" style:family="paragraph">
      <style:paragraph-properties fo:margin-left="0.035cm" fo:margin-right="0cm" fo:margin-top="0cm" fo:margin-bottom="0cm" fo:line-height="100%" fo:text-align="start" fo:text-indent="0cm" style:punctuation-wrap="hanging" style:writing-mode="lr-tb">
        <style:tab-stops>
          <style:tab-stop style:position="1.926cm"/>
        </style:tab-stops>
      </style:paragraph-properties>
    </style:style>
    <style:style style:name="P37"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926cm"/>
        </style:tab-stops>
      </style:paragraph-properties>
      <style:text-properties fo:font-size="18pt"/>
    </style:style>
    <style:style style:name="P38" style:family="paragraph">
      <style:paragraph-properties fo:margin-left="0.249cm" fo:margin-right="0cm" fo:margin-top="0cm" fo:margin-bottom="0cm" fo:line-height="100%" fo:text-align="start" fo:text-indent="0cm" style:punctuation-wrap="hanging" style:writing-mode="lr-tb">
        <style:tab-stops>
          <style:tab-stop style:position="11.67cm"/>
          <style:tab-stop style:position="15.326cm"/>
        </style:tab-stops>
      </style:paragraph-properties>
    </style:style>
    <style:style style:name="P39" style:family="paragraph">
      <style:paragraph-properties fo:margin-left="0.25cm" fo:margin-right="0cm" fo:margin-top="0.335cm" fo:margin-bottom="0cm" fo:line-height="100%" fo:text-align="start" fo:text-indent="0cm" style:punctuation-wrap="hanging" style:writing-mode="lr-tb">
        <style:tab-stops>
          <style:tab-stop style:position="1.926cm"/>
          <style:tab-stop style:position="6.687cm"/>
        </style:tab-stops>
      </style:paragraph-properties>
    </style:style>
    <style:style style:name="P40" style:family="paragraph">
      <style:paragraph-properties fo:margin-left="0.249cm" fo:margin-right="0cm" fo:margin-top="0cm" fo:margin-bottom="0cm" fo:line-height="100%" fo:text-align="start" fo:text-indent="0cm" style:punctuation-wrap="hanging" style:writing-mode="lr-tb" style:font-independent-line-spacing="true">
        <style:tab-stops>
          <style:tab-stop style:position="11.67cm"/>
          <style:tab-stop style:position="15.326cm"/>
        </style:tab-stops>
      </style:paragraph-properties>
      <style:text-properties fo:font-size="18pt"/>
    </style:style>
    <style:style style:name="P41" style:family="paragraph">
      <style:paragraph-properties style:writing-mode="lr-tb" style:font-independent-line-spacing="true"/>
      <style:text-properties fo:font-size="28.2999992370605pt"/>
    </style:style>
    <style:style style:name="P42" style:family="paragraph">
      <style:paragraph-properties fo:text-align="center"/>
      <style:text-properties fo:font-size="28pt" style:font-size-asian="28pt" style:font-size-complex="28pt"/>
    </style:style>
    <style:style style:name="P43" style:family="paragraph">
      <style:text-properties style:font-name="Liberation Sans Narrow" fo:font-weight="bold" style:font-weight-asian="bold" style:font-weight-complex="bold"/>
    </style:style>
    <style:style style:name="P44" style:family="paragraph">
      <style:paragraph-properties fo:margin-left="0.136cm" fo:margin-right="0cm" fo:margin-top="0.092cm" fo:margin-bottom="0cm" fo:line-height="0.743cm" fo:text-align="start" fo:text-indent="0cm" style:punctuation-wrap="hanging" style:writing-mode="lr-tb">
        <style:tab-stops/>
      </style:paragraph-properties>
    </style:style>
    <style:style style:name="P45" style:family="paragraph">
      <style:paragraph-properties fo:margin-left="0.136cm" fo:margin-right="0cm" fo:margin-top="0cm" fo:margin-bottom="0cm" fo:line-height="0.723cm" fo:text-align="start" fo:text-indent="0cm" style:punctuation-wrap="hanging" style:writing-mode="lr-tb">
        <style:tab-stops/>
      </style:paragraph-properties>
    </style:style>
    <style:style style:name="P46" style:family="paragraph">
      <style:paragraph-properties fo:margin-left="0.136cm" fo:margin-right="0cm" fo:margin-top="0cm" fo:margin-bottom="0cm" fo:line-height="0.744cm" fo:text-align="start" fo:text-indent="0cm" style:punctuation-wrap="hanging" style:writing-mode="lr-tb">
        <style:tab-stops/>
      </style:paragraph-properties>
    </style:style>
    <style:style style:name="P47" style:family="paragraph">
      <style:paragraph-properties fo:margin-left="0.035cm" fo:margin-right="0cm" fo:margin-top="0cm" fo:margin-bottom="0cm" fo:line-height="100%" fo:text-align="start" fo:text-indent="0cm" style:punctuation-wrap="hanging" style:writing-mode="lr-tb">
        <style:tab-stops/>
      </style:paragraph-properties>
      <style:text-properties style:font-name="Liberation Mono1"/>
    </style:style>
    <style:style style:name="P48" style:family="paragraph">
      <style:paragraph-properties fo:margin-left="0.136cm" fo:margin-right="0cm" fo:margin-top="0cm" fo:margin-bottom="0cm" fo:line-height="0.723cm" fo:text-align="start" fo:text-indent="0cm" style:punctuation-wrap="hanging" style:writing-mode="lr-tb">
        <style:tab-stops/>
      </style:paragraph-properties>
      <style:text-properties style:font-name="Liberation Mono1"/>
    </style:style>
    <style:style style:name="P49" style:family="paragraph">
      <style:paragraph-properties fo:margin-left="0.136cm" fo:margin-right="0cm" fo:margin-top="0cm" fo:margin-bottom="0cm" fo:line-height="0.744cm" fo:text-align="start" fo:text-indent="0cm" style:punctuation-wrap="hanging" style:writing-mode="lr-tb">
        <style:tab-stops/>
      </style:paragraph-properties>
      <style:text-properties style:font-name="Liberation Mono1"/>
    </style:style>
    <style:style style:name="P50" style:family="paragraph">
      <style:text-properties fo:font-size="28.2999992370605pt"/>
    </style:style>
    <style:style style:name="P51" style:family="paragraph">
      <style:text-properties fo:font-size="22pt"/>
    </style:style>
    <style:style style:name="P52" style:family="paragraph">
      <style:text-properties fo:font-size="22pt" style:font-size-asian="22pt" style:font-size-complex="22pt"/>
    </style:style>
    <style:style style:name="P53" style:family="paragraph">
      <style:text-properties fo:font-size="14pt"/>
    </style:style>
    <style:style style:name="P54" style:family="paragraph">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style:font-name="Courier 10 Pitch1" fo:font-size="18pt" fo:font-weight="bold" style:font-size-asian="18pt" style:font-weight-asian="bold" style:font-size-complex="18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Courier 10 Pitch1" fo:font-size="16pt"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style:font-name="Courier 10 Pitch1" fo:font-weight="bold"/>
    </style:style>
    <style:style style:name="T7" style:family="text">
      <style:text-properties style:font-name="Courier 10 Pitch1" fo:font-weight="bold" style:font-weight-asian="bold" style:font-weight-complex="bold"/>
    </style:style>
    <style:style style:name="T8" style:family="text">
      <style:text-properties style:font-name="Liberation Mono1"/>
    </style:style>
    <style:style style:name="T9" style:family="text">
      <style:text-properties fo:color="#c5000b" style:font-name="Liberation Mono1" fo:font-weight="bold" style:font-weight-asian="bold" style:font-weight-complex="bold"/>
    </style:style>
    <style:style style:name="T10" style:family="text">
      <style:text-properties style:font-name="Liberation Mono1" fo:font-size="10pt" style:font-size-asian="10pt" style:font-size-complex="10pt"/>
    </style:style>
    <style:style style:name="T11" style:family="text">
      <style:text-properties style:font-name="Courier 10 Pitch1"/>
    </style:style>
    <style:style style:name="T12" style:family="text">
      <style:text-properties fo:font-weight="normal" style:font-weight-asian="normal" style:font-weight-complex="normal"/>
    </style:style>
    <style:style style:name="T13" style:family="text">
      <style:text-properties fo:color="#c5000b"/>
    </style:style>
    <style:style style:name="T14" style:family="text">
      <style:text-properties fo:color="#c5000b" style:font-name="Courier 10 Pitch1" style:text-underline-style="solid" style:text-underline-width="auto" style:text-underline-color="font-color" fo:font-weight="bold" style:font-weight-asian="bold" style:font-weight-complex="bold"/>
    </style:style>
    <style:style style:name="T15" style:family="text">
      <style:text-properties style:font-name="Courier 10 Pitch1" fo:font-weight="normal" style:font-weight-asian="normal" style:font-weight-complex="normal"/>
    </style:style>
    <style:style style:name="T16" style:family="text">
      <style:text-properties style:font-name="Courier 10 Pitch1" fo:font-size="8pt" fo:font-weight="normal" style:font-size-asian="8pt" style:font-weight-asian="normal" style:font-size-complex="8pt" style:font-weight-complex="normal"/>
    </style:style>
    <style:style style:name="T17" style:family="text">
      <style:text-properties fo:color="#c5000b" style:font-name="Courier 10 Pitch1" fo:font-weight="bold" style:font-weight-asian="bold" style:font-weight-complex="bold"/>
    </style:style>
    <style:style style:name="T18" style:family="text">
      <style:text-properties fo:font-size="18pt"/>
    </style:style>
    <style:style style:name="T19" style:family="text">
      <style:text-properties style:font-name="Liberation Sans Narrow" fo:font-size="16pt" style:font-size-asian="16pt" style:font-size-complex="16pt"/>
    </style:style>
    <style:style style:name="T20" style:family="text">
      <style:text-properties style:font-name="Liberation Sans Narrow" fo:font-size="16pt" fo:font-weight="bold" style:font-size-asian="16pt" style:font-weight-asian="bold" style:font-size-complex="16pt" style:font-weight-complex="bold"/>
    </style:style>
    <style:style style:name="T21" style:family="text">
      <style:text-properties fo:color="#c5000b" style:font-name="Liberation Mono1" fo:font-size="16pt" fo:font-weight="bold" style:font-size-asian="16pt" style:font-weight-asian="bold" style:font-size-complex="16pt" style:font-weight-complex="bold"/>
    </style:style>
    <style:style style:name="T22" style:family="text">
      <style:text-properties style:font-name="Liberation Mono1" fo:font-size="16pt" style:font-size-asian="16pt" style:font-size-complex="16pt"/>
    </style:style>
    <style:style style:name="T23" style:family="text">
      <style:text-properties style:font-name="Liberation Sans2" fo:font-size="16pt" style:font-size-asian="16pt" style:font-size-complex="16pt"/>
    </style:style>
    <style:style style:name="T24" style:family="text">
      <style:text-properties style:font-name="Liberation Sans2" fo:font-size="16pt" style:text-underline-style="solid" style:text-underline-width="auto" style:text-underline-color="font-color" fo:font-weight="bold" style:font-size-asian="16pt" style:font-weight-asian="bold" style:font-size-complex="16pt" style:font-weight-complex="bold"/>
    </style:style>
    <style:style style:name="T25" style:family="text">
      <style:text-properties style:font-name="Liberation Sans2" fo:font-size="16pt" style:text-underline-style="solid" style:text-underline-width="auto" style:text-underline-color="font-color" style:font-size-asian="16pt" style:font-size-complex="16pt"/>
    </style:style>
    <style:style style:name="T26" style:family="text">
      <style:text-properties style:font-name="Liberation Sans2" fo:font-size="16pt" style:text-underline-style="none" fo:font-weight="bold" style:font-size-asian="16pt" style:font-weight-asian="bold" style:font-size-complex="16pt" style:font-weight-complex="bold"/>
    </style:style>
    <style:style style:name="T27" style:family="text">
      <style:text-properties style:font-name="Liberation Sans2" fo:font-size="16pt" style:text-underline-style="none" style:font-size-asian="16pt" style:font-size-complex="16pt"/>
    </style:style>
    <style:style style:name="T28" style:family="text">
      <style:text-properties style:font-name="Liberation Sans2" fo:font-size="16pt" fo:font-weight="bold" style:font-size-asian="16pt" style:font-weight-asian="bold" style:font-size-complex="16pt" style:font-weight-complex="bold"/>
    </style:style>
    <style:style style:name="T29" style:family="text">
      <style:text-properties style:text-underline-style="solid" style:text-underline-width="auto" style:text-underline-color="font-color"/>
    </style:style>
    <style:style style:name="T30" style:family="text">
      <style:text-properties fo:color="#000000" style:font-name="Liberation Mono1" fo:font-size="18pt" fo:font-weight="normal" style:font-size-asian="18pt" style:font-weight-asian="normal" style:font-size-complex="18pt" style:font-weight-complex="normal"/>
    </style:style>
    <style:style style:name="T31" style:family="text">
      <style:text-properties fo:color="#c5000b" fo:font-weight="bold" style:font-weight-asian="bold" style:font-weight-complex="bold"/>
    </style:style>
    <style:style style:name="T32" style:family="text">
      <style:text-properties style:font-name="Liberation Sans2"/>
    </style:style>
    <style:style style:name="T33" style:family="text">
      <style:text-properties style:font-name="Liberation Mono1" fo:font-weight="bold" style:font-weight-asian="bold" style:font-weight-complex="bold"/>
    </style:style>
    <style:style style:name="T34" style:family="text">
      <style:text-properties style:font-name="Liberation Mono1" fo:font-size="16pt" fo:font-weight="bold" style:font-size-asian="16pt" style:font-weight-asian="bold" style:font-size-complex="16pt" style:font-weight-complex="bold"/>
    </style:style>
    <style:style style:name="T35" style:family="text">
      <style:text-properties style:font-name="Courier 10 Pitch1" fo:font-size="16pt" style:font-size-asian="16pt" style:font-size-complex="16pt"/>
    </style:style>
    <style:style style:name="T36" style:family="text">
      <style:text-properties style:font-name="Courier 10 Pitch1" fo:font-size="18pt"/>
    </style:style>
    <style:style style:name="T37" style:family="text">
      <style:text-properties fo:font-size="18pt" fo:font-weight="bold" style:font-weight-asian="bold" style:font-weight-complex="bold"/>
    </style:style>
    <style:style style:name="T38" style:family="text">
      <style:text-properties style:font-name="Courier 10 Pitch1" fo:font-size="20pt" fo:font-weight="bold" style:font-size-asian="20pt" style:font-weight-asian="bold" style:font-size-complex="20pt" style:font-weight-complex="bold"/>
    </style:style>
    <style:style style:name="T39" style:family="text">
      <style:text-properties style:font-name="Courier 10 Pitch1" fo:font-size="18pt" fo:font-weight="bold" style:font-weight-asian="bold" style:font-weight-complex="bold"/>
    </style:style>
    <style:style style:name="T40" style:family="text">
      <style:text-properties fo:font-variant="normal" fo:text-transform="none" fo:color="#000000" style:text-line-through-style="none" style:text-line-through-type="none" style:text-position="0% 100%" style:font-name="Liberation Sans6" fo:font-size="15pt" fo:letter-spacing="-0.002cm"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Liberation Sans6" fo:font-size="15pt" fo:letter-spacing="0.004cm"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Liberation Sans6" fo:font-size="15pt" fo:letter-spacing="normal"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Liberation Sans6" fo:font-size="16pt" fo:letter-spacing="-0.004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6"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imes New Roman1" fo:font-size="16pt" fo:letter-spacing="0.01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imes New Roman1" fo:font-size="16pt" fo:letter-spacing="0.014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1" fo:font-size="16pt" fo:letter-spacing="0.016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Liberation Sans6" fo:font-size="16pt" fo:letter-spacing="-0.005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Liberation Mono3" fo:font-size="16pt" fo:letter-spacing="-0.002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Mono3" style:font-size-complex="16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Times New Roman1" style:font-size-complex="15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Liberation Sans6" fo:font-size="15pt" fo:letter-spacing="-0.002cm" fo:font-style="normal" style:text-underline-style="solid" style:text-underline-width="auto" style:text-underline-color="font-color"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Liberation Sans6" fo:font-size="16pt" fo:letter-spacing="-0.004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Times New Roman1" fo:font-size="16pt" fo:letter-spacing="0.014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Times New Roman1"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Liberation Sans6" fo:font-size="16pt" fo:letter-spacing="-0.007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60" style:family="text">
      <style:text-properties fo:font-variant="normal" fo:text-transform="none" fo:color="#000000" style:text-line-through-style="none" style:text-line-through-type="none" style:text-position="0% 100%" style:font-name="Liberation Sans6" fo:font-size="16pt" fo:letter-spacing="normal"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61" style:family="text">
      <style:text-properties fo:font-variant="normal" fo:text-transform="none" fo:color="#000000" style:text-line-through-style="none" style:text-line-through-type="none" style:text-position="0% 100%" style:font-name="Times New Roman1" fo:font-size="16pt" fo:letter-spacing="0.012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Times New Roman1" style:font-size-complex="16pt" style:font-style-complex="normal" style:font-weight-complex="bold"/>
    </style:style>
    <style:style style:name="T62" style:family="text">
      <style:text-properties fo:font-variant="normal" fo:text-transform="none" fo:color="#000000" style:text-line-through-style="none" style:text-line-through-type="none" style:text-position="0% 100%" style:font-name="Liberation Mono3" fo:font-size="22pt" fo:letter-spacing="-0.002cm"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Liberation Mono3" style:font-size-complex="22pt" style:font-style-complex="normal" style:font-weight-complex="bold"/>
    </style:style>
    <style:style style:name="T63" style:family="text">
      <style:text-properties fo:font-variant="normal" fo:text-transform="none" fo:color="#000000" style:text-line-through-style="none" style:text-line-through-type="none" style:text-position="0% 100%" style:font-name="Liberation Mono3" fo:font-size="22pt" fo:letter-spacing="normal"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Liberation Mono3" style:font-size-complex="22pt" style:font-style-complex="normal" style:font-weight-complex="bold"/>
    </style:style>
    <style:style style:name="T64"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imes New Roman1" style:font-size-complex="22pt" style:font-style-complex="normal" style:font-weight-complex="bold"/>
    </style:style>
    <style:style style:name="T65"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Times New Roman1" fo:font-size="18pt" fo:letter-spacing="0.016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70"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71" style:family="text">
      <style:text-properties fo:font-variant="normal" fo:text-transform="none" fo:color="#000000" style:text-line-through-style="none" style:text-line-through-type="none" style:text-position="0% 100%" style:font-name="Liberation Sans6" fo:font-size="18pt" fo:letter-spacing="-0.007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72"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73" style:family="text">
      <style:text-properties fo:font-variant="normal" fo:text-transform="none" fo:color="#000000" style:text-line-through-style="none" style:text-line-through-type="none" style:text-position="0% 100%" style:font-name="Times New Roman1" fo:font-size="18pt" fo:letter-spacing="0.016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74"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75" style:family="text">
      <style:text-properties fo:font-variant="normal" fo:text-transform="none" fo:color="#000000" style:text-line-through-style="none" style:text-line-through-type="none" style:text-position="0% 100%" style:font-name="Times New Roman1" fo:font-size="18pt" fo:letter-spacing="0.026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76" style:family="text">
      <style:text-properties fo:font-variant="normal" fo:text-transform="none" fo:color="#000000" style:text-line-through-style="none" style:text-line-through-type="none" style:text-position="0% 100%" style:font-name="Liberation Mono3"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77" style:family="text">
      <style:text-properties fo:font-variant="normal" fo:text-transform="none" fo:color="#000000" style:text-line-through-style="none" style:text-line-through-type="none" style:text-position="0% 100%" style:font-name="Times New Roman1" fo:font-size="18pt" fo:letter-spacing="0.019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Times New Roman1" fo:font-size="18pt" fo:letter-spacing="0.021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Times New Roman1" fo:font-size="18pt" fo:letter-spacing="0.019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81"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DejaVu Serif2" fo:font-size="18pt" fo:letter-spacing="-0.005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83" style:family="text">
      <style:text-properties fo:font-variant="normal" fo:text-transform="none" fo:color="#000000" style:text-line-through-style="none" style:text-line-through-type="none" style:text-position="0% 100%" style:font-name="DejaVu Serif2" fo:font-size="18pt" fo:letter-spacing="normal"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84" style:family="text">
      <style:text-properties fo:font-variant="normal" fo:text-transform="none" fo:color="#000000" style:text-line-through-style="none" style:text-line-through-type="none" style:text-position="0% 100%" style:font-name="DejaVu Serif2" fo:font-size="18pt" fo:letter-spacing="-0.004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85" style:family="text">
      <style:text-properties fo:font-variant="normal" fo:text-transform="none" fo:color="#000000" style:text-line-through-style="none" style:text-line-through-type="none" style:text-position="0% 100%" style:font-name="Times New Roman1" fo:font-size="18pt" fo:letter-spacing="0.062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Times New Roman1" style:font-size-complex="18pt" style:font-style-complex="italic" style:font-weight-complex="bold"/>
    </style:style>
    <style:style style:name="T86"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Times New Roman1" style:font-size-complex="18pt" style:font-style-complex="italic" style:font-weight-complex="bold"/>
    </style:style>
    <style:style style:name="T87" style:family="text">
      <style:text-properties fo:font-variant="normal" fo:text-transform="none" fo:color="#000000" style:text-line-through-style="none" style:text-line-through-type="none" style:text-position="0% 100%" style:font-name="DejaVu Serif2" fo:font-size="18pt" fo:letter-spacing="-0.002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88" style:family="text">
      <style:text-properties fo:font-variant="normal" fo:text-transform="none" fo:color="#000000" style:text-line-through-style="none" style:text-line-through-type="none" style:text-position="0% 100%" style:font-name="Liberation Mono3"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89" style:family="text">
      <style:text-properties fo:font-size="16pt" fo:font-weight="bold" style:font-size-asian="16pt" style:font-weight-asian="bold" style:font-size-complex="16pt" style:font-weight-complex="bold"/>
    </style:style>
    <style:style style:name="T90" style:family="text">
      <style:text-properties fo:font-size="16pt" style:font-size-asian="16pt" style:font-size-complex="16pt"/>
    </style:style>
    <style:style style:name="T91" style:family="text">
      <style:text-properties fo:font-size="28pt" style:font-size-asian="28pt" style:font-size-complex="28pt"/>
    </style:style>
    <style:style style:name="T92" style:family="text">
      <style:text-properties style:font-name="Liberation Mono1" fo:font-size="20pt" fo:font-weight="bold" style:font-size-asian="20pt" style:font-weight-asian="bold" style:font-size-complex="20pt" style:font-weight-complex="bold"/>
    </style:style>
    <style:style style:name="T93" style:family="text">
      <style:text-properties style:font-name="Liberation Sans Narrow" fo:font-weight="bold" style:font-weight-asian="bold" style:font-weight-complex="bold"/>
    </style:style>
    <style:style style:name="T94" style:family="text">
      <style:text-properties fo:font-variant="normal" fo:text-transform="none" fo:color="#000000" style:text-line-through-style="none" style:text-line-through-type="none" style:text-position="0% 100%" style:font-name="Liberation Mono1"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Mono3" style:font-size-complex="18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Liberation Mono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Mono3" style:font-size-complex="18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Liberation Mono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97" style:family="text">
      <style:text-properties fo:font-variant="normal" fo:text-transform="none" fo:color="#c5000b" style:text-line-through-style="none" style:text-line-through-type="none" style:text-position="0% 100%" style:font-name="Liberation Mono1"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Mono3" style:font-size-complex="18pt" style:font-style-complex="normal" style:font-weight-complex="normal"/>
    </style:style>
    <style:style style:name="T98" style:family="text">
      <style:text-properties fo:font-variant="normal" fo:text-transform="none" fo:color="#c5000b" style:text-line-through-style="none" style:text-line-through-type="none" style:text-position="0% 100%" style:font-name="Liberation Mono1"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99" style:family="text">
      <style:text-properties style:font-name="Courier 10 Pitch1" fo:font-size="22pt" fo:font-weight="bold" style:font-size-asian="22pt" style:font-weight-asian="bold" style:font-size-complex="22pt" style:font-weight-complex="bold"/>
    </style:style>
    <style:style style:name="T100" style:family="text">
      <style:text-properties fo:color="#c5000b" style:font-name="Courier 10 Pitch1" style:text-underline-style="none"/>
    </style:style>
    <style:style style:name="T101" style:family="text">
      <style:text-properties style:font-name="Liberation Mono1" fo:font-size="18pt"/>
    </style:style>
    <style:style style:name="T102" style:family="text">
      <style:text-properties style:font-name="Liberation Mono1" fo:font-size="8pt" style:font-size-asian="8pt" style:font-size-complex="8pt"/>
    </style:style>
    <style:style style:name="T103" style:family="text">
      <style:text-properties fo:font-size="22pt" style:font-size-asian="22pt" style:font-size-complex="22pt"/>
    </style:style>
    <style:style style:name="T104" style:family="text">
      <style:text-properties fo:font-size="14pt" style:font-size-asian="14pt" style:font-size-complex="14pt"/>
    </style:style>
    <style:style style:name="T105" style:family="text">
      <style:text-properties style:font-name="Liberation Mono1"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18.1cm" svg:height="1.673cm" svg:x="1.2cm" svg:y="1.1cm">
          <draw:text-box>
            <text:p>The following constructs and concepts of C also work in C++.</text:p>
            <text:p>C syntax always works but C++ may have some extra feature. </text:p>
          </draw:text-box>
        </draw:frame>
        <draw:frame draw:style-name="gr1" draw:text-style-name="P2" draw:layer="layout" svg:width="11.681cm" svg:height="6.676cm" svg:x="1.8cm" svg:y="2.7cm">
          <draw:text-box>
            <text:list text:style-name="L1">
              <text:list-item>
                <text:p text:style-name="P1"><text:span text:style-name="T1">Function</text:span></text:p>
              </text:list-item>
              <text:list-item>
                <text:p text:style-name="P1"><text:span text:style-name="T1">Array</text:span></text:p>
              </text:list-item>
              <text:list-item>
                <text:p text:style-name="P1"><text:span text:style-name="T1">Structure: </text:span><text:span text:style-name="T2">struct</text:span><text:span text:style-name="T1"> keyword</text:span></text:p>
              </text:list-item>
              <text:list-item>
                <text:p text:style-name="P1"><text:span text:style-name="T1">Enumerated Datatype: </text:span><text:span text:style-name="T2">enum</text:span><text:span text:style-name="T1"> keyword</text:span></text:p>
              </text:list-item>
              <text:list-item>
                <text:p text:style-name="P1"><text:span text:style-name="T1">Type Definition: </text:span><text:span text:style-name="T2">typedef</text:span><text:span text:style-name="T1"> keyword</text:span></text:p>
              </text:list-item>
              <text:list-item>
                <text:p text:style-name="P1"><text:span text:style-name="T1">Pointers: </text:span><text:span text:style-name="T2">*</text:span><text:span text:style-name="T1"> and </text:span><text:span text:style-name="T2">&amp;</text:span><text:span text:style-name="T1"> operators</text:span></text:p>
              </text:list-item>
            </text:list>
          </draw:text-box>
        </draw:frame>
        <draw:frame draw:style-name="gr1" draw:layer="layout" svg:width="20.729cm" svg:height="1.673cm" svg:x="1.2cm" svg:y="10.801cm">
          <draw:text-box>
            <text:p>The following concepts of C are <text:span text:style-name="T3">implemented deferently C++</text:span>.</text:p>
            <text:p>Though C syntax works, we do not use that. <text:s/>C++ provides a better way.</text:p>
          </draw:text-box>
        </draw:frame>
        <draw:frame draw:style-name="gr1" draw:text-style-name="P1" draw:layer="layout" svg:width="27.489cm" svg:height="6.549cm" svg:x="0.379cm" svg:y="13.4cm">
          <draw:text-box>
            <text:p text:style-name="P1"><text:s text:c="47"/>C++ <text:s text:c="45"/>C</text:p>
            <text:p text:style-name="P1"><text:s text:c="24"/>Input/Output <text:s text:c="2"/>Use <text:span text:style-name="T4">iostream, cin, cout</text:span> etc. <text:s text:c="4"/>Use <text:span text:style-name="T5">stdio, printf(), scanf()</text:span> etc.</text:p>
            <text:p text:style-name="P1"><text:s text:c="34"/>String <text:s text:c="2"/>Use <text:span text:style-name="T6">string</text:span> class <text:s text:c="24"/>Use <text:span text:style-name="T5">array</text:span> of <text:span text:style-name="T7">char</text:span></text:p>
            <text:p text:style-name="P1"><text:s text:c="17"/>Call by reference <text:s text:c="2"/>Use <text:span text:style-name="T5">reference variable</text:span> <text:s text:c="15"/>Use <text:span text:style-name="T5">pointers</text:span></text:p>
            <text:p text:style-name="P1">Dynamic Memory Allocation <text:s text:c="2"/>Use <text:span text:style-name="T7">new</text:span> and <text:span text:style-name="T7">delete</text:span> keywords <text:s text:c="2"/>Use <text:span text:style-name="T5">malloc(), free()</text:span> functions</text:p>
            <text:p text:style-name="P1"><text:s text:c="25"/>Typecasting <text:s text:c="2"/>Use C++ syntax <text:s text:c="27"/>Use C syntax</text:p>
          </draw:text-box>
        </draw:frame>
        <draw:line draw:style-name="gr2" draw:text-style-name="P3" draw:layer="layout" svg:x1="0.6cm" svg:y1="14.4cm" svg:x2="25.8cm" svg:y2="14.4cm">
          <text:p/>
        </draw:line>
        <draw:line draw:style-name="gr2" draw:text-style-name="P3" draw:layer="layout" svg:x1="0.6cm" svg:y1="20cm" svg:x2="25.8cm" svg:y2="20cm">
          <text:p/>
        </draw:line>
        <draw:line draw:style-name="gr2" draw:text-style-name="P3" draw:layer="layout" svg:x1="8.7cm" svg:y1="13.6cm" svg:x2="8.7cm" svg:y2="20cm">
          <text:p/>
        </draw:line>
        <draw:line draw:style-name="gr2" draw:text-style-name="P3" draw:layer="layout" svg:x1="18.2cm" svg:y1="13.6cm" svg:x2="18.2cm" svg:y2="20cm">
          <text:p/>
        </draw:lin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4" draw:layer="layout" svg:width="4.816cm" svg:height="0.962cm" svg:x="0.4cm" svg:y="0.4cm">
          <draw:text-box>
            <text:p text:style-name="P4"><text:span text:style-name="T5">Strings in C++</text:span></text:p>
          </draw:text-box>
        </draw:frame>
        <draw:frame draw:style-name="gr1" draw:text-style-name="P5" draw:layer="layout" svg:width="11.658cm" svg:height="18.671cm" svg:x="0.9cm" svg:y="1.5cm">
          <draw:text-box>
            <text:p><text:span text:style-name="T8">#include &lt;iostream&gt;</text:span></text:p>
            <text:p><text:span text:style-name="T9">#include &lt;string&gt;</text:span></text:p>
            <text:p><text:span text:style-name="T8">using namespace std;</text:span></text:p>
            <text:p><text:span text:style-name="T10"/></text:p>
            <text:p><text:span text:style-name="T8">int main()</text:span></text:p>
            <text:p><text:span text:style-name="T8">{</text:span></text:p>
            <text:p><text:span text:style-name="T8"><text:tab/></text:span><text:span text:style-name="T8">string s;</text:span></text:p>
            <text:p><text:span text:style-name="T10"/></text:p>
            <text:p><text:span text:style-name="T8"><text:tab/></text:span><text:span text:style-name="T8">s="hi";</text:span></text:p>
            <text:p><text:span text:style-name="T8"><text:tab/></text:span><text:span text:style-name="T8">cout &lt;&lt; s &lt;&lt; endl;</text:span></text:p>
            <text:p><text:span text:style-name="T10"/></text:p>
            <text:p><text:span text:style-name="T8"><text:tab/></text:span><text:span text:style-name="T8">s="hallo";</text:span></text:p>
            <text:p><text:span text:style-name="T8"><text:tab/></text:span><text:span text:style-name="T8">cout &lt;&lt; s &lt;&lt; endl;</text:span></text:p>
            <text:p><text:span text:style-name="T10"/></text:p>
            <text:p><text:span text:style-name="T8"><text:tab/></text:span><text:span text:style-name="T8">string t;</text:span></text:p>
            <text:p><text:span text:style-name="T8"><text:tab/></text:span><text:span text:style-name="T8">t = s;</text:span></text:p>
            <text:p><text:span text:style-name="T8"><text:tab/></text:span><text:span text:style-name="T8">cout &lt;&lt; t &lt;&lt; endl;</text:span></text:p>
            <text:p><text:span text:style-name="T10"/></text:p>
            <text:p><text:span text:style-name="T8"><text:tab/></text:span><text:span text:style-name="T8">s = s + " world";</text:span></text:p>
            <text:p><text:span text:style-name="T8"><text:tab/></text:span><text:span text:style-name="T8">cout &lt;&lt; s &lt;&lt; endl;</text:span></text:p>
            <text:p><text:span text:style-name="T10"/></text:p>
            <text:p><text:span text:style-name="T8"><text:tab/></text:span><text:span text:style-name="T8">t += " world";</text:span></text:p>
            <text:p><text:span text:style-name="T8"><text:tab/></text:span><text:span text:style-name="T8">cout &lt;&lt; t &lt;&lt; endl;</text:span></text:p>
            <text:p><text:span text:style-name="T10"/></text:p>
            <text:p><text:span text:style-name="T8"><text:tab/></text:span><text:span text:style-name="T8">cout &lt;&lt; s.length() &lt;&lt;endl;</text:span></text:p>
            <text:p><text:span text:style-name="T8"><text:tab/></text:span><text:span text:style-name="T8">cout &lt;&lt; s[1]</text:span></text:p>
            <text:p><text:span text:style-name="T10"/></text:p>
            <text:p><text:span text:style-name="T8"><text:tab/></text:span><text:span text:style-name="T8">return 0;</text:span></text:p>
            <text:p><text:span text:style-name="T8">}</text:span></text:p>
          </draw:text-box>
        </draw:frame>
        <draw:frame draw:style-name="gr4" draw:layer="layout" svg:width="9.557cm" svg:height="1.703cm" svg:x="15.2cm" svg:y="1.8cm">
          <draw:text-box>
            <text:p>include &lt;string&gt;</text:p>
            <text:p>if you want to use string objects </text:p>
          </draw:text-box>
        </draw:frame>
        <draw:line draw:style-name="gr5" draw:text-style-name="P3" draw:layer="layout" svg:x1="15.2cm" svg:y1="2.7cm" svg:x2="8cm" svg:y2="2.7cm">
          <text:p/>
        </draw:line>
        <draw:frame draw:style-name="gr4" draw:layer="layout" svg:width="12.305cm" svg:height="1.759cm" svg:x="15.201cm" svg:y="4.601cm">
          <draw:text-box>
            <text:p><text:span text:style-name="T5">define</text:span> variable of string type using syntax</text:p>
            <text:p><text:span text:style-name="T11">string </text:span>&lt;variable-name&gt; </text:p>
          </draw:text-box>
        </draw:frame>
        <draw:line draw:style-name="gr6" draw:text-style-name="P3" draw:layer="layout" svg:x1="15.201cm" svg:y1="6cm" svg:x2="6cm" svg:y2="6cm">
          <text:p/>
        </draw:line>
        <draw:frame draw:style-name="gr4" draw:layer="layout" svg:width="12.453cm" svg:height="0.992cm" svg:x="15.202cm" svg:y="6.802cm">
          <draw:text-box>
            <text:p><text:span text:style-name="T12">assign string constants</text:span> using <text:span text:style-name="T5">'=' operator</text:span> </text:p>
          </draw:text-box>
        </draw:frame>
        <draw:line draw:style-name="gr6" draw:text-style-name="P3" draw:layer="layout" svg:x1="15.202cm" svg:y1="7.1cm" svg:x2="5.2cm" svg:y2="7.1cm">
          <text:p/>
        </draw:line>
        <draw:frame draw:style-name="gr4" draw:layer="layout" svg:width="7.619cm" svg:height="1.703cm" svg:x="15.202cm" svg:y="8.202cm">
          <draw:text-box>
            <text:p>you can reassign values</text:p>
            <text:p>of any length at any time </text:p>
          </draw:text-box>
        </draw:frame>
        <draw:line draw:style-name="gr6" draw:text-style-name="P3" draw:layer="layout" svg:x1="15.203cm" svg:y1="11.5cm" svg:x2="5.201cm" svg:y2="11.5cm">
          <text:p/>
        </draw:line>
        <draw:frame draw:style-name="gr4" draw:layer="layout" svg:width="7.86cm" svg:height="1.703cm" svg:x="15.202cm" svg:y="10.602cm">
          <draw:text-box>
            <text:p>copy one string to another</text:p>
            <text:p>using '=' operator </text:p>
          </draw:text-box>
        </draw:frame>
        <draw:frame draw:style-name="gr4" draw:layer="layout" svg:width="11.539cm" svg:height="0.992cm" svg:x="15.202cm" svg:y="12.903cm">
          <draw:text-box>
            <text:p>use <text:span text:style-name="T5">'+' operator</text:span> to concatenate strings</text:p>
          </draw:text-box>
        </draw:frame>
        <draw:line draw:style-name="gr5" draw:text-style-name="P3" draw:layer="layout" svg:x1="15.204cm" svg:y1="13.4cm" svg:x2="9cm" svg:y2="13.4cm">
          <text:p/>
        </draw:line>
        <draw:line draw:style-name="gr6" draw:text-style-name="P3" draw:layer="layout" svg:x1="15.202cm" svg:y1="8.9cm" svg:x2="6.4cm" svg:y2="8.9cm">
          <text:p/>
        </draw:line>
        <draw:frame draw:style-name="gr4" draw:layer="layout" svg:width="11.539cm" svg:height="0.992cm" svg:x="15.203cm" svg:y="14.703cm">
          <draw:text-box>
            <text:p>use <text:span text:style-name="T5">'+' operator</text:span> to concatenate strings</text:p>
          </draw:text-box>
        </draw:frame>
        <draw:line draw:style-name="gr5" draw:text-style-name="P3" draw:layer="layout" svg:x1="15.205cm" svg:y1="17.1cm" svg:x2="12.2cm" svg:y2="17.1cm">
          <text:p/>
        </draw:line>
        <draw:frame draw:style-name="gr4" draw:layer="layout" svg:width="12.567cm" svg:height="1.048cm" svg:x="15.204cm" svg:y="16.603cm">
          <draw:text-box>
            <text:p><text:span text:style-name="T11">s.length()</text:span> returns the <text:span text:style-name="T5">length</text:span> of string s</text:p>
          </draw:text-box>
        </draw:frame>
        <draw:line draw:style-name="gr5" draw:text-style-name="P3" draw:layer="layout" svg:x1="15.213cm" svg:y1="18.6cm" svg:x2="7cm" svg:y2="17.8cm">
          <text:p/>
        </draw:line>
        <draw:frame draw:style-name="gr4" draw:layer="layout" svg:width="10.781cm" svg:height="1.703cm" svg:x="15.212cm" svg:y="18.103cm">
          <draw:text-box>
            <text:p>array like syntax to access individual</text:p>
            <text:p>character.</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4" draw:layer="layout" svg:width="4.816cm" svg:height="0.962cm" svg:x="0.4cm" svg:y="0.4cm">
          <draw:text-box>
            <text:p text:style-name="P4"><text:span text:style-name="T5">Strings in C++</text:span></text:p>
          </draw:text-box>
        </draw:frame>
        <draw:frame draw:style-name="gr1" draw:text-style-name="P5" draw:layer="layout" svg:width="10.515cm" svg:height="18.671cm" svg:x="0.9cm" svg:y="1.5cm">
          <draw:text-box>
            <text:p><text:span text:style-name="T8">#include &lt;iostream&gt;</text:span></text:p>
            <text:p><text:span text:style-name="T9">#include &lt;string&gt;</text:span></text:p>
            <text:p><text:span text:style-name="T8">using namespace std;</text:span></text:p>
            <text:p><text:span text:style-name="T10"/></text:p>
            <text:p><text:span text:style-name="T8">int main()</text:span></text:p>
            <text:p><text:span text:style-name="T8">{</text:span></text:p>
            <text:p><text:span text:style-name="T8"><text:tab/></text:span><text:span text:style-name="T8">string s;</text:span></text:p>
            <text:p><text:span text:style-name="T10"/></text:p>
            <text:p><text:span text:style-name="T8"><text:tab/></text:span><text:span text:style-name="T8">s="hi";</text:span></text:p>
            <text:p><text:span text:style-name="T8"><text:tab/></text:span><text:span text:style-name="T8">cout &lt;&lt; s &lt;&lt; endl;</text:span></text:p>
            <text:p><text:span text:style-name="T10"/></text:p>
            <text:p><text:span text:style-name="T8"><text:tab/></text:span><text:span text:style-name="T8">s="hallo";</text:span></text:p>
            <text:p><text:span text:style-name="T8"><text:tab/></text:span><text:span text:style-name="T8">cout &lt;&lt; s &lt;&lt; endl;</text:span></text:p>
            <text:p><text:span text:style-name="T10"/></text:p>
            <text:p><text:span text:style-name="T8"><text:tab/></text:span><text:span text:style-name="T8">string t;</text:span></text:p>
            <text:p><text:span text:style-name="T8"><text:tab/></text:span><text:span text:style-name="T8">t = s;</text:span></text:p>
            <text:p><text:span text:style-name="T8"><text:tab/></text:span><text:span text:style-name="T8">cout &lt;&lt; t &lt;&lt; endl;</text:span></text:p>
            <text:p><text:span text:style-name="T10"/></text:p>
            <text:p><text:span text:style-name="T8"><text:tab/></text:span><text:span text:style-name="T8">s = s + " world";</text:span></text:p>
            <text:p><text:span text:style-name="T8"><text:tab/></text:span><text:span text:style-name="T8">cout &lt;&lt; s &lt;&lt; endl;</text:span></text:p>
            <text:p><text:span text:style-name="T10"/></text:p>
            <text:p><text:span text:style-name="T8"><text:tab/></text:span><text:span text:style-name="T8">t += " world";</text:span></text:p>
            <text:p><text:span text:style-name="T8"><text:tab/></text:span><text:span text:style-name="T8">cout &lt;&lt; t &lt;&lt; endl;</text:span></text:p>
            <text:p><text:span text:style-name="T10"/></text:p>
            <text:p><text:span text:style-name="T8"><text:tab/></text:span><text:span text:style-name="T8">cout&lt;&lt;s.length()&lt;&lt;endl;</text:span></text:p>
            <text:p><text:span text:style-name="T8"><text:tab/></text:span><text:span text:style-name="T8">cout &lt;&lt; s[1];</text:span></text:p>
            <text:p><text:span text:style-name="T10"/></text:p>
            <text:p><text:span text:style-name="T8"><text:tab/></text:span><text:span text:style-name="T8">return 0;</text:span></text:p>
            <text:p><text:span text:style-name="T8">}</text:span></text:p>
          </draw:text-box>
        </draw:frame>
        <draw:frame draw:style-name="gr1" draw:text-style-name="P5" draw:layer="layout" svg:width="7.741cm" svg:height="18.671cm" svg:x="12.001cm" svg:y="1.501cm">
          <draw:text-box>
            <text:p><text:span text:style-name="T8"/></text:p>
            <text:p><text:span text:style-name="T9"/></text:p>
            <text:p><text:span text:style-name="T8"/></text:p>
            <text:p><text:span text:style-name="T10"/></text:p>
            <text:p><text:span text:style-name="T8"/></text:p>
            <text:p><text:span text:style-name="T8"/></text:p>
            <text:p><text:span text:style-name="T8"/></text:p>
            <text:p><text:span text:style-name="T10"/></text:p>
            <text:p><text:span text:style-name="T8"/></text:p>
            <text:p><text:span text:style-name="T8">Output: hi</text:span></text:p>
            <text:p><text:span text:style-name="T10"/></text:p>
            <text:p><text:span text:style-name="T8"/></text:p>
            <text:p><text:span text:style-name="T8">Output: hallo</text:span></text:p>
            <text:p><text:span text:style-name="T10"/></text:p>
            <text:p><text:span text:style-name="T8"/></text:p>
            <text:p><text:span text:style-name="T8"/></text:p>
            <text:p><text:span text:style-name="T8">Output: hallo</text:span></text:p>
            <text:p><text:span text:style-name="T10"/></text:p>
            <text:p><text:span text:style-name="T8"/></text:p>
            <text:p><text:span text:style-name="T8">Output: hallo world</text:span></text:p>
            <text:p><text:span text:style-name="T10"/></text:p>
            <text:p><text:span text:style-name="T8"/></text:p>
            <text:p><text:span text:style-name="T8">Output: hallo world</text:span></text:p>
            <text:p><text:span text:style-name="T10"/></text:p>
            <text:p><text:span text:style-name="T8">Output: 11</text:span></text:p>
            <text:p><text:span text:style-name="T8">Output: a</text:span></text:p>
            <text:p><text:span text:style-name="T10"/></text:p>
            <text:p><text:span text:style-name="T8"/></text:p>
            <text:p><text:span text:style-name="T8"/></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4" draw:layer="layout" svg:width="22.968cm" svg:height="0.962cm" svg:x="0.4cm" svg:y="0.4cm">
          <draw:text-box>
            <text:p text:style-name="P4"><text:span text:style-name="T5">Use comparison operators == , != , &lt; , &lt;= , &gt; , &gt;= to compare strings in C++</text:span></text:p>
          </draw:text-box>
        </draw:frame>
        <draw:frame draw:style-name="gr1" draw:text-style-name="P5" draw:layer="layout" svg:width="25.755cm" svg:height="11.835cm" svg:x="1cm" svg:y="2cm">
          <draw:text-box>
            <text:p><text:span text:style-name="T8">#include &lt;iostream&gt;</text:span></text:p>
            <text:p><text:span text:style-name="T8">#include &lt;string&gt;</text:span></text:p>
            <text:p><text:span text:style-name="T8">using namespace std;</text:span></text:p>
            <text:p><text:span text:style-name="T8"/></text:p>
            <text:p><text:span text:style-name="T8">int main()</text:span></text:p>
            <text:p><text:span text:style-name="T8">{</text:span></text:p>
            <text:p><text:span text:style-name="T8"><text:tab/></text:span><text:span text:style-name="T8">string a="hi", b="hallo", c="hi";</text:span></text:p>
            <text:p><text:span text:style-name="T8"><text:tab/></text:span></text:p>
            <text:p><text:span text:style-name="T8"><text:tab/></text:span><text:span text:style-name="T8">if(a==c) cout&lt;&lt; a &lt;&lt;" is equal to "&lt;&lt; c &lt;&lt;endl;</text:span></text:p>
            <text:p><text:span text:style-name="T8"><text:tab/></text:span><text:span text:style-name="T8">if(a!=b) cout&lt;&lt; a &lt;&lt;" is not equal to "&lt;&lt; b &lt;&lt;endl;</text:span></text:p>
            <text:p><text:span text:style-name="T8"/></text:p>
            <text:p><text:span text:style-name="T8"><text:tab/></text:span><text:span text:style-name="T8">if(a&gt;b) cout&lt;&lt; a &lt;&lt;" is greater than "&lt;&lt; b &lt;&lt;endl;</text:span></text:p>
            <text:p><text:span text:style-name="T8"><text:tab/></text:span><text:span text:style-name="T8">if(a&gt;=b) cout&lt;&lt; a &lt;&lt;" is greater than or equal to "&lt;&lt; b &lt;&lt;endl;</text:span></text:p>
            <text:p><text:span text:style-name="T8"><text:tab/></text:span></text:p>
            <text:p><text:span text:style-name="T8"><text:tab/></text:span><text:span text:style-name="T8">return 0;</text:span></text:p>
            <text:p><text:span text:style-name="T8">}</text:span></text:p>
          </draw:text-box>
        </draw:frame>
        <draw:frame draw:style-name="gr4" draw:layer="layout" svg:width="9.934cm" svg:height="3.836cm" svg:x="1.4cm" svg:y="15cm">
          <draw:text-box>
            <text:p><text:span text:style-name="T5">Output:</text:span></text:p>
            <text:p>hi is equal to hi</text:p>
            <text:p>hi is not equal to hallo</text:p>
            <text:p>hi is greater than hallo</text:p>
            <text:p>hi is greater than or equal to hallo</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4.693cm" svg:height="4.673cm" svg:x="14.701cm" svg:y="3.101cm">
          <draw:text-box>
            <text:p><text:span text:style-name="T11">int x=10;</text:span></text:p>
            <text:p><text:span text:style-name="T11"/></text:p>
            <text:p><text:span text:style-name="T11">int &amp;r = x;</text:span></text:p>
            <text:p><text:span text:style-name="T11"/></text:p>
            <text:p><text:span text:style-name="T11">r = 20;</text:span></text:p>
            <text:p><text:span text:style-name="T11">cout &lt;&lt; x;</text:span></text:p>
          </draw:text-box>
        </draw:frame>
        <draw:frame draw:style-name="gr1" draw:layer="layout" svg:width="8.752cm" svg:height="5.292cm" svg:x="14.4cm" svg:y="9.284cm">
          <draw:text-box>
            <text:p>r is a <text:span text:style-name="T5">reference</text:span> to x</text:p>
            <text:p>r is <text:span text:style-name="T5">NOT a separate variable</text:span></text:p>
            <text:p>r is <text:span text:style-name="T5">just another name</text:span> for x</text:p>
            <text:p>No difference between</text:p>
            <text:p><text:s text:c="3"/>r=20 <text:s/>and <text:s/>x=20</text:p>
            <text:p/>
            <text:p><text:span text:style-name="T13">Type of r is </text:span><text:span text:style-name="T14">int &amp;</text:span><text:span text:style-name="T13"> </text:span></text:p>
          </draw:text-box>
        </draw:frame>
        <draw:frame draw:style-name="gr1" draw:text-style-name="P4" draw:layer="layout" svg:width="3.681cm" svg:height="0.962cm" svg:x="14.6cm" svg:y="8cm">
          <draw:text-box>
            <text:p text:style-name="P4"><text:span text:style-name="T5">Output: 20</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4.693cm" svg:height="4.673cm" svg:x="14.701cm" svg:y="3.101cm">
          <draw:text-box>
            <text:p><text:span text:style-name="T11">int x=10;</text:span></text:p>
            <text:p><text:span text:style-name="T11"/></text:p>
            <text:p><text:span text:style-name="T11">int &amp;r = x;</text:span></text:p>
            <text:p><text:span text:style-name="T11"/></text:p>
            <text:p><text:span text:style-name="T11">r = 20;</text:span></text:p>
            <text:p><text:span text:style-name="T11">cout &lt;&lt; x;</text:span></text:p>
          </draw:text-box>
        </draw:frame>
        <draw:frame draw:style-name="gr1" draw:layer="layout" svg:width="8.752cm" svg:height="5.292cm" svg:x="14.4cm" svg:y="9.284cm">
          <draw:text-box>
            <text:p>r is a <text:span text:style-name="T5">reference</text:span> to x</text:p>
            <text:p>r is <text:span text:style-name="T5">NOT a separate variable</text:span></text:p>
            <text:p>r is <text:span text:style-name="T5">just another name</text:span> for x</text:p>
            <text:p>No difference between</text:p>
            <text:p><text:s text:c="3"/>r=20 <text:s/>and <text:s/>x=20</text:p>
            <text:p/>
            <text:p><text:span text:style-name="T13">Type of r is </text:span><text:span text:style-name="T14">int &amp;</text:span><text:span text:style-name="T13"> </text:span></text:p>
          </draw:text-box>
        </draw:frame>
        <draw:frame draw:style-name="gr1" draw:text-style-name="P4" draw:layer="layout" svg:width="3.681cm" svg:height="0.962cm" svg:x="14.6cm" svg:y="8cm">
          <draw:text-box>
            <text:p text:style-name="P4"><text:span text:style-name="T5">Output: 20</text:span></text:p>
          </draw:text-box>
        </draw:frame>
        <draw:line draw:style-name="gr5" draw:text-style-name="P3" draw:layer="layout" svg:x1="17.4cm" svg:y1="5.8cm" svg:x2="16.8cm" svg:y2="5.4cm">
          <text:p/>
        </draw:line>
        <draw:line draw:style-name="gr7" draw:text-style-name="P3" draw:layer="layout" svg:x1="17.4cm" svg:y1="5.8cm" svg:x2="24.4cm" svg:y2="5.8cm">
          <text:p/>
        </draw:line>
        <draw:line draw:style-name="gr7" draw:text-style-name="P3" draw:layer="layout" svg:x1="24.4cm" svg:y1="5.8cm" svg:x2="24.4cm" svg:y2="14.9cm">
          <text:p/>
        </draw:line>
        <draw:frame draw:style-name="gr4" draw:layer="layout" svg:width="11.082cm" svg:height="1.703cm" svg:x="13.5cm" svg:y="14.9cm">
          <draw:text-box>
            <text:p>This <text:span text:style-name="T5">&amp; is NOT the address operator</text:span></text:p>
            <text:p><text:span text:style-name="T5"><text:s/></text:span>used with pointers.</text:p>
          </draw:text-box>
        </draw:frame>
        <draw:line draw:style-name="gr5" draw:text-style-name="P3" draw:layer="layout" svg:x1="24.4cm" svg:y1="14cm" svg:x2="20cm" svg:y2="14cm">
          <text:p/>
        </draw:line>
        <draw:line draw:style-name="gr5" draw:text-style-name="P3" draw:layer="layout" svg:x1="17cm" svg:y1="4.4cm" svg:x2="17cm" svg:y2="3.8cm">
          <text:p/>
        </draw:line>
        <draw:line draw:style-name="gr5" draw:text-style-name="P3" draw:layer="layout" svg:x1="13.9cm" svg:y1="4.8cm" svg:x2="15.9cm" svg:y2="6.4cm">
          <text:p/>
        </draw:line>
        <draw:line draw:style-name="gr7" draw:text-style-name="P3" draw:layer="layout" svg:x1="17cm" svg:y1="4.4cm" svg:x2="13.9cm" svg:y2="4.8cm">
          <text:p/>
        </draw:line>
        <draw:frame draw:style-name="gr4" draw:layer="layout" svg:width="11.657cm" svg:height="5.426cm" svg:x="2.2cm" svg:y="3.601cm">
          <draw:text-box>
            <text:p>Meaning of these </text:p>
            <text:p><text:span text:style-name="T5">two '=' signs are completely different</text:span></text:p>
            <text:p><text:span text:style-name="T5"/></text:p>
            <text:p><text:span text:style-name="T15">int &amp;r=x</text:span><text:span text:style-name="T12"> </text:span><text:span text:style-name="T5">creates a new name</text:span><text:span text:style-name="T12"> r for x</text:span></text:p>
            <text:p><text:span text:style-name="T12"><text:s/></text:span></text:p>
            <text:p><text:span text:style-name="T15">r=20</text:span><text:span text:style-name="T12"> assigns a value to r </text:span></text:p>
            <text:p><text:span text:style-name="T12">(which is now same as saying </text:span><text:span text:style-name="T15">x=20</text:span><text:span text:style-name="T12">) </text:span></text:p>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4.693cm" svg:height="4.673cm" svg:x="14.701cm" svg:y="3.101cm">
          <draw:text-box>
            <text:p><text:span text:style-name="T11">int x=10;</text:span></text:p>
            <text:p><text:span text:style-name="T11"/></text:p>
            <text:p><text:span text:style-name="T11">int &amp;r = x;</text:span></text:p>
            <text:p><text:span text:style-name="T11"/></text:p>
            <text:p><text:span text:style-name="T11">r = 20;</text:span></text:p>
            <text:p><text:span text:style-name="T11">cout &lt;&lt; x;</text:span></text:p>
          </draw:text-box>
        </draw:frame>
        <draw:frame draw:style-name="gr1" draw:layer="layout" svg:width="8.752cm" svg:height="5.292cm" svg:x="14.4cm" svg:y="9.284cm">
          <draw:text-box>
            <text:p>r is a <text:span text:style-name="T5">reference</text:span> to x</text:p>
            <text:p>r is <text:span text:style-name="T5">NOT a separate variable</text:span></text:p>
            <text:p>r is <text:span text:style-name="T5">just another name</text:span> for x</text:p>
            <text:p>No difference between</text:p>
            <text:p><text:s text:c="3"/>r=20 <text:s/>and <text:s/>x=20</text:p>
            <text:p/>
            <text:p><text:span text:style-name="T13">Type of r is </text:span><text:span text:style-name="T14">int &amp;</text:span><text:span text:style-name="T13"> </text:span></text:p>
          </draw:text-box>
        </draw:frame>
        <draw:frame draw:style-name="gr1" draw:text-style-name="P4" draw:layer="layout" svg:width="3.681cm" svg:height="0.962cm" svg:x="14.6cm" svg:y="8cm">
          <draw:text-box>
            <text:p text:style-name="P4"><text:span text:style-name="T5">Output: 20</text:span></text:p>
          </draw:text-box>
        </draw:frame>
        <draw:line draw:style-name="gr5" draw:text-style-name="P3" draw:layer="layout" svg:x1="17.4cm" svg:y1="5.8cm" svg:x2="16.8cm" svg:y2="5.4cm">
          <text:p/>
        </draw:line>
        <draw:line draw:style-name="gr7" draw:text-style-name="P3" draw:layer="layout" svg:x1="17.4cm" svg:y1="5.8cm" svg:x2="24.4cm" svg:y2="5.8cm">
          <text:p/>
        </draw:line>
        <draw:line draw:style-name="gr7" draw:text-style-name="P3" draw:layer="layout" svg:x1="24.4cm" svg:y1="5.8cm" svg:x2="24.4cm" svg:y2="14.9cm">
          <text:p/>
        </draw:line>
        <draw:frame draw:style-name="gr4" draw:layer="layout" svg:width="11.082cm" svg:height="1.703cm" svg:x="13.5cm" svg:y="14.9cm">
          <draw:text-box>
            <text:p>This <text:span text:style-name="T5">&amp; is NOT the address operator</text:span></text:p>
            <text:p><text:span text:style-name="T5"><text:s/></text:span>used with pointers.</text:p>
          </draw:text-box>
        </draw:frame>
        <draw:line draw:style-name="gr5" draw:text-style-name="P3" draw:layer="layout" svg:x1="24.4cm" svg:y1="14cm" svg:x2="20cm" svg:y2="14cm">
          <text:p/>
        </draw:line>
        <draw:line draw:style-name="gr5" draw:text-style-name="P3" draw:layer="layout" svg:x1="17cm" svg:y1="4.4cm" svg:x2="17cm" svg:y2="3.8cm">
          <text:p/>
        </draw:line>
        <draw:line draw:style-name="gr7" draw:text-style-name="P3" draw:layer="layout" svg:x1="17cm" svg:y1="4.4cm" svg:x2="13.9cm" svg:y2="4.8cm">
          <text:p/>
        </draw:line>
        <draw:frame draw:style-name="gr8" draw:layer="layout" svg:width="12.457cm" svg:height="5.011cm" svg:x="1.4cm" svg:y="2.901cm">
          <draw:text-box>
            <text:p><text:span text:style-name="T15">int &amp;r=x; </text:span><text:span text:style-name="T12"><text:s/></text:span><text:span text:style-name="T5">creates a new name</text:span><text:span text:style-name="T12"> r for x</text:span></text:p>
            <text:p><text:span text:style-name="T12"><text:s/></text:span></text:p>
            <text:p><text:span text:style-name="T12">It is a single operation.</text:span></text:p>
            <text:p><text:span text:style-name="T12">It </text:span><text:span text:style-name="T5">cannot be broken down into</text:span><text:span text:style-name="T12"> </text:span></text:p>
            <text:p><text:span text:style-name="T16"/></text:p>
            <text:p><text:span text:style-name="T15">int &amp;r; <text:s text:c="3"/></text:span><text:span text:style-name="T17">Error</text:span></text:p>
            <text:p><text:span text:style-name="T15">r=x;</text:span></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7" draw:layer="layout" svg:width="5.87cm" svg:height="0.962cm" svg:x="1.4cm" svg:y="1.4cm">
          <draw:text-box>
            <text:p text:style-name="P7">Reference Variable</text:p>
          </draw:text-box>
        </draw:frame>
        <draw:frame draw:style-name="gr1" draw:text-style-name="P8" draw:layer="layout" svg:width="4.693cm" svg:height="3.936cm" svg:x="1.901cm" svg:y="3.801cm">
          <draw:text-box>
            <text:p text:style-name="P7"><text:span text:style-name="T11">int x=10;</text:span></text:p>
            <text:p text:style-name="P7"><text:span text:style-name="T11">int &amp;r = x;</text:span></text:p>
            <text:p text:style-name="P7"><text:span text:style-name="T11"/></text:p>
            <text:p text:style-name="P7"><text:span text:style-name="T11">r = 20;</text:span></text:p>
            <text:p text:style-name="P7"><text:span text:style-name="T11">cout &lt;&lt; x;</text:span></text:p>
          </draw:text-box>
        </draw:frame>
        <draw:frame draw:style-name="gr1" draw:text-style-name="P8" draw:layer="layout" svg:width="4.312cm" svg:height="3.936cm" svg:x="15.202cm" svg:y="3.802cm">
          <draw:text-box>
            <text:p text:style-name="P7"><text:span text:style-name="T11">int x=10;</text:span></text:p>
            <text:p text:style-name="P7"><text:span text:style-name="T11">int *p;</text:span></text:p>
            <text:p text:style-name="P7"><text:span text:style-name="T11">p = &amp;x;</text:span></text:p>
            <text:p text:style-name="P7"><text:span text:style-name="T11">*p = 20;</text:span></text:p>
            <text:p text:style-name="P7"><text:span text:style-name="T11">cout &lt;&lt; x;</text:span></text:p>
          </draw:text-box>
        </draw:frame>
        <draw:frame draw:style-name="gr1" draw:text-style-name="P7" draw:layer="layout" svg:width="8.012cm" svg:height="3.806cm" svg:x="1.9cm" svg:y="8.984cm">
          <draw:text-box>
            <text:p text:style-name="P7">r is a reference to x</text:p>
            <text:p text:style-name="P7">r is not a separate variable</text:p>
            <text:p text:style-name="P7">r is just another name for x</text:p>
            <text:p text:style-name="P7">No difference between</text:p>
            <text:p text:style-name="P7"><text:s text:c="3"/>r=20 <text:s/>and <text:s/>x=20 </text:p>
          </draw:text-box>
        </draw:frame>
        <draw:frame draw:style-name="gr1" draw:text-style-name="P9" draw:layer="layout" svg:width="3.681cm" svg:height="0.962cm" svg:x="1.9cm" svg:y="8cm">
          <draw:text-box>
            <text:p text:style-name="P9"><text:span text:style-name="T5">Output: 20</text:span></text:p>
          </draw:text-box>
        </draw:frame>
        <draw:custom-shape draw:style-name="gr9" draw:text-style-name="P10" draw:layer="Layout" svg:width="2.603cm" svg:height="1.201cm" svg:x="18.289cm" svg:y="16.306cm">
          <text:p text:style-name="P10"><text:span text:style-name="T18">10</text:span></text:p>
          <draw:enhanced-geometry svg:viewBox="0 0 21600 21600" draw:type="rectangle" draw:enhanced-path="M 0 0 L 21600 0 21600 21600 0 21600 0 0 Z N"/>
        </draw:custom-shape>
        <draw:frame draw:style-name="gr1" draw:text-style-name="P7" draw:layer="layout" svg:width="0.82cm" svg:height="0.962cm" svg:x="19.289cm" svg:y="17.393cm">
          <draw:text-box>
            <text:p text:style-name="P7">x</text:p>
          </draw:text-box>
        </draw:frame>
        <draw:frame draw:style-name="gr4" draw:text-style-name="P12" draw:layer="layout" svg:width="4.287cm" svg:height="0.933cm" svg:x="18.292cm" svg:y="15.193cm">
          <draw:text-box>
            <text:p text:style-name="P11"><text:span text:style-name="T19">Address of x is </text:span><text:span text:style-name="T20">&amp;x</text:span></text:p>
          </draw:text-box>
        </draw:frame>
        <draw:line draw:style-name="gr7" draw:text-style-name="P3" draw:layer="layout" svg:x1="14cm" svg:y1="3cm" svg:x2="14cm" svg:y2="20.4cm">
          <text:p/>
        </draw:line>
        <draw:frame draw:style-name="gr1" draw:text-style-name="P9" draw:layer="layout" svg:width="3.681cm" svg:height="0.962cm" svg:x="15.201cm" svg:y="8cm">
          <draw:text-box>
            <text:p text:style-name="P9"><text:span text:style-name="T5">Output: 20</text:span></text:p>
          </draw:text-box>
        </draw:frame>
        <draw:custom-shape draw:style-name="gr9" draw:text-style-name="P10" draw:layer="Layout" svg:width="2.603cm" svg:height="1.201cm" svg:x="2.281cm" svg:y="16.299cm">
          <text:p text:style-name="P10"><text:span text:style-name="T18">10</text:span></text:p>
          <draw:enhanced-geometry svg:viewBox="0 0 21600 21600" draw:type="rectangle" draw:enhanced-path="M 0 0 L 21600 0 21600 21600 0 21600 0 0 Z N"/>
        </draw:custom-shape>
        <draw:frame draw:style-name="gr1" draw:text-style-name="P7" draw:layer="layout" svg:width="0.82cm" svg:height="0.962cm" svg:x="3.092cm" svg:y="17.406cm">
          <draw:text-box>
            <text:p text:style-name="P7"><text:span text:style-name="T18">x</text:span></text:p>
          </draw:text-box>
        </draw:frame>
        <draw:line draw:style-name="gr10" draw:text-style-name="P3" draw:layer="layout" svg:x1="1.2cm" svg:y1="4.3cm" svg:x2="2.2cm" svg:y2="4.3cm">
          <text:p/>
        </draw:line>
        <draw:line draw:style-name="gr10" draw:text-style-name="P3" draw:layer="layout" svg:x1="14.5cm" svg:y1="4.3cm" svg:x2="15.5cm" svg:y2="4.3cm">
          <text:p/>
        </draw:line>
        <presentation:notes draw:style-name="dp2">
          <office:forms form:automatic-focus="false" form:apply-design-mode="false"/>
          <draw:page-thumbnail draw:style-name="gr3" draw:layer="layout" svg:width="14.848cm" svg:height="11.136cm" svg:x="3.075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7" draw:layer="layout" svg:width="5.87cm" svg:height="0.962cm" svg:x="1.4cm" svg:y="1.4cm">
          <draw:text-box>
            <text:p text:style-name="P7">Reference Variable</text:p>
          </draw:text-box>
        </draw:frame>
        <draw:frame draw:style-name="gr1" draw:text-style-name="P8" draw:layer="layout" svg:width="4.693cm" svg:height="3.936cm" svg:x="1.901cm" svg:y="3.801cm">
          <draw:text-box>
            <text:p text:style-name="P7"><text:span text:style-name="T11">int x=10;</text:span></text:p>
            <text:p text:style-name="P7"><text:span text:style-name="T11">int &amp;r = x;</text:span></text:p>
            <text:p text:style-name="P7"><text:span text:style-name="T11"/></text:p>
            <text:p text:style-name="P7"><text:span text:style-name="T11">r = 20;</text:span></text:p>
            <text:p text:style-name="P7"><text:span text:style-name="T11">cout &lt;&lt; x;</text:span></text:p>
          </draw:text-box>
        </draw:frame>
        <draw:frame draw:style-name="gr1" draw:text-style-name="P8" draw:layer="layout" svg:width="4.312cm" svg:height="3.936cm" svg:x="15.202cm" svg:y="3.802cm">
          <draw:text-box>
            <text:p text:style-name="P7"><text:span text:style-name="T11">int x=10;</text:span></text:p>
            <text:p text:style-name="P7"><text:span text:style-name="T11">int *p;</text:span></text:p>
            <text:p text:style-name="P7"><text:span text:style-name="T11">p = &amp;x;</text:span></text:p>
            <text:p text:style-name="P7"><text:span text:style-name="T11">*p = 20;</text:span></text:p>
            <text:p text:style-name="P7"><text:span text:style-name="T11">cout &lt;&lt; x;</text:span></text:p>
          </draw:text-box>
        </draw:frame>
        <draw:frame draw:style-name="gr1" draw:text-style-name="P7" draw:layer="layout" svg:width="8.012cm" svg:height="3.806cm" svg:x="1.9cm" svg:y="8.984cm">
          <draw:text-box>
            <text:p text:style-name="P7">r is a reference to x</text:p>
            <text:p text:style-name="P7">r is not a separate variable</text:p>
            <text:p text:style-name="P7">r is just another name for x</text:p>
            <text:p text:style-name="P7">No difference between</text:p>
            <text:p text:style-name="P7"><text:s text:c="3"/>r=20 <text:s/>and <text:s/>x=20 </text:p>
          </draw:text-box>
        </draw:frame>
        <draw:frame draw:style-name="gr1" draw:text-style-name="P9" draw:layer="layout" svg:width="3.681cm" svg:height="0.962cm" svg:x="1.9cm" svg:y="8cm">
          <draw:text-box>
            <text:p text:style-name="P9"><text:span text:style-name="T5">Output: 20</text:span></text:p>
          </draw:text-box>
        </draw:frame>
        <draw:custom-shape draw:style-name="gr9" draw:text-style-name="P10" draw:layer="Layout" svg:width="2.603cm" svg:height="1.201cm" svg:x="18.289cm" svg:y="16.306cm">
          <text:p text:style-name="P10"><text:span text:style-name="T18">10</text:span></text:p>
          <draw:enhanced-geometry svg:viewBox="0 0 21600 21600" draw:type="rectangle" draw:enhanced-path="M 0 0 L 21600 0 21600 21600 0 21600 0 0 Z N"/>
        </draw:custom-shape>
        <draw:custom-shape draw:style-name="gr11" draw:text-style-name="P10" draw:layer="Layout" svg:width="1.59cm" svg:height="1.201cm" svg:x="15.3cm" svg:y="16.306cm">
          <text:p/>
          <draw:enhanced-geometry svg:viewBox="0 0 21600 21600" draw:type="rectangle" draw:enhanced-path="M 0 0 L 21600 0 21600 21600 0 21600 0 0 Z N"/>
        </draw:custom-shape>
        <draw:frame draw:style-name="gr1" draw:text-style-name="P7" draw:layer="layout" svg:width="0.853cm" svg:height="0.962cm" svg:x="15.591cm" svg:y="17.406cm">
          <draw:text-box>
            <text:p text:style-name="P7"><text:span text:style-name="T18">p</text:span></text:p>
          </draw:text-box>
        </draw:frame>
        <draw:frame draw:style-name="gr1" draw:text-style-name="P7" draw:layer="layout" svg:width="0.82cm" svg:height="0.962cm" svg:x="19.289cm" svg:y="17.393cm">
          <draw:text-box>
            <text:p text:style-name="P7">x</text:p>
          </draw:text-box>
        </draw:frame>
        <draw:frame draw:style-name="gr4" draw:text-style-name="P12" draw:layer="layout" svg:width="4.287cm" svg:height="0.933cm" svg:x="18.292cm" svg:y="15.193cm">
          <draw:text-box>
            <text:p text:style-name="P11"><text:span text:style-name="T19">Address of x is </text:span><text:span text:style-name="T20">&amp;x</text:span></text:p>
          </draw:text-box>
        </draw:frame>
        <draw:line draw:style-name="gr7" draw:text-style-name="P3" draw:layer="layout" svg:x1="14cm" svg:y1="3cm" svg:x2="14cm" svg:y2="20.4cm">
          <text:p/>
        </draw:line>
        <draw:frame draw:style-name="gr1" draw:text-style-name="P9" draw:layer="layout" svg:width="3.681cm" svg:height="0.962cm" svg:x="15.201cm" svg:y="8cm">
          <draw:text-box>
            <text:p text:style-name="P9"><text:span text:style-name="T5">Output: 20</text:span></text:p>
          </draw:text-box>
        </draw:frame>
        <draw:custom-shape draw:style-name="gr9" draw:text-style-name="P10" draw:layer="Layout" svg:width="2.603cm" svg:height="1.201cm" svg:x="2.281cm" svg:y="16.299cm">
          <text:p text:style-name="P10"><text:span text:style-name="T18">10</text:span></text:p>
          <draw:enhanced-geometry svg:viewBox="0 0 21600 21600" draw:type="rectangle" draw:enhanced-path="M 0 0 L 21600 0 21600 21600 0 21600 0 0 Z N"/>
        </draw:custom-shape>
        <draw:frame draw:style-name="gr1" draw:text-style-name="P7" draw:layer="layout" svg:width="7.411cm" svg:height="0.962cm" svg:x="3.181cm" svg:y="18.086cm">
          <draw:text-box>
            <text:p text:style-name="P7">r (r and x are same now)</text:p>
          </draw:text-box>
        </draw:frame>
        <draw:frame draw:style-name="gr1" draw:text-style-name="P7" draw:layer="layout" svg:width="0.82cm" svg:height="0.962cm" svg:x="3.092cm" svg:y="17.406cm">
          <draw:text-box>
            <text:p text:style-name="P7"><text:span text:style-name="T18">x</text:span></text:p>
          </draw:text-box>
        </draw:frame>
        <draw:line draw:style-name="gr10" draw:text-style-name="P3" draw:layer="layout" svg:x1="1.175cm" svg:y1="5cm" svg:x2="2.175cm" svg:y2="5cm">
          <text:p/>
        </draw:line>
        <draw:line draw:style-name="gr10" draw:text-style-name="P3" draw:layer="layout" svg:x1="14.475cm" svg:y1="5cm" svg:x2="15.475cm" svg:y2="5cm">
          <text:p/>
        </draw:line>
        <presentation:notes draw:style-name="dp2">
          <office:forms form:automatic-focus="false" form:apply-design-mode="false"/>
          <draw:page-thumbnail draw:style-name="gr3" draw:layer="layout" svg:width="14.848cm" svg:height="11.136cm" svg:x="3.075cm" svg:y="2.257cm" draw:page-number="9" presentation:class="page"/>
          <draw:frame presentation:style-name="pr1" draw:text-style-name="P1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7" draw:layer="layout" svg:width="5.87cm" svg:height="0.962cm" svg:x="1.4cm" svg:y="1.4cm">
          <draw:text-box>
            <text:p text:style-name="P7">Reference Variable</text:p>
          </draw:text-box>
        </draw:frame>
        <draw:frame draw:style-name="gr1" draw:text-style-name="P8" draw:layer="layout" svg:width="4.693cm" svg:height="3.936cm" svg:x="1.901cm" svg:y="3.801cm">
          <draw:text-box>
            <text:p text:style-name="P7"><text:span text:style-name="T11">int x=10;</text:span></text:p>
            <text:p text:style-name="P7"><text:span text:style-name="T11">int &amp;r = x;</text:span></text:p>
            <text:p text:style-name="P7"><text:span text:style-name="T11"/></text:p>
            <text:p text:style-name="P7"><text:span text:style-name="T11">r = 20;</text:span></text:p>
            <text:p text:style-name="P7"><text:span text:style-name="T11">cout &lt;&lt; x;</text:span></text:p>
          </draw:text-box>
        </draw:frame>
        <draw:frame draw:style-name="gr1" draw:text-style-name="P8" draw:layer="layout" svg:width="4.312cm" svg:height="3.936cm" svg:x="15.202cm" svg:y="3.802cm">
          <draw:text-box>
            <text:p text:style-name="P7"><text:span text:style-name="T11">int x=10;</text:span></text:p>
            <text:p text:style-name="P7"><text:span text:style-name="T11">int *p;</text:span></text:p>
            <text:p text:style-name="P7"><text:span text:style-name="T11">p = &amp;x;</text:span></text:p>
            <text:p text:style-name="P7"><text:span text:style-name="T11">*p = 20;</text:span></text:p>
            <text:p text:style-name="P7"><text:span text:style-name="T11">cout &lt;&lt; x;</text:span></text:p>
          </draw:text-box>
        </draw:frame>
        <draw:frame draw:style-name="gr1" draw:text-style-name="P7" draw:layer="layout" svg:width="8.012cm" svg:height="3.806cm" svg:x="1.9cm" svg:y="8.984cm">
          <draw:text-box>
            <text:p text:style-name="P7">r is a reference to x</text:p>
            <text:p text:style-name="P7">r is not a separate variable</text:p>
            <text:p text:style-name="P7">r is just another name for x</text:p>
            <text:p text:style-name="P7">No difference between</text:p>
            <text:p text:style-name="P7"><text:s text:c="3"/>r=20 <text:s/>and <text:s/>x=20 </text:p>
          </draw:text-box>
        </draw:frame>
        <draw:frame draw:style-name="gr1" draw:text-style-name="P9" draw:layer="layout" svg:width="3.681cm" svg:height="0.962cm" svg:x="1.9cm" svg:y="8cm">
          <draw:text-box>
            <text:p text:style-name="P9"><text:span text:style-name="T5">Output: 20</text:span></text:p>
          </draw:text-box>
        </draw:frame>
        <draw:custom-shape draw:style-name="gr9" draw:text-style-name="P10" draw:layer="Layout" svg:width="2.603cm" svg:height="1.201cm" svg:x="18.289cm" svg:y="16.306cm">
          <text:p text:style-name="P10"><text:span text:style-name="T18">10</text:span></text:p>
          <draw:enhanced-geometry svg:viewBox="0 0 21600 21600" draw:type="rectangle" draw:enhanced-path="M 0 0 L 21600 0 21600 21600 0 21600 0 0 Z N"/>
        </draw:custom-shape>
        <draw:custom-shape draw:style-name="gr11" draw:text-style-name="P10" draw:layer="Layout" svg:width="1.59cm" svg:height="1.201cm" svg:x="15.3cm" svg:y="16.306cm">
          <text:p text:style-name="P10"><text:span text:style-name="T18">&amp;x</text:span></text:p>
          <draw:enhanced-geometry svg:viewBox="0 0 21600 21600" draw:type="rectangle" draw:enhanced-path="M 0 0 L 21600 0 21600 21600 0 21600 0 0 Z N"/>
        </draw:custom-shape>
        <draw:frame draw:style-name="gr1" draw:text-style-name="P7" draw:layer="layout" svg:width="0.853cm" svg:height="0.962cm" svg:x="15.591cm" svg:y="17.406cm">
          <draw:text-box>
            <text:p text:style-name="P7"><text:span text:style-name="T18">p</text:span></text:p>
          </draw:text-box>
        </draw:frame>
        <draw:line draw:style-name="gr12" draw:text-style-name="P3" draw:layer="layout" svg:x1="16.9cm" svg:y1="16.906cm" svg:x2="18.289cm" svg:y2="16.906cm">
          <text:p/>
        </draw:line>
        <draw:frame draw:style-name="gr1" draw:text-style-name="P7" draw:layer="layout" svg:width="7.902cm" svg:height="0.962cm" svg:x="19.289cm" svg:y="17.393cm">
          <draw:text-box>
            <text:p text:style-name="P7">x (*p and x are same now)</text:p>
          </draw:text-box>
        </draw:frame>
        <draw:frame draw:style-name="gr4" draw:text-style-name="P12" draw:layer="layout" svg:width="4.287cm" svg:height="0.933cm" svg:x="18.292cm" svg:y="15.193cm">
          <draw:text-box>
            <text:p text:style-name="P11"><text:span text:style-name="T19">Address of x is </text:span><text:span text:style-name="T20">&amp;x</text:span></text:p>
          </draw:text-box>
        </draw:frame>
        <draw:line draw:style-name="gr7" draw:text-style-name="P3" draw:layer="layout" svg:x1="14cm" svg:y1="3cm" svg:x2="14cm" svg:y2="20.4cm">
          <text:p/>
        </draw:line>
        <draw:frame draw:style-name="gr1" draw:text-style-name="P9" draw:layer="layout" svg:width="3.681cm" svg:height="0.962cm" svg:x="15.201cm" svg:y="8cm">
          <draw:text-box>
            <text:p text:style-name="P9"><text:span text:style-name="T5">Output: 20</text:span></text:p>
          </draw:text-box>
        </draw:frame>
        <draw:custom-shape draw:style-name="gr9" draw:text-style-name="P10" draw:layer="Layout" svg:width="2.603cm" svg:height="1.201cm" svg:x="2.281cm" svg:y="16.299cm">
          <text:p text:style-name="P10"><text:span text:style-name="T18">10</text:span></text:p>
          <draw:enhanced-geometry svg:viewBox="0 0 21600 21600" draw:type="rectangle" draw:enhanced-path="M 0 0 L 21600 0 21600 21600 0 21600 0 0 Z N"/>
        </draw:custom-shape>
        <draw:frame draw:style-name="gr1" draw:text-style-name="P7" draw:layer="layout" svg:width="7.411cm" svg:height="0.962cm" svg:x="3.181cm" svg:y="18.086cm">
          <draw:text-box>
            <text:p text:style-name="P7">r (r and x are same now)</text:p>
          </draw:text-box>
        </draw:frame>
        <draw:frame draw:style-name="gr1" draw:text-style-name="P7" draw:layer="layout" svg:width="0.82cm" svg:height="0.962cm" svg:x="3.092cm" svg:y="17.406cm">
          <draw:text-box>
            <text:p text:style-name="P7"><text:span text:style-name="T18">x</text:span></text:p>
          </draw:text-box>
        </draw:frame>
        <draw:line draw:style-name="gr10" draw:text-style-name="P3" draw:layer="layout" svg:x1="1.15cm" svg:y1="5cm" svg:x2="2.15cm" svg:y2="5cm">
          <text:p/>
        </draw:line>
        <draw:line draw:style-name="gr10" draw:text-style-name="P3" draw:layer="layout" svg:x1="14.45cm" svg:y1="5.8cm" svg:x2="15.45cm" svg:y2="5.8cm">
          <text:p/>
        </draw:line>
        <presentation:notes draw:style-name="dp2">
          <office:forms form:automatic-focus="false" form:apply-design-mode="false"/>
          <draw:page-thumbnail draw:style-name="gr3" draw:layer="layout" svg:width="14.848cm" svg:height="11.136cm" svg:x="3.075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4.693cm" svg:height="3.936cm" svg:x="1.901cm" svg:y="3.801cm">
          <draw:text-box>
            <text:p><text:span text:style-name="T11">int x=10;</text:span></text:p>
            <text:p><text:span text:style-name="T11">int &amp;r = x;</text:span></text:p>
            <text:p><text:span text:style-name="T11"/></text:p>
            <text:p><text:span text:style-name="T11">r = 20;</text:span></text:p>
            <text:p><text:span text:style-name="T11">cout &lt;&lt; x;</text:span></text:p>
          </draw:text-box>
        </draw:frame>
        <draw:frame draw:style-name="gr1" draw:text-style-name="P6" draw:layer="layout" svg:width="4.312cm" svg:height="3.936cm" svg:x="15.202cm" svg:y="3.802cm">
          <draw:text-box>
            <text:p><text:span text:style-name="T11">int x=10;</text:span></text:p>
            <text:p><text:span text:style-name="T11">int *p;</text:span></text:p>
            <text:p><text:span text:style-name="T11">p = &amp;x;</text:span></text:p>
            <text:p><text:span text:style-name="T11">*p = 20;</text:span></text:p>
            <text:p><text:span text:style-name="T11">cout &lt;&lt; x;</text:span></text:p>
          </draw:text-box>
        </draw:frame>
        <draw:frame draw:style-name="gr1" draw:layer="layout" svg:width="8.012cm" svg:height="3.806cm" svg:x="1.9cm" svg:y="8.984cm">
          <draw:text-box>
            <text:p>r is a reference to x</text:p>
            <text:p>r is not a separate variable</text:p>
            <text:p>r is just another name for x</text:p>
            <text:p>No difference between</text:p>
            <text:p><text:s text:c="3"/>r=20 <text:s/>and <text:s/>x=20 </text:p>
          </draw:text-box>
        </draw:frame>
        <draw:frame draw:style-name="gr1" draw:text-style-name="P4" draw:layer="layout" svg:width="3.681cm" svg:height="0.962cm" svg:x="1.9cm" svg:y="8cm">
          <draw:text-box>
            <text:p text:style-name="P4"><text:span text:style-name="T5">Output: 20</text:span></text:p>
          </draw:text-box>
        </draw:frame>
        <draw:custom-shape draw:style-name="gr13" draw:text-style-name="P10" draw:layer="layout" svg:width="2.603cm" svg:height="1.201cm" svg:x="18.289cm" svg:y="16.306cm">
          <text:p text:style-name="P3"><text:span text:style-name="T18">20</text:span></text:p>
          <draw:enhanced-geometry svg:viewBox="0 0 21600 21600" draw:type="rectangle" draw:enhanced-path="M 0 0 L 21600 0 21600 21600 0 21600 0 0 Z N"/>
        </draw:custom-shape>
        <draw:custom-shape draw:style-name="gr14" draw:text-style-name="P10" draw:layer="layout" svg:width="1.59cm" svg:height="1.201cm" svg:x="15.3cm" svg:y="16.306cm">
          <text:p text:style-name="P3"><text:span text:style-name="T18">&amp;x</text:span></text:p>
          <draw:enhanced-geometry svg:viewBox="0 0 21600 21600" draw:type="rectangle" draw:enhanced-path="M 0 0 L 21600 0 21600 21600 0 21600 0 0 Z N"/>
        </draw:custom-shape>
        <draw:frame draw:style-name="gr1" draw:text-style-name="P7" draw:layer="layout" svg:width="0.853cm" svg:height="0.962cm" svg:x="15.591cm" svg:y="17.406cm">
          <draw:text-box>
            <text:p><text:span text:style-name="T18">p</text:span></text:p>
          </draw:text-box>
        </draw:frame>
        <draw:line draw:style-name="gr12" draw:text-style-name="P3" draw:layer="layout" svg:x1="16.9cm" svg:y1="16.906cm" svg:x2="18.289cm" svg:y2="16.906cm">
          <text:p/>
        </draw:line>
        <draw:frame draw:style-name="gr1" draw:layer="layout" svg:width="7.902cm" svg:height="0.962cm" svg:x="19.289cm" svg:y="17.393cm">
          <draw:text-box>
            <text:p>x (*p and x are same now)</text:p>
          </draw:text-box>
        </draw:frame>
        <draw:frame draw:style-name="gr4" draw:text-style-name="P12" draw:layer="layout" svg:width="4.287cm" svg:height="0.933cm" svg:x="18.292cm" svg:y="15.193cm">
          <draw:text-box>
            <text:p><text:span text:style-name="T19">Address of x is </text:span><text:span text:style-name="T20">&amp;x</text:span></text:p>
          </draw:text-box>
        </draw:frame>
        <draw:line draw:style-name="gr7" draw:text-style-name="P3" draw:layer="layout" svg:x1="14cm" svg:y1="3cm" svg:x2="14cm" svg:y2="20.4cm">
          <text:p/>
        </draw:line>
        <draw:frame draw:style-name="gr1" draw:text-style-name="P4" draw:layer="layout" svg:width="3.681cm" svg:height="0.962cm" svg:x="15.201cm" svg:y="8cm">
          <draw:text-box>
            <text:p text:style-name="P4"><text:span text:style-name="T5">Output: 20</text:span></text:p>
          </draw:text-box>
        </draw:frame>
        <draw:custom-shape draw:style-name="gr13" draw:text-style-name="P10" draw:layer="layout" svg:width="2.603cm" svg:height="1.201cm" svg:x="2.281cm" svg:y="16.299cm">
          <text:p text:style-name="P3"><text:span text:style-name="T18">20</text:span></text:p>
          <draw:enhanced-geometry svg:viewBox="0 0 21600 21600" draw:type="rectangle" draw:enhanced-path="M 0 0 L 21600 0 21600 21600 0 21600 0 0 Z N"/>
        </draw:custom-shape>
        <draw:frame draw:style-name="gr1" draw:layer="layout" svg:width="7.411cm" svg:height="0.962cm" svg:x="3.181cm" svg:y="18.086cm">
          <draw:text-box>
            <text:p>r (r and x are same now)</text:p>
          </draw:text-box>
        </draw:frame>
        <draw:frame draw:style-name="gr1" draw:text-style-name="P7" draw:layer="layout" svg:width="0.82cm" svg:height="0.962cm" svg:x="3.092cm" svg:y="17.406cm">
          <draw:text-box>
            <text:p><text:span text:style-name="T18">x</text:span></text:p>
          </draw:text-box>
        </draw:frame>
        <draw:line draw:style-name="gr10" draw:text-style-name="P3" draw:layer="layout" svg:x1="1.125cm" svg:y1="6.5cm" svg:x2="2.125cm" svg:y2="6.5cm">
          <text:p/>
        </draw:line>
        <draw:line draw:style-name="gr10" draw:text-style-name="P3" draw:layer="layout" svg:x1="14.425cm" svg:y1="6.5cm" svg:x2="15.425cm" svg:y2="6.5cm">
          <text:p/>
        </draw:line>
        <presentation:notes draw:style-name="dp2">
          <office:forms form:automatic-focus="false" form:apply-design-mode="false"/>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line draw:style-name="gr7" draw:text-style-name="P3" draw:layer="layout" svg:x1="14cm" svg:y1="3cm" svg:x2="14cm" svg:y2="20.4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frame draw:style-name="gr1" draw:layer="layout" svg:width="6.145cm" svg:height="0.962cm" svg:x="2cm" svg:y="12.2cm">
          <draw:text-box>
            <text:p>What is the output ?</text:p>
          </draw:text-box>
        </draw:frame>
        <draw:frame draw:style-name="gr1" draw:layer="layout" svg:width="6.145cm" svg:height="0.962cm" svg:x="15.901cm" svg:y="12.2cm">
          <draw:text-box>
            <text:p>What is the output ?</text:p>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custom-shape draw:style-name="gr9" draw:text-style-name="P10" draw:layer="Layout" svg:width="2.603cm" svg:height="1.201cm" svg:x="18.289cm" svg:y="14.506cm">
          <text:p text:style-name="P3"><text:span text:style-name="T18">10</text:span></text:p>
          <draw:enhanced-geometry svg:viewBox="0 0 21600 21600" draw:type="rectangle" draw:enhanced-path="M 0 0 L 21600 0 21600 21600 0 21600 0 0 Z N"/>
        </draw:custom-shape>
        <draw:frame draw:style-name="gr1" draw:layer="layout" svg:width="0.82cm" svg:height="0.962cm" svg:x="19.289cm" svg:y="15.593cm">
          <draw:text-box>
            <text:p>x</text:p>
          </draw:text-box>
        </draw:frame>
        <draw:frame draw:style-name="gr4" draw:text-style-name="P12" draw:layer="layout" svg:width="4.287cm" svg:height="0.933cm" svg:x="18.292cm" svg:y="13.393cm">
          <draw:text-box>
            <text:p><text:span text:style-name="T19">Address of x is </text:span><text:span text:style-name="T20">&amp;x</text:span></text:p>
          </draw:text-box>
        </draw:frame>
        <draw:line draw:style-name="gr7" draw:text-style-name="P3" draw:layer="layout" svg:x1="14cm" svg:y1="3cm" svg:x2="14cm" svg:y2="20.4cm">
          <text:p/>
        </draw:line>
        <draw:custom-shape draw:style-name="gr9" draw:text-style-name="P10" draw:layer="Layout" svg:width="2.603cm" svg:height="1.201cm" svg:x="2.281cm" svg:y="14.399cm">
          <text:p text:style-name="P3"><text:span text:style-name="T18">10</text:span></text:p>
          <draw:enhanced-geometry svg:viewBox="0 0 21600 21600" draw:type="rectangle" draw:enhanced-path="M 0 0 L 21600 0 21600 21600 0 21600 0 0 Z N"/>
        </draw:custom-shape>
        <draw:frame draw:style-name="gr1" draw:text-style-name="P7" draw:layer="layout" svg:width="0.82cm" svg:height="0.962cm" svg:x="3.092cm" svg:y="15.506cm">
          <draw:text-box>
            <text:p><text:span text:style-name="T18">x</text:span></text:p>
          </draw:text-box>
        </draw:frame>
        <draw:line draw:style-name="gr10" draw:text-style-name="P3" draw:layer="layout" svg:x1="14.425cm" svg:y1="3.2cm" svg:x2="15.425cm" svg:y2="3.2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line draw:style-name="gr10" draw:text-style-name="P3" draw:layer="layout" svg:x1="0.601cm" svg:y1="3.2cm" svg:x2="1.601cm" svg:y2="3.2cm">
          <text:p/>
        </draw:line>
        <draw:custom-shape draw:style-name="gr9" draw:text-style-name="P10" draw:layer="Layout" svg:width="2.603cm" svg:height="1.201cm" svg:x="2.274cm" svg:y="17.892cm">
          <text:p text:style-name="P3"><text:span text:style-name="T18">40</text:span></text:p>
          <draw:enhanced-geometry svg:viewBox="0 0 21600 21600" draw:type="rectangle" draw:enhanced-path="M 0 0 L 21600 0 21600 21600 0 21600 0 0 Z N"/>
        </draw:custom-shape>
        <draw:frame draw:style-name="gr1" draw:text-style-name="P7" draw:layer="layout" svg:width="0.82cm" svg:height="0.962cm" svg:x="3.085cm" svg:y="18.999cm">
          <draw:text-box>
            <text:p><text:span text:style-name="T18">y</text:span></text:p>
          </draw:text-box>
        </draw:frame>
        <draw:custom-shape draw:style-name="gr9" draw:text-style-name="P10" draw:layer="Layout" svg:width="2.603cm" svg:height="1.201cm" svg:x="18.281cm" svg:y="18.599cm">
          <text:p text:style-name="P3"><text:span text:style-name="T18">40</text:span></text:p>
          <draw:enhanced-geometry svg:viewBox="0 0 21600 21600" draw:type="rectangle" draw:enhanced-path="M 0 0 L 21600 0 21600 21600 0 21600 0 0 Z N"/>
        </draw:custom-shape>
        <draw:frame draw:style-name="gr1" draw:layer="layout" svg:width="0.82cm" svg:height="0.962cm" svg:x="19.281cm" svg:y="19.686cm">
          <draw:text-box>
            <text:p>y</text:p>
          </draw:text-box>
        </draw:frame>
        <draw:frame draw:style-name="gr4" draw:text-style-name="P12" draw:layer="layout" svg:width="4.287cm" svg:height="0.933cm" svg:x="18.284cm" svg:y="17.486cm">
          <draw:text-box>
            <text:p><text:span text:style-name="T19">Address of x is </text:span><text:span text:style-name="T20">&amp;y</text:span></text:p>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custom-shape draw:style-name="gr9" draw:text-style-name="P10" draw:layer="Layout" svg:width="2.603cm" svg:height="1.201cm" svg:x="18.289cm" svg:y="14.506cm">
          <text:p text:style-name="P3"><text:span text:style-name="T18">10</text:span></text:p>
          <draw:enhanced-geometry svg:viewBox="0 0 21600 21600" draw:type="rectangle" draw:enhanced-path="M 0 0 L 21600 0 21600 21600 0 21600 0 0 Z N"/>
        </draw:custom-shape>
        <draw:custom-shape draw:style-name="gr11" draw:text-style-name="P10" draw:layer="Layout" svg:width="1.59cm" svg:height="1.201cm" svg:x="15.3cm" svg:y="14.506cm">
          <text:p text:style-name="P3"><text:span text:style-name="T18">&amp;x</text:span></text:p>
          <draw:enhanced-geometry svg:viewBox="0 0 21600 21600" draw:type="rectangle" draw:enhanced-path="M 0 0 L 21600 0 21600 21600 0 21600 0 0 Z N"/>
        </draw:custom-shape>
        <draw:frame draw:style-name="gr1" draw:text-style-name="P7" draw:layer="layout" svg:width="0.853cm" svg:height="0.962cm" svg:x="15.591cm" svg:y="15.606cm">
          <draw:text-box>
            <text:p><text:span text:style-name="T18">p</text:span></text:p>
          </draw:text-box>
        </draw:frame>
        <draw:line draw:style-name="gr12" draw:text-style-name="P3" draw:layer="layout" svg:x1="16.9cm" svg:y1="15.106cm" svg:x2="18.289cm" svg:y2="15.106cm">
          <text:p/>
        </draw:line>
        <draw:frame draw:style-name="gr1" draw:layer="layout" svg:width="7.902cm" svg:height="0.962cm" svg:x="19.289cm" svg:y="15.593cm">
          <draw:text-box>
            <text:p>x (*p and x are same now)</text:p>
          </draw:text-box>
        </draw:frame>
        <draw:frame draw:style-name="gr4" draw:text-style-name="P12" draw:layer="layout" svg:width="4.287cm" svg:height="0.933cm" svg:x="18.292cm" svg:y="13.393cm">
          <draw:text-box>
            <text:p><text:span text:style-name="T19">Address of x is </text:span><text:span text:style-name="T20">&amp;x</text:span></text:p>
          </draw:text-box>
        </draw:frame>
        <draw:line draw:style-name="gr7" draw:text-style-name="P3" draw:layer="layout" svg:x1="14cm" svg:y1="3cm" svg:x2="14cm" svg:y2="20.4cm">
          <text:p/>
        </draw:line>
        <draw:custom-shape draw:style-name="gr9" draw:text-style-name="P10" draw:layer="Layout" svg:width="2.603cm" svg:height="1.201cm" svg:x="2.281cm" svg:y="14.399cm">
          <text:p text:style-name="P3"><text:span text:style-name="T18">10</text:span></text:p>
          <draw:enhanced-geometry svg:viewBox="0 0 21600 21600" draw:type="rectangle" draw:enhanced-path="M 0 0 L 21600 0 21600 21600 0 21600 0 0 Z N"/>
        </draw:custom-shape>
        <draw:frame draw:style-name="gr1" draw:layer="layout" svg:width="7.411cm" svg:height="0.962cm" svg:x="3.181cm" svg:y="16.186cm">
          <draw:text-box>
            <text:p>r (r and x are same now)</text:p>
          </draw:text-box>
        </draw:frame>
        <draw:frame draw:style-name="gr1" draw:text-style-name="P7" draw:layer="layout" svg:width="0.82cm" svg:height="0.962cm" svg:x="3.092cm" svg:y="15.506cm">
          <draw:text-box>
            <text:p><text:span text:style-name="T18">x</text:span></text:p>
          </draw:text-box>
        </draw:frame>
        <draw:line draw:style-name="gr10" draw:text-style-name="P3" draw:layer="layout" svg:x1="14.425cm" svg:y1="4.7cm" svg:x2="15.425cm" svg:y2="4.7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line draw:style-name="gr10" draw:text-style-name="P3" draw:layer="layout" svg:x1="0.601cm" svg:y1="4.7cm" svg:x2="1.601cm" svg:y2="4.7cm">
          <text:p/>
        </draw:line>
        <draw:custom-shape draw:style-name="gr9" draw:text-style-name="P10" draw:layer="Layout" svg:width="2.603cm" svg:height="1.201cm" svg:x="2.274cm" svg:y="17.892cm">
          <text:p text:style-name="P3"><text:span text:style-name="T18">40</text:span></text:p>
          <draw:enhanced-geometry svg:viewBox="0 0 21600 21600" draw:type="rectangle" draw:enhanced-path="M 0 0 L 21600 0 21600 21600 0 21600 0 0 Z N"/>
        </draw:custom-shape>
        <draw:frame draw:style-name="gr1" draw:text-style-name="P7" draw:layer="layout" svg:width="0.82cm" svg:height="0.962cm" svg:x="3.085cm" svg:y="18.999cm">
          <draw:text-box>
            <text:p><text:span text:style-name="T18">y</text:span></text:p>
          </draw:text-box>
        </draw:frame>
        <draw:custom-shape draw:style-name="gr9" draw:text-style-name="P10" draw:layer="Layout" svg:width="2.603cm" svg:height="1.201cm" svg:x="18.281cm" svg:y="18.599cm">
          <text:p text:style-name="P3"><text:span text:style-name="T18">40</text:span></text:p>
          <draw:enhanced-geometry svg:viewBox="0 0 21600 21600" draw:type="rectangle" draw:enhanced-path="M 0 0 L 21600 0 21600 21600 0 21600 0 0 Z N"/>
        </draw:custom-shape>
        <draw:frame draw:style-name="gr1" draw:layer="layout" svg:width="0.82cm" svg:height="0.962cm" svg:x="19.281cm" svg:y="19.686cm">
          <draw:text-box>
            <text:p>y</text:p>
          </draw:text-box>
        </draw:frame>
        <draw:frame draw:style-name="gr4" draw:text-style-name="P12" draw:layer="layout" svg:width="4.287cm" svg:height="0.933cm" svg:x="18.284cm" svg:y="17.486cm">
          <draw:text-box>
            <text:p><text:span text:style-name="T19">Address of x is </text:span><text:span text:style-name="T20">&amp;y</text:span></text:p>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custom-shape draw:style-name="gr9" draw:text-style-name="P10" draw:layer="Layout" svg:width="2.603cm" svg:height="1.201cm" svg:x="18.289cm" svg:y="14.506cm">
          <text:p text:style-name="P3"><text:span text:style-name="T18">20</text:span></text:p>
          <draw:enhanced-geometry svg:viewBox="0 0 21600 21600" draw:type="rectangle" draw:enhanced-path="M 0 0 L 21600 0 21600 21600 0 21600 0 0 Z N"/>
        </draw:custom-shape>
        <draw:custom-shape draw:style-name="gr11" draw:text-style-name="P10" draw:layer="Layout" svg:width="1.59cm" svg:height="1.201cm" svg:x="15.3cm" svg:y="14.506cm">
          <text:p text:style-name="P3"><text:span text:style-name="T18">&amp;x</text:span></text:p>
          <draw:enhanced-geometry svg:viewBox="0 0 21600 21600" draw:type="rectangle" draw:enhanced-path="M 0 0 L 21600 0 21600 21600 0 21600 0 0 Z N"/>
        </draw:custom-shape>
        <draw:frame draw:style-name="gr1" draw:text-style-name="P7" draw:layer="layout" svg:width="0.853cm" svg:height="0.962cm" svg:x="15.591cm" svg:y="15.606cm">
          <draw:text-box>
            <text:p><text:span text:style-name="T18">p</text:span></text:p>
          </draw:text-box>
        </draw:frame>
        <draw:line draw:style-name="gr12" draw:text-style-name="P3" draw:layer="layout" svg:x1="16.9cm" svg:y1="15.106cm" svg:x2="18.289cm" svg:y2="15.106cm">
          <text:p/>
        </draw:line>
        <draw:frame draw:style-name="gr1" draw:layer="layout" svg:width="7.902cm" svg:height="0.962cm" svg:x="19.289cm" svg:y="15.593cm">
          <draw:text-box>
            <text:p>x (*p and x are same now)</text:p>
          </draw:text-box>
        </draw:frame>
        <draw:frame draw:style-name="gr4" draw:text-style-name="P12" draw:layer="layout" svg:width="4.287cm" svg:height="0.933cm" svg:x="18.292cm" svg:y="13.393cm">
          <draw:text-box>
            <text:p><text:span text:style-name="T19">Address of x is </text:span><text:span text:style-name="T20">&amp;x</text:span></text:p>
          </draw:text-box>
        </draw:frame>
        <draw:line draw:style-name="gr7" draw:text-style-name="P3" draw:layer="layout" svg:x1="14cm" svg:y1="3cm" svg:x2="14cm" svg:y2="20.4cm">
          <text:p/>
        </draw:line>
        <draw:custom-shape draw:style-name="gr9" draw:text-style-name="P10" draw:layer="Layout" svg:width="2.603cm" svg:height="1.201cm" svg:x="2.281cm" svg:y="14.399cm">
          <text:p text:style-name="P3"><text:span text:style-name="T18">20</text:span></text:p>
          <draw:enhanced-geometry svg:viewBox="0 0 21600 21600" draw:type="rectangle" draw:enhanced-path="M 0 0 L 21600 0 21600 21600 0 21600 0 0 Z N"/>
        </draw:custom-shape>
        <draw:frame draw:style-name="gr1" draw:layer="layout" svg:width="7.411cm" svg:height="0.962cm" svg:x="3.181cm" svg:y="16.186cm">
          <draw:text-box>
            <text:p>r (r and x are same now)</text:p>
          </draw:text-box>
        </draw:frame>
        <draw:frame draw:style-name="gr1" draw:text-style-name="P7" draw:layer="layout" svg:width="0.82cm" svg:height="0.962cm" svg:x="3.092cm" svg:y="15.506cm">
          <draw:text-box>
            <text:p><text:span text:style-name="T18">x</text:span></text:p>
          </draw:text-box>
        </draw:frame>
        <draw:line draw:style-name="gr10" draw:text-style-name="P3" draw:layer="layout" svg:x1="14.425cm" svg:y1="5.5cm" svg:x2="15.425cm" svg:y2="5.5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line draw:style-name="gr10" draw:text-style-name="P3" draw:layer="layout" svg:x1="0.601cm" svg:y1="5.5cm" svg:x2="1.601cm" svg:y2="5.5cm">
          <text:p/>
        </draw:line>
        <draw:custom-shape draw:style-name="gr9" draw:text-style-name="P10" draw:layer="Layout" svg:width="2.603cm" svg:height="1.201cm" svg:x="2.274cm" svg:y="17.892cm">
          <text:p text:style-name="P3"><text:span text:style-name="T18">40</text:span></text:p>
          <draw:enhanced-geometry svg:viewBox="0 0 21600 21600" draw:type="rectangle" draw:enhanced-path="M 0 0 L 21600 0 21600 21600 0 21600 0 0 Z N"/>
        </draw:custom-shape>
        <draw:frame draw:style-name="gr1" draw:text-style-name="P7" draw:layer="layout" svg:width="0.82cm" svg:height="0.962cm" svg:x="3.085cm" svg:y="18.999cm">
          <draw:text-box>
            <text:p><text:span text:style-name="T18">y</text:span></text:p>
          </draw:text-box>
        </draw:frame>
        <draw:custom-shape draw:style-name="gr9" draw:text-style-name="P10" draw:layer="Layout" svg:width="2.603cm" svg:height="1.201cm" svg:x="18.281cm" svg:y="18.599cm">
          <text:p text:style-name="P3"><text:span text:style-name="T18">40</text:span></text:p>
          <draw:enhanced-geometry svg:viewBox="0 0 21600 21600" draw:type="rectangle" draw:enhanced-path="M 0 0 L 21600 0 21600 21600 0 21600 0 0 Z N"/>
        </draw:custom-shape>
        <draw:frame draw:style-name="gr1" draw:layer="layout" svg:width="0.82cm" svg:height="0.962cm" svg:x="19.281cm" svg:y="19.686cm">
          <draw:text-box>
            <text:p>y</text:p>
          </draw:text-box>
        </draw:frame>
        <draw:frame draw:style-name="gr4" draw:text-style-name="P12" draw:layer="layout" svg:width="4.287cm" svg:height="0.933cm" svg:x="18.284cm" svg:y="17.486cm">
          <draw:text-box>
            <text:p><text:span text:style-name="T19">Address of x is </text:span><text:span text:style-name="T20">&amp;y</text:span></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custom-shape draw:style-name="gr9" draw:text-style-name="P10" draw:layer="Layout" svg:width="2.603cm" svg:height="1.201cm" svg:x="18.289cm" svg:y="14.506cm">
          <text:p text:style-name="P3"><text:span text:style-name="T18">20</text:span></text:p>
          <draw:enhanced-geometry svg:viewBox="0 0 21600 21600" draw:type="rectangle" draw:enhanced-path="M 0 0 L 21600 0 21600 21600 0 21600 0 0 Z N"/>
        </draw:custom-shape>
        <draw:custom-shape draw:style-name="gr11" draw:text-style-name="P10" draw:layer="Layout" svg:width="1.59cm" svg:height="1.201cm" svg:x="15.3cm" svg:y="14.506cm">
          <text:p text:style-name="P3"><text:span text:style-name="T18">&amp;y</text:span></text:p>
          <draw:enhanced-geometry svg:viewBox="0 0 21600 21600" draw:type="rectangle" draw:enhanced-path="M 0 0 L 21600 0 21600 21600 0 21600 0 0 Z N"/>
        </draw:custom-shape>
        <draw:frame draw:style-name="gr1" draw:text-style-name="P7" draw:layer="layout" svg:width="0.853cm" svg:height="0.962cm" svg:x="15.591cm" svg:y="15.606cm">
          <draw:text-box>
            <text:p><text:span text:style-name="T18">p</text:span></text:p>
          </draw:text-box>
        </draw:frame>
        <draw:line draw:style-name="gr12" draw:text-style-name="P3" draw:layer="layout" svg:x1="16.4cm" svg:y1="15.707cm" svg:x2="18.281cm" svg:y2="19.2cm">
          <text:p/>
        </draw:line>
        <draw:frame draw:style-name="gr1" draw:layer="layout" svg:width="0.82cm" svg:height="0.962cm" svg:x="19.289cm" svg:y="15.593cm">
          <draw:text-box>
            <text:p>x</text:p>
          </draw:text-box>
        </draw:frame>
        <draw:frame draw:style-name="gr4" draw:text-style-name="P12" draw:layer="layout" svg:width="4.287cm" svg:height="0.933cm" svg:x="18.292cm" svg:y="13.393cm">
          <draw:text-box>
            <text:p><text:span text:style-name="T19">Address of x is </text:span><text:span text:style-name="T20">&amp;x</text:span></text:p>
          </draw:text-box>
        </draw:frame>
        <draw:line draw:style-name="gr7" draw:text-style-name="P3" draw:layer="layout" svg:x1="14cm" svg:y1="3cm" svg:x2="14cm" svg:y2="20.4cm">
          <text:p/>
        </draw:line>
        <draw:custom-shape draw:style-name="gr9" draw:text-style-name="P10" draw:layer="Layout" svg:width="2.603cm" svg:height="1.201cm" svg:x="2.281cm" svg:y="14.399cm">
          <text:p text:style-name="P3"><text:span text:style-name="T18">40</text:span></text:p>
          <draw:enhanced-geometry svg:viewBox="0 0 21600 21600" draw:type="rectangle" draw:enhanced-path="M 0 0 L 21600 0 21600 21600 0 21600 0 0 Z N"/>
        </draw:custom-shape>
        <draw:frame draw:style-name="gr1" draw:layer="layout" svg:width="7.411cm" svg:height="0.962cm" svg:x="3.181cm" svg:y="16.186cm">
          <draw:text-box>
            <text:p>r (r and x are same now)</text:p>
          </draw:text-box>
        </draw:frame>
        <draw:frame draw:style-name="gr1" draw:text-style-name="P7" draw:layer="layout" svg:width="0.82cm" svg:height="0.962cm" svg:x="3.092cm" svg:y="15.506cm">
          <draw:text-box>
            <text:p><text:span text:style-name="T18">x</text:span></text:p>
          </draw:text-box>
        </draw:frame>
        <draw:line draw:style-name="gr10" draw:text-style-name="P3" draw:layer="layout" svg:x1="14.425cm" svg:y1="6.9cm" svg:x2="15.425cm" svg:y2="6.9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line draw:style-name="gr10" draw:text-style-name="P3" draw:layer="layout" svg:x1="0.601cm" svg:y1="6.9cm" svg:x2="1.601cm" svg:y2="6.9cm">
          <text:p/>
        </draw:line>
        <draw:custom-shape draw:style-name="gr9" draw:text-style-name="P10" draw:layer="Layout" svg:width="2.603cm" svg:height="1.201cm" svg:x="2.274cm" svg:y="17.892cm">
          <text:p text:style-name="P3"><text:span text:style-name="T18">40</text:span></text:p>
          <draw:enhanced-geometry svg:viewBox="0 0 21600 21600" draw:type="rectangle" draw:enhanced-path="M 0 0 L 21600 0 21600 21600 0 21600 0 0 Z N"/>
        </draw:custom-shape>
        <draw:frame draw:style-name="gr1" draw:text-style-name="P7" draw:layer="layout" svg:width="0.82cm" svg:height="0.962cm" svg:x="3.085cm" svg:y="18.999cm">
          <draw:text-box>
            <text:p><text:span text:style-name="T18">y</text:span></text:p>
          </draw:text-box>
        </draw:frame>
        <draw:custom-shape draw:style-name="gr9" draw:text-style-name="P10" draw:layer="Layout" svg:width="2.603cm" svg:height="1.201cm" svg:x="18.281cm" svg:y="18.599cm">
          <text:p text:style-name="P3"><text:span text:style-name="T18">40</text:span></text:p>
          <draw:enhanced-geometry svg:viewBox="0 0 21600 21600" draw:type="rectangle" draw:enhanced-path="M 0 0 L 21600 0 21600 21600 0 21600 0 0 Z N"/>
        </draw:custom-shape>
        <draw:frame draw:style-name="gr1" draw:layer="layout" svg:width="7.902cm" svg:height="0.962cm" svg:x="19.281cm" svg:y="19.686cm">
          <draw:text-box>
            <text:p>y (*p and y are same now)</text:p>
          </draw:text-box>
        </draw:frame>
        <draw:frame draw:style-name="gr4" draw:text-style-name="P12" draw:layer="layout" svg:width="4.287cm" svg:height="0.933cm" svg:x="18.284cm" svg:y="17.486cm">
          <draw:text-box>
            <text:p><text:span text:style-name="T19">Address of x is </text:span><text:span text:style-name="T20">&amp;y</text:span></text:p>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layer="layout" svg:width="5.87cm" svg:height="0.962cm" svg:x="1.4cm" svg:y="1.4cm">
          <draw:text-box>
            <text:p>Reference Variable</text:p>
          </draw:text-box>
        </draw:frame>
        <draw:frame draw:style-name="gr1" draw:text-style-name="P6" draw:layer="layout" svg:width="8.122cm" svg:height="6.884cm" svg:x="15.202cm" svg:y="2.702cm">
          <draw:text-box>
            <text:p><text:span text:style-name="T11">int x=10,y=40;</text:span></text:p>
            <text:p><text:span text:style-name="T11"/></text:p>
            <text:p><text:span text:style-name="T11">int *p = &amp;x;</text:span></text:p>
            <text:p><text:span text:style-name="T11">*p = 20;</text:span></text:p>
            <text:p><text:span text:style-name="T11"/></text:p>
            <text:p><text:span text:style-name="T11">*p = &amp;y;</text:span></text:p>
            <text:p><text:span text:style-name="T11">*p = 30;</text:span></text:p>
            <text:p><text:span text:style-name="T11"/></text:p>
            <text:p><text:span text:style-name="T11">cout&lt;&lt; x &lt;&lt;endl&lt;&lt; y;</text:span></text:p>
          </draw:text-box>
        </draw:frame>
        <draw:custom-shape draw:style-name="gr9" draw:text-style-name="P10" draw:layer="Layout" svg:width="2.603cm" svg:height="1.201cm" svg:x="18.289cm" svg:y="14.506cm">
          <text:p text:style-name="P3"><text:span text:style-name="T18">20</text:span></text:p>
          <draw:enhanced-geometry svg:viewBox="0 0 21600 21600" draw:type="rectangle" draw:enhanced-path="M 0 0 L 21600 0 21600 21600 0 21600 0 0 Z N"/>
        </draw:custom-shape>
        <draw:custom-shape draw:style-name="gr11" draw:text-style-name="P10" draw:layer="Layout" svg:width="1.59cm" svg:height="1.201cm" svg:x="15.3cm" svg:y="14.506cm">
          <text:p text:style-name="P3"><text:span text:style-name="T18">&amp;y</text:span></text:p>
          <draw:enhanced-geometry svg:viewBox="0 0 21600 21600" draw:type="rectangle" draw:enhanced-path="M 0 0 L 21600 0 21600 21600 0 21600 0 0 Z N"/>
        </draw:custom-shape>
        <draw:frame draw:style-name="gr1" draw:text-style-name="P7" draw:layer="layout" svg:width="0.853cm" svg:height="0.962cm" svg:x="15.591cm" svg:y="15.606cm">
          <draw:text-box>
            <text:p><text:span text:style-name="T18">p</text:span></text:p>
          </draw:text-box>
        </draw:frame>
        <draw:frame draw:style-name="gr1" draw:layer="layout" svg:width="7.902cm" svg:height="0.962cm" svg:x="19.289cm" svg:y="15.593cm">
          <draw:text-box>
            <text:p>x (*p and x are same now)</text:p>
          </draw:text-box>
        </draw:frame>
        <draw:frame draw:style-name="gr4" draw:text-style-name="P12" draw:layer="layout" svg:width="4.287cm" svg:height="0.933cm" svg:x="18.292cm" svg:y="13.393cm">
          <draw:text-box>
            <text:p><text:span text:style-name="T19">Address of x is </text:span><text:span text:style-name="T20">&amp;x</text:span></text:p>
          </draw:text-box>
        </draw:frame>
        <draw:line draw:style-name="gr7" draw:text-style-name="P3" draw:layer="layout" svg:x1="14cm" svg:y1="3cm" svg:x2="14cm" svg:y2="20.4cm">
          <text:p/>
        </draw:line>
        <draw:frame draw:style-name="gr1" draw:text-style-name="P4" draw:layer="layout" svg:width="2.801cm" svg:height="2.384cm" svg:x="15.201cm" svg:y="10.1cm">
          <draw:text-box>
            <text:p text:style-name="P4"><text:span text:style-name="T5">Output:</text:span></text:p>
            <text:p text:style-name="P4"><text:span text:style-name="T5">20</text:span></text:p>
            <text:p text:style-name="P4"><text:span text:style-name="T5">30</text:span></text:p>
          </draw:text-box>
        </draw:frame>
        <draw:custom-shape draw:style-name="gr9" draw:text-style-name="P10" draw:layer="Layout" svg:width="2.603cm" svg:height="1.201cm" svg:x="2.281cm" svg:y="14.399cm">
          <text:p text:style-name="P3"><text:span text:style-name="T18">30</text:span></text:p>
          <draw:enhanced-geometry svg:viewBox="0 0 21600 21600" draw:type="rectangle" draw:enhanced-path="M 0 0 L 21600 0 21600 21600 0 21600 0 0 Z N"/>
        </draw:custom-shape>
        <draw:frame draw:style-name="gr1" draw:layer="layout" svg:width="7.411cm" svg:height="0.962cm" svg:x="3.181cm" svg:y="16.186cm">
          <draw:text-box>
            <text:p>r (r and x are same now)</text:p>
          </draw:text-box>
        </draw:frame>
        <draw:frame draw:style-name="gr1" draw:text-style-name="P7" draw:layer="layout" svg:width="0.82cm" svg:height="0.962cm" svg:x="3.092cm" svg:y="15.506cm">
          <draw:text-box>
            <text:p><text:span text:style-name="T18">x</text:span></text:p>
          </draw:text-box>
        </draw:frame>
        <draw:line draw:style-name="gr10" draw:text-style-name="P3" draw:layer="layout" svg:x1="14.425cm" svg:y1="7.6cm" svg:x2="15.425cm" svg:y2="7.6cm">
          <text:p/>
        </draw:line>
        <draw:frame draw:style-name="gr1" draw:text-style-name="P6" draw:layer="layout" svg:width="8.122cm" svg:height="6.884cm" svg:x="1.378cm" svg:y="2.702cm">
          <draw:text-box>
            <text:p><text:span text:style-name="T11">int x=10,y=40;</text:span></text:p>
            <text:p><text:span text:style-name="T11"/></text:p>
            <text:p><text:span text:style-name="T11">int &amp;r = x;</text:span></text:p>
            <text:p><text:span text:style-name="T11">r = 20;</text:span></text:p>
            <text:p><text:span text:style-name="T11"/></text:p>
            <text:p><text:span text:style-name="T11">r = y;</text:span></text:p>
            <text:p><text:span text:style-name="T11">r = 30;</text:span></text:p>
            <text:p><text:span text:style-name="T11"/></text:p>
            <text:p><text:span text:style-name="T11">cout&lt;&lt; x &lt;&lt;endl&lt;&lt; y;</text:span></text:p>
          </draw:text-box>
        </draw:frame>
        <draw:frame draw:style-name="gr1" draw:text-style-name="P4" draw:layer="layout" svg:width="2.801cm" svg:height="2.384cm" svg:x="1.377cm" svg:y="10.1cm">
          <draw:text-box>
            <text:p text:style-name="P4"><text:span text:style-name="T5">Output:</text:span></text:p>
            <text:p text:style-name="P4"><text:span text:style-name="T5">30</text:span></text:p>
            <text:p text:style-name="P4"><text:span text:style-name="T5">40</text:span></text:p>
          </draw:text-box>
        </draw:frame>
        <draw:line draw:style-name="gr10" draw:text-style-name="P3" draw:layer="layout" svg:x1="0.601cm" svg:y1="7.6cm" svg:x2="1.601cm" svg:y2="7.6cm">
          <text:p/>
        </draw:line>
        <draw:custom-shape draw:style-name="gr9" draw:text-style-name="P10" draw:layer="Layout" svg:width="2.603cm" svg:height="1.201cm" svg:x="2.274cm" svg:y="17.892cm">
          <text:p text:style-name="P3"><text:span text:style-name="T18">40</text:span></text:p>
          <draw:enhanced-geometry svg:viewBox="0 0 21600 21600" draw:type="rectangle" draw:enhanced-path="M 0 0 L 21600 0 21600 21600 0 21600 0 0 Z N"/>
        </draw:custom-shape>
        <draw:frame draw:style-name="gr1" draw:text-style-name="P7" draw:layer="layout" svg:width="0.82cm" svg:height="0.962cm" svg:x="3.085cm" svg:y="18.999cm">
          <draw:text-box>
            <text:p><text:span text:style-name="T18">y</text:span></text:p>
          </draw:text-box>
        </draw:frame>
        <draw:custom-shape draw:style-name="gr9" draw:text-style-name="P10" draw:layer="Layout" svg:width="2.603cm" svg:height="1.201cm" svg:x="18.281cm" svg:y="18.599cm">
          <text:p text:style-name="P3"><text:span text:style-name="T18">30</text:span></text:p>
          <draw:enhanced-geometry svg:viewBox="0 0 21600 21600" draw:type="rectangle" draw:enhanced-path="M 0 0 L 21600 0 21600 21600 0 21600 0 0 Z N"/>
        </draw:custom-shape>
        <draw:frame draw:style-name="gr1" draw:layer="layout" svg:width="7.902cm" svg:height="0.962cm" svg:x="19.281cm" svg:y="19.686cm">
          <draw:text-box>
            <text:p>y (*p and y are same now)</text:p>
          </draw:text-box>
        </draw:frame>
        <draw:frame draw:style-name="gr4" draw:text-style-name="P12" draw:layer="layout" svg:width="4.287cm" svg:height="0.933cm" svg:x="18.284cm" svg:y="17.486cm">
          <draw:text-box>
            <text:p><text:span text:style-name="T19">Address of x is </text:span><text:span text:style-name="T20">&amp;y</text:span></text:p>
          </draw:text-box>
        </draw:frame>
        <draw:line draw:style-name="gr12" draw:text-style-name="P3" draw:layer="layout" svg:x1="16.393cm" svg:y1="15.7cm" svg:x2="18.274cm" svg:y2="19.193cm">
          <text:p/>
        </draw:line>
        <presentation:notes draw:style-name="dp2">
          <office:forms form:automatic-focus="false" form:apply-design-mode="false"/>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 draw:text-style-name="P14" draw:layer="layout" svg:width="4.935cm" svg:height="8.588cm" svg:x="1.701cm" svg:y="4.7cm">
          <draw:text-box>
            <text:p><text:span text:style-name="T21">void f(int);</text:span></text:p>
            <text:p><text:span text:style-name="T22"/></text:p>
            <text:p><text:span text:style-name="T22">main()</text:span></text:p>
            <text:p><text:span text:style-name="T22">{</text:span></text:p>
            <text:p><text:span text:style-name="T22"><text:s text:c="2"/></text:span><text:span text:style-name="T22">int x=20;</text:span></text:p>
            <text:p><text:span text:style-name="T22"><text:s text:c="2"/></text:span><text:span text:style-name="T21">f(x);</text:span></text:p>
            <text:p><text:span text:style-name="T22"><text:s text:c="2"/></text:span><text:span text:style-name="T22">cout&lt;&lt;x;</text:span></text:p>
            <text:p><text:span text:style-name="T22">}</text:span></text:p>
            <text:p><text:span text:style-name="T22"/></text:p>
            <text:p><text:span text:style-name="T22">void f(</text:span><text:span text:style-name="T21">int p</text:span><text:span text:style-name="T22">)</text:span></text:p>
            <text:p><text:span text:style-name="T22">{</text:span></text:p>
            <text:p><text:span text:style-name="T22"><text:s text:c="2"/></text:span><text:span text:style-name="T21">p=10;</text:span></text:p>
            <text:p><text:span text:style-name="T22">}</text:span></text:p>
          </draw:text-box>
        </draw:frame>
        <draw:frame draw:style-name="gr4" draw:text-style-name="P14" draw:layer="layout" svg:width="5.274cm" svg:height="8.588cm" svg:x="9.902cm" svg:y="4.6cm">
          <draw:text-box>
            <text:p><text:span text:style-name="T21">void f(int *);</text:span></text:p>
            <text:p><text:span text:style-name="T22"/></text:p>
            <text:p><text:span text:style-name="T22">main()</text:span></text:p>
            <text:p><text:span text:style-name="T22">{</text:span></text:p>
            <text:p><text:span text:style-name="T22"><text:s text:c="2"/></text:span><text:span text:style-name="T22">int x=20;</text:span></text:p>
            <text:p><text:span text:style-name="T22"><text:s text:c="2"/></text:span><text:span text:style-name="T21">f(&amp;x);</text:span></text:p>
            <text:p><text:span text:style-name="T22"><text:s text:c="2"/></text:span><text:span text:style-name="T22">cout&lt;&lt;x;</text:span></text:p>
            <text:p><text:span text:style-name="T22">}</text:span></text:p>
            <text:p><text:span text:style-name="T22"/></text:p>
            <text:p><text:span text:style-name="T22">void f(</text:span><text:span text:style-name="T21">int *p</text:span><text:span text:style-name="T22">)</text:span></text:p>
            <text:p><text:span text:style-name="T22">{</text:span></text:p>
            <text:p><text:span text:style-name="T22"><text:s text:c="2"/></text:span><text:span text:style-name="T21">*p=10;</text:span></text:p>
            <text:p><text:span text:style-name="T22">}</text:span></text:p>
          </draw:text-box>
        </draw:frame>
        <draw:frame draw:style-name="gr1" draw:text-style-name="P15" draw:layer="layout" svg:width="7.847cm" svg:height="6.693cm" svg:x="1.301cm" svg:y="13.7cm">
          <draw:text-box>
            <text:p><text:span text:style-name="T23">When we make the call </text:span><text:span text:style-name="T22">f(x)</text:span></text:p>
            <text:p><text:span text:style-name="T24">value of x is copied to p</text:span></text:p>
            <text:p><text:span text:style-name="T23">p has the value 20</text:span></text:p>
            <text:p><text:span text:style-name="T23"/></text:p>
            <text:p><text:span text:style-name="T22">f()</text:span><text:span text:style-name="T23"> changes the value of p</text:span></text:p>
            <text:p><text:span text:style-name="T23"/></text:p>
            <text:p><text:span text:style-name="T23"/></text:p>
            <text:p><text:span text:style-name="T24">x remains unchanged</text:span></text:p>
            <text:p><text:span text:style-name="T25"/></text:p>
            <text:p><text:span text:style-name="T26">Output:</text:span><text:span text:style-name="T27"> 20</text:span></text:p>
          </draw:text-box>
        </draw:frame>
        <draw:frame draw:style-name="gr15" draw:text-style-name="P15" draw:layer="layout" svg:width="9.151cm" svg:height="6.71cm" svg:x="9.202cm" svg:y="13.7cm">
          <draw:text-box>
            <text:p><text:span text:style-name="T23">When we make the call </text:span><text:span text:style-name="T22">f(&amp;x)</text:span></text:p>
            <text:p><text:span text:style-name="T24">address of x is copied to p</text:span></text:p>
            <text:p><text:span text:style-name="T23">p has the value &amp;x</text:span></text:p>
            <text:p><text:span text:style-name="T23"/></text:p>
            <text:p><text:span text:style-name="T22">f()</text:span><text:span text:style-name="T23"> changes the </text:span><text:span text:style-name="T19">value at address </text:span><text:span text:style-name="T28">&amp;x</text:span></text:p>
            <text:p><text:span text:style-name="T23"/></text:p>
            <text:p><text:span text:style-name="T23"/></text:p>
            <text:p><text:span text:style-name="T24">x gets changed</text:span></text:p>
            <text:p><text:span text:style-name="T25"/></text:p>
            <text:p><text:span text:style-name="T26">Output:</text:span><text:span text:style-name="T27"> 10</text:span></text:p>
          </draw:text-box>
        </draw:frame>
        <draw:frame draw:style-name="gr1" draw:text-style-name="P4" draw:layer="layout" svg:width="4.418cm" svg:height="0.962cm" svg:x="1.7cm" svg:y="3.3cm">
          <draw:text-box>
            <text:p><text:span text:style-name="T5">Call by Value</text:span></text:p>
          </draw:text-box>
        </draw:frame>
        <draw:frame draw:style-name="gr1" draw:text-style-name="P4" draw:layer="layout" svg:width="5.823cm" svg:height="0.962cm" svg:x="9.901cm" svg:y="3.3cm">
          <draw:text-box>
            <text:p><text:span text:style-name="T5">Call by Reference</text:span></text:p>
          </draw:text-box>
        </draw:frame>
        <draw:line draw:style-name="gr16" draw:text-style-name="P3" draw:layer="layout" svg:x1="9.201cm" svg:y1="3.3cm" svg:x2="9.001cm" svg:y2="20.7cm">
          <text:p/>
        </draw:line>
        <draw:frame draw:style-name="gr1" draw:text-style-name="P16" draw:layer="layout" svg:width="12.846cm" svg:height="0.962cm" svg:x="1.6cm" svg:y="1.4cm">
          <draw:text-box>
            <text:p><text:span text:style-name="T29">Function Arguments as Reference Variables</text:span></text:p>
          </draw:text-box>
        </draw:fram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 draw:text-style-name="P14" draw:layer="layout" svg:width="4.935cm" svg:height="8.588cm" svg:x="1.701cm" svg:y="4.7cm">
          <draw:text-box>
            <text:p><text:span text:style-name="T21">void f(int);</text:span></text:p>
            <text:p><text:span text:style-name="T22"/></text:p>
            <text:p><text:span text:style-name="T22">main()</text:span></text:p>
            <text:p><text:span text:style-name="T22">{</text:span></text:p>
            <text:p><text:span text:style-name="T22"><text:s text:c="2"/></text:span><text:span text:style-name="T22">int x=20;</text:span></text:p>
            <text:p><text:span text:style-name="T22"><text:s text:c="2"/></text:span><text:span text:style-name="T21">f(x);</text:span></text:p>
            <text:p><text:span text:style-name="T22"><text:s text:c="2"/></text:span><text:span text:style-name="T22">cout&lt;&lt;x;</text:span></text:p>
            <text:p><text:span text:style-name="T22">}</text:span></text:p>
            <text:p><text:span text:style-name="T22"/></text:p>
            <text:p><text:span text:style-name="T22">void f(</text:span><text:span text:style-name="T21">int p</text:span><text:span text:style-name="T22">)</text:span></text:p>
            <text:p><text:span text:style-name="T22">{</text:span></text:p>
            <text:p><text:span text:style-name="T22"><text:s text:c="2"/></text:span><text:span text:style-name="T21">p=10;</text:span></text:p>
            <text:p><text:span text:style-name="T22">}</text:span></text:p>
          </draw:text-box>
        </draw:frame>
        <draw:frame draw:style-name="gr4" draw:text-style-name="P14" draw:layer="layout" svg:width="5.274cm" svg:height="8.588cm" svg:x="9.902cm" svg:y="4.6cm">
          <draw:text-box>
            <text:p><text:span text:style-name="T21">void f(int *);</text:span></text:p>
            <text:p><text:span text:style-name="T22"/></text:p>
            <text:p><text:span text:style-name="T22">main()</text:span></text:p>
            <text:p><text:span text:style-name="T22">{</text:span></text:p>
            <text:p><text:span text:style-name="T22"><text:s text:c="2"/></text:span><text:span text:style-name="T22">int x=20;</text:span></text:p>
            <text:p><text:span text:style-name="T22"><text:s text:c="2"/></text:span><text:span text:style-name="T21">f(&amp;x);</text:span></text:p>
            <text:p><text:span text:style-name="T22"><text:s text:c="2"/></text:span><text:span text:style-name="T22">cout&lt;&lt;x;</text:span></text:p>
            <text:p><text:span text:style-name="T22">}</text:span></text:p>
            <text:p><text:span text:style-name="T22"/></text:p>
            <text:p><text:span text:style-name="T22">void f(</text:span><text:span text:style-name="T21">int *p</text:span><text:span text:style-name="T22">)</text:span></text:p>
            <text:p><text:span text:style-name="T22">{</text:span></text:p>
            <text:p><text:span text:style-name="T22"><text:s text:c="2"/></text:span><text:span text:style-name="T21">*p=10;</text:span></text:p>
            <text:p><text:span text:style-name="T22">}</text:span></text:p>
          </draw:text-box>
        </draw:frame>
        <draw:frame draw:style-name="gr1" draw:text-style-name="P15" draw:layer="layout" svg:width="7.847cm" svg:height="6.693cm" svg:x="1.301cm" svg:y="13.7cm">
          <draw:text-box>
            <text:p><text:span text:style-name="T23">When we make the call </text:span><text:span text:style-name="T22">f(x)</text:span></text:p>
            <text:p><text:span text:style-name="T24">value of x is copied to p</text:span></text:p>
            <text:p><text:span text:style-name="T23">p has the value 20</text:span></text:p>
            <text:p><text:span text:style-name="T23"/></text:p>
            <text:p><text:span text:style-name="T22">f()</text:span><text:span text:style-name="T23"> changes the value of p</text:span></text:p>
            <text:p><text:span text:style-name="T23"/></text:p>
            <text:p><text:span text:style-name="T23"/></text:p>
            <text:p><text:span text:style-name="T24">x remains unchanged</text:span></text:p>
            <text:p><text:span text:style-name="T25"/></text:p>
            <text:p><text:span text:style-name="T26">Output:</text:span><text:span text:style-name="T27"> 20</text:span></text:p>
          </draw:text-box>
        </draw:frame>
        <draw:frame draw:style-name="gr15" draw:text-style-name="P15" draw:layer="layout" svg:width="9.151cm" svg:height="6.71cm" svg:x="9.202cm" svg:y="13.7cm">
          <draw:text-box>
            <text:p><text:span text:style-name="T23">When we make the call </text:span><text:span text:style-name="T22">f(&amp;x)</text:span></text:p>
            <text:p><text:span text:style-name="T24">address of x is copied to p</text:span></text:p>
            <text:p><text:span text:style-name="T23">p has the value &amp;x</text:span></text:p>
            <text:p><text:span text:style-name="T23"/></text:p>
            <text:p><text:span text:style-name="T22">f()</text:span><text:span text:style-name="T23"> changes the </text:span><text:span text:style-name="T19">value at address </text:span><text:span text:style-name="T28">&amp;x</text:span></text:p>
            <text:p><text:span text:style-name="T23"/></text:p>
            <text:p><text:span text:style-name="T23"/></text:p>
            <text:p><text:span text:style-name="T24">x gets changed</text:span></text:p>
            <text:p><text:span text:style-name="T25"/></text:p>
            <text:p><text:span text:style-name="T26">Output:</text:span><text:span text:style-name="T27"> 10</text:span></text:p>
          </draw:text-box>
        </draw:frame>
        <draw:frame draw:style-name="gr1" draw:text-style-name="P4" draw:layer="layout" svg:width="4.418cm" svg:height="0.962cm" svg:x="1.7cm" svg:y="3.3cm">
          <draw:text-box>
            <text:p><text:span text:style-name="T5">Call by Value</text:span></text:p>
          </draw:text-box>
        </draw:frame>
        <draw:frame draw:style-name="gr1" draw:text-style-name="P4" draw:layer="layout" svg:width="5.823cm" svg:height="0.962cm" svg:x="9.901cm" svg:y="3.3cm">
          <draw:text-box>
            <text:p><text:span text:style-name="T5">Call by Reference</text:span></text:p>
          </draw:text-box>
        </draw:frame>
        <draw:frame draw:style-name="gr4" draw:text-style-name="P14" draw:layer="layout" svg:width="5.274cm" svg:height="8.588cm" svg:x="19.102cm" svg:y="4.6cm">
          <draw:text-box>
            <text:p><text:span text:style-name="T21">void f(int &amp;);</text:span></text:p>
            <text:p><text:span text:style-name="T22"/></text:p>
            <text:p><text:span text:style-name="T22">main()</text:span></text:p>
            <text:p><text:span text:style-name="T22">{</text:span></text:p>
            <text:p><text:span text:style-name="T22"><text:s text:c="2"/></text:span><text:span text:style-name="T22">int x=20;</text:span></text:p>
            <text:p><text:span text:style-name="T22"><text:s text:c="2"/></text:span><text:span text:style-name="T21">f(x);</text:span></text:p>
            <text:p><text:span text:style-name="T22"><text:s text:c="2"/></text:span><text:span text:style-name="T22">cout&lt;&lt;x;</text:span></text:p>
            <text:p><text:span text:style-name="T22">}</text:span></text:p>
            <text:p><text:span text:style-name="T22"/></text:p>
            <text:p><text:span text:style-name="T22">void f(</text:span><text:span text:style-name="T21">int &amp;p</text:span><text:span text:style-name="T22">)</text:span></text:p>
            <text:p><text:span text:style-name="T22">{</text:span></text:p>
            <text:p><text:span text:style-name="T22"><text:s text:c="2"/></text:span><text:span text:style-name="T21">p=10;</text:span></text:p>
            <text:p><text:span text:style-name="T22">}</text:span></text:p>
          </draw:text-box>
        </draw:frame>
        <draw:line draw:style-name="gr16" draw:text-style-name="P3" draw:layer="layout" svg:x1="18.501cm" svg:y1="3.3cm" svg:x2="18.301cm" svg:y2="20.7cm">
          <text:p/>
        </draw:line>
        <draw:frame draw:style-name="gr15" draw:text-style-name="P15" draw:layer="layout" svg:width="8.185cm" svg:height="6.693cm" svg:x="18.402cm" svg:y="13.7cm">
          <draw:text-box>
            <text:p><text:span text:style-name="T23">When we make the call </text:span><text:span text:style-name="T22">f(&amp;x)</text:span></text:p>
            <text:p><text:span text:style-name="T24">NOTHING IS COPIED</text:span></text:p>
            <text:p><text:span text:style-name="T24">p becomes a reference to x</text:span></text:p>
            <text:p><text:span text:style-name="T23"/></text:p>
            <text:p><text:span text:style-name="T22">f()</text:span><text:span text:style-name="T23"> changes the value of </text:span><text:span text:style-name="T28">x</text:span></text:p>
            <text:p><text:span text:style-name="T23"/></text:p>
            <text:p><text:span text:style-name="T23"/></text:p>
            <text:p><text:span text:style-name="T24">x gets changed</text:span></text:p>
            <text:p><text:span text:style-name="T25"/></text:p>
            <text:p><text:span text:style-name="T26">Output:</text:span><text:span text:style-name="T27"> 10</text:span></text:p>
          </draw:text-box>
        </draw:frame>
        <draw:frame draw:style-name="gr1" draw:text-style-name="P4" draw:layer="layout" svg:width="5.823cm" svg:height="0.962cm" svg:x="19.101cm" svg:y="3.3cm">
          <draw:text-box>
            <text:p><text:span text:style-name="T5">Call by Reference</text:span></text:p>
          </draw:text-box>
        </draw:frame>
        <draw:line draw:style-name="gr16" draw:text-style-name="P3" draw:layer="layout" svg:x1="9.201cm" svg:y1="3.3cm" svg:x2="9.001cm" svg:y2="20.7cm">
          <text:p/>
        </draw:line>
        <draw:frame draw:style-name="gr1" draw:text-style-name="P16" draw:layer="layout" svg:width="12.846cm" svg:height="0.962cm" svg:x="1.6cm" svg:y="1.4cm">
          <draw:text-box>
            <text:p><text:span text:style-name="T29">Function Arguments as Reference Variables</text:span></text:p>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17" draw:text-style-name="P18" draw:layer="layout" svg:width="5.866cm" svg:height="8.969cm" svg:x="0.902cm" svg:y="6.3cm">
          <draw:text-box>
            <text:p text:style-name="P17"><text:span text:style-name="T30">void f(int *);</text:span></text:p>
            <text:p text:style-name="P17"><text:span text:style-name="T30"/></text:p>
            <text:p text:style-name="P17"><text:span text:style-name="T30">main()</text:span></text:p>
            <text:p text:style-name="P17"><text:span text:style-name="T30">{</text:span></text:p>
            <text:p text:style-name="P17"><text:span text:style-name="T30"><text:s text:c="2"/></text:span><text:span text:style-name="T30">int x=20;</text:span></text:p>
            <text:p text:style-name="P17"><text:span text:style-name="T30"><text:s text:c="2"/></text:span><text:span text:style-name="T30">f(NULL);</text:span></text:p>
            <text:p text:style-name="P17"><text:span text:style-name="T30">}</text:span></text:p>
            <text:p text:style-name="P17"><text:span text:style-name="T30"/></text:p>
            <text:p text:style-name="P17"><text:span text:style-name="T30">void f(int *p)</text:span></text:p>
            <text:p text:style-name="P17"><text:span text:style-name="T30">{</text:span></text:p>
            <text:p text:style-name="P17"><text:span text:style-name="T30"><text:s text:c="2"/></text:span><text:span text:style-name="T30">*p=10;</text:span></text:p>
            <text:p text:style-name="P17"><text:span text:style-name="T30">}</text:span></text:p>
          </draw:text-box>
        </draw:frame>
        <draw:frame draw:style-name="gr17" draw:text-style-name="P18" draw:layer="layout" svg:width="5.866cm" svg:height="8.969cm" svg:x="14.402cm" svg:y="6.4cm">
          <draw:text-box>
            <text:p text:style-name="P17"><text:span text:style-name="T30">void f(int &amp;);</text:span></text:p>
            <text:p text:style-name="P17"><text:span text:style-name="T30"/></text:p>
            <text:p text:style-name="P17"><text:span text:style-name="T30">main()</text:span></text:p>
            <text:p text:style-name="P17"><text:span text:style-name="T30">{</text:span></text:p>
            <text:p text:style-name="P17"><text:span text:style-name="T30"><text:s text:c="2"/></text:span><text:span text:style-name="T30">int x=20;</text:span></text:p>
            <text:p text:style-name="P17"><text:span text:style-name="T30"><text:s text:c="2"/></text:span><text:span text:style-name="T30">f(x);</text:span></text:p>
            <text:p text:style-name="P17"><text:span text:style-name="T30">}</text:span></text:p>
            <text:p text:style-name="P17"><text:span text:style-name="T30"/></text:p>
            <text:p text:style-name="P17"><text:span text:style-name="T30">void f(int &amp;p)</text:span></text:p>
            <text:p text:style-name="P17"><text:span text:style-name="T30">{</text:span></text:p>
            <text:p text:style-name="P17"><text:span text:style-name="T30"><text:s text:c="2"/></text:span><text:span text:style-name="T30">p=10;</text:span></text:p>
            <text:p text:style-name="P17"><text:span text:style-name="T30">}</text:span></text:p>
          </draw:text-box>
        </draw:frame>
        <draw:line draw:style-name="gr16" draw:text-style-name="P3" draw:layer="layout" svg:x1="14.101cm" svg:y1="5.6cm" svg:x2="14.101cm" svg:y2="15.9cm">
          <text:p/>
        </draw:line>
        <draw:frame draw:style-name="gr1" draw:text-style-name="P19" draw:layer="layout" svg:width="7.648cm" svg:height="2.384cm" svg:x="6.3cm" svg:y="9.2cm">
          <draw:text-box>
            <text:p text:style-name="P19"><text:span text:style-name="T31">Segmentation Fault</text:span></text:p>
            <text:p text:style-name="P19"><text:span text:style-name="T13">pointers may accidentally</text:span></text:p>
            <text:p text:style-name="P19"><text:span text:style-name="T13">point to invalid addresses</text:span></text:p>
          </draw:text-box>
        </draw:frame>
        <draw:frame draw:style-name="gr1" draw:text-style-name="P19" draw:layer="layout" svg:width="7.373cm" svg:height="2.384cm" svg:x="19.8cm" svg:y="9.1cm">
          <draw:text-box>
            <text:p text:style-name="P19"><text:span text:style-name="T13">x is just a normal integer</text:span></text:p>
            <text:p text:style-name="P19"><text:span text:style-name="T13">we are not messing with</text:span></text:p>
            <text:p text:style-name="P19"><text:span text:style-name="T13">addresses</text:span></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20" draw:layer="layout" svg:width="12.216cm" svg:height="0.962cm" svg:x="1.4cm" svg:y="1.2cm">
          <draw:text-box>
            <text:p text:style-name="P20"><text:span text:style-name="T3">Function Returning Reference Variable</text:span></text:p>
          </draw:text-box>
        </draw:frame>
        <draw:frame draw:style-name="gr1" draw:text-style-name="P5" draw:layer="layout" svg:width="8.503cm" svg:height="9.663cm" svg:x="1.7cm" svg:y="3.4cm">
          <draw:text-box>
            <text:p text:style-name="P5"><text:span text:style-name="T9">int &amp;</text:span><text:span text:style-name="T8">f(int [],int);</text:span></text:p>
            <text:p text:style-name="P5"><text:span text:style-name="T8"/></text:p>
            <text:p text:style-name="P5"><text:span text:style-name="T8">main()</text:span></text:p>
            <text:p text:style-name="P5"><text:span text:style-name="T8">{</text:span></text:p>
            <text:p text:style-name="P5"><text:span text:style-name="T8"><text:s text:c="2"/></text:span><text:span text:style-name="T8">int x[3];</text:span></text:p>
            <text:p text:style-name="P5"><text:span text:style-name="T8"><text:s text:c="2"/></text:span><text:span text:style-name="T8">f(x,1)=10;</text:span></text:p>
            <text:p text:style-name="P5"><text:span text:style-name="T8"><text:s text:c="2"/></text:span><text:span text:style-name="T8">cout&lt;&lt; x[1] &lt;&lt;endl;</text:span></text:p>
            <text:p text:style-name="P5"><text:span text:style-name="T8">}</text:span></text:p>
            <text:p text:style-name="P5"><text:span text:style-name="T8"/></text:p>
            <text:p text:style-name="P5"><text:span text:style-name="T9">int &amp;</text:span><text:span text:style-name="T8">f(int p[],int i)</text:span></text:p>
            <text:p text:style-name="P5"><text:span text:style-name="T8">{</text:span></text:p>
            <text:p text:style-name="P5"><text:span text:style-name="T8"><text:s text:c="2"/></text:span><text:span text:style-name="T9">return p[i];</text:span></text:p>
            <text:p text:style-name="P5"><text:span text:style-name="T8">}</text:span></text:p>
          </draw:text-box>
        </draw:frame>
        <draw:line draw:style-name="gr5" draw:text-style-name="P3" draw:layer="layout" svg:x1="10.8cm" svg:y1="5.4cm" svg:x2="6.6cm" svg:y2="7.4cm">
          <text:p/>
        </draw:line>
        <draw:frame draw:style-name="gr1" draw:layer="layout" svg:width="10.903cm" svg:height="0.962cm" svg:x="10.7cm" svg:y="4.9cm">
          <draw:text-box>
            <text:p>f(x,1) becomes another name for x[1]</text:p>
          </draw:text-box>
        </draw:frame>
        <draw:frame draw:style-name="gr1" draw:layer="layout" svg:width="3.465cm" svg:height="0.962cm" svg:x="2cm" svg:y="14.4cm">
          <draw:text-box>
            <text:p>Output: 10</text:p>
          </draw:text-box>
        </draw:frame>
        <draw:frame draw:style-name="gr1" draw:layer="layout" svg:width="11.204cm" svg:height="1.733cm" svg:x="12.401cm" svg:y="11.2cm">
          <draw:text-box>
            <text:p>We are returning a reference to<text:span text:style-name="T8"> p[i]</text:span></text:p>
            <text:p><text:span text:style-name="T32">We are NOT returning any pointer.</text:span></text:p>
          </draw:text-box>
        </draw:frame>
        <draw:line draw:style-name="gr5" draw:text-style-name="P3" draw:layer="layout" svg:x1="12.401cm" svg:y1="12cm" svg:x2="7.4cm" svg:y2="12cm">
          <text:p/>
        </draw:line>
        <presentation:notes draw:style-name="dp2">
          <office:forms form:automatic-focus="false" form:apply-design-mode="false"/>
          <draw:page-thumbnail draw:style-name="gr3"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5" draw:layer="layout" svg:width="19.933cm" svg:height="6.767cm" svg:x="1.6cm" svg:y="5.5cm">
          <draw:text-box>
            <text:p><text:span text:style-name="T8">f()</text:span></text:p>
            <text:p><text:span text:style-name="T8">{</text:span></text:p>
            <text:p><text:span text:style-name="T8"><text:s text:c="2"/></text:span><text:span text:style-name="T8">int x, y;</text:span></text:p>
            <text:p><text:span text:style-name="T8"><text:s text:c="2"/></text:span><text:span text:style-name="T8">char s[10];</text:span></text:p>
            <text:p><text:span text:style-name="T8"><text:s text:c="2"/></text:span><text:span text:style-name="T8">struct student {int roll, float cpi;} s1, s2, s3;</text:span></text:p>
            <text:p><text:span text:style-name="T8"><text:s text:c="2"/></text:span></text:p>
            <text:p><text:span text:style-name="T8"><text:s text:c="2"/></text:span><text:span text:style-name="T8">// Do stuff with your variables</text:span></text:p>
            <text:p><text:span text:style-name="T8"><text:s text:c="2"/></text:span></text:p>
            <text:p><text:span text:style-name="T8">}</text:span></text:p>
          </draw:text-box>
        </draw:frame>
        <draw:frame draw:style-name="gr1" draw:text-style-name="P21" draw:layer="layout" svg:width="23.403cm" svg:height="2.384cm" svg:x="1.5cm" svg:y="1.8cm">
          <draw:text-box>
            <text:list text:style-name="L1">
              <text:list-item>
                <text:p text:style-name="P21"><text:span text:style-name="T12">Sometimes compiler knows how much memory to allocate for each function call</text:span></text:p>
              </text:list-item>
            </text:list>
            <text:p text:style-name="P21"><text:span text:style-name="T12"><text:s text:c="7"/></text:span><text:span text:style-name="T12">even before you run your program.</text:span></text:p>
            <text:list text:continue-numbering="true" text:style-name="L1">
              <text:list-item>
                <text:p text:style-name="P21"><text:span text:style-name="T12">This is known as </text:span><text:span text:style-name="T5">static allocation</text:span><text:span text:style-name="T12">.</text:span></text:p>
              </text:list-item>
            </text:list>
          </draw:text-box>
        </draw:frame>
        <draw:frame draw:style-name="gr1" draw:layer="layout" svg:width="21.668cm" svg:height="1.673cm" svg:x="1.8cm" svg:y="13.4cm">
          <draw:text-box>
            <text:list text:style-name="L1">
              <text:list-item>
                <text:p>Suppose size of int, float and char are 4, 4 and 1 byte respectively.</text:p>
              </text:list-item>
            </text:list>
            <text:p><text:s text:c="3"/>Then, compile knows that each call to f( ) require 2*4+1*10+3*(4+4) bytes</text:p>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8" draw:text-style-name="P22" draw:layer="layout" svg:width="16.885cm" svg:height="4.595cm" svg:x="1.601cm" svg:y="15.601cm">
          <draw:text-box>
            <text:p text:style-name="P22"><text:span text:style-name="T8">while(the user does not enter 0)</text:span></text:p>
            <text:p text:style-name="P22"><text:span text:style-name="T8">{</text:span></text:p>
            <text:p text:style-name="P22"><text:span text:style-name="T8"><text:s text:c="2"/></text:span><text:span text:style-name="T33">store the user input;</text:span></text:p>
            <text:p text:style-name="P22"><text:span text:style-name="T8">}</text:span></text:p>
            <text:p text:style-name="P22"><text:span text:style-name="T8"/></text:p>
            <text:p text:style-name="P22"><text:span text:style-name="T8">print all the numbers entered by the user; </text:span></text:p>
          </draw:text-box>
        </draw:frame>
        <draw:frame draw:style-name="gr1" draw:text-style-name="P7" draw:layer="layout" svg:width="13.816cm" svg:height="0.962cm" svg:x="1.3cm" svg:y="14.5cm">
          <draw:text-box>
            <text:p text:style-name="P7">Get some +ve integers from user and sort them</text:p>
          </draw:text-box>
        </draw:frame>
        <draw:frame draw:style-name="gr1" draw:text-style-name="P23" draw:layer="layout" svg:width="24.804cm" svg:height="2.384cm" svg:x="1.4cm" svg:y="1.3cm">
          <draw:text-box>
            <text:list text:style-name="L1">
              <text:list-item>
                <text:p text:style-name="P23"><text:span text:style-name="T12">Sometimes memory needs to be allocated dynamically when the program is running.</text:span></text:p>
              </text:list-item>
              <text:list-item>
                <text:p text:style-name="P23"><text:span text:style-name="T12">This is known as </text:span><text:span text:style-name="T5">dynamic allocation</text:span></text:p>
              </text:list-item>
              <text:list-item>
                <text:p text:style-name="P23"><text:span text:style-name="T12">The mechanisms for static and dynamic allocation are different.</text:span></text:p>
              </text:list-item>
            </text:list>
          </draw:text-box>
        </draw:frame>
        <draw:frame draw:style-name="gr18" draw:text-style-name="P14" draw:layer="layout" svg:width="11.001cm" svg:height="6.002cm" svg:x="1.501cm" svg:y="6.002cm">
          <draw:text-box>
            <text:p text:style-name="P14"><text:span text:style-name="T22">merge_sort(int A[],int p,int r)</text:span></text:p>
            <text:p text:style-name="P14"><text:span text:style-name="T22">{</text:span></text:p>
            <text:p text:style-name="P14"><text:span text:style-name="T22"><text:s text:c="2"/></text:span><text:span text:style-name="T22">if(p&lt;r)</text:span></text:p>
            <text:p text:style-name="P14"><text:span text:style-name="T22"><text:s text:c="2"/></text:span><text:span text:style-name="T22">{</text:span></text:p>
            <text:p text:style-name="P14"><text:span text:style-name="T22"><text:s text:c="4"/></text:span><text:span text:style-name="T22">merge_sort(A,p,(p+r)/2);</text:span></text:p>
            <text:p text:style-name="P14"><text:span text:style-name="T22"><text:s text:c="4"/></text:span><text:span text:style-name="T22">merge_sort(A,(p+r)/2+1,r);</text:span></text:p>
            <text:p text:style-name="P14"><text:span text:style-name="T22"/></text:p>
            <text:p text:style-name="P14"><text:span text:style-name="T22"><text:s text:c="4"/></text:span><text:span text:style-name="T22">merge(A,p,q,r);</text:span></text:p>
            <text:p text:style-name="P14"><text:span text:style-name="T22">}</text:span></text:p>
          </draw:text-box>
        </draw:frame>
        <draw:frame draw:style-name="gr18" draw:text-style-name="P14" draw:layer="layout" svg:width="14.048cm" svg:height="6.641cm" svg:x="12.875cm" svg:y="6.001cm">
          <draw:text-box>
            <text:p text:style-name="P15"><text:span text:style-name="T22">merge(int A[],int p,int q,int r)</text:span></text:p>
            <text:p text:style-name="P15"><text:span text:style-name="T22">{</text:span></text:p>
            <text:p text:style-name="P15"><text:span text:style-name="T22"><text:s text:c="2"/></text:span><text:span text:style-name="T22">int n1=q-p+1;</text:span></text:p>
            <text:p text:style-name="P15"><text:span text:style-name="T22"><text:s text:c="2"/></text:span><text:span text:style-name="T22">int n2=r-q;</text:span></text:p>
            <text:p text:style-name="P15"><text:span text:style-name="T22"/></text:p>
            <text:p text:style-name="P15"><text:span text:style-name="T22"><text:s text:c="2"/></text:span><text:span text:style-name="T34">//Make new array L of size n1+1</text:span></text:p>
            <text:p text:style-name="P15"><text:span text:style-name="T34"><text:s text:c="2"/></text:span><text:span text:style-name="T34">//Make new array R of size n2+1</text:span></text:p>
            <text:p text:style-name="P15"><text:span text:style-name="T22"><text:s text:c="2"/></text:span><text:span text:style-name="T22">//Copy A[p..q] to L and A[q+1..r] to R</text:span></text:p>
            <text:p text:style-name="P15"><text:span text:style-name="T22"><text:s text:c="2"/></text:span><text:span text:style-name="T22">//Merge L and R into A[p..r]</text:span></text:p>
            <text:p text:style-name="P15"><text:span text:style-name="T22">}</text:span></text:p>
          </draw:text-box>
        </draw:frame>
        <draw:frame draw:style-name="gr1" draw:layer="layout" svg:width="3.533cm" svg:height="0.962cm" svg:x="1.198cm" svg:y="5cm">
          <draw:text-box>
            <text:p>Merge sort</text:p>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1" draw:text-style-name="P1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9" draw:text-style-name="P5" draw:layer="layout" svg:width="8.24cm" svg:height="7.521cm" svg:x="0.86cm" svg:y="0.792cm">
          <draw:text-box>
            <text:p text:style-name="P5"><text:span text:style-name="T8">// vla.cpp</text:span></text:p>
            <text:p text:style-name="P5"><text:span text:style-name="T8">#include &lt;iostream&gt;</text:span></text:p>
            <text:p text:style-name="P5"><text:span text:style-name="T8">using namespace std;</text:span></text:p>
            <text:p text:style-name="P5"><text:span text:style-name="T8"/></text:p>
            <text:p text:style-name="P5"><text:span text:style-name="T8">main()</text:span></text:p>
            <text:p text:style-name="P5"><text:span text:style-name="T8">{</text:span></text:p>
            <text:p text:style-name="P5"><text:span text:style-name="T8"><text:tab/></text:span><text:span text:style-name="T8">int n;</text:span></text:p>
            <text:p text:style-name="P5"><text:span text:style-name="T8"><text:tab/></text:span><text:span text:style-name="T8">cin&gt;&gt;n;</text:span></text:p>
            <text:p text:style-name="P5"><text:span text:style-name="T8"><text:tab/></text:span><text:span text:style-name="T8">int a[n];</text:span></text:p>
            <text:p text:style-name="P5"><text:span text:style-name="T8">}</text:span></text:p>
          </draw:text-box>
        </draw:frame>
        <draw:frame draw:style-name="gr1" draw:layer="layout" svg:width="7.94cm" svg:height="3.095cm" svg:x="9.3cm" svg:y="0.8cm">
          <draw:text-box>
            <text:p>Is it a valid C++ code ?</text:p>
            <text:p/>
            <text:p/>
            <text:p>Does it compile with g++ ?</text:p>
          </draw:text-box>
        </draw:frame>
        <presentation:notes draw:style-name="dp2">
          <office:forms form:automatic-focus="false" form:apply-design-mode="false"/>
          <draw:page-thumbnail draw:style-name="gr3"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9" draw:text-style-name="P5" draw:layer="layout" svg:width="8.24cm" svg:height="7.521cm" svg:x="0.86cm" svg:y="0.792cm">
          <draw:text-box>
            <text:p text:style-name="P5"><text:span text:style-name="T8">// vla.cpp</text:span></text:p>
            <text:p text:style-name="P5"><text:span text:style-name="T8">#include &lt;iostream&gt;</text:span></text:p>
            <text:p text:style-name="P5"><text:span text:style-name="T8">using namespace std;</text:span></text:p>
            <text:p text:style-name="P5"><text:span text:style-name="T8"/></text:p>
            <text:p text:style-name="P5"><text:span text:style-name="T8">main()</text:span></text:p>
            <text:p text:style-name="P5"><text:span text:style-name="T8">{</text:span></text:p>
            <text:p text:style-name="P5"><text:span text:style-name="T8"><text:tab/></text:span><text:span text:style-name="T8">int n;</text:span></text:p>
            <text:p text:style-name="P5"><text:span text:style-name="T8"><text:tab/></text:span><text:span text:style-name="T8">cin&gt;&gt;n;</text:span></text:p>
            <text:p text:style-name="P5"><text:span text:style-name="T8"><text:tab/></text:span><text:span text:style-name="T8">int a[n];</text:span></text:p>
            <text:p text:style-name="P5"><text:span text:style-name="T8">}</text:span></text:p>
          </draw:text-box>
        </draw:frame>
        <draw:frame draw:style-name="gr1" draw:layer="layout" svg:width="18.092cm" svg:height="6.676cm" svg:x="9.3cm" svg:y="0.8cm">
          <draw:text-box>
            <text:p>Is it a valid C++ code ? <text:s text:c="5"/><text:span text:style-name="T5">NO</text:span></text:p>
            <text:p><text:span text:style-name="T5">V</text:span>ariable <text:span text:style-name="T5">L</text:span>ength <text:span text:style-name="T5">A</text:span>rray is not part of ISO standard for C++</text:p>
            <text:p/>
            <text:p>Does it compile with g++ ? Yes (and No)</text:p>
            <text:p>g++ supports <text:span text:style-name="T5">V</text:span><text:span text:style-name="T5">L</text:span><text:span text:style-name="T5">A</text:span><text:span text:style-name="T12"> as an extension to ISO standard.</text:span></text:p>
            <text:p>Other compilers may not / do not support VLA.</text:p>
            <text:p/>
            <text:p>We can force g++ to strictly follow the ISO standard as follows,</text:p>
            <text:p><text:span text:style-name="T11">g++ --pedantic-error &lt;filename&gt;.cpp</text:span></text:p>
          </draw:text-box>
        </draw:frame>
        <draw:frame draw:style-name="gr1" draw:layer="layout" svg:width="24.382cm" svg:height="3.095cm" svg:x="1.2cm" svg:y="9.8cm">
          <draw:text-box>
            <text:p>Even when your compiler supports the VLA syntax it is all doing a dynamic allocation.</text:p>
            <text:p>And the mechanism to allocate memory for a[n] and a[10] will be different.</text:p>
            <text:p/>
            <text:p>It is important the programmer to know that difference and stick to the standards. </text:p>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24" draw:layer="layout" svg:width="20.04cm" svg:height="6.811cm" svg:x="0.7cm" svg:y="0.5cm">
          <draw:text-box>
            <text:p><text:span text:style-name="T35">struct student {int roll; float cpi;};</text:span></text:p>
            <text:p><text:span text:style-name="T35"/></text:p>
            <text:p><text:span text:style-name="T35">main()</text:span></text:p>
            <text:p><text:span text:style-name="T35">{</text:span></text:p>
            <text:p><text:span text:style-name="T35"><text:tab/></text:span><text:span text:style-name="T35">student s;</text:span></text:p>
            <text:p><text:span text:style-name="T35"><text:tab/></text:span><text:span text:style-name="T35">s.roll = 16123011;</text:span></text:p>
            <text:p><text:span text:style-name="T35"><text:tab/></text:span><text:span text:style-name="T35">s.cpi = 9.2;</text:span></text:p>
            <text:p><text:span text:style-name="T35"/></text:p>
            <text:p><text:span text:style-name="T35"><text:tab/></text:span><text:span text:style-name="T35">cout &lt;&lt; "Roll " &lt;&lt; s.roll &lt;&lt; " Cpi " &lt;&lt; s.cpi &lt;&lt; endl;</text:span></text:p>
            <text:p><text:span text:style-name="T35">}</text:span></text:p>
          </draw:text-box>
        </draw:frame>
        <draw:frame draw:style-name="gr4" draw:text-style-name="P7" draw:layer="layout" svg:width="10.971cm" svg:height="1.048cm" svg:x="0.8cm" svg:y="7.6cm">
          <draw:text-box>
            <text:p><text:span text:style-name="T18">Output: <text:s/></text:span><text:span text:style-name="T36">Roll 16123011 Cpi 9.2</text:span></text:p>
          </draw:text-box>
        </draw:frame>
        <draw:line draw:style-name="gr7" draw:text-style-name="P3" draw:layer="layout" svg:x1="0.8cm" svg:y1="9cm" svg:x2="27.2cm" svg:y2="9cm">
          <text:p/>
        </draw:line>
        <draw:frame draw:style-name="gr1" draw:text-style-name="P7" draw:layer="layout" svg:width="19.891cm" svg:height="1.018cm" svg:x="1.1cm" svg:y="10.7cm">
          <draw:text-box>
            <text:p><text:span text:style-name="T18">We use</text:span><text:span text:style-name="T36"> -&gt; </text:span><text:span text:style-name="T18">to access structure element from pointer to the structure</text:span></text:p>
          </draw:text-box>
        </draw:frame>
        <draw:frame draw:style-name="gr1" draw:text-style-name="P24" draw:layer="layout" svg:width="21.395cm" svg:height="5.499cm" svg:x="0.701cm" svg:y="12.201cm">
          <draw:text-box>
            <text:p><text:span text:style-name="T35"><text:tab/></text:span><text:span text:style-name="T35">student s, *p;</text:span></text:p>
            <text:p><text:span text:style-name="T35"><text:tab/></text:span><text:span text:style-name="T35">s.roll = 16123011;</text:span></text:p>
            <text:p><text:span text:style-name="T35"><text:tab/></text:span><text:span text:style-name="T35">s.cpi = 9.2;</text:span></text:p>
            <text:p><text:span text:style-name="T35"/></text:p>
            <text:p><text:span text:style-name="T35"><text:tab/></text:span><text:span text:style-name="T35">p = &amp;s; //implies s is *p</text:span></text:p>
            <text:p><text:span text:style-name="T35"/></text:p>
            <text:p><text:span text:style-name="T35"><text:tab/></text:span><text:span text:style-name="T35">cout &lt;&lt; "Roll " &lt;&lt;(*p).roll &lt;&lt; " Cpi " &lt;&lt;(*p).cpi &lt;&lt; endl;</text:span></text:p>
            <text:p><text:span text:style-name="T35"><text:tab/></text:span><text:span text:style-name="T35">cout &lt;&lt; "Roll " &lt;&lt; <text:s/>p-&gt;roll &lt;&lt; " Cpi " &lt;&lt; <text:s/>p-&gt;cpi &lt;&lt; endl;</text:span></text:p>
          </draw:text-box>
        </draw:frame>
        <draw:frame draw:style-name="gr1" draw:text-style-name="P9" draw:layer="layout" svg:width="14.624cm" svg:height="1.093cm" svg:x="1.101cm" svg:y="9.4cm">
          <draw:text-box>
            <text:p><text:span text:style-name="T37">Pointer to structure <text:s text:c="3"/>and <text:s text:c="3"/>the <text:s text:c="2"/></text:span><text:span text:style-name="T38">-&gt;</text:span><text:span text:style-name="T39"> <text:s/></text:span><text:span text:style-name="T37">operator</text:span></text:p>
          </draw:text-box>
        </draw:frame>
        <draw:frame draw:style-name="gr20" draw:layer="layout" svg:width="11.471cm" svg:height="1.123cm" svg:x="2.2cm" svg:y="18.3cm">
          <draw:text-box>
            <text:p><text:span text:style-name="T38">p-&gt;roll</text:span> <text:s text:c="2"/>is same as <text:s text:c="2"/><text:span text:style-name="T38">(*p).roll</text:span></text:p>
          </draw:text-box>
        </draw:frame>
        <presentation:notes draw:style-name="dp2">
          <draw:page-thumbnail draw:style-name="gr3" draw:layer="layout" svg:width="14.848cm" svg:height="11.136cm" svg:x="3.075cm" svg:y="2.257cm" draw:page-number="26" presentation:class="page"/>
          <draw:frame presentation:style-name="pr1" draw:text-style-name="P13" draw:layer="layout" svg:width="16.799cm" svg:height="13.364cm" svg:x="2.1cm" svg:y="14.107cm" presentation:class="notes" presentation:placeholder="true">
            <draw:text-box/>
          </draw:frame>
        </presentation:notes>
      </draw:page>
      <draw:page draw:name="Slide24" draw:style-name="dp3" draw:master-page-name="Master1-Layout5-obj-Blank" presentation:presentation-page-layout-name="AL1T13">
        <office:forms form:automatic-focus="false" form:apply-design-mode="false"/>
        <draw:custom-shape draw:name="object 2" draw:style-name="gr21" draw:text-style-name="P25" draw:layer="layout" svg:width="0.001cm" svg:height="3.801cm" svg:x="12.296cm" svg:y="2.601cm">
          <text:p/>
          <draw:enhanced-geometry svg:viewBox="0 0 0 1367790" draw:text-areas="?f8 ?f10 ?f9 ?f11" draw:type="non-primitive" draw:enhanced-path="M 0 0 L 0 13677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367790"/>
            <draw:equation draw:name="f8" draw:formula="0 / ?f6"/>
            <draw:equation draw:name="f9" draw:formula="1 / ?f6"/>
            <draw:equation draw:name="f10" draw:formula="0 / ?f7"/>
            <draw:equation draw:name="f11" draw:formula="1367790 / ?f7"/>
          </draw:enhanced-geometry>
        </draw:custom-shape>
        <draw:custom-shape draw:name="object 3" draw:style-name="gr21" draw:text-style-name="P25" draw:layer="layout" svg:width="0.001cm" svg:height="3.995cm" svg:x="16.193cm" svg:y="2.209cm">
          <text:p/>
          <draw:enhanced-geometry svg:viewBox="0 0 0 1437640" draw:text-areas="?f8 ?f10 ?f9 ?f11" draw:type="non-primitive" draw:enhanced-path="M 0 0 L 0 143762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437640"/>
            <draw:equation draw:name="f8" draw:formula="0 / ?f6"/>
            <draw:equation draw:name="f9" draw:formula="1 / ?f6"/>
            <draw:equation draw:name="f10" draw:formula="0 / ?f7"/>
            <draw:equation draw:name="f11" draw:formula="1437640 / ?f7"/>
          </draw:enhanced-geometry>
        </draw:custom-shape>
        <draw:custom-shape draw:name="object 4" draw:style-name="gr21" draw:text-style-name="P25" draw:layer="layout" svg:width="3.896cm" svg:height="0.001cm" svg:x="12.296cm" svg:y="4.405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5" draw:style-name="gr21" draw:text-style-name="P25" draw:layer="layout" svg:width="3.896cm" svg:height="0.001cm" svg:x="12.296cm" svg:y="5.1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6" draw:style-name="gr22" draw:text-style-name="P25" draw:layer="layout" svg:width="3.896cm" svg:height="0.001cm" svg:x="12.296cm" svg:y="5.7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7" draw:style-name="gr21" draw:text-style-name="P25" draw:layer="layout" svg:width="3.903cm" svg:height="0.369cm" svg:x="12.314cm" svg:y="11.414cm">
          <text:p/>
          <draw:enhanced-geometry svg:viewBox="0 0 1405889 132714" draw:text-areas="?f8 ?f10 ?f9 ?f11" draw:type="non-primitive" draw:enhanced-path="M 0 132100 L 41655 111832 84225 96770 127557 85792 171498 77780 215897 71612 260601 66169 283020 63368 327898 56910 372700 48376 417275 36644 439430 29230 462449 22560 485060 19094 507314 18491 529258 20412 572420 30465 614942 46531 657221 65890 678392 75954 699652 85821 742632 103604 786557 116519 831824 121844 855085 120811 878829 116860 901002 112101 923302 107685 945704 103537 968184 99580 990717 95737 1013278 91933 1035843 88091 1080884 79988 1125642 70818 1169921 59972 1213521 46840 1256246 30810 1297898 11274 1318259 0 14058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5889"/>
            <draw:equation draw:name="f7" draw:formula="?f4 / 132714"/>
            <draw:equation draw:name="f8" draw:formula="?f0 / ?f6"/>
            <draw:equation draw:name="f9" draw:formula="?f1 / ?f6"/>
            <draw:equation draw:name="f10" draw:formula="?f2 / ?f7"/>
            <draw:equation draw:name="f11" draw:formula="?f3 / ?f7"/>
          </draw:enhanced-geometry>
        </draw:custom-shape>
        <draw:custom-shape draw:name="object 8" draw:style-name="gr21" draw:text-style-name="P25" draw:layer="layout" svg:width="3.896cm" svg:height="0.001cm" svg:x="12.296cm" svg:y="3.7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9" draw:style-name="gr22" draw:text-style-name="P25" draw:layer="layout" svg:width="3.896cm" svg:height="0.001cm" svg:x="12.296cm" svg:y="3.0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10" draw:style-name="gr21" draw:text-style-name="P25" draw:layer="layout" svg:width="3.907cm" svg:height="0.367cm" svg:x="12.31cm" svg:y="2.209cm">
          <text:p/>
          <draw:enhanced-geometry svg:viewBox="0 0 1407160 132080" draw:text-areas="?f8 ?f10 ?f9 ?f11" draw:type="non-primitive" draw:enhanced-path="M 0 132069 L 41968 111801 84730 96739 128162 85762 172142 77750 216548 71582 261260 66138 283691 63338 328631 56880 373569 48345 418386 36614 440710 29199 463556 22534 486029 19071 508178 18471 530047 20394 573136 30448 615669 46513 658021 65871 679245 75933 700563 85799 743670 103579 787715 116491 833070 121814 856356 120780 880109 116829 902282 112075 924582 107662 946984 103517 969464 99561 991997 95720 1014558 91917 1037123 88075 1082164 79973 1126922 70803 1171201 59958 1214801 46826 1257526 30800 1299178 11269 1319540 0 140717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7160"/>
            <draw:equation draw:name="f7" draw:formula="?f4 / 132080"/>
            <draw:equation draw:name="f8" draw:formula="?f0 / ?f6"/>
            <draw:equation draw:name="f9" draw:formula="?f1 / ?f6"/>
            <draw:equation draw:name="f10" draw:formula="?f2 / ?f7"/>
            <draw:equation draw:name="f11" draw:formula="?f3 / ?f7"/>
          </draw:enhanced-geometry>
        </draw:custom-shape>
        <draw:custom-shape draw:name="object 11" draw:style-name="gr23" draw:text-style-name="P25" draw:layer="layout" svg:width="0.152cm" svg:height="0.152cm" svg:x="11.697cm" svg:y="2.149cm">
          <text:p/>
          <draw:enhanced-geometry svg:viewBox="0 0 54610 54609" draw:text-areas="?f8 ?f10 ?f9 ?f11" draw:type="non-primitive" draw:enhanced-path="M 26644 0 L 24977 51 12097 4473 3265 14778 0 29189 3965 42275 13885 51255 28602 54556 41718 50408 51030 40604 54545 26309 50188 13043 40213 3598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2" draw:style-name="gr22" draw:text-style-name="P25" draw:layer="layout" svg:width="0.152cm" svg:height="0.152cm" svg:x="11.697cm" svg:y="2.149cm">
          <text:p/>
          <draw:enhanced-geometry svg:viewBox="0 0 54610 54609" draw:text-areas="?f8 ?f10 ?f9 ?f11" draw:type="non-primitive" draw:enhanced-path="M 26644 0 L 40213 3598 50188 13043 54545 26309 51030 40604 41718 50408 28602 54556 13885 51255 3965 42275 0 29189 3265 14778 12097 4473 24977 51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3" draw:style-name="gr22" draw:text-style-name="P25" draw:layer="layout" svg:width="0.001cm" svg:height="0.001cm" svg:x="11.697cm" svg:y="2.149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4" draw:style-name="gr22" draw:text-style-name="P25" draw:layer="layout" svg:width="0.001cm" svg:height="0.001cm" svg:x="11.848cm" svg:y="2.3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5" draw:style-name="gr23" draw:text-style-name="P25" draw:layer="layout" svg:width="0.152cm" svg:height="0.152cm" svg:x="11.697cm" svg:y="2.552cm">
          <text:p/>
          <draw:enhanced-geometry svg:viewBox="0 0 54610 54609" draw:text-areas="?f8 ?f10 ?f9 ?f11" draw:type="non-primitive" draw:enhanced-path="M 26568 0 L 24730 56 11936 4222 3187 14305 0 29332 4317 42584 14272 51389 28863 54545 42302 50337 51259 40469 54512 26041 50750 12656 40985 3434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6" draw:style-name="gr22" draw:text-style-name="P25" draw:layer="layout" svg:width="0.152cm" svg:height="0.152cm" svg:x="11.697cm" svg:y="2.552cm">
          <text:p/>
          <draw:enhanced-geometry svg:viewBox="0 0 54610 54609" draw:text-areas="?f8 ?f10 ?f9 ?f11" draw:type="non-primitive" draw:enhanced-path="M 26568 0 L 40985 3434 50750 12656 54512 26041 51259 40469 42302 50337 28863 54545 14272 51389 4317 42584 0 29332 3187 14305 11936 4222 24730 56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7" draw:style-name="gr22" draw:text-style-name="P25" draw:layer="layout" svg:width="0.001cm" svg:height="0.001cm" svg:x="11.697cm" svg:y="2.552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8" draw:style-name="gr22" draw:text-style-name="P25" draw:layer="layout" svg:width="0.001cm" svg:height="0.001cm" svg:x="11.848cm" svg:y="2.7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9" draw:style-name="gr23" draw:text-style-name="P25" draw:layer="layout" svg:width="0.152cm" svg:height="0.152cm" svg:x="11.697cm" svg:y="9.254cm">
          <text:p/>
          <draw:enhanced-geometry svg:viewBox="0 0 54610 54610" draw:text-areas="?f8 ?f10 ?f9 ?f11" draw:type="non-primitive" draw:enhanced-path="M 26577 0 L 24991 41 12075 4123 3230 14135 0 29027 4278 41956 14194 51107 28709 54536 41747 50012 51004 39901 54520 26041 50463 12656 40425 3434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0" draw:style-name="gr22" draw:text-style-name="P25" draw:layer="layout" svg:width="0.152cm" svg:height="0.152cm" svg:x="11.697cm" svg:y="9.254cm">
          <text:p/>
          <draw:enhanced-geometry svg:viewBox="0 0 54610 54610" draw:text-areas="?f8 ?f10 ?f9 ?f11" draw:type="non-primitive" draw:enhanced-path="M 26577 0 L 40425 3434 50463 12656 54520 26041 51004 39901 41747 50012 28709 54536 14194 51107 4278 41956 0 29027 3230 14135 12075 4123 24991 41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1" draw:style-name="gr22" draw:text-style-name="P25" draw:layer="layout" svg:width="0.001cm" svg:height="0.001cm" svg:x="11.697cm" svg:y="9.2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2" draw:style-name="gr22" draw:text-style-name="P25" draw:layer="layout" svg:width="0.001cm" svg:height="0.001cm" svg:x="11.848cm" svg:y="9.4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3" draw:style-name="gr23" draw:text-style-name="P25" draw:layer="layout" svg:width="0.152cm" svg:height="0.152cm" svg:x="11.697cm" svg:y="9.656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4" draw:style-name="gr22" draw:text-style-name="P25" draw:layer="layout" svg:width="0.152cm" svg:height="0.152cm" svg:x="11.697cm" svg:y="9.656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5" draw:style-name="gr22" draw:text-style-name="P25" draw:layer="layout" svg:width="0.001cm" svg:height="0.001cm" svg:x="11.697cm" svg:y="9.6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6" draw:style-name="gr22" draw:text-style-name="P25" draw:layer="layout" svg:width="0.001cm" svg:height="0.001cm" svg:x="11.848cm" svg:y="9.8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7" draw:style-name="gr23" draw:text-style-name="P25" draw:layer="layout" svg:width="0.152cm" svg:height="0.152cm" svg:x="11.697cm" svg:y="10.055cm">
          <text:p/>
          <draw:enhanced-geometry svg:viewBox="0 0 54610 54610" draw:text-areas="?f8 ?f10 ?f9 ?f11" draw:type="non-primitive" draw:enhanced-path="M 27941 0 L 25600 78 12184 4300 3244 14180 0 28633 3790 41976 13579 51167 28043 54589 41682 51007 51097 41387 54605 27267 50902 13025 41472 3483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8" draw:style-name="gr22" draw:text-style-name="P25" draw:layer="layout" svg:width="0.152cm" svg:height="0.152cm" svg:x="11.697cm" svg:y="10.055cm">
          <text:p/>
          <draw:enhanced-geometry svg:viewBox="0 0 54610 54610" draw:text-areas="?f8 ?f10 ?f9 ?f11" draw:type="non-primitive" draw:enhanced-path="M 27941 0 L 41472 3483 50902 13025 54605 27267 51097 41387 41682 51007 28043 54589 13579 51167 3790 41976 0 28633 3244 14180 12184 4300 25600 78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9" draw:style-name="gr22" draw:text-style-name="P25" draw:layer="layout" svg:width="0.001cm" svg:height="0.001cm" svg:x="11.697cm" svg:y="10.0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0" draw:style-name="gr22" draw:text-style-name="P25" draw:layer="layout" svg:width="0.001cm" svg:height="0.001cm" svg:x="11.852cm" svg:y="10.2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1" draw:style-name="gr24" draw:text-style-name="P25" draw:layer="layout" svg:width="3.896cm" svg:height="2.7cm" svg:x="12.296cm" svg:y="3.0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32" draw:style-name="gr25" draw:text-style-name="P25" draw:layer="layout" svg:width="0.552cm" svg:height="2.799cm" svg:x="16.418cm" svg:y="3.003cm">
          <text:p/>
          <draw:enhanced-geometry svg:viewBox="0 0 198754 1007110" draw:text-areas="?f8 ?f10 ?f9 ?f11" draw:type="non-primitive" draw:enhanced-path="M 0 0 L 42813 9373 78674 33524 100010 66501 102869 419099 104219 430969 122352 464736 156092 491025 198340 503777 185150 505092 146098 521442 115416 551200 102870 587689 102869 923269 101486 935266 82971 969051 48800 994900 21061 1004785 6544 100686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8754"/>
            <draw:equation draw:name="f7" draw:formula="?f4 / 1007110"/>
            <draw:equation draw:name="f8" draw:formula="?f0 / ?f6"/>
            <draw:equation draw:name="f9" draw:formula="?f1 / ?f6"/>
            <draw:equation draw:name="f10" draw:formula="?f2 / ?f7"/>
            <draw:equation draw:name="f11" draw:formula="?f3 / ?f7"/>
          </draw:enhanced-geometry>
        </draw:custom-shape>
        <draw:custom-shape draw:name="object 33" draw:style-name="gr21" draw:text-style-name="P25" draw:layer="layout" svg:width="0.001cm" svg:height="0.001cm" svg:x="16.418cm" svg:y="3.0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4" draw:style-name="gr25" draw:text-style-name="P25" draw:layer="layout" svg:width="0.001cm" svg:height="0.001cm" svg:x="16.993cm" svg:y="5.8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35" draw:style-name="gr26" draw:text-style-name="P29" draw:layer="layout" svg:width="0.958cm" svg:height="2.733cm" svg:x="11.012cm" svg:y="3.746cm">
          <draw:text-box>
            <text:p text:style-name="P26"><text:span text:style-name="T40">2</text:span><text:span text:style-name="T41">7</text:span><text:span text:style-name="T42">6</text:span></text:p>
            <text:p text:style-name="P27"><text:span text:style-name="T40">2</text:span><text:span text:style-name="T41">7</text:span><text:span text:style-name="T42">7</text:span></text:p>
            <text:p text:style-name="P28"><text:span text:style-name="T42">278</text:span></text:p>
            <text:p text:style-name="P28"><text:span text:style-name="T42">279</text:span></text:p>
          </draw:text-box>
        </draw:frame>
        <draw:frame draw:name="object 36" draw:style-name="gr27" draw:text-style-name="P31" draw:layer="layout" svg:width="5.833cm" svg:height="1.908cm" svg:x="17.106cm" svg:y="3.646cm">
          <draw:text-box>
            <text:p text:style-name="P30"><text:span text:style-name="T43">s</text:span><text:span text:style-name="T44">p</text:span><text:span text:style-name="T45">a</text:span><text:span text:style-name="T43">c</text:span><text:span text:style-name="T46">e</text:span><text:span text:style-name="T47"> </text:span><text:span text:style-name="T44">req</text:span><text:span text:style-name="T45">u</text:span><text:span text:style-name="T46">i</text:span><text:span text:style-name="T44">re</text:span><text:span text:style-name="T46">d</text:span><text:span text:style-name="T48"> </text:span><text:span text:style-name="T45">t</text:span><text:span text:style-name="T46">o</text:span><text:span text:style-name="T49"> </text:span><text:span text:style-name="T45">st</text:span><text:span text:style-name="T44">or</text:span><text:span text:style-name="T46">e</text:span><text:span text:style-name="T50"> </text:span><text:span text:style-name="T45">o</text:span><text:span text:style-name="T44">n</text:span><text:span text:style-name="T46">e</text:span><text:span text:style-name="T48"> </text:span><text:span text:style-name="T46">i</text:span><text:span text:style-name="T51">n</text:span><text:span text:style-name="T44">t</text:span><text:span text:style-name="T48"> </text:span><text:span text:style-name="T44">t</text:span><text:span text:style-name="T46">ype</text:span><text:span text:style-name="T47"> </text:span><text:span text:style-name="T44">d</text:span><text:span text:style-name="T45">a</text:span><text:span text:style-name="T44">t</text:span><text:span text:style-name="T46">a</text:span><text:span text:style-name="T50"> </text:span><text:span text:style-name="T52">sizeof(int)</text:span></text:p>
          </draw:text-box>
        </draw:frame>
        <draw:custom-shape draw:name="object 37" draw:style-name="gr21" draw:text-style-name="P25" draw:layer="layout" svg:width="3.896cm" svg:height="0.001cm" svg:x="12.296cm" svg:y="7.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8" draw:style-name="gr21" draw:text-style-name="P25" draw:layer="layout" svg:width="3.896cm" svg:height="0.001cm" svg:x="12.296cm" svg:y="7.8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9" draw:style-name="gr22" draw:text-style-name="P25" draw:layer="layout" svg:width="3.896cm" svg:height="0.001cm" svg:x="12.296cm" svg:y="8.4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0" draw:style-name="gr21" draw:text-style-name="P25" draw:layer="layout" svg:width="3.896cm" svg:height="0.001cm" svg:x="12.296cm" svg:y="6.4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1" draw:style-name="gr24" draw:text-style-name="P25" draw:layer="layout" svg:width="3.896cm" svg:height="2.7cm" svg:x="12.296cm" svg:y="5.7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42" draw:style-name="gr21" draw:text-style-name="P25" draw:layer="layout" svg:width="3.896cm" svg:height="0.001cm" svg:x="12.296cm" svg:y="9.8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3" draw:style-name="gr21" draw:text-style-name="P25" draw:layer="layout" svg:width="3.896cm" svg:height="0.001cm" svg:x="12.296cm" svg:y="10.506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4" draw:style-name="gr22" draw:text-style-name="P25" draw:layer="layout" svg:width="3.896cm" svg:height="0.001cm" svg:x="12.296cm" svg:y="11.107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5" draw:style-name="gr24" draw:text-style-name="P25" draw:layer="layout" svg:width="3.896cm" svg:height="2.703cm" svg:x="12.296cm" svg:y="8.403cm">
          <text:p/>
          <draw:enhanced-geometry svg:viewBox="0 0 1403350 972820" draw:text-areas="?f8 ?f10 ?f9 ?f11" draw:type="non-primitive" draw:enhanced-path="M 702289 972799 L 0 972799 0 0 1403329 0 1403329 972799 702289 97279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2820"/>
            <draw:equation draw:name="f8" draw:formula="?f0 / ?f6"/>
            <draw:equation draw:name="f9" draw:formula="?f1 / ?f6"/>
            <draw:equation draw:name="f10" draw:formula="?f2 / ?f7"/>
            <draw:equation draw:name="f11" draw:formula="?f3 / ?f7"/>
          </draw:enhanced-geometry>
        </draw:custom-shape>
        <draw:custom-shape draw:name="object 46" draw:style-name="gr21" draw:text-style-name="P25" draw:layer="layout" svg:width="0.018cm" svg:height="0.676cm" svg:x="12.296cm" svg:y="11.107cm">
          <text:p/>
          <draw:enhanced-geometry svg:viewBox="0 0 6350 243204" draw:text-areas="?f8 ?f10 ?f9 ?f11" draw:type="non-primitive" draw:enhanced-path="M 0 0 L 6339 2425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243204"/>
            <draw:equation draw:name="f8" draw:formula="?f0 / ?f6"/>
            <draw:equation draw:name="f9" draw:formula="?f1 / ?f6"/>
            <draw:equation draw:name="f10" draw:formula="?f2 / ?f7"/>
            <draw:equation draw:name="f11" draw:formula="?f3 / ?f7"/>
          </draw:enhanced-geometry>
        </draw:custom-shape>
        <draw:custom-shape draw:name="object 47" draw:style-name="gr21" draw:text-style-name="P25" draw:layer="layout" svg:width="0.001cm" svg:height="0.307cm" svg:x="16.217cm" svg:y="11.107cm">
          <text:p/>
          <draw:enhanced-geometry svg:viewBox="0 0 0 110489" draw:text-areas="?f8 ?f10 ?f9 ?f11" draw:type="non-primitive" draw:enhanced-path="M 0 0 L 0 11048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10489"/>
            <draw:equation draw:name="f8" draw:formula="0 / ?f6"/>
            <draw:equation draw:name="f9" draw:formula="1 / ?f6"/>
            <draw:equation draw:name="f10" draw:formula="0 / ?f7"/>
            <draw:equation draw:name="f11" draw:formula="110489 / ?f7"/>
          </draw:enhanced-geometry>
        </draw:custom-shape>
        <draw:custom-shape draw:name="object 48" draw:style-name="gr23" draw:text-style-name="P25" draw:layer="layout" svg:width="0.152cm" svg:height="0.152cm" svg:x="11.697cm" svg:y="6.554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frame draw:name="object 49" draw:style-name="gr28" draw:text-style-name="P33" draw:layer="layout" svg:width="1.467cm" svg:height="0.635cm" svg:x="11.012cm" svg:y="8.55cm">
          <draw:text-box>
            <text:p text:style-name="P32"><text:span text:style-name="T42">2</text:span><text:span text:style-name="T41">8</text:span><text:span text:style-name="T42">3</text:span><text:span text:style-name="T53"><text:tab/></text:span><text:span text:style-name="T54"> </text:span></text:p>
          </draw:text-box>
        </draw:frame>
        <draw:custom-shape draw:name="object 50" draw:style-name="gr22" draw:text-style-name="P25" draw:layer="layout" svg:width="0.152cm" svg:height="0.152cm" svg:x="11.697cm" svg:y="6.554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1" draw:style-name="gr22" draw:text-style-name="P25" draw:layer="layout" svg:width="0.001cm" svg:height="0.001cm" svg:x="11.697cm" svg:y="6.5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2" draw:style-name="gr22" draw:text-style-name="P25" draw:layer="layout" svg:width="0.001cm" svg:height="0.001cm" svg:x="11.848cm" svg:y="6.7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3" draw:style-name="gr23" draw:text-style-name="P25" draw:layer="layout" svg:width="0.139cm" svg:height="0.143cm" svg:x="11.701cm" svg:y="6.956cm">
          <text:p/>
          <draw:enhanced-geometry svg:viewBox="0 0 50164 51435" draw:text-areas="?f8 ?f10 ?f9 ?f11" draw:type="non-primitive" draw:enhanced-path="M 26524 0 L 18534 1008 8104 6956 1599 18357 0 35345 6468 44565 18552 50242 36685 51284 44975 44295 49705 31798 49802 13223 40332 3596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4" draw:style-name="gr22" draw:text-style-name="P25" draw:layer="layout" svg:width="0.139cm" svg:height="0.143cm" svg:x="11.701cm" svg:y="6.956cm">
          <text:p/>
          <draw:enhanced-geometry svg:viewBox="0 0 50164 51435" draw:text-areas="?f8 ?f10 ?f9 ?f11" draw:type="non-primitive" draw:enhanced-path="M 26524 0 L 40332 3596 49802 13223 49705 31798 44975 44295 36685 51284 18552 50242 6468 44565 0 35345 1599 18357 8104 6956 18534 1008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5" draw:style-name="gr22" draw:text-style-name="P25" draw:layer="layout" svg:width="0.001cm" svg:height="0.001cm" svg:x="11.697cm" svg:y="6.9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6" draw:style-name="gr22" draw:text-style-name="P25" draw:layer="layout" svg:width="0.001cm" svg:height="0.001cm" svg:x="11.852cm" svg:y="7.1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7" draw:style-name="gr23" draw:text-style-name="P25" draw:layer="layout" svg:width="0.139cm" svg:height="0.152cm" svg:x="11.71cm" svg:y="7.355cm">
          <text:p/>
          <draw:enhanced-geometry svg:viewBox="0 0 50164 54610" draw:text-areas="?f8 ?f10 ?f9 ?f11" draw:type="non-primitive" draw:enhanced-path="M 23249 0 L 0 41411 9498 51007 23350 54589 36990 51005 46404 41387 49913 27267 46210 13025 36779 3483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8" draw:style-name="gr22" draw:text-style-name="P25" draw:layer="layout" svg:width="0.139cm" svg:height="0.152cm" svg:x="11.71cm" svg:y="7.355cm">
          <text:p/>
          <draw:enhanced-geometry svg:viewBox="0 0 50164 54610" draw:text-areas="?f8 ?f10 ?f9 ?f11" draw:type="non-primitive" draw:enhanced-path="M 23249 0 L 36779 3483 46210 13025 49913 27267 46404 41387 36989 51007 23350 54589 9493 51005 0 41411 27 22413 4528 9614 12490 2361 22901 1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9" draw:style-name="gr22" draw:text-style-name="P25" draw:layer="layout" svg:width="0.001cm" svg:height="0.001cm" svg:x="11.7cm" svg:y="7.3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60" draw:style-name="gr22" draw:text-style-name="P25" draw:layer="layout" svg:width="0.001cm" svg:height="0.001cm" svg:x="11.852cm" svg:y="7.5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61" draw:style-name="gr29" draw:text-style-name="P35" draw:layer="layout" svg:width="8.6cm" svg:height="5.442cm" svg:x="1cm" svg:y="1.397cm">
          <draw:text-box>
            <text:p text:style-name="P34"><text:span text:style-name="T51">S</text:span><text:span text:style-name="T45">u</text:span><text:span text:style-name="T44">ppos</text:span><text:span text:style-name="T46">e,</text:span></text:p>
            <text:p text:style-name="P34"><text:span text:style-name="T55">p</text:span><text:span text:style-name="T56"> </text:span><text:span text:style-name="T44">is </text:span><text:span text:style-name="T57">any pointer</text:span><text:span text:style-name="T44"> of type</text:span><text:span text:style-name="T58"> int*</text:span><text:span text:style-name="T44"> and</text:span><text:span text:style-name="T48"> </text:span></text:p>
            <text:p text:style-name="P34"><text:span text:style-name="T48"><text:s text:c="17"/></text:span><text:span text:style-name="T55">p</text:span><text:span text:style-name="T56"> </text:span><text:span text:style-name="T44">p</text:span><text:span text:style-name="T45">o</text:span><text:span text:style-name="T46">i</text:span><text:span text:style-name="T51">n</text:span><text:span text:style-name="T44">t</text:span><text:span text:style-name="T46">s</text:span><text:span text:style-name="T48"> </text:span><text:span text:style-name="T44">her</text:span><text:span text:style-name="T46">e</text:span></text:p>
            <text:p text:style-name="P34"><text:span text:style-name="T46"><text:s text:c="4"/></text:span><text:span text:style-name="T50"><text:s/></text:span><text:span text:style-name="T45">t</text:span><text:span text:style-name="T44">he</text:span><text:span text:style-name="T46">n</text:span><text:span text:style-name="T48"> </text:span><text:span text:style-name="T59">p</text:span><text:span text:style-name="T55">+</text:span><text:span text:style-name="T60">1</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6"><text:s text:c="4"/></text:span><text:span text:style-name="T50"><text:s/></text:span><text:span text:style-name="T44">an</text:span><text:span text:style-name="T46">d</text:span><text:span text:style-name="T48"> </text:span><text:span text:style-name="T59">p</text:span><text:span text:style-name="T55">+</text:span><text:span text:style-name="T60">2</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4">an</text:span><text:span text:style-name="T46">d</text:span><text:span text:style-name="T48"> </text:span><text:span text:style-name="T46">so</text:span><text:span text:style-name="T49"> </text:span><text:span text:style-name="T45">o</text:span><text:span text:style-name="T51">n.</text:span><text:span text:style-name="T44">..</text:span></text:p>
          </draw:text-box>
        </draw:frame>
        <draw:frame draw:name="object 68" draw:style-name="gr28" draw:text-style-name="P37" draw:layer="layout" svg:width="6.636cm" svg:height="0.932cm" svg:x="3cm" svg:y="12.873cm">
          <draw:text-box>
            <text:p text:style-name="P36"><text:span text:style-name="T62">p+</text:span><text:span text:style-name="T63">i</text:span><text:span text:style-name="T64"><text:tab/></text:span><text:span text:style-name="T65">i</text:span><text:span text:style-name="T66">s</text:span><text:span text:style-name="T67"> </text:span><text:span text:style-name="T66">interpret</text:span><text:span text:style-name="T68">e</text:span><text:span text:style-name="T66">d</text:span><text:span text:style-name="T67"> </text:span><text:span text:style-name="T65">as</text:span></text:p>
          </draw:text-box>
        </draw:frame>
        <draw:frame draw:name="object 69" draw:style-name="gr28" draw:text-style-name="P29" draw:layer="layout" svg:width="12.028cm" svg:height="0.763cm" svg:x="10.1cm" svg:y="12.929cm">
          <draw:text-box>
            <text:p text:style-name="P26"><text:span text:style-name="T69">(a</text:span><text:span text:style-name="T70">d</text:span><text:span text:style-name="T71">d</text:span><text:span text:style-name="T70">r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73"> </text:span><text:span text:style-name="T74">p</text:span><text:span text:style-name="T69">)</text:span><text:span text:style-name="T73"> </text:span><text:span text:style-name="T72">+</text:span><text:span text:style-name="T75"> </text:span><text:span text:style-name="T76">i*sizeof(int)</text:span></text:p>
          </draw:text-box>
        </draw:frame>
        <draw:frame draw:name="object 70" draw:style-name="gr30" draw:text-style-name="P40" draw:layer="layout" svg:width="20.577cm" svg:height="2.224cm" svg:x="1.798cm" svg:y="15.606cm">
          <draw:text-box>
            <text:p text:style-name="P38"><text:span text:style-name="T66">In</text:span><text:span text:style-name="T67"> </text:span><text:span text:style-name="T68">g</text:span><text:span text:style-name="T65">e</text:span><text:span text:style-name="T68">n</text:span><text:span text:style-name="T65">er</text:span><text:span text:style-name="T68">a</text:span><text:span text:style-name="T65">l</text:span><text:span text:style-name="T66">,</text:span><text:span text:style-name="T77"> </text:span><text:span text:style-name="T78">i</text:span><text:span text:style-name="T65">f</text:span><text:span text:style-name="T77"> </text:span><text:span text:style-name="T65">w</text:span><text:span text:style-name="T66">e</text:span><text:span text:style-name="T67"> </text:span><text:span text:style-name="T65">h</text:span><text:span text:style-name="T68">a</text:span><text:span text:style-name="T66">ve</text:span><text:span text:style-name="T67"> </text:span><text:span text:style-name="T66">a</text:span><text:span text:style-name="T67"> </text:span><text:span text:style-name="T65">p</text:span><text:span text:style-name="T68">o</text:span><text:span text:style-name="T65">inte</text:span><text:span text:style-name="T66">r</text:span><text:span text:style-name="T79"> </text:span><text:span text:style-name="T72">p</text:span><text:span text:style-name="T80"> </text:span><text:span text:style-name="T68">o</text:span><text:span text:style-name="T65">f</text:span><text:span text:style-name="T77"> </text:span><text:span text:style-name="T78">t</text:span><text:span text:style-name="T66">ype</text:span><text:span text:style-name="T81"><text:tab/></text:span><text:span text:style-name="T82">&lt;t</text:span><text:span text:style-name="T83">y</text:span><text:span text:style-name="T84">pe</text:span><text:span text:style-name="T82">&gt;</text:span><text:span text:style-name="T85"> </text:span><text:span text:style-name="T84">*</text:span><text:span text:style-name="T86"><text:tab/></text:span><text:span text:style-name="T78">t</text:span><text:span text:style-name="T65">h</text:span><text:span text:style-name="T68">en,</text:span></text:p>
            <text:p text:style-name="P39"><text:span text:style-name="T62">p+</text:span><text:span text:style-name="T63">i</text:span><text:span text:style-name="T64"><text:tab/></text:span><text:span text:style-name="T65">i</text:span><text:span text:style-name="T66">s</text:span><text:span text:style-name="T67"> </text:span><text:span text:style-name="T65">eva</text:span><text:span text:style-name="T78">l</text:span><text:span text:style-name="T65">u</text:span><text:span text:style-name="T68">a</text:span><text:span text:style-name="T66">t</text:span><text:span text:style-name="T68">e</text:span><text:span text:style-name="T66">d</text:span><text:span text:style-name="T67"> </text:span><text:span text:style-name="T65">a</text:span><text:span text:style-name="T66">s</text:span><text:span text:style-name="T81"><text:tab/></text:span><text:span text:style-name="T69">(a</text:span><text:span text:style-name="T70">d</text:span><text:span text:style-name="T74">d</text:span><text:span text:style-name="T72">r</text:span><text:span text:style-name="T70">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80"> </text:span><text:span text:style-name="T71">p</text:span><text:span text:style-name="T69">)</text:span><text:span text:style-name="T73"> </text:span><text:span text:style-name="T72">+</text:span><text:span text:style-name="T75"> </text:span><text:span text:style-name="T76">i*sizeof(</text:span><text:span text:style-name="T82">&lt;t</text:span><text:span text:style-name="T83">y</text:span><text:span text:style-name="T87">p</text:span><text:span text:style-name="T84">e&gt;</text:span><text:span text:style-name="T88">)</text:span></text:p>
          </draw:text-box>
        </draw:frame>
        <draw:custom-shape draw:name="object 42" draw:style-name="gr21" draw:text-style-name="P25" draw:layer="layout" svg:width="3.896cm" svg:height="0.001cm" svg:x="12.297cm" svg:y="9.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frame draw:name="object 49" draw:style-name="gr28" draw:text-style-name="P33" draw:layer="layout" svg:width="1.467cm" svg:height="0.635cm" svg:x="11.012cm" svg:y="3.048cm">
          <draw:text-box>
            <text:p text:style-name="P32"><text:span text:style-name="T42">275</text:span><text:span text:style-name="T53"><text:tab/></text:span><text:span text:style-name="T54"> </text:span></text:p>
          </draw:text-box>
        </draw:frame>
        <draw:line draw:style-name="gr12" draw:text-style-name="P3" draw:layer="layout" svg:x1="7.197cm" svg:y1="3.6cm" svg:x2="11.013cm" svg:y2="3.401cm">
          <text:p/>
        </draw:line>
        <draw:line draw:style-name="gr12" draw:text-style-name="P3" draw:layer="layout" svg:x1="7.2cm" svg:y1="4.6cm" svg:x2="11.006cm" svg:y2="6.206cm">
          <text:p/>
        </draw:line>
        <draw:line draw:style-name="gr12" draw:text-style-name="P3" draw:layer="layout" svg:x1="7cm" svg:y1="5.6cm" svg:x2="10.999cm" svg:y2="8.912cm">
          <text:p/>
        </draw:line>
        <presentation:notes draw:style-name="dp4">
          <draw:frame draw:name="Notes Placeholder" presentation:style-name="pr2" draw:text-style-name="P41" draw:layer="layout" svg:width="0.001cm" svg:height="0.001cm" svg:x="0cm" svg:y="0cm" presentation:class="notes" presentation:placeholder="true">
            <draw:text-box/>
          </draw:frame>
        </presentation:notes>
      </draw:page>
      <draw:page draw:name="page28" draw:style-name="dp3" draw:master-page-name="Master1-Layout5-obj-Blank" presentation:presentation-page-layout-name="AL1T13">
        <office:forms form:automatic-focus="false" form:apply-design-mode="false"/>
        <draw:custom-shape draw:name="object 2" draw:style-name="gr31" draw:text-style-name="P25" draw:layer="Layout" svg:width="0.001cm" svg:height="3.801cm" svg:x="12.296cm" svg:y="2.601cm">
          <text:p/>
          <draw:enhanced-geometry svg:viewBox="0 0 0 1367790" draw:text-areas="?f8 ?f10 ?f9 ?f11" draw:type="non-primitive" draw:enhanced-path="M 0 0 L 0 13677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367790"/>
            <draw:equation draw:name="f8" draw:formula="0 / ?f6"/>
            <draw:equation draw:name="f9" draw:formula="1 / ?f6"/>
            <draw:equation draw:name="f10" draw:formula="0 / ?f7"/>
            <draw:equation draw:name="f11" draw:formula="1367790 / ?f7"/>
          </draw:enhanced-geometry>
        </draw:custom-shape>
        <draw:custom-shape draw:name="object 3" draw:style-name="gr31" draw:text-style-name="P25" draw:layer="Layout" svg:width="0.001cm" svg:height="3.995cm" svg:x="16.193cm" svg:y="2.209cm">
          <text:p/>
          <draw:enhanced-geometry svg:viewBox="0 0 0 1437640" draw:text-areas="?f8 ?f10 ?f9 ?f11" draw:type="non-primitive" draw:enhanced-path="M 0 0 L 0 143762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437640"/>
            <draw:equation draw:name="f8" draw:formula="0 / ?f6"/>
            <draw:equation draw:name="f9" draw:formula="1 / ?f6"/>
            <draw:equation draw:name="f10" draw:formula="0 / ?f7"/>
            <draw:equation draw:name="f11" draw:formula="1437640 / ?f7"/>
          </draw:enhanced-geometry>
        </draw:custom-shape>
        <draw:custom-shape draw:name="object 4" draw:style-name="gr31" draw:text-style-name="P25" draw:layer="Layout" svg:width="3.896cm" svg:height="0.001cm" svg:x="12.296cm" svg:y="4.405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5" draw:style-name="gr31" draw:text-style-name="P25" draw:layer="Layout" svg:width="3.896cm" svg:height="0.001cm" svg:x="12.296cm" svg:y="5.1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6" draw:style-name="gr32" draw:text-style-name="P25" draw:layer="Layout" svg:width="3.896cm" svg:height="0.001cm" svg:x="12.296cm" svg:y="5.7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7" draw:style-name="gr31" draw:text-style-name="P25" draw:layer="Layout" svg:width="3.903cm" svg:height="0.369cm" svg:x="12.314cm" svg:y="11.414cm">
          <text:p/>
          <draw:enhanced-geometry svg:viewBox="0 0 1405889 132714" draw:text-areas="?f8 ?f10 ?f9 ?f11" draw:type="non-primitive" draw:enhanced-path="M 0 132100 L 41655 111832 84225 96770 127557 85792 171498 77780 215897 71612 260601 66169 283020 63368 327898 56910 372700 48376 417275 36644 439430 29230 462449 22560 485060 19094 507314 18491 529258 20412 572420 30465 614942 46531 657221 65890 678392 75954 699652 85821 742632 103604 786557 116519 831824 121844 855085 120811 878829 116860 901002 112101 923302 107685 945704 103537 968184 99580 990717 95737 1013278 91933 1035843 88091 1080884 79988 1125642 70818 1169921 59972 1213521 46840 1256246 30810 1297898 11274 1318259 0 14058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5889"/>
            <draw:equation draw:name="f7" draw:formula="?f4 / 132714"/>
            <draw:equation draw:name="f8" draw:formula="?f0 / ?f6"/>
            <draw:equation draw:name="f9" draw:formula="?f1 / ?f6"/>
            <draw:equation draw:name="f10" draw:formula="?f2 / ?f7"/>
            <draw:equation draw:name="f11" draw:formula="?f3 / ?f7"/>
          </draw:enhanced-geometry>
        </draw:custom-shape>
        <draw:custom-shape draw:name="object 8" draw:style-name="gr31" draw:text-style-name="P25" draw:layer="Layout" svg:width="3.896cm" svg:height="0.001cm" svg:x="12.296cm" svg:y="3.7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9" draw:style-name="gr32" draw:text-style-name="P25" draw:layer="Layout" svg:width="3.896cm" svg:height="0.001cm" svg:x="12.296cm" svg:y="3.0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10" draw:style-name="gr31" draw:text-style-name="P25" draw:layer="Layout" svg:width="3.907cm" svg:height="0.367cm" svg:x="12.31cm" svg:y="2.209cm">
          <text:p/>
          <draw:enhanced-geometry svg:viewBox="0 0 1407160 132080" draw:text-areas="?f8 ?f10 ?f9 ?f11" draw:type="non-primitive" draw:enhanced-path="M 0 132069 L 41968 111801 84730 96739 128162 85762 172142 77750 216548 71582 261260 66138 283691 63338 328631 56880 373569 48345 418386 36614 440710 29199 463556 22534 486029 19071 508178 18471 530047 20394 573136 30448 615669 46513 658021 65871 679245 75933 700563 85799 743670 103579 787715 116491 833070 121814 856356 120780 880109 116829 902282 112075 924582 107662 946984 103517 969464 99561 991997 95720 1014558 91917 1037123 88075 1082164 79973 1126922 70803 1171201 59958 1214801 46826 1257526 30800 1299178 11269 1319540 0 140717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7160"/>
            <draw:equation draw:name="f7" draw:formula="?f4 / 132080"/>
            <draw:equation draw:name="f8" draw:formula="?f0 / ?f6"/>
            <draw:equation draw:name="f9" draw:formula="?f1 / ?f6"/>
            <draw:equation draw:name="f10" draw:formula="?f2 / ?f7"/>
            <draw:equation draw:name="f11" draw:formula="?f3 / ?f7"/>
          </draw:enhanced-geometry>
        </draw:custom-shape>
        <draw:custom-shape draw:name="object 11" draw:style-name="gr33" draw:text-style-name="P25" draw:layer="Layout" svg:width="0.152cm" svg:height="0.152cm" svg:x="11.697cm" svg:y="2.149cm">
          <text:p/>
          <draw:enhanced-geometry svg:viewBox="0 0 54610 54609" draw:text-areas="?f8 ?f10 ?f9 ?f11" draw:type="non-primitive" draw:enhanced-path="M 26644 0 L 24977 51 12097 4473 3265 14778 0 29189 3965 42275 13885 51255 28602 54556 41718 50408 51030 40604 54545 26309 50188 13043 40213 3598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2" draw:style-name="gr32" draw:text-style-name="P25" draw:layer="Layout" svg:width="0.152cm" svg:height="0.152cm" svg:x="11.697cm" svg:y="2.149cm">
          <text:p/>
          <draw:enhanced-geometry svg:viewBox="0 0 54610 54609" draw:text-areas="?f8 ?f10 ?f9 ?f11" draw:type="non-primitive" draw:enhanced-path="M 26644 0 L 40213 3598 50188 13043 54545 26309 51030 40604 41718 50408 28602 54556 13885 51255 3965 42275 0 29189 3265 14778 12097 4473 24977 51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3" draw:style-name="gr32" draw:text-style-name="P25" draw:layer="Layout" svg:width="0.001cm" svg:height="0.001cm" svg:x="11.697cm" svg:y="2.149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4" draw:style-name="gr32" draw:text-style-name="P25" draw:layer="Layout" svg:width="0.001cm" svg:height="0.001cm" svg:x="11.848cm" svg:y="2.3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5" draw:style-name="gr33" draw:text-style-name="P25" draw:layer="Layout" svg:width="0.152cm" svg:height="0.152cm" svg:x="11.697cm" svg:y="2.552cm">
          <text:p/>
          <draw:enhanced-geometry svg:viewBox="0 0 54610 54609" draw:text-areas="?f8 ?f10 ?f9 ?f11" draw:type="non-primitive" draw:enhanced-path="M 26568 0 L 24730 56 11936 4222 3187 14305 0 29332 4317 42584 14272 51389 28863 54545 42302 50337 51259 40469 54512 26041 50750 12656 40985 3434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6" draw:style-name="gr32" draw:text-style-name="P25" draw:layer="Layout" svg:width="0.152cm" svg:height="0.152cm" svg:x="11.697cm" svg:y="2.552cm">
          <text:p/>
          <draw:enhanced-geometry svg:viewBox="0 0 54610 54609" draw:text-areas="?f8 ?f10 ?f9 ?f11" draw:type="non-primitive" draw:enhanced-path="M 26568 0 L 40985 3434 50750 12656 54512 26041 51259 40469 42302 50337 28863 54545 14272 51389 4317 42584 0 29332 3187 14305 11936 4222 24730 56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7" draw:style-name="gr32" draw:text-style-name="P25" draw:layer="Layout" svg:width="0.001cm" svg:height="0.001cm" svg:x="11.697cm" svg:y="2.552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8" draw:style-name="gr32" draw:text-style-name="P25" draw:layer="Layout" svg:width="0.001cm" svg:height="0.001cm" svg:x="11.848cm" svg:y="2.7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9" draw:style-name="gr33" draw:text-style-name="P25" draw:layer="Layout" svg:width="0.152cm" svg:height="0.152cm" svg:x="11.697cm" svg:y="9.254cm">
          <text:p/>
          <draw:enhanced-geometry svg:viewBox="0 0 54610 54610" draw:text-areas="?f8 ?f10 ?f9 ?f11" draw:type="non-primitive" draw:enhanced-path="M 26577 0 L 24991 41 12075 4123 3230 14135 0 29027 4278 41956 14194 51107 28709 54536 41747 50012 51004 39901 54520 26041 50463 12656 40425 3434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0" draw:style-name="gr32" draw:text-style-name="P25" draw:layer="Layout" svg:width="0.152cm" svg:height="0.152cm" svg:x="11.697cm" svg:y="9.254cm">
          <text:p/>
          <draw:enhanced-geometry svg:viewBox="0 0 54610 54610" draw:text-areas="?f8 ?f10 ?f9 ?f11" draw:type="non-primitive" draw:enhanced-path="M 26577 0 L 40425 3434 50463 12656 54520 26041 51004 39901 41747 50012 28709 54536 14194 51107 4278 41956 0 29027 3230 14135 12075 4123 24991 41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1" draw:style-name="gr32" draw:text-style-name="P25" draw:layer="Layout" svg:width="0.001cm" svg:height="0.001cm" svg:x="11.697cm" svg:y="9.2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2" draw:style-name="gr32" draw:text-style-name="P25" draw:layer="Layout" svg:width="0.001cm" svg:height="0.001cm" svg:x="11.848cm" svg:y="9.4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3" draw:style-name="gr33" draw:text-style-name="P25" draw:layer="Layout" svg:width="0.152cm" svg:height="0.152cm" svg:x="11.697cm" svg:y="9.656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4" draw:style-name="gr32" draw:text-style-name="P25" draw:layer="Layout" svg:width="0.152cm" svg:height="0.152cm" svg:x="11.697cm" svg:y="9.656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5" draw:style-name="gr32" draw:text-style-name="P25" draw:layer="Layout" svg:width="0.001cm" svg:height="0.001cm" svg:x="11.697cm" svg:y="9.6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6" draw:style-name="gr32" draw:text-style-name="P25" draw:layer="Layout" svg:width="0.001cm" svg:height="0.001cm" svg:x="11.848cm" svg:y="9.8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7" draw:style-name="gr33" draw:text-style-name="P25" draw:layer="Layout" svg:width="0.152cm" svg:height="0.152cm" svg:x="11.697cm" svg:y="10.055cm">
          <text:p/>
          <draw:enhanced-geometry svg:viewBox="0 0 54610 54610" draw:text-areas="?f8 ?f10 ?f9 ?f11" draw:type="non-primitive" draw:enhanced-path="M 27941 0 L 25600 78 12184 4300 3244 14180 0 28633 3790 41976 13579 51167 28043 54589 41682 51007 51097 41387 54605 27267 50902 13025 41472 3483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8" draw:style-name="gr32" draw:text-style-name="P25" draw:layer="Layout" svg:width="0.152cm" svg:height="0.152cm" svg:x="11.697cm" svg:y="10.055cm">
          <text:p/>
          <draw:enhanced-geometry svg:viewBox="0 0 54610 54610" draw:text-areas="?f8 ?f10 ?f9 ?f11" draw:type="non-primitive" draw:enhanced-path="M 27941 0 L 41472 3483 50902 13025 54605 27267 51097 41387 41682 51007 28043 54589 13579 51167 3790 41976 0 28633 3244 14180 12184 4300 25600 78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9" draw:style-name="gr32" draw:text-style-name="P25" draw:layer="Layout" svg:width="0.001cm" svg:height="0.001cm" svg:x="11.697cm" svg:y="10.0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0" draw:style-name="gr32" draw:text-style-name="P25" draw:layer="Layout" svg:width="0.001cm" svg:height="0.001cm" svg:x="11.852cm" svg:y="10.2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1" draw:style-name="gr34" draw:text-style-name="P25" draw:layer="Layout" svg:width="3.896cm" svg:height="2.7cm" svg:x="12.296cm" svg:y="3.0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32" draw:style-name="gr35" draw:text-style-name="P25" draw:layer="Layout" svg:width="0.552cm" svg:height="2.799cm" svg:x="16.418cm" svg:y="3.003cm">
          <text:p/>
          <draw:enhanced-geometry svg:viewBox="0 0 198754 1007110" draw:text-areas="?f8 ?f10 ?f9 ?f11" draw:type="non-primitive" draw:enhanced-path="M 0 0 L 42813 9373 78674 33524 100010 66501 102869 419099 104219 430969 122352 464736 156092 491025 198340 503777 185150 505092 146098 521442 115416 551200 102870 587689 102869 923269 101486 935266 82971 969051 48800 994900 21061 1004785 6544 100686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8754"/>
            <draw:equation draw:name="f7" draw:formula="?f4 / 1007110"/>
            <draw:equation draw:name="f8" draw:formula="?f0 / ?f6"/>
            <draw:equation draw:name="f9" draw:formula="?f1 / ?f6"/>
            <draw:equation draw:name="f10" draw:formula="?f2 / ?f7"/>
            <draw:equation draw:name="f11" draw:formula="?f3 / ?f7"/>
          </draw:enhanced-geometry>
        </draw:custom-shape>
        <draw:custom-shape draw:name="object 33" draw:style-name="gr31" draw:text-style-name="P25" draw:layer="Layout" svg:width="0.001cm" svg:height="0.001cm" svg:x="16.418cm" svg:y="3.0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4" draw:style-name="gr35" draw:text-style-name="P25" draw:layer="Layout" svg:width="0.001cm" svg:height="0.001cm" svg:x="16.993cm" svg:y="5.8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35" draw:style-name="gr26" draw:text-style-name="P29" draw:layer="layout" svg:width="0.958cm" svg:height="2.733cm" svg:x="11.012cm" svg:y="3.746cm">
          <draw:text-box>
            <text:p text:style-name="P26"><text:span text:style-name="T40">2</text:span><text:span text:style-name="T41">7</text:span><text:span text:style-name="T42">6</text:span></text:p>
            <text:p text:style-name="P27"><text:span text:style-name="T40">2</text:span><text:span text:style-name="T41">7</text:span><text:span text:style-name="T42">7</text:span></text:p>
            <text:p text:style-name="P28"><text:span text:style-name="T42">278</text:span></text:p>
            <text:p text:style-name="P28"><text:span text:style-name="T42">279</text:span></text:p>
          </draw:text-box>
        </draw:frame>
        <draw:frame draw:name="object 36" draw:style-name="gr27" draw:text-style-name="P31" draw:layer="layout" svg:width="5.833cm" svg:height="1.908cm" svg:x="17.106cm" svg:y="3.646cm">
          <draw:text-box>
            <text:p text:style-name="P30"><text:span text:style-name="T43">s</text:span><text:span text:style-name="T44">p</text:span><text:span text:style-name="T45">a</text:span><text:span text:style-name="T43">c</text:span><text:span text:style-name="T46">e</text:span><text:span text:style-name="T47"> </text:span><text:span text:style-name="T44">req</text:span><text:span text:style-name="T45">u</text:span><text:span text:style-name="T46">i</text:span><text:span text:style-name="T44">re</text:span><text:span text:style-name="T46">d</text:span><text:span text:style-name="T48"> </text:span><text:span text:style-name="T45">t</text:span><text:span text:style-name="T46">o</text:span><text:span text:style-name="T49"> </text:span><text:span text:style-name="T45">st</text:span><text:span text:style-name="T44">or</text:span><text:span text:style-name="T46">e</text:span><text:span text:style-name="T50"> </text:span><text:span text:style-name="T45">o</text:span><text:span text:style-name="T44">n</text:span><text:span text:style-name="T46">e</text:span><text:span text:style-name="T48"> </text:span><text:span text:style-name="T46">i</text:span><text:span text:style-name="T51">n</text:span><text:span text:style-name="T44">t</text:span><text:span text:style-name="T48"> </text:span><text:span text:style-name="T44">t</text:span><text:span text:style-name="T46">ype</text:span><text:span text:style-name="T47"> </text:span><text:span text:style-name="T44">d</text:span><text:span text:style-name="T45">a</text:span><text:span text:style-name="T44">t</text:span><text:span text:style-name="T46">a</text:span><text:span text:style-name="T50"> </text:span><text:span text:style-name="T52">sizeof(int)</text:span></text:p>
          </draw:text-box>
        </draw:frame>
        <draw:custom-shape draw:name="object 37" draw:style-name="gr31" draw:text-style-name="P25" draw:layer="Layout" svg:width="3.896cm" svg:height="0.001cm" svg:x="12.296cm" svg:y="7.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8" draw:style-name="gr31" draw:text-style-name="P25" draw:layer="Layout" svg:width="3.896cm" svg:height="0.001cm" svg:x="12.296cm" svg:y="7.8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9" draw:style-name="gr32" draw:text-style-name="P25" draw:layer="Layout" svg:width="3.896cm" svg:height="0.001cm" svg:x="12.296cm" svg:y="8.4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0" draw:style-name="gr31" draw:text-style-name="P25" draw:layer="Layout" svg:width="3.896cm" svg:height="0.001cm" svg:x="12.296cm" svg:y="6.4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1" draw:style-name="gr34" draw:text-style-name="P25" draw:layer="Layout" svg:width="3.896cm" svg:height="2.7cm" svg:x="12.296cm" svg:y="5.7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42" draw:style-name="gr31" draw:text-style-name="P25" draw:layer="Layout" svg:width="3.896cm" svg:height="0.001cm" svg:x="12.296cm" svg:y="9.8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3" draw:style-name="gr31" draw:text-style-name="P25" draw:layer="Layout" svg:width="3.896cm" svg:height="0.001cm" svg:x="12.296cm" svg:y="10.506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4" draw:style-name="gr32" draw:text-style-name="P25" draw:layer="Layout" svg:width="3.896cm" svg:height="0.001cm" svg:x="12.296cm" svg:y="11.107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5" draw:style-name="gr34" draw:text-style-name="P25" draw:layer="Layout" svg:width="3.896cm" svg:height="2.703cm" svg:x="12.296cm" svg:y="8.403cm">
          <text:p/>
          <draw:enhanced-geometry svg:viewBox="0 0 1403350 972820" draw:text-areas="?f8 ?f10 ?f9 ?f11" draw:type="non-primitive" draw:enhanced-path="M 702289 972799 L 0 972799 0 0 1403329 0 1403329 972799 702289 97279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2820"/>
            <draw:equation draw:name="f8" draw:formula="?f0 / ?f6"/>
            <draw:equation draw:name="f9" draw:formula="?f1 / ?f6"/>
            <draw:equation draw:name="f10" draw:formula="?f2 / ?f7"/>
            <draw:equation draw:name="f11" draw:formula="?f3 / ?f7"/>
          </draw:enhanced-geometry>
        </draw:custom-shape>
        <draw:custom-shape draw:name="object 46" draw:style-name="gr31" draw:text-style-name="P25" draw:layer="Layout" svg:width="0.018cm" svg:height="0.676cm" svg:x="12.296cm" svg:y="11.107cm">
          <text:p/>
          <draw:enhanced-geometry svg:viewBox="0 0 6350 243204" draw:text-areas="?f8 ?f10 ?f9 ?f11" draw:type="non-primitive" draw:enhanced-path="M 0 0 L 6339 2425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243204"/>
            <draw:equation draw:name="f8" draw:formula="?f0 / ?f6"/>
            <draw:equation draw:name="f9" draw:formula="?f1 / ?f6"/>
            <draw:equation draw:name="f10" draw:formula="?f2 / ?f7"/>
            <draw:equation draw:name="f11" draw:formula="?f3 / ?f7"/>
          </draw:enhanced-geometry>
        </draw:custom-shape>
        <draw:custom-shape draw:name="object 47" draw:style-name="gr31" draw:text-style-name="P25" draw:layer="Layout" svg:width="0.001cm" svg:height="0.307cm" svg:x="16.217cm" svg:y="11.107cm">
          <text:p/>
          <draw:enhanced-geometry svg:viewBox="0 0 0 110489" draw:text-areas="?f8 ?f10 ?f9 ?f11" draw:type="non-primitive" draw:enhanced-path="M 0 0 L 0 11048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10489"/>
            <draw:equation draw:name="f8" draw:formula="0 / ?f6"/>
            <draw:equation draw:name="f9" draw:formula="1 / ?f6"/>
            <draw:equation draw:name="f10" draw:formula="0 / ?f7"/>
            <draw:equation draw:name="f11" draw:formula="110489 / ?f7"/>
          </draw:enhanced-geometry>
        </draw:custom-shape>
        <draw:custom-shape draw:name="object 48" draw:style-name="gr33" draw:text-style-name="P25" draw:layer="Layout" svg:width="0.152cm" svg:height="0.152cm" svg:x="11.697cm" svg:y="6.554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frame draw:name="object 49" draw:style-name="gr28" draw:text-style-name="P33" draw:layer="layout" svg:width="1.467cm" svg:height="0.635cm" svg:x="11.012cm" svg:y="8.55cm">
          <draw:text-box>
            <text:p text:style-name="P32"><text:span text:style-name="T42">2</text:span><text:span text:style-name="T41">8</text:span><text:span text:style-name="T42">3</text:span><text:span text:style-name="T53"><text:tab/></text:span><text:span text:style-name="T54"> </text:span></text:p>
          </draw:text-box>
        </draw:frame>
        <draw:custom-shape draw:name="object 50" draw:style-name="gr32" draw:text-style-name="P25" draw:layer="Layout" svg:width="0.152cm" svg:height="0.152cm" svg:x="11.697cm" svg:y="6.554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1" draw:style-name="gr32" draw:text-style-name="P25" draw:layer="Layout" svg:width="0.001cm" svg:height="0.001cm" svg:x="11.697cm" svg:y="6.5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2" draw:style-name="gr32" draw:text-style-name="P25" draw:layer="Layout" svg:width="0.001cm" svg:height="0.001cm" svg:x="11.848cm" svg:y="6.7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3" draw:style-name="gr33" draw:text-style-name="P25" draw:layer="Layout" svg:width="0.139cm" svg:height="0.143cm" svg:x="11.701cm" svg:y="6.956cm">
          <text:p/>
          <draw:enhanced-geometry svg:viewBox="0 0 50164 51435" draw:text-areas="?f8 ?f10 ?f9 ?f11" draw:type="non-primitive" draw:enhanced-path="M 26524 0 L 18534 1008 8104 6956 1599 18357 0 35345 6468 44565 18552 50242 36685 51284 44975 44295 49705 31798 49802 13223 40332 3596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4" draw:style-name="gr32" draw:text-style-name="P25" draw:layer="Layout" svg:width="0.139cm" svg:height="0.143cm" svg:x="11.701cm" svg:y="6.956cm">
          <text:p/>
          <draw:enhanced-geometry svg:viewBox="0 0 50164 51435" draw:text-areas="?f8 ?f10 ?f9 ?f11" draw:type="non-primitive" draw:enhanced-path="M 26524 0 L 40332 3596 49802 13223 49705 31798 44975 44295 36685 51284 18552 50242 6468 44565 0 35345 1599 18357 8104 6956 18534 1008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5" draw:style-name="gr32" draw:text-style-name="P25" draw:layer="Layout" svg:width="0.001cm" svg:height="0.001cm" svg:x="11.697cm" svg:y="6.9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6" draw:style-name="gr32" draw:text-style-name="P25" draw:layer="Layout" svg:width="0.001cm" svg:height="0.001cm" svg:x="11.852cm" svg:y="7.1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7" draw:style-name="gr33" draw:text-style-name="P25" draw:layer="Layout" svg:width="0.139cm" svg:height="0.152cm" svg:x="11.71cm" svg:y="7.355cm">
          <text:p/>
          <draw:enhanced-geometry svg:viewBox="0 0 50164 54610" draw:text-areas="?f8 ?f10 ?f9 ?f11" draw:type="non-primitive" draw:enhanced-path="M 23249 0 L 0 41411 9498 51007 23350 54589 36990 51005 46404 41387 49913 27267 46210 13025 36779 3483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8" draw:style-name="gr32" draw:text-style-name="P25" draw:layer="Layout" svg:width="0.139cm" svg:height="0.152cm" svg:x="11.71cm" svg:y="7.355cm">
          <text:p/>
          <draw:enhanced-geometry svg:viewBox="0 0 50164 54610" draw:text-areas="?f8 ?f10 ?f9 ?f11" draw:type="non-primitive" draw:enhanced-path="M 23249 0 L 36779 3483 46210 13025 49913 27267 46404 41387 36989 51007 23350 54589 9493 51005 0 41411 27 22413 4528 9614 12490 2361 22901 1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9" draw:style-name="gr32" draw:text-style-name="P25" draw:layer="Layout" svg:width="0.001cm" svg:height="0.001cm" svg:x="11.7cm" svg:y="7.3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60" draw:style-name="gr32" draw:text-style-name="P25" draw:layer="Layout" svg:width="0.001cm" svg:height="0.001cm" svg:x="11.852cm" svg:y="7.5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61" draw:style-name="gr29" draw:text-style-name="P35" draw:layer="layout" svg:width="8.6cm" svg:height="5.442cm" svg:x="1cm" svg:y="1.397cm">
          <draw:text-box>
            <text:p text:style-name="P34"><text:span text:style-name="T51">S</text:span><text:span text:style-name="T45">u</text:span><text:span text:style-name="T44">ppos</text:span><text:span text:style-name="T46">e,</text:span></text:p>
            <text:p text:style-name="P34"><text:span text:style-name="T55">p</text:span><text:span text:style-name="T56"> </text:span><text:span text:style-name="T44">is any pointer of type</text:span><text:span text:style-name="T58"> int*</text:span><text:span text:style-name="T44"> and</text:span><text:span text:style-name="T48"> </text:span></text:p>
            <text:p text:style-name="P34"><text:span text:style-name="T48"><text:s text:c="17"/></text:span><text:span text:style-name="T55">p</text:span><text:span text:style-name="T56"> </text:span><text:span text:style-name="T44">p</text:span><text:span text:style-name="T45">o</text:span><text:span text:style-name="T46">i</text:span><text:span text:style-name="T51">n</text:span><text:span text:style-name="T44">t</text:span><text:span text:style-name="T46">s</text:span><text:span text:style-name="T48"> </text:span><text:span text:style-name="T44">her</text:span><text:span text:style-name="T46">e</text:span></text:p>
            <text:p text:style-name="P34"><text:span text:style-name="T46"><text:s text:c="4"/></text:span><text:span text:style-name="T50"><text:s/></text:span><text:span text:style-name="T45">t</text:span><text:span text:style-name="T44">he</text:span><text:span text:style-name="T46">n</text:span><text:span text:style-name="T48"> </text:span><text:span text:style-name="T59">p</text:span><text:span text:style-name="T55">+</text:span><text:span text:style-name="T60">1</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6"><text:s text:c="4"/></text:span><text:span text:style-name="T50"><text:s/></text:span><text:span text:style-name="T44">an</text:span><text:span text:style-name="T46">d</text:span><text:span text:style-name="T48"> </text:span><text:span text:style-name="T59">p</text:span><text:span text:style-name="T55">+</text:span><text:span text:style-name="T60">2</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4">an</text:span><text:span text:style-name="T46">d</text:span><text:span text:style-name="T48"> </text:span><text:span text:style-name="T46">so</text:span><text:span text:style-name="T49"> </text:span><text:span text:style-name="T45">o</text:span><text:span text:style-name="T51">n.</text:span><text:span text:style-name="T44">..</text:span></text:p>
          </draw:text-box>
        </draw:frame>
        <draw:frame draw:name="object 68" draw:style-name="gr28" draw:text-style-name="P37" draw:layer="layout" svg:width="6.636cm" svg:height="0.932cm" svg:x="3cm" svg:y="12.873cm">
          <draw:text-box>
            <text:p text:style-name="P36"><text:span text:style-name="T62">p+</text:span><text:span text:style-name="T63">i</text:span><text:span text:style-name="T64"><text:tab/></text:span><text:span text:style-name="T65">i</text:span><text:span text:style-name="T66">s</text:span><text:span text:style-name="T67"> </text:span><text:span text:style-name="T66">interpreted</text:span><text:span text:style-name="T67"> </text:span><text:span text:style-name="T65">as</text:span></text:p>
          </draw:text-box>
        </draw:frame>
        <draw:frame draw:name="object 69" draw:style-name="gr28" draw:text-style-name="P29" draw:layer="layout" svg:width="12.028cm" svg:height="0.763cm" svg:x="10.1cm" svg:y="12.929cm">
          <draw:text-box>
            <text:p text:style-name="P26"><text:span text:style-name="T69">(a</text:span><text:span text:style-name="T70">d</text:span><text:span text:style-name="T71">d</text:span><text:span text:style-name="T70">r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73"> </text:span><text:span text:style-name="T74">p</text:span><text:span text:style-name="T69">)</text:span><text:span text:style-name="T73"> </text:span><text:span text:style-name="T72">+</text:span><text:span text:style-name="T75"> </text:span><text:span text:style-name="T76">i*sizeof(int)</text:span></text:p>
          </draw:text-box>
        </draw:frame>
        <draw:frame draw:name="object 70" draw:style-name="gr30" draw:text-style-name="P40" draw:layer="layout" svg:width="20.577cm" svg:height="2.224cm" svg:x="1.798cm" svg:y="15.606cm">
          <draw:text-box>
            <text:p text:style-name="P38"><text:span text:style-name="T66">In</text:span><text:span text:style-name="T67"> </text:span><text:span text:style-name="T68">g</text:span><text:span text:style-name="T65">e</text:span><text:span text:style-name="T68">n</text:span><text:span text:style-name="T65">er</text:span><text:span text:style-name="T68">a</text:span><text:span text:style-name="T65">l</text:span><text:span text:style-name="T66">,</text:span><text:span text:style-name="T77"> </text:span><text:span text:style-name="T78">i</text:span><text:span text:style-name="T65">f</text:span><text:span text:style-name="T77"> </text:span><text:span text:style-name="T65">w</text:span><text:span text:style-name="T66">e</text:span><text:span text:style-name="T67"> </text:span><text:span text:style-name="T65">h</text:span><text:span text:style-name="T68">a</text:span><text:span text:style-name="T66">ve</text:span><text:span text:style-name="T67"> </text:span><text:span text:style-name="T66">a</text:span><text:span text:style-name="T67"> </text:span><text:span text:style-name="T65">p</text:span><text:span text:style-name="T68">o</text:span><text:span text:style-name="T65">inte</text:span><text:span text:style-name="T66">r</text:span><text:span text:style-name="T79"> </text:span><text:span text:style-name="T72">p</text:span><text:span text:style-name="T80"> </text:span><text:span text:style-name="T68">o</text:span><text:span text:style-name="T65">f</text:span><text:span text:style-name="T77"> </text:span><text:span text:style-name="T78">t</text:span><text:span text:style-name="T66">ype</text:span><text:span text:style-name="T81"><text:tab/></text:span><text:span text:style-name="T82">&lt;t</text:span><text:span text:style-name="T83">y</text:span><text:span text:style-name="T84">pe</text:span><text:span text:style-name="T82">&gt;</text:span><text:span text:style-name="T85"> </text:span><text:span text:style-name="T84">*</text:span><text:span text:style-name="T86"><text:tab/></text:span><text:span text:style-name="T78">t</text:span><text:span text:style-name="T65">h</text:span><text:span text:style-name="T68">en,</text:span></text:p>
            <text:p text:style-name="P39"><text:span text:style-name="T62">p+</text:span><text:span text:style-name="T63">i</text:span><text:span text:style-name="T64"><text:tab/></text:span><text:span text:style-name="T65">i</text:span><text:span text:style-name="T66">s</text:span><text:span text:style-name="T67"> </text:span><text:span text:style-name="T65">interpreted</text:span><text:span text:style-name="T67"> </text:span><text:span text:style-name="T65">a</text:span><text:span text:style-name="T66">s</text:span><text:span text:style-name="T81"><text:tab/></text:span><text:span text:style-name="T69">(a</text:span><text:span text:style-name="T70">d</text:span><text:span text:style-name="T74">d</text:span><text:span text:style-name="T72">r</text:span><text:span text:style-name="T70">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80"> </text:span><text:span text:style-name="T71">p</text:span><text:span text:style-name="T69">)</text:span><text:span text:style-name="T73"> </text:span><text:span text:style-name="T72">+</text:span><text:span text:style-name="T75"> </text:span><text:span text:style-name="T76">i*sizeof(</text:span><text:span text:style-name="T82">&lt;t</text:span><text:span text:style-name="T83">y</text:span><text:span text:style-name="T87">p</text:span><text:span text:style-name="T84">e&gt;</text:span><text:span text:style-name="T88">)</text:span></text:p>
          </draw:text-box>
        </draw:frame>
        <draw:custom-shape draw:name="object 42" draw:style-name="gr31" draw:text-style-name="P25" draw:layer="Layout" svg:width="3.896cm" svg:height="0.001cm" svg:x="12.297cm" svg:y="9.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frame draw:name="object 49" draw:style-name="gr28" draw:text-style-name="P33" draw:layer="layout" svg:width="1.467cm" svg:height="0.635cm" svg:x="11.012cm" svg:y="3.048cm">
          <draw:text-box>
            <text:p text:style-name="P32"><text:span text:style-name="T42">275</text:span><text:span text:style-name="T53"><text:tab/></text:span><text:span text:style-name="T54"> </text:span></text:p>
          </draw:text-box>
        </draw:frame>
        <draw:line draw:style-name="gr12" draw:text-style-name="P3" draw:layer="layout" svg:x1="7.197cm" svg:y1="3.6cm" svg:x2="11.013cm" svg:y2="3.401cm">
          <text:p/>
        </draw:line>
        <draw:line draw:style-name="gr12" draw:text-style-name="P3" draw:layer="layout" svg:x1="7.2cm" svg:y1="4.6cm" svg:x2="11.006cm" svg:y2="6.206cm">
          <text:p/>
        </draw:line>
        <draw:line draw:style-name="gr12" draw:text-style-name="P3" draw:layer="layout" svg:x1="7cm" svg:y1="5.6cm" svg:x2="10.999cm" svg:y2="8.912cm">
          <text:p/>
        </draw:line>
        <draw:frame draw:style-name="gr1" draw:text-style-name="P15" draw:layer="layout" svg:width="7.436cm" svg:height="2.791cm" svg:x="1.3cm" svg:y="8.1cm">
          <draw:text-box>
            <text:p text:style-name="P15"><text:span text:style-name="T89">p[0]</text:span><text:span text:style-name="T90"> is interpreted as </text:span><text:span text:style-name="T89">*p</text:span></text:p>
            <text:p text:style-name="P15"><text:span text:style-name="T89">p[1]</text:span><text:span text:style-name="T90"> is interpreted as </text:span><text:span text:style-name="T89">*(p+1)</text:span></text:p>
            <text:p text:style-name="P15"><text:span text:style-name="T89">p[2]</text:span><text:span text:style-name="T90"> is interpreted as </text:span><text:span text:style-name="T89">*(p+2)</text:span></text:p>
            <text:p text:style-name="P15"><text:span text:style-name="T90">and so on...</text:span></text:p>
          </draw:text-box>
        </draw:frame>
        <draw:custom-shape draw:style-name="gr36" draw:text-style-name="P42" draw:layer="layout" svg:width="3.521cm" svg:height="2.4cm" svg:x="12.479cm" svg:y="3.2cm">
          <text:p text:style-name="P3"><text:span text:style-name="T91">p[0]</text:span></text:p>
          <draw:enhanced-geometry svg:viewBox="0 0 21600 21600" draw:type="rectangle" draw:enhanced-path="M 0 0 L 21600 0 21600 21600 0 21600 0 0 Z N"/>
        </draw:custom-shape>
        <draw:custom-shape draw:style-name="gr37" draw:text-style-name="P42" draw:layer="layout" svg:width="3.521cm" svg:height="2.4cm" svg:x="12.479cm" svg:y="5.9cm">
          <text:p text:style-name="P3"><text:span text:style-name="T91">p[1]</text:span></text:p>
          <draw:enhanced-geometry svg:viewBox="0 0 21600 21600" draw:type="rectangle" draw:enhanced-path="M 0 0 L 21600 0 21600 21600 0 21600 0 0 Z N"/>
        </draw:custom-shape>
        <draw:custom-shape draw:style-name="gr37" draw:text-style-name="P42" draw:layer="layout" svg:width="3.521cm" svg:height="2.4cm" svg:x="12.479cm" svg:y="8.6cm">
          <text:p text:style-name="P3"><text:span text:style-name="T91">p[2]</text:span></text:p>
          <draw:enhanced-geometry svg:viewBox="0 0 21600 21600" draw:type="rectangle" draw:enhanced-path="M 0 0 L 21600 0 21600 21600 0 21600 0 0 Z N"/>
        </draw:custom-shape>
        <draw:frame draw:style-name="gr1" draw:layer="layout" svg:width="9.599cm" svg:height="1.06cm" svg:x="2.8cm" svg:y="14.1cm">
          <draw:text-box>
            <text:p><text:span text:style-name="T92">p[i]</text:span> is interpreted as <text:span text:style-name="T92">*(p+i)</text:span></text:p>
          </draw:text-box>
        </draw:frame>
        <presentation:notes draw:style-name="dp4">
          <draw:frame draw:name="Notes Placeholder" presentation:style-name="pr2" draw:text-style-name="P41" draw:layer="layout" svg:width="0.001cm" svg:height="0.001cm" svg:x="0cm" svg:y="0cm" presentation:class="notes" presentation:placeholder="true">
            <draw:text-box/>
          </draw:frame>
        </presentation:notes>
      </draw:page>
      <draw:page draw:name="page29" draw:style-name="dp3" draw:master-page-name="Master1-Layout5-obj-Blank" presentation:presentation-page-layout-name="AL1T13">
        <office:forms form:automatic-focus="false" form:apply-design-mode="false"/>
        <draw:custom-shape draw:name="object 2" draw:style-name="gr31" draw:text-style-name="P25" draw:layer="Layout" svg:width="0.001cm" svg:height="3.801cm" svg:x="12.296cm" svg:y="2.601cm">
          <text:p/>
          <draw:enhanced-geometry svg:viewBox="0 0 0 1367790" draw:text-areas="?f8 ?f10 ?f9 ?f11" draw:type="non-primitive" draw:enhanced-path="M 0 0 L 0 13677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367790"/>
            <draw:equation draw:name="f8" draw:formula="0 / ?f6"/>
            <draw:equation draw:name="f9" draw:formula="1 / ?f6"/>
            <draw:equation draw:name="f10" draw:formula="0 / ?f7"/>
            <draw:equation draw:name="f11" draw:formula="1367790 / ?f7"/>
          </draw:enhanced-geometry>
        </draw:custom-shape>
        <draw:custom-shape draw:name="object 3" draw:style-name="gr31" draw:text-style-name="P25" draw:layer="Layout" svg:width="0.001cm" svg:height="3.995cm" svg:x="16.193cm" svg:y="2.209cm">
          <text:p/>
          <draw:enhanced-geometry svg:viewBox="0 0 0 1437640" draw:text-areas="?f8 ?f10 ?f9 ?f11" draw:type="non-primitive" draw:enhanced-path="M 0 0 L 0 143762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437640"/>
            <draw:equation draw:name="f8" draw:formula="0 / ?f6"/>
            <draw:equation draw:name="f9" draw:formula="1 / ?f6"/>
            <draw:equation draw:name="f10" draw:formula="0 / ?f7"/>
            <draw:equation draw:name="f11" draw:formula="1437640 / ?f7"/>
          </draw:enhanced-geometry>
        </draw:custom-shape>
        <draw:custom-shape draw:name="object 4" draw:style-name="gr31" draw:text-style-name="P25" draw:layer="Layout" svg:width="3.896cm" svg:height="0.001cm" svg:x="12.296cm" svg:y="4.405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5" draw:style-name="gr31" draw:text-style-name="P25" draw:layer="Layout" svg:width="3.896cm" svg:height="0.001cm" svg:x="12.296cm" svg:y="5.1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6" draw:style-name="gr32" draw:text-style-name="P25" draw:layer="Layout" svg:width="3.896cm" svg:height="0.001cm" svg:x="12.296cm" svg:y="5.7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7" draw:style-name="gr31" draw:text-style-name="P25" draw:layer="Layout" svg:width="3.903cm" svg:height="0.369cm" svg:x="12.314cm" svg:y="11.414cm">
          <text:p/>
          <draw:enhanced-geometry svg:viewBox="0 0 1405889 132714" draw:text-areas="?f8 ?f10 ?f9 ?f11" draw:type="non-primitive" draw:enhanced-path="M 0 132100 L 41655 111832 84225 96770 127557 85792 171498 77780 215897 71612 260601 66169 283020 63368 327898 56910 372700 48376 417275 36644 439430 29230 462449 22560 485060 19094 507314 18491 529258 20412 572420 30465 614942 46531 657221 65890 678392 75954 699652 85821 742632 103604 786557 116519 831824 121844 855085 120811 878829 116860 901002 112101 923302 107685 945704 103537 968184 99580 990717 95737 1013278 91933 1035843 88091 1080884 79988 1125642 70818 1169921 59972 1213521 46840 1256246 30810 1297898 11274 1318259 0 14058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5889"/>
            <draw:equation draw:name="f7" draw:formula="?f4 / 132714"/>
            <draw:equation draw:name="f8" draw:formula="?f0 / ?f6"/>
            <draw:equation draw:name="f9" draw:formula="?f1 / ?f6"/>
            <draw:equation draw:name="f10" draw:formula="?f2 / ?f7"/>
            <draw:equation draw:name="f11" draw:formula="?f3 / ?f7"/>
          </draw:enhanced-geometry>
        </draw:custom-shape>
        <draw:custom-shape draw:name="object 8" draw:style-name="gr31" draw:text-style-name="P25" draw:layer="Layout" svg:width="3.896cm" svg:height="0.001cm" svg:x="12.296cm" svg:y="3.7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9" draw:style-name="gr32" draw:text-style-name="P25" draw:layer="Layout" svg:width="3.896cm" svg:height="0.001cm" svg:x="12.296cm" svg:y="3.0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10" draw:style-name="gr31" draw:text-style-name="P25" draw:layer="Layout" svg:width="3.907cm" svg:height="0.367cm" svg:x="12.31cm" svg:y="2.209cm">
          <text:p/>
          <draw:enhanced-geometry svg:viewBox="0 0 1407160 132080" draw:text-areas="?f8 ?f10 ?f9 ?f11" draw:type="non-primitive" draw:enhanced-path="M 0 132069 L 41968 111801 84730 96739 128162 85762 172142 77750 216548 71582 261260 66138 283691 63338 328631 56880 373569 48345 418386 36614 440710 29199 463556 22534 486029 19071 508178 18471 530047 20394 573136 30448 615669 46513 658021 65871 679245 75933 700563 85799 743670 103579 787715 116491 833070 121814 856356 120780 880109 116829 902282 112075 924582 107662 946984 103517 969464 99561 991997 95720 1014558 91917 1037123 88075 1082164 79973 1126922 70803 1171201 59958 1214801 46826 1257526 30800 1299178 11269 1319540 0 140717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7160"/>
            <draw:equation draw:name="f7" draw:formula="?f4 / 132080"/>
            <draw:equation draw:name="f8" draw:formula="?f0 / ?f6"/>
            <draw:equation draw:name="f9" draw:formula="?f1 / ?f6"/>
            <draw:equation draw:name="f10" draw:formula="?f2 / ?f7"/>
            <draw:equation draw:name="f11" draw:formula="?f3 / ?f7"/>
          </draw:enhanced-geometry>
        </draw:custom-shape>
        <draw:custom-shape draw:name="object 11" draw:style-name="gr33" draw:text-style-name="P25" draw:layer="Layout" svg:width="0.152cm" svg:height="0.152cm" svg:x="11.697cm" svg:y="2.149cm">
          <text:p/>
          <draw:enhanced-geometry svg:viewBox="0 0 54610 54609" draw:text-areas="?f8 ?f10 ?f9 ?f11" draw:type="non-primitive" draw:enhanced-path="M 26644 0 L 24977 51 12097 4473 3265 14778 0 29189 3965 42275 13885 51255 28602 54556 41718 50408 51030 40604 54545 26309 50188 13043 40213 3598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2" draw:style-name="gr32" draw:text-style-name="P25" draw:layer="Layout" svg:width="0.152cm" svg:height="0.152cm" svg:x="11.697cm" svg:y="2.149cm">
          <text:p/>
          <draw:enhanced-geometry svg:viewBox="0 0 54610 54609" draw:text-areas="?f8 ?f10 ?f9 ?f11" draw:type="non-primitive" draw:enhanced-path="M 26644 0 L 40213 3598 50188 13043 54545 26309 51030 40604 41718 50408 28602 54556 13885 51255 3965 42275 0 29189 3265 14778 12097 4473 24977 51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3" draw:style-name="gr32" draw:text-style-name="P25" draw:layer="Layout" svg:width="0.001cm" svg:height="0.001cm" svg:x="11.697cm" svg:y="2.149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4" draw:style-name="gr32" draw:text-style-name="P25" draw:layer="Layout" svg:width="0.001cm" svg:height="0.001cm" svg:x="11.848cm" svg:y="2.3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5" draw:style-name="gr33" draw:text-style-name="P25" draw:layer="Layout" svg:width="0.152cm" svg:height="0.152cm" svg:x="11.697cm" svg:y="2.552cm">
          <text:p/>
          <draw:enhanced-geometry svg:viewBox="0 0 54610 54609" draw:text-areas="?f8 ?f10 ?f9 ?f11" draw:type="non-primitive" draw:enhanced-path="M 26568 0 L 24730 56 11936 4222 3187 14305 0 29332 4317 42584 14272 51389 28863 54545 42302 50337 51259 40469 54512 26041 50750 12656 40985 3434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6" draw:style-name="gr32" draw:text-style-name="P25" draw:layer="Layout" svg:width="0.152cm" svg:height="0.152cm" svg:x="11.697cm" svg:y="2.552cm">
          <text:p/>
          <draw:enhanced-geometry svg:viewBox="0 0 54610 54609" draw:text-areas="?f8 ?f10 ?f9 ?f11" draw:type="non-primitive" draw:enhanced-path="M 26568 0 L 40985 3434 50750 12656 54512 26041 51259 40469 42302 50337 28863 54545 14272 51389 4317 42584 0 29332 3187 14305 11936 4222 24730 56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7" draw:style-name="gr32" draw:text-style-name="P25" draw:layer="Layout" svg:width="0.001cm" svg:height="0.001cm" svg:x="11.697cm" svg:y="2.552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8" draw:style-name="gr32" draw:text-style-name="P25" draw:layer="Layout" svg:width="0.001cm" svg:height="0.001cm" svg:x="11.848cm" svg:y="2.7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9" draw:style-name="gr33" draw:text-style-name="P25" draw:layer="Layout" svg:width="0.152cm" svg:height="0.152cm" svg:x="11.697cm" svg:y="9.254cm">
          <text:p/>
          <draw:enhanced-geometry svg:viewBox="0 0 54610 54610" draw:text-areas="?f8 ?f10 ?f9 ?f11" draw:type="non-primitive" draw:enhanced-path="M 26577 0 L 24991 41 12075 4123 3230 14135 0 29027 4278 41956 14194 51107 28709 54536 41747 50012 51004 39901 54520 26041 50463 12656 40425 3434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0" draw:style-name="gr32" draw:text-style-name="P25" draw:layer="Layout" svg:width="0.152cm" svg:height="0.152cm" svg:x="11.697cm" svg:y="9.254cm">
          <text:p/>
          <draw:enhanced-geometry svg:viewBox="0 0 54610 54610" draw:text-areas="?f8 ?f10 ?f9 ?f11" draw:type="non-primitive" draw:enhanced-path="M 26577 0 L 40425 3434 50463 12656 54520 26041 51004 39901 41747 50012 28709 54536 14194 51107 4278 41956 0 29027 3230 14135 12075 4123 24991 41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1" draw:style-name="gr32" draw:text-style-name="P25" draw:layer="Layout" svg:width="0.001cm" svg:height="0.001cm" svg:x="11.697cm" svg:y="9.2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2" draw:style-name="gr32" draw:text-style-name="P25" draw:layer="Layout" svg:width="0.001cm" svg:height="0.001cm" svg:x="11.848cm" svg:y="9.4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3" draw:style-name="gr33" draw:text-style-name="P25" draw:layer="Layout" svg:width="0.152cm" svg:height="0.152cm" svg:x="11.697cm" svg:y="9.656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4" draw:style-name="gr32" draw:text-style-name="P25" draw:layer="Layout" svg:width="0.152cm" svg:height="0.152cm" svg:x="11.697cm" svg:y="9.656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5" draw:style-name="gr32" draw:text-style-name="P25" draw:layer="Layout" svg:width="0.001cm" svg:height="0.001cm" svg:x="11.697cm" svg:y="9.6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6" draw:style-name="gr32" draw:text-style-name="P25" draw:layer="Layout" svg:width="0.001cm" svg:height="0.001cm" svg:x="11.848cm" svg:y="9.8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7" draw:style-name="gr33" draw:text-style-name="P25" draw:layer="Layout" svg:width="0.152cm" svg:height="0.152cm" svg:x="11.697cm" svg:y="10.055cm">
          <text:p/>
          <draw:enhanced-geometry svg:viewBox="0 0 54610 54610" draw:text-areas="?f8 ?f10 ?f9 ?f11" draw:type="non-primitive" draw:enhanced-path="M 27941 0 L 25600 78 12184 4300 3244 14180 0 28633 3790 41976 13579 51167 28043 54589 41682 51007 51097 41387 54605 27267 50902 13025 41472 3483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8" draw:style-name="gr32" draw:text-style-name="P25" draw:layer="Layout" svg:width="0.152cm" svg:height="0.152cm" svg:x="11.697cm" svg:y="10.055cm">
          <text:p/>
          <draw:enhanced-geometry svg:viewBox="0 0 54610 54610" draw:text-areas="?f8 ?f10 ?f9 ?f11" draw:type="non-primitive" draw:enhanced-path="M 27941 0 L 41472 3483 50902 13025 54605 27267 51097 41387 41682 51007 28043 54589 13579 51167 3790 41976 0 28633 3244 14180 12184 4300 25600 78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9" draw:style-name="gr32" draw:text-style-name="P25" draw:layer="Layout" svg:width="0.001cm" svg:height="0.001cm" svg:x="11.697cm" svg:y="10.0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0" draw:style-name="gr32" draw:text-style-name="P25" draw:layer="Layout" svg:width="0.001cm" svg:height="0.001cm" svg:x="11.852cm" svg:y="10.2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1" draw:style-name="gr34" draw:text-style-name="P25" draw:layer="Layout" svg:width="3.896cm" svg:height="2.7cm" svg:x="12.296cm" svg:y="3.0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32" draw:style-name="gr35" draw:text-style-name="P25" draw:layer="Layout" svg:width="0.552cm" svg:height="2.799cm" svg:x="16.418cm" svg:y="3.003cm">
          <text:p/>
          <draw:enhanced-geometry svg:viewBox="0 0 198754 1007110" draw:text-areas="?f8 ?f10 ?f9 ?f11" draw:type="non-primitive" draw:enhanced-path="M 0 0 L 42813 9373 78674 33524 100010 66501 102869 419099 104219 430969 122352 464736 156092 491025 198340 503777 185150 505092 146098 521442 115416 551200 102870 587689 102869 923269 101486 935266 82971 969051 48800 994900 21061 1004785 6544 100686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8754"/>
            <draw:equation draw:name="f7" draw:formula="?f4 / 1007110"/>
            <draw:equation draw:name="f8" draw:formula="?f0 / ?f6"/>
            <draw:equation draw:name="f9" draw:formula="?f1 / ?f6"/>
            <draw:equation draw:name="f10" draw:formula="?f2 / ?f7"/>
            <draw:equation draw:name="f11" draw:formula="?f3 / ?f7"/>
          </draw:enhanced-geometry>
        </draw:custom-shape>
        <draw:custom-shape draw:name="object 33" draw:style-name="gr31" draw:text-style-name="P25" draw:layer="Layout" svg:width="0.001cm" svg:height="0.001cm" svg:x="16.418cm" svg:y="3.0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4" draw:style-name="gr35" draw:text-style-name="P25" draw:layer="Layout" svg:width="0.001cm" svg:height="0.001cm" svg:x="16.993cm" svg:y="5.8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35" draw:style-name="gr26" draw:text-style-name="P29" draw:layer="layout" svg:width="0.958cm" svg:height="2.733cm" svg:x="11.012cm" svg:y="3.746cm">
          <draw:text-box>
            <text:p text:style-name="P26"><text:span text:style-name="T40">2</text:span><text:span text:style-name="T41">7</text:span><text:span text:style-name="T42">6</text:span></text:p>
            <text:p text:style-name="P27"><text:span text:style-name="T40">2</text:span><text:span text:style-name="T41">7</text:span><text:span text:style-name="T42">7</text:span></text:p>
            <text:p text:style-name="P28"><text:span text:style-name="T42">278</text:span></text:p>
            <text:p text:style-name="P28"><text:span text:style-name="T42">279</text:span></text:p>
          </draw:text-box>
        </draw:frame>
        <draw:frame draw:name="object 36" draw:style-name="gr27" draw:text-style-name="P31" draw:layer="layout" svg:width="5.833cm" svg:height="1.908cm" svg:x="17.106cm" svg:y="3.646cm">
          <draw:text-box>
            <text:p text:style-name="P30"><text:span text:style-name="T43">s</text:span><text:span text:style-name="T44">p</text:span><text:span text:style-name="T45">a</text:span><text:span text:style-name="T43">c</text:span><text:span text:style-name="T46">e</text:span><text:span text:style-name="T47"> </text:span><text:span text:style-name="T44">req</text:span><text:span text:style-name="T45">u</text:span><text:span text:style-name="T46">i</text:span><text:span text:style-name="T44">re</text:span><text:span text:style-name="T46">d</text:span><text:span text:style-name="T48"> </text:span><text:span text:style-name="T45">t</text:span><text:span text:style-name="T46">o</text:span><text:span text:style-name="T49"> </text:span><text:span text:style-name="T45">st</text:span><text:span text:style-name="T44">or</text:span><text:span text:style-name="T46">e</text:span><text:span text:style-name="T50"> </text:span><text:span text:style-name="T45">o</text:span><text:span text:style-name="T44">n</text:span><text:span text:style-name="T46">e</text:span><text:span text:style-name="T48"> </text:span><text:span text:style-name="T46">i</text:span><text:span text:style-name="T51">n</text:span><text:span text:style-name="T44">t</text:span><text:span text:style-name="T48"> </text:span><text:span text:style-name="T44">t</text:span><text:span text:style-name="T46">ype</text:span><text:span text:style-name="T47"> </text:span><text:span text:style-name="T44">d</text:span><text:span text:style-name="T45">a</text:span><text:span text:style-name="T44">t</text:span><text:span text:style-name="T46">a</text:span><text:span text:style-name="T50"> </text:span><text:span text:style-name="T52">sizeof(int)</text:span></text:p>
          </draw:text-box>
        </draw:frame>
        <draw:custom-shape draw:name="object 37" draw:style-name="gr31" draw:text-style-name="P25" draw:layer="Layout" svg:width="3.896cm" svg:height="0.001cm" svg:x="12.296cm" svg:y="7.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8" draw:style-name="gr31" draw:text-style-name="P25" draw:layer="Layout" svg:width="3.896cm" svg:height="0.001cm" svg:x="12.296cm" svg:y="7.8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9" draw:style-name="gr32" draw:text-style-name="P25" draw:layer="Layout" svg:width="3.896cm" svg:height="0.001cm" svg:x="12.296cm" svg:y="8.4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0" draw:style-name="gr31" draw:text-style-name="P25" draw:layer="Layout" svg:width="3.896cm" svg:height="0.001cm" svg:x="12.296cm" svg:y="6.4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1" draw:style-name="gr34" draw:text-style-name="P25" draw:layer="Layout" svg:width="3.896cm" svg:height="2.7cm" svg:x="12.296cm" svg:y="5.7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42" draw:style-name="gr31" draw:text-style-name="P25" draw:layer="Layout" svg:width="3.896cm" svg:height="0.001cm" svg:x="12.296cm" svg:y="9.8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3" draw:style-name="gr31" draw:text-style-name="P25" draw:layer="Layout" svg:width="3.896cm" svg:height="0.001cm" svg:x="12.296cm" svg:y="10.506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4" draw:style-name="gr32" draw:text-style-name="P25" draw:layer="Layout" svg:width="3.896cm" svg:height="0.001cm" svg:x="12.296cm" svg:y="11.107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5" draw:style-name="gr34" draw:text-style-name="P25" draw:layer="Layout" svg:width="3.896cm" svg:height="2.703cm" svg:x="12.296cm" svg:y="8.403cm">
          <text:p/>
          <draw:enhanced-geometry svg:viewBox="0 0 1403350 972820" draw:text-areas="?f8 ?f10 ?f9 ?f11" draw:type="non-primitive" draw:enhanced-path="M 702289 972799 L 0 972799 0 0 1403329 0 1403329 972799 702289 97279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2820"/>
            <draw:equation draw:name="f8" draw:formula="?f0 / ?f6"/>
            <draw:equation draw:name="f9" draw:formula="?f1 / ?f6"/>
            <draw:equation draw:name="f10" draw:formula="?f2 / ?f7"/>
            <draw:equation draw:name="f11" draw:formula="?f3 / ?f7"/>
          </draw:enhanced-geometry>
        </draw:custom-shape>
        <draw:custom-shape draw:name="object 46" draw:style-name="gr31" draw:text-style-name="P25" draw:layer="Layout" svg:width="0.018cm" svg:height="0.676cm" svg:x="12.296cm" svg:y="11.107cm">
          <text:p/>
          <draw:enhanced-geometry svg:viewBox="0 0 6350 243204" draw:text-areas="?f8 ?f10 ?f9 ?f11" draw:type="non-primitive" draw:enhanced-path="M 0 0 L 6339 2425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243204"/>
            <draw:equation draw:name="f8" draw:formula="?f0 / ?f6"/>
            <draw:equation draw:name="f9" draw:formula="?f1 / ?f6"/>
            <draw:equation draw:name="f10" draw:formula="?f2 / ?f7"/>
            <draw:equation draw:name="f11" draw:formula="?f3 / ?f7"/>
          </draw:enhanced-geometry>
        </draw:custom-shape>
        <draw:custom-shape draw:name="object 47" draw:style-name="gr31" draw:text-style-name="P25" draw:layer="Layout" svg:width="0.001cm" svg:height="0.307cm" svg:x="16.217cm" svg:y="11.107cm">
          <text:p/>
          <draw:enhanced-geometry svg:viewBox="0 0 0 110489" draw:text-areas="?f8 ?f10 ?f9 ?f11" draw:type="non-primitive" draw:enhanced-path="M 0 0 L 0 11048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10489"/>
            <draw:equation draw:name="f8" draw:formula="0 / ?f6"/>
            <draw:equation draw:name="f9" draw:formula="1 / ?f6"/>
            <draw:equation draw:name="f10" draw:formula="0 / ?f7"/>
            <draw:equation draw:name="f11" draw:formula="110489 / ?f7"/>
          </draw:enhanced-geometry>
        </draw:custom-shape>
        <draw:custom-shape draw:name="object 48" draw:style-name="gr33" draw:text-style-name="P25" draw:layer="Layout" svg:width="0.152cm" svg:height="0.152cm" svg:x="11.697cm" svg:y="6.554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frame draw:name="object 49" draw:style-name="gr28" draw:text-style-name="P33" draw:layer="layout" svg:width="1.467cm" svg:height="0.635cm" svg:x="11.012cm" svg:y="8.55cm">
          <draw:text-box>
            <text:p text:style-name="P32"><text:span text:style-name="T42">2</text:span><text:span text:style-name="T41">8</text:span><text:span text:style-name="T42">3</text:span><text:span text:style-name="T53"><text:tab/></text:span><text:span text:style-name="T54"> </text:span></text:p>
          </draw:text-box>
        </draw:frame>
        <draw:custom-shape draw:name="object 50" draw:style-name="gr32" draw:text-style-name="P25" draw:layer="Layout" svg:width="0.152cm" svg:height="0.152cm" svg:x="11.697cm" svg:y="6.554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1" draw:style-name="gr32" draw:text-style-name="P25" draw:layer="Layout" svg:width="0.001cm" svg:height="0.001cm" svg:x="11.697cm" svg:y="6.5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2" draw:style-name="gr32" draw:text-style-name="P25" draw:layer="Layout" svg:width="0.001cm" svg:height="0.001cm" svg:x="11.848cm" svg:y="6.7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3" draw:style-name="gr33" draw:text-style-name="P25" draw:layer="Layout" svg:width="0.139cm" svg:height="0.143cm" svg:x="11.701cm" svg:y="6.956cm">
          <text:p/>
          <draw:enhanced-geometry svg:viewBox="0 0 50164 51435" draw:text-areas="?f8 ?f10 ?f9 ?f11" draw:type="non-primitive" draw:enhanced-path="M 26524 0 L 18534 1008 8104 6956 1599 18357 0 35345 6468 44565 18552 50242 36685 51284 44975 44295 49705 31798 49802 13223 40332 3596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4" draw:style-name="gr32" draw:text-style-name="P25" draw:layer="Layout" svg:width="0.139cm" svg:height="0.143cm" svg:x="11.701cm" svg:y="6.956cm">
          <text:p/>
          <draw:enhanced-geometry svg:viewBox="0 0 50164 51435" draw:text-areas="?f8 ?f10 ?f9 ?f11" draw:type="non-primitive" draw:enhanced-path="M 26524 0 L 40332 3596 49802 13223 49705 31798 44975 44295 36685 51284 18552 50242 6468 44565 0 35345 1599 18357 8104 6956 18534 1008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5" draw:style-name="gr32" draw:text-style-name="P25" draw:layer="Layout" svg:width="0.001cm" svg:height="0.001cm" svg:x="11.697cm" svg:y="6.9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6" draw:style-name="gr32" draw:text-style-name="P25" draw:layer="Layout" svg:width="0.001cm" svg:height="0.001cm" svg:x="11.852cm" svg:y="7.1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7" draw:style-name="gr33" draw:text-style-name="P25" draw:layer="Layout" svg:width="0.139cm" svg:height="0.152cm" svg:x="11.71cm" svg:y="7.355cm">
          <text:p/>
          <draw:enhanced-geometry svg:viewBox="0 0 50164 54610" draw:text-areas="?f8 ?f10 ?f9 ?f11" draw:type="non-primitive" draw:enhanced-path="M 23249 0 L 0 41411 9498 51007 23350 54589 36990 51005 46404 41387 49913 27267 46210 13025 36779 3483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8" draw:style-name="gr32" draw:text-style-name="P25" draw:layer="Layout" svg:width="0.139cm" svg:height="0.152cm" svg:x="11.71cm" svg:y="7.355cm">
          <text:p/>
          <draw:enhanced-geometry svg:viewBox="0 0 50164 54610" draw:text-areas="?f8 ?f10 ?f9 ?f11" draw:type="non-primitive" draw:enhanced-path="M 23249 0 L 36779 3483 46210 13025 49913 27267 46404 41387 36989 51007 23350 54589 9493 51005 0 41411 27 22413 4528 9614 12490 2361 22901 1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9" draw:style-name="gr32" draw:text-style-name="P25" draw:layer="Layout" svg:width="0.001cm" svg:height="0.001cm" svg:x="11.7cm" svg:y="7.3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60" draw:style-name="gr32" draw:text-style-name="P25" draw:layer="Layout" svg:width="0.001cm" svg:height="0.001cm" svg:x="11.852cm" svg:y="7.5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61" draw:style-name="gr29" draw:text-style-name="P35" draw:layer="layout" svg:width="8.6cm" svg:height="5.442cm" svg:x="1cm" svg:y="1.397cm">
          <draw:text-box>
            <text:p text:style-name="P34"><text:span text:style-name="T51">S</text:span><text:span text:style-name="T45">u</text:span><text:span text:style-name="T44">ppos</text:span><text:span text:style-name="T46">e,</text:span></text:p>
            <text:p text:style-name="P34"><text:span text:style-name="T55">p</text:span><text:span text:style-name="T56"> </text:span><text:span text:style-name="T44">is any pointer of type</text:span><text:span text:style-name="T58"> int*</text:span><text:span text:style-name="T44"> and</text:span><text:span text:style-name="T48"> </text:span></text:p>
            <text:p text:style-name="P34"><text:span text:style-name="T48"><text:s text:c="17"/></text:span><text:span text:style-name="T55">p</text:span><text:span text:style-name="T56"> </text:span><text:span text:style-name="T44">p</text:span><text:span text:style-name="T45">o</text:span><text:span text:style-name="T46">i</text:span><text:span text:style-name="T51">n</text:span><text:span text:style-name="T44">t</text:span><text:span text:style-name="T46">s</text:span><text:span text:style-name="T48"> </text:span><text:span text:style-name="T44">her</text:span><text:span text:style-name="T46">e</text:span></text:p>
            <text:p text:style-name="P34"><text:span text:style-name="T46"><text:s text:c="4"/></text:span><text:span text:style-name="T50"><text:s/></text:span><text:span text:style-name="T45">t</text:span><text:span text:style-name="T44">he</text:span><text:span text:style-name="T46">n</text:span><text:span text:style-name="T48"> </text:span><text:span text:style-name="T59">p</text:span><text:span text:style-name="T55">+</text:span><text:span text:style-name="T60">1</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6"><text:s text:c="4"/></text:span><text:span text:style-name="T50"><text:s/></text:span><text:span text:style-name="T44">an</text:span><text:span text:style-name="T46">d</text:span><text:span text:style-name="T48"> </text:span><text:span text:style-name="T59">p</text:span><text:span text:style-name="T55">+</text:span><text:span text:style-name="T60">2</text:span><text:span text:style-name="T61"> </text:span><text:span text:style-name="T44">p</text:span><text:span text:style-name="T45">o</text:span><text:span text:style-name="T46">i</text:span><text:span text:style-name="T51">nt</text:span><text:span text:style-name="T46">s</text:span><text:span text:style-name="T49"> </text:span><text:span text:style-name="T44">her</text:span><text:span text:style-name="T46">e</text:span></text:p>
            <text:p text:style-name="P34"><text:span text:style-name="T44">an</text:span><text:span text:style-name="T46">d</text:span><text:span text:style-name="T48"> </text:span><text:span text:style-name="T46">so</text:span><text:span text:style-name="T49"> </text:span><text:span text:style-name="T45">o</text:span><text:span text:style-name="T51">n.</text:span><text:span text:style-name="T44">..</text:span></text:p>
          </draw:text-box>
        </draw:frame>
        <draw:frame draw:name="object 68" draw:style-name="gr28" draw:text-style-name="P37" draw:layer="layout" svg:width="6.636cm" svg:height="0.932cm" svg:x="3cm" svg:y="12.873cm">
          <draw:text-box>
            <text:p text:style-name="P36"><text:span text:style-name="T62">p+</text:span><text:span text:style-name="T63">i</text:span><text:span text:style-name="T64"><text:tab/></text:span><text:span text:style-name="T65">i</text:span><text:span text:style-name="T66">s</text:span><text:span text:style-name="T67"> </text:span><text:span text:style-name="T66">interpreted</text:span><text:span text:style-name="T67"> </text:span><text:span text:style-name="T65">as</text:span></text:p>
          </draw:text-box>
        </draw:frame>
        <draw:frame draw:name="object 69" draw:style-name="gr28" draw:text-style-name="P29" draw:layer="layout" svg:width="12.028cm" svg:height="0.763cm" svg:x="10.1cm" svg:y="12.929cm">
          <draw:text-box>
            <text:p text:style-name="P26"><text:span text:style-name="T69">(a</text:span><text:span text:style-name="T70">d</text:span><text:span text:style-name="T71">d</text:span><text:span text:style-name="T70">r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73"> </text:span><text:span text:style-name="T74">p</text:span><text:span text:style-name="T69">)</text:span><text:span text:style-name="T73"> </text:span><text:span text:style-name="T72">+</text:span><text:span text:style-name="T75"> </text:span><text:span text:style-name="T76">i*sizeof(int)</text:span></text:p>
          </draw:text-box>
        </draw:frame>
        <draw:frame draw:name="object 70" draw:style-name="gr30" draw:text-style-name="P40" draw:layer="layout" svg:width="20.577cm" svg:height="2.224cm" svg:x="1.798cm" svg:y="15.606cm">
          <draw:text-box>
            <text:p text:style-name="P38"><text:span text:style-name="T66">In</text:span><text:span text:style-name="T67"> </text:span><text:span text:style-name="T68">g</text:span><text:span text:style-name="T65">e</text:span><text:span text:style-name="T68">n</text:span><text:span text:style-name="T65">er</text:span><text:span text:style-name="T68">a</text:span><text:span text:style-name="T65">l</text:span><text:span text:style-name="T66">,</text:span><text:span text:style-name="T77"> </text:span><text:span text:style-name="T78">i</text:span><text:span text:style-name="T65">f</text:span><text:span text:style-name="T77"> </text:span><text:span text:style-name="T65">w</text:span><text:span text:style-name="T66">e</text:span><text:span text:style-name="T67"> </text:span><text:span text:style-name="T65">h</text:span><text:span text:style-name="T68">a</text:span><text:span text:style-name="T66">ve</text:span><text:span text:style-name="T67"> </text:span><text:span text:style-name="T66">a</text:span><text:span text:style-name="T67"> </text:span><text:span text:style-name="T65">p</text:span><text:span text:style-name="T68">o</text:span><text:span text:style-name="T65">inte</text:span><text:span text:style-name="T66">r</text:span><text:span text:style-name="T79"> </text:span><text:span text:style-name="T72">p</text:span><text:span text:style-name="T80"> </text:span><text:span text:style-name="T68">o</text:span><text:span text:style-name="T65">f</text:span><text:span text:style-name="T77"> </text:span><text:span text:style-name="T78">t</text:span><text:span text:style-name="T66">ype</text:span><text:span text:style-name="T81"><text:tab/></text:span><text:span text:style-name="T82">&lt;t</text:span><text:span text:style-name="T83">y</text:span><text:span text:style-name="T84">pe</text:span><text:span text:style-name="T82">&gt;</text:span><text:span text:style-name="T85"> </text:span><text:span text:style-name="T84">*</text:span><text:span text:style-name="T86"><text:tab/></text:span><text:span text:style-name="T78">t</text:span><text:span text:style-name="T65">h</text:span><text:span text:style-name="T68">en,</text:span></text:p>
            <text:p text:style-name="P39"><text:span text:style-name="T62">p+</text:span><text:span text:style-name="T63">i</text:span><text:span text:style-name="T64"><text:tab/></text:span><text:span text:style-name="T65">i</text:span><text:span text:style-name="T66">s</text:span><text:span text:style-name="T67"> </text:span><text:span text:style-name="T65">interpreted</text:span><text:span text:style-name="T67"> </text:span><text:span text:style-name="T65">a</text:span><text:span text:style-name="T66">s</text:span><text:span text:style-name="T81"><text:tab/></text:span><text:span text:style-name="T69">(a</text:span><text:span text:style-name="T70">d</text:span><text:span text:style-name="T74">d</text:span><text:span text:style-name="T72">r</text:span><text:span text:style-name="T70">e</text:span><text:span text:style-name="T72">s</text:span><text:span text:style-name="T69">s</text:span><text:span text:style-name="T73"> </text:span><text:span text:style-name="T70">store</text:span><text:span text:style-name="T69">d</text:span><text:span text:style-name="T73"> </text:span><text:span text:style-name="T69">i</text:span><text:span text:style-name="T72">n</text:span><text:span text:style-name="T80"> </text:span><text:span text:style-name="T71">p</text:span><text:span text:style-name="T69">)</text:span><text:span text:style-name="T73"> </text:span><text:span text:style-name="T72">+</text:span><text:span text:style-name="T75"> </text:span><text:span text:style-name="T76">i*sizeof(</text:span><text:span text:style-name="T82">&lt;t</text:span><text:span text:style-name="T83">y</text:span><text:span text:style-name="T87">p</text:span><text:span text:style-name="T84">e&gt;</text:span><text:span text:style-name="T88">)</text:span></text:p>
          </draw:text-box>
        </draw:frame>
        <draw:custom-shape draw:name="object 42" draw:style-name="gr31" draw:text-style-name="P25" draw:layer="Layout" svg:width="3.896cm" svg:height="0.001cm" svg:x="12.297cm" svg:y="9.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frame draw:name="object 49" draw:style-name="gr28" draw:text-style-name="P33" draw:layer="layout" svg:width="1.467cm" svg:height="0.635cm" svg:x="11.012cm" svg:y="3.048cm">
          <draw:text-box>
            <text:p text:style-name="P32"><text:span text:style-name="T42">275</text:span><text:span text:style-name="T53"><text:tab/></text:span><text:span text:style-name="T54"> </text:span></text:p>
          </draw:text-box>
        </draw:frame>
        <draw:line draw:style-name="gr12" draw:text-style-name="P3" draw:layer="layout" svg:x1="7.197cm" svg:y1="3.6cm" svg:x2="11.013cm" svg:y2="3.401cm">
          <text:p/>
        </draw:line>
        <draw:line draw:style-name="gr12" draw:text-style-name="P3" draw:layer="layout" svg:x1="7.2cm" svg:y1="4.6cm" svg:x2="11.006cm" svg:y2="6.206cm">
          <text:p/>
        </draw:line>
        <draw:line draw:style-name="gr12" draw:text-style-name="P3" draw:layer="layout" svg:x1="7cm" svg:y1="5.6cm" svg:x2="10.999cm" svg:y2="8.912cm">
          <text:p/>
        </draw:line>
        <draw:frame draw:style-name="gr1" draw:text-style-name="P15" draw:layer="layout" svg:width="7.436cm" svg:height="2.791cm" svg:x="1.3cm" svg:y="8.1cm">
          <draw:text-box>
            <text:p text:style-name="P15"><text:span text:style-name="T89">p[0]</text:span><text:span text:style-name="T90"> is interpreted as </text:span><text:span text:style-name="T89">*p</text:span></text:p>
            <text:p text:style-name="P15"><text:span text:style-name="T89">p[1]</text:span><text:span text:style-name="T90"> is interpreted as </text:span><text:span text:style-name="T89">*(p+1)</text:span></text:p>
            <text:p text:style-name="P15"><text:span text:style-name="T89">p[2]</text:span><text:span text:style-name="T90"> is interpreted as </text:span><text:span text:style-name="T89">*(p+2)</text:span></text:p>
            <text:p text:style-name="P15"><text:span text:style-name="T90">and so on...</text:span></text:p>
          </draw:text-box>
        </draw:frame>
        <draw:custom-shape draw:style-name="gr38" draw:text-style-name="P42" draw:layer="Layout" svg:width="3.521cm" svg:height="2.4cm" svg:x="12.479cm" svg:y="3.2cm">
          <text:p text:style-name="P3"><text:span text:style-name="T91">p[0]</text:span></text:p>
          <draw:enhanced-geometry svg:viewBox="0 0 21600 21600" draw:type="rectangle" draw:enhanced-path="M 0 0 L 21600 0 21600 21600 0 21600 0 0 Z N"/>
        </draw:custom-shape>
        <draw:custom-shape draw:style-name="gr39" draw:text-style-name="P42" draw:layer="Layout" svg:width="3.521cm" svg:height="2.4cm" svg:x="12.479cm" svg:y="5.9cm">
          <text:p text:style-name="P3"><text:span text:style-name="T91">p[1]</text:span></text:p>
          <draw:enhanced-geometry svg:viewBox="0 0 21600 21600" draw:type="rectangle" draw:enhanced-path="M 0 0 L 21600 0 21600 21600 0 21600 0 0 Z N"/>
        </draw:custom-shape>
        <draw:custom-shape draw:style-name="gr39" draw:text-style-name="P42" draw:layer="Layout" svg:width="3.521cm" svg:height="2.4cm" svg:x="12.479cm" svg:y="8.6cm">
          <text:p text:style-name="P3"><text:span text:style-name="T91">p[2]</text:span></text:p>
          <draw:enhanced-geometry svg:viewBox="0 0 21600 21600" draw:type="rectangle" draw:enhanced-path="M 0 0 L 21600 0 21600 21600 0 21600 0 0 Z N"/>
        </draw:custom-shape>
        <draw:frame draw:style-name="gr1" draw:layer="layout" svg:width="9.599cm" svg:height="1.06cm" svg:x="2.8cm" svg:y="14.1cm">
          <draw:text-box>
            <text:p><text:span text:style-name="T92">p[i]</text:span> is interpreted as <text:span text:style-name="T92">*(p+i)</text:span></text:p>
          </draw:text-box>
        </draw:frame>
        <draw:frame draw:style-name="gr40" draw:text-style-name="P43" draw:layer="layout" svg:width="25.513cm" svg:height="1.715cm" svg:x="0.8cm" svg:y="18.2cm">
          <draw:text-box>
            <text:p text:style-name="P43"><text:span text:style-name="T93">This is true even when p is pointing to some arbitrary location which is not allocated to your program</text:span></text:p>
            <text:p text:style-name="P43"><text:span text:style-name="T93">If you want to use p[0],... MAKE SURE THAT THE SPACE IS ALLOCATED. </text:span></text:p>
          </draw:text-box>
        </draw:frame>
        <presentation:notes draw:style-name="dp4">
          <draw:frame draw:name="Notes Placeholder" presentation:style-name="pr2" draw:text-style-name="P41" draw:layer="layout" svg:width="0.001cm" svg:height="0.001cm" svg:x="0cm" svg:y="0cm" presentation:class="notes" presentation:placeholder="true">
            <draw:text-box/>
          </draw:frame>
        </presentation:notes>
      </draw:page>
      <draw:page draw:name="page30" draw:style-name="dp5" draw:master-page-name="Master1-Layout5-obj-Blank">
        <office:forms form:automatic-focus="false" form:apply-design-mode="false"/>
        <draw:frame draw:style-name="gr41" draw:text-style-name="P26" draw:layer="layout" svg:width="8.914cm" svg:height="5.438cm" svg:x="1.713cm" svg:y="1.19cm">
          <draw:text-box>
            <text:p text:style-name="P26"><text:span text:style-name="T66">Is</text:span><text:span text:style-name="T67"> </text:span><text:span text:style-name="T66">t</text:span><text:span text:style-name="T68">h</text:span><text:span text:style-name="T66">e</text:span><text:span text:style-name="T67"> </text:span><text:span text:style-name="T66">f</text:span><text:span text:style-name="T68">o</text:span><text:span text:style-name="T65">l</text:span><text:span text:style-name="T78">l</text:span><text:span text:style-name="T65">ow</text:span><text:span text:style-name="T78">i</text:span><text:span text:style-name="T65">n</text:span><text:span text:style-name="T66">g</text:span><text:span text:style-name="T67"> </text:span><text:span text:style-name="T66">co</text:span><text:span text:style-name="T68">d</text:span><text:span text:style-name="T66">e</text:span><text:span text:style-name="T67"> </text:span><text:span text:style-name="T66">corr</text:span><text:span text:style-name="T68">e</text:span><text:span text:style-name="T78">ct</text:span><text:span text:style-name="T77"> </text:span><text:span text:style-name="T66">?</text:span></text:p>
            <text:p text:style-name="P44"><text:span text:style-name="T94">main()</text:span></text:p>
            <text:p text:style-name="P45"><text:span text:style-name="T95">{</text:span></text:p>
            <text:p text:style-name="P45"><text:span text:style-name="T95"><text:tab/></text:span><text:span text:style-name="T94">in</text:span><text:span text:style-name="T95">t</text:span><text:span text:style-name="T96"><text:tab/></text:span><text:span text:style-name="T94">*p;</text:span></text:p>
            <text:p text:style-name="P45"><text:span text:style-name="T94"/></text:p>
            <text:p text:style-name="P45"><text:span text:style-name="T94"><text:tab/></text:span><text:span text:style-name="T94">*p=10;</text:span></text:p>
            <text:p text:style-name="P46"><text:span text:style-name="T95">}</text:span></text:p>
          </draw:text-box>
        </draw:frame>
        <draw:frame draw:style-name="gr42" draw:layer="layout" svg:width="13.714cm" svg:height="3.807cm" svg:x="12cm" svg:y="1.345cm">
          <draw:text-box>
            <text:p><text:span text:style-name="T5">NO</text:span></text:p>
            <text:p>no memory is allocated to store the value 10.</text:p>
            <text:p>p contains a garbage value.</text:p>
            <text:p>*p=10 is trying to store a value in a location <text:s text:c="4"/>which is not allocated to this program</text:p>
          </draw:text-box>
        </draw:frame>
        <draw:frame draw:style-name="gr1" draw:layer="layout" svg:width="13.291cm" svg:height="0.962cm" svg:x="1.8cm" svg:y="7.6cm">
          <draw:text-box>
            <text:p>To make it work we need to do something like</text:p>
          </draw:text-box>
        </draw:frame>
        <draw:frame draw:style-name="gr43" draw:text-style-name="P47" draw:layer="layout" svg:width="20.187cm" svg:height="3.31cm" svg:x="3.113cm" svg:y="8.69cm">
          <draw:text-box>
            <text:p text:style-name="P47"><text:span text:style-name="T94">in</text:span><text:span text:style-name="T95">t</text:span><text:span text:style-name="T96"><text:tab/></text:span><text:span text:style-name="T94">*p;</text:span></text:p>
            <text:p text:style-name="P48"><text:span text:style-name="T97">&lt;allocate memory to store one integer&gt;</text:span></text:p>
            <text:p text:style-name="P48"><text:span text:style-name="T97">&lt;store the address to that memory location to p&gt;</text:span></text:p>
            <text:p text:style-name="P49"><text:span text:style-name="T94">*p=10;</text:span></text:p>
          </draw:text-box>
        </draw:frame>
        <draw:frame draw:style-name="gr1" draw:layer="layout" svg:width="10.641cm" svg:height="0.962cm" svg:x="1.8cm" svg:y="13.2cm">
          <draw:text-box>
            <text:p>The actual code will be the following</text:p>
          </draw:text-box>
        </draw:frame>
        <draw:frame draw:style-name="gr41" draw:text-style-name="P47" draw:layer="layout" svg:width="20.187cm" svg:height="4.716cm" svg:x="1.813cm" svg:y="14.29cm">
          <draw:text-box>
            <text:p text:style-name="P47"><text:span text:style-name="T94">main()</text:span></text:p>
            <text:p text:style-name="P48"><text:span text:style-name="T95">{</text:span></text:p>
            <text:p text:style-name="P48"><text:span text:style-name="T95"><text:tab/></text:span><text:span text:style-name="T94">in</text:span><text:span text:style-name="T95">t</text:span><text:span text:style-name="T96"><text:tab/></text:span><text:span text:style-name="T94">*p;</text:span></text:p>
            <text:p text:style-name="P48"><text:span text:style-name="T94"><text:tab/></text:span><text:span text:style-name="T97">p = </text:span><text:span text:style-name="T98">new</text:span><text:span text:style-name="T97"> int;</text:span></text:p>
            <text:p text:style-name="P48"><text:span text:style-name="T94"><text:tab/></text:span><text:span text:style-name="T94">*p=10;</text:span></text:p>
            <text:p text:style-name="P49"><text:span text:style-name="T95">}</text:span></text:p>
          </draw:text-box>
        </draw:frame>
        <draw:frame draw:style-name="gr18" draw:layer="layout" svg:width="16.449cm" svg:height="1.174cm" svg:x="10.6cm" svg:y="17.7cm">
          <draw:text-box>
            <text:p><text:span text:style-name="T99">new</text:span> keyword allocates memory and returns the address</text:p>
          </draw:text-box>
        </draw:frame>
        <draw:line draw:style-name="gr6" draw:text-style-name="P3" draw:layer="layout" svg:x1="10.6cm" svg:y1="18.2cm" svg:x2="5.8cm" svg:y2="17.2cm">
          <text:p/>
        </draw:line>
        <presentation:notes draw:style-name="dp4">
          <office:forms form:automatic-focus="false" form:apply-design-mode="false"/>
          <draw:page-thumbnail draw:style-name="gr3" draw:layer="layout" svg:width="0.001cm" svg:height="0.001cm" svg:x="0cm" svg:y="2.257cm" draw:page-number="30" presentation:class="page"/>
          <draw:frame presentation:style-name="pr3" draw:layer="layout" svg:width="16.799cm" svg:height="13.363cm" svg:x="2.099cm" svg:y="14.107cm" presentation:class="notes" presentation:placeholder="true">
            <draw:text-box/>
          </draw:frame>
        </presentation:notes>
      </draw:page>
      <draw:page draw:name="page31" draw:style-name="dp5" draw:master-page-name="Master1-Layout5-obj-Blank">
        <office:forms form:automatic-focus="false" form:apply-design-mode="false"/>
        <draw:frame draw:style-name="gr41" draw:text-style-name="P47" draw:layer="layout" svg:width="20.187cm" svg:height="4.716cm" svg:x="0.913cm" svg:y="0.59cm">
          <draw:text-box>
            <text:p text:style-name="P47"><text:span text:style-name="T94">main()</text:span></text:p>
            <text:p text:style-name="P48"><text:span text:style-name="T95">{</text:span></text:p>
            <text:p text:style-name="P48"><text:span text:style-name="T95"><text:s text:c="2"/></text:span><text:span text:style-name="T94">in</text:span><text:span text:style-name="T95">t</text:span><text:span text:style-name="T96"><text:tab/></text:span><text:span text:style-name="T94">*p;</text:span></text:p>
            <text:p text:style-name="P48"><text:span text:style-name="T94"><text:s text:c="2"/></text:span><text:span text:style-name="T97">p = </text:span><text:span text:style-name="T98">new</text:span><text:span text:style-name="T97"> int;</text:span></text:p>
            <text:p text:style-name="P48"><text:span text:style-name="T94"><text:s text:c="2"/></text:span><text:span text:style-name="T94">*p=10;</text:span></text:p>
            <text:p text:style-name="P49"><text:span text:style-name="T95">}</text:span></text:p>
          </draw:text-box>
        </draw:frame>
        <draw:frame draw:style-name="gr18" draw:layer="layout" svg:width="15.374cm" svg:height="1.885cm" svg:x="9.7cm" svg:y="3.1cm">
          <draw:text-box>
            <text:p><text:span text:style-name="T99">new int</text:span> allocates memory for <text:span text:style-name="T5">one int type data</text:span></text:p>
            <text:p><text:s text:c="46"/>and returns the address</text:p>
          </draw:text-box>
        </draw:frame>
        <draw:line draw:style-name="gr6" draw:text-style-name="P3" draw:layer="layout" svg:x1="9.7cm" svg:y1="4.5cm" svg:x2="4.4cm" svg:y2="3.6cm">
          <text:p/>
        </draw:line>
        <draw:frame draw:style-name="gr41" draw:text-style-name="P47" draw:layer="layout" svg:width="20.187cm" svg:height="4.716cm" svg:x="0.914cm" svg:y="5.991cm">
          <draw:text-box>
            <text:p text:style-name="P47"><text:span text:style-name="T94">main()</text:span></text:p>
            <text:p text:style-name="P48"><text:span text:style-name="T95">{</text:span></text:p>
            <text:p text:style-name="P48"><text:span text:style-name="T95"><text:s text:c="2"/></text:span><text:span text:style-name="T94">in</text:span><text:span text:style-name="T95">t</text:span><text:span text:style-name="T96"><text:tab/></text:span><text:span text:style-name="T94">*p;</text:span></text:p>
            <text:p text:style-name="P48"><text:span text:style-name="T94"><text:s text:c="2"/></text:span><text:span text:style-name="T97">p = </text:span><text:span text:style-name="T98">new</text:span><text:span text:style-name="T97"> int[3];</text:span></text:p>
            <text:p text:style-name="P48"><text:span text:style-name="T94"><text:s text:c="2"/></text:span><text:span text:style-name="T94">p[0]=5;p[2]=1;</text:span></text:p>
            <text:p text:style-name="P49"><text:span text:style-name="T95">}</text:span></text:p>
          </draw:text-box>
        </draw:frame>
        <draw:frame draw:style-name="gr18" draw:layer="layout" svg:width="15.67cm" svg:height="1.885cm" svg:x="9.701cm" svg:y="6.401cm">
          <draw:text-box>
            <text:p><text:span text:style-name="T99">new int[3]</text:span> allocates memory for <text:span text:style-name="T5">3 int type data</text:span></text:p>
            <text:p><text:s text:c="46"/>and returns the address</text:p>
          </draw:text-box>
        </draw:frame>
        <draw:line draw:style-name="gr6" draw:text-style-name="P3" draw:layer="layout" svg:x1="9.701cm" svg:y1="6.6cm" svg:x2="5.2cm" svg:y2="8.2cm">
          <text:p/>
        </draw:line>
        <draw:frame draw:style-name="gr1" draw:layer="layout" svg:width="22.08cm" svg:height="4.941cm" svg:x="0.8cm" svg:y="12.2cm">
          <draw:text-box>
            <text:p>In general,</text:p>
            <text:p><text:span text:style-name="T99">new &lt;type&gt;</text:span> allocates memory for <text:span text:style-name="T5">one element of datatype &lt;type&gt; </text:span></text:p>
            <text:p><text:span text:style-name="T5"><text:s text:c="27"/></text:span>and returns the address</text:p>
            <text:p/>
            <text:p><text:span text:style-name="T99">new &lt;type&gt;[n]</text:span> allocates memory for <text:span text:style-name="T5">n elements of datatype &lt;type&gt; </text:span></text:p>
            <text:p><text:span text:style-name="T5"><text:s text:c="35"/></text:span>and returns the address</text:p>
          </draw:text-box>
        </draw:frame>
        <presentation:notes draw:style-name="dp4">
          <office:forms form:automatic-focus="false" form:apply-design-mode="false"/>
          <draw:page-thumbnail draw:style-name="gr3" draw:layer="layout" svg:width="0.001cm" svg:height="0.001cm" svg:x="0cm" svg:y="2.257cm" draw:page-number="31" presentation:class="page"/>
          <draw:frame presentation:style-name="pr3" draw:layer="layout" svg:width="16.799cm" svg:height="13.363cm" svg:x="2.099cm" svg:y="14.107cm" presentation:class="notes" presentation:placeholder="true">
            <draw:text-box/>
          </draw:frame>
        </presentation:notes>
      </draw:page>
      <draw:page draw:name="page32" draw:style-name="dp5" draw:master-page-name="Master1-Layout5-obj-Blank">
        <office:forms form:automatic-focus="false" form:apply-design-mode="false"/>
        <draw:frame draw:style-name="gr41" draw:text-style-name="P47" draw:layer="layout" svg:width="20.187cm" svg:height="5.334cm" svg:x="0.913cm" svg:y="0.59cm">
          <draw:text-box>
            <text:p text:style-name="P47"><text:span text:style-name="T94">main()</text:span></text:p>
            <text:p text:style-name="P48"><text:span text:style-name="T95">{</text:span></text:p>
            <text:p text:style-name="P48"><text:span text:style-name="T95"><text:s text:c="2"/></text:span><text:span text:style-name="T94">in</text:span><text:span text:style-name="T95">t</text:span><text:span text:style-name="T96"><text:tab/></text:span><text:span text:style-name="T94">*p;</text:span></text:p>
            <text:p text:style-name="P48"><text:span text:style-name="T94"><text:s text:c="2"/></text:span><text:span text:style-name="T97">p = </text:span><text:span text:style-name="T98">new</text:span><text:span text:style-name="T97"> int;</text:span></text:p>
            <text:p text:style-name="P48"><text:span text:style-name="T94"><text:s text:c="2"/></text:span><text:span text:style-name="T94">*p=10;</text:span></text:p>
            <text:p text:style-name="P48"><text:span text:style-name="T94"><text:s text:c="2"/></text:span><text:span text:style-name="T98">delete</text:span><text:span text:style-name="T97"> p;</text:span></text:p>
            <text:p text:style-name="P49"><text:span text:style-name="T95">}</text:span></text:p>
          </draw:text-box>
        </draw:frame>
        <draw:frame draw:style-name="gr18" draw:layer="layout" svg:width="17.025cm" svg:height="1.885cm" svg:x="9.7cm" svg:y="2cm">
          <draw:text-box>
            <text:p><text:span text:style-name="T99">delete &lt;ptr&gt; </text:span>deallocates memory for <text:span text:style-name="T5">one element</text:span></text:p>
            <text:p><text:s text:c="35"/>pointed to by the pointer &lt;ptr&gt;</text:p>
          </draw:text-box>
        </draw:frame>
        <draw:line draw:style-name="gr6" draw:text-style-name="P3" draw:layer="layout" svg:x1="9.7cm" svg:y1="2.8cm" svg:x2="4.4cm" svg:y2="4.4cm">
          <text:p/>
        </draw:line>
        <draw:frame draw:style-name="gr41" draw:text-style-name="P47" draw:layer="layout" svg:width="20.187cm" svg:height="5.334cm" svg:x="0.914cm" svg:y="5.991cm">
          <draw:text-box>
            <text:p text:style-name="P47"><text:span text:style-name="T94">main()</text:span></text:p>
            <text:p text:style-name="P48"><text:span text:style-name="T95">{</text:span></text:p>
            <text:p text:style-name="P48"><text:span text:style-name="T95"><text:s text:c="2"/></text:span><text:span text:style-name="T94">in</text:span><text:span text:style-name="T95">t</text:span><text:span text:style-name="T96"><text:tab/></text:span><text:span text:style-name="T94">*p;</text:span></text:p>
            <text:p text:style-name="P48"><text:span text:style-name="T94"><text:s text:c="2"/></text:span><text:span text:style-name="T97">p = </text:span><text:span text:style-name="T98">new</text:span><text:span text:style-name="T97"> int[3];</text:span></text:p>
            <text:p text:style-name="P48"><text:span text:style-name="T94"><text:s text:c="2"/></text:span><text:span text:style-name="T94">p[0]=5;p[2]=1;</text:span></text:p>
            <text:p text:style-name="P48"><text:span text:style-name="T94"><text:s text:c="2"/></text:span><text:span text:style-name="T98">delete[]</text:span><text:span text:style-name="T97"> p;</text:span></text:p>
            <text:p text:style-name="P49"><text:span text:style-name="T95">}</text:span></text:p>
          </draw:text-box>
        </draw:frame>
        <draw:frame draw:style-name="gr18" draw:layer="layout" svg:width="19.328cm" svg:height="1.885cm" svg:x="8.201cm" svg:y="10.101cm">
          <draw:text-box>
            <text:p><text:span text:style-name="T99">delete[] &lt;ptr&gt;</text:span> deallocates memory for <text:span text:style-name="T5">multiple elements</text:span></text:p>
            <text:p><text:s text:c="38"/>pointed to by the pointer &lt;ptr&gt;</text:p>
          </draw:text-box>
        </draw:frame>
        <draw:line draw:style-name="gr6" draw:text-style-name="P3" draw:layer="layout" svg:x1="8.2cm" svg:y1="11.6cm" svg:x2="4.2cm" svg:y2="10.6cm">
          <text:p/>
        </draw:line>
        <draw:frame draw:style-name="gr1" draw:layer="layout" svg:width="24.035cm" svg:height="3.806cm" svg:x="1.7cm" svg:y="13.4cm">
          <draw:text-box>
            <text:p>For dynamically allocated memory, you <text:span text:style-name="T5">must deallocate</text:span> it manually using <text:span text:style-name="T5">delete</text:span></text:p>
            <text:p>when you no longer need it.</text:p>
            <text:p/>
            <text:p>Otherwise your program may unnecessarily block large amount of memory and may</text:p>
            <text:p>even run out of memory. This is known as <text:span text:style-name="T5">memory leak</text:span>.</text:p>
          </draw:text-box>
        </draw:frame>
        <presentation:notes draw:style-name="dp4">
          <office:forms form:automatic-focus="false" form:apply-design-mode="false"/>
          <draw:page-thumbnail draw:style-name="gr3" draw:layer="layout" svg:width="0.001cm" svg:height="0.001cm" svg:x="0cm" svg:y="2.257cm" draw:page-number="32" presentation:class="page"/>
          <draw:frame presentation:style-name="pr3" draw:layer="layout" svg:width="16.799cm" svg:height="13.363cm" svg:x="2.099cm" svg:y="14.107cm" presentation:class="notes" presentation:placeholder="true">
            <draw:text-box/>
          </draw:frame>
        </presentation:notes>
      </draw:page>
      <draw:page draw:name="page33" draw:style-name="dp5" draw:master-page-name="Master1-Layout5-obj-Blank">
        <office:forms form:automatic-focus="false" form:apply-design-mode="false"/>
        <draw:frame draw:style-name="gr1" draw:layer="layout" svg:width="14.772cm" svg:height="1.018cm" svg:x="1.2cm" svg:y="1.2cm">
          <draw:text-box>
            <text:p>In stead of<text:span text:style-name="T11"> </text:span><text:span text:style-name="T100">int a[n];</text:span><text:span text:style-name="T11"> </text:span>use<text:span text:style-name="T11"> </text:span><text:span text:style-name="T100">a = new int[n];</text:span></text:p>
          </draw:text-box>
        </draw:frame>
        <draw:frame draw:style-name="gr18" draw:text-style-name="P14" draw:layer="layout" svg:width="11.001cm" svg:height="6.002cm" svg:x="1.501cm" svg:y="2.801cm">
          <draw:text-box>
            <text:p text:style-name="P14"><text:span text:style-name="T22">merge_sort(int A[],int p,int r)</text:span></text:p>
            <text:p text:style-name="P14"><text:span text:style-name="T22">{</text:span></text:p>
            <text:p text:style-name="P14"><text:span text:style-name="T22"><text:s text:c="2"/></text:span><text:span text:style-name="T22">if(p&lt;r)</text:span></text:p>
            <text:p text:style-name="P14"><text:span text:style-name="T22"><text:s text:c="2"/></text:span><text:span text:style-name="T22">{</text:span></text:p>
            <text:p text:style-name="P14"><text:span text:style-name="T22"><text:s text:c="4"/></text:span><text:span text:style-name="T22">merge_sort(A,p,(p+r)/2);</text:span></text:p>
            <text:p text:style-name="P14"><text:span text:style-name="T22"><text:s text:c="4"/></text:span><text:span text:style-name="T22">merge_sort(A,(p+r)/2+1,r);</text:span></text:p>
            <text:p text:style-name="P14"><text:span text:style-name="T22"/></text:p>
            <text:p text:style-name="P14"><text:span text:style-name="T22"><text:s text:c="4"/></text:span><text:span text:style-name="T22">merge(A,p,q,r);</text:span></text:p>
            <text:p text:style-name="P14"><text:span text:style-name="T22">}</text:span></text:p>
          </draw:text-box>
        </draw:frame>
        <draw:frame draw:style-name="gr18" draw:text-style-name="P14" draw:layer="layout" svg:width="14.048cm" svg:height="6.641cm" svg:x="12.875cm" svg:y="2.8cm">
          <draw:text-box>
            <text:p text:style-name="P15"><text:span text:style-name="T22">merge(int A[],int p,int q,int r)</text:span></text:p>
            <text:p text:style-name="P15"><text:span text:style-name="T22">{</text:span></text:p>
            <text:p text:style-name="P15"><text:span text:style-name="T22"><text:s text:c="2"/></text:span><text:span text:style-name="T22">int n1=q-p+1;</text:span></text:p>
            <text:p text:style-name="P15"><text:span text:style-name="T22"><text:s text:c="2"/></text:span><text:span text:style-name="T22">int n2=r-q;</text:span></text:p>
            <text:p text:style-name="P15"><text:span text:style-name="T22"/></text:p>
            <text:p text:style-name="P15"><text:span text:style-name="T22"><text:s text:c="2"/></text:span><text:span text:style-name="T22">//Make new array L of size n1+1</text:span></text:p>
            <text:p text:style-name="P15"><text:span text:style-name="T22"><text:s text:c="2"/></text:span><text:span text:style-name="T22">//Make new array R of size n2+1</text:span></text:p>
            <text:p text:style-name="P15"><text:span text:style-name="T22"><text:s text:c="2"/></text:span><text:span text:style-name="T22">//Copy A[p..q] to L and A[q+1..r] to R</text:span></text:p>
            <text:p text:style-name="P15"><text:span text:style-name="T22"><text:s text:c="2"/></text:span><text:span text:style-name="T22">//Merge L and R into A[p..r]</text:span></text:p>
            <text:p text:style-name="P15"><text:span text:style-name="T22">}</text:span></text:p>
          </draw:text-box>
        </draw:frame>
        <presentation:notes draw:style-name="dp4">
          <office:forms form:automatic-focus="false" form:apply-design-mode="false"/>
          <draw:page-thumbnail draw:style-name="gr3" draw:layer="layout" svg:width="0.001cm" svg:height="0.001cm" svg:x="0cm" svg:y="2.257cm" draw:page-number="33" presentation:class="page"/>
          <draw:frame presentation:style-name="pr3" draw:layer="layout" svg:width="16.799cm" svg:height="13.363cm" svg:x="2.099cm" svg:y="14.107cm" presentation:class="notes" presentation:placeholder="true">
            <draw:text-box/>
          </draw:frame>
        </presentation:notes>
      </draw:page>
      <draw:page draw:name="page34" draw:style-name="dp5" draw:master-page-name="Master1-Layout5-obj-Blank">
        <office:forms form:automatic-focus="false" form:apply-design-mode="false"/>
        <draw:frame draw:style-name="gr1" draw:layer="layout" svg:width="14.772cm" svg:height="1.018cm" svg:x="1.2cm" svg:y="1.2cm">
          <draw:text-box>
            <text:p>In stead of<text:span text:style-name="T11"> </text:span><text:span text:style-name="T100">int a[n];</text:span><text:span text:style-name="T11"> </text:span>use<text:span text:style-name="T11"> </text:span><text:span text:style-name="T100">a = new int[n];</text:span></text:p>
          </draw:text-box>
        </draw:frame>
        <draw:frame draw:style-name="gr18" draw:text-style-name="P14" draw:layer="layout" svg:width="11.001cm" svg:height="6.002cm" svg:x="1.501cm" svg:y="2.801cm">
          <draw:text-box>
            <text:p text:style-name="P14"><text:span text:style-name="T22">merge_sort(int A[],int p,int r)</text:span></text:p>
            <text:p text:style-name="P14"><text:span text:style-name="T22">{</text:span></text:p>
            <text:p text:style-name="P14"><text:span text:style-name="T22"><text:s text:c="2"/></text:span><text:span text:style-name="T22">if(p&lt;r)</text:span></text:p>
            <text:p text:style-name="P14"><text:span text:style-name="T22"><text:s text:c="2"/></text:span><text:span text:style-name="T22">{</text:span></text:p>
            <text:p text:style-name="P14"><text:span text:style-name="T22"><text:s text:c="4"/></text:span><text:span text:style-name="T22">merge_sort(A,p,(p+r)/2);</text:span></text:p>
            <text:p text:style-name="P14"><text:span text:style-name="T22"><text:s text:c="4"/></text:span><text:span text:style-name="T22">merge_sort(A,(p+r)/2+1,r);</text:span></text:p>
            <text:p text:style-name="P14"><text:span text:style-name="T22"/></text:p>
            <text:p text:style-name="P14"><text:span text:style-name="T22"><text:s text:c="4"/></text:span><text:span text:style-name="T22">merge(A,p,q,r);</text:span></text:p>
            <text:p text:style-name="P14"><text:span text:style-name="T22">}</text:span></text:p>
          </draw:text-box>
        </draw:frame>
        <draw:frame draw:style-name="gr18" draw:text-style-name="P14" draw:layer="layout" svg:width="14.048cm" svg:height="7.28cm" svg:x="12.875cm" svg:y="2.8cm">
          <draw:text-box>
            <text:p text:style-name="P15"><text:span text:style-name="T22">merge(int A[],int p,int q,int r)</text:span></text:p>
            <text:p text:style-name="P15"><text:span text:style-name="T22">{</text:span></text:p>
            <text:p text:style-name="P15"><text:span text:style-name="T22"><text:s text:c="2"/></text:span><text:span text:style-name="T22">int n1=q-p+1;</text:span></text:p>
            <text:p text:style-name="P15"><text:span text:style-name="T22"><text:s text:c="2"/></text:span><text:span text:style-name="T22">int n2=r-q;</text:span></text:p>
            <text:p text:style-name="P15"><text:span text:style-name="T22"/></text:p>
            <text:p text:style-name="P15"><text:span text:style-name="T22"><text:s text:c="2"/></text:span><text:span text:style-name="T34">int *L = new int[n1+1];</text:span></text:p>
            <text:p text:style-name="P15"><text:span text:style-name="T34"><text:s text:c="2"/></text:span><text:span text:style-name="T34">int *R = new int[n2+1];</text:span></text:p>
            <text:p text:style-name="P15"><text:span text:style-name="T22"><text:s text:c="2"/></text:span><text:span text:style-name="T22">//Copy A[p..q] to L and A[q+1..r] to R</text:span></text:p>
            <text:p text:style-name="P15"><text:span text:style-name="T22"><text:s text:c="2"/></text:span><text:span text:style-name="T22">//Merge L and R into A[p..r]</text:span></text:p>
            <text:p text:style-name="P15"><text:span text:style-name="T22"><text:s text:c="2"/></text:span><text:span text:style-name="T34">delete[] L; delete[] R;</text:span></text:p>
            <text:p text:style-name="P15"><text:span text:style-name="T22">}</text:span></text:p>
          </draw:text-box>
        </draw:frame>
        <presentation:notes draw:style-name="dp4">
          <office:forms form:automatic-focus="false" form:apply-design-mode="false"/>
          <draw:page-thumbnail draw:style-name="gr3" draw:layer="layout" svg:width="0.001cm" svg:height="0.001cm" svg:x="0cm" svg:y="2.257cm" draw:page-number="34" presentation:class="page"/>
          <draw:frame presentation:style-name="pr3" draw:layer="layout" svg:width="16.799cm" svg:height="13.363cm" svg:x="2.099cm" svg:y="14.107cm" presentation:class="notes" presentation:placeholder="true">
            <draw:text-box/>
          </draw:frame>
        </presentation:notes>
      </draw:page>
      <draw:page draw:name="page35" draw:style-name="dp5" draw:master-page-name="Master1-Layout2-obj-Title-and-Content">
        <office:forms form:automatic-focus="false" form:apply-design-mode="false"/>
        <draw:frame draw:style-name="gr4" draw:text-style-name="P14" draw:layer="layout" svg:width="12.724cm" svg:height="9.866cm" svg:x="1.4cm" svg:y="5.6cm">
          <draw:text-box>
            <text:p><text:span text:style-name="T22">#include &lt;iostream&gt;</text:span></text:p>
            <text:p><text:span text:style-name="T22">#include "ins_sort.h"</text:span></text:p>
            <text:p><text:span text:style-name="T22">using namespace std;</text:span></text:p>
            <text:p><text:span text:style-name="T22"/></text:p>
            <text:p><text:span text:style-name="T22">main()</text:span></text:p>
            <text:p><text:span text:style-name="T22">{</text:span></text:p>
            <text:p><text:span text:style-name="T22"><text:s text:c="2"/></text:span><text:span text:style-name="T22">int <text:s/>x[5];</text:span></text:p>
            <text:p><text:span text:style-name="T22"><text:s text:c="2"/></text:span><text:span text:style-name="T22">int i;</text:span></text:p>
            <text:p><text:span text:style-name="T22"><text:s text:c="2"/></text:span><text:span text:style-name="T22">for(i=0;i&lt;5;i++) cin&gt;&gt;x[i];</text:span></text:p>
            <text:p><text:span text:style-name="T22"/></text:p>
            <text:p><text:span text:style-name="T22"><text:s text:c="2"/></text:span><text:span text:style-name="T22">ins_sort(x,5);</text:span></text:p>
            <text:p><text:span text:style-name="T22"/></text:p>
            <text:p><text:span text:style-name="T22"><text:s text:c="2"/></text:span><text:span text:style-name="T22">cout&lt;&lt;"\nOutput:"&lt;&lt;endl;</text:span></text:p>
            <text:p><text:span text:style-name="T22"><text:s text:c="2"/></text:span><text:span text:style-name="T22">for(i=0;i&lt;5;i++) cout&lt;&lt;x[i]&lt;&lt;endl;</text:span></text:p>
            <text:p><text:span text:style-name="T22">}</text:span></text:p>
          </draw:text-box>
        </draw:frame>
        <draw:frame draw:style-name="gr4" draw:text-style-name="P14" draw:layer="layout" svg:width="11.708cm" svg:height="12.422cm" svg:x="15.1cm" svg:y="2.2cm">
          <draw:text-box>
            <text:p><text:span text:style-name="T22">#include &lt;iostream&gt;</text:span></text:p>
            <text:p><text:span text:style-name="T22">#include "ins_sort.h"</text:span></text:p>
            <text:p><text:span text:style-name="T22">using namespace std;</text:span></text:p>
            <text:p><text:span text:style-name="T22"/></text:p>
            <text:p><text:span text:style-name="T22">void ins_sort(int A[],int length)</text:span></text:p>
            <text:p><text:span text:style-name="T22">{</text:span></text:p>
            <text:p><text:span text:style-name="T22"><text:s text:c="2"/></text:span><text:span text:style-name="T22">int i,j,key;</text:span></text:p>
            <text:p><text:span text:style-name="T22"><text:s text:c="2"/></text:span><text:span text:style-name="T22">for(j=1;j&lt;=length-1;j++)</text:span></text:p>
            <text:p><text:span text:style-name="T22"><text:s text:c="2"/></text:span><text:span text:style-name="T22">{</text:span></text:p>
            <text:p><text:span text:style-name="T22"><text:s text:c="4"/></text:span><text:span text:style-name="T22">key = A[j];</text:span></text:p>
            <text:p><text:span text:style-name="T22"><text:s text:c="4"/></text:span><text:span text:style-name="T22">i=j-1;</text:span></text:p>
            <text:p><text:span text:style-name="T22"><text:s text:c="4"/></text:span><text:span text:style-name="T22">while((i&gt;=0)&amp;&amp;(A[i]&gt;key))</text:span></text:p>
            <text:p><text:span text:style-name="T22"><text:s text:c="4"/></text:span><text:span text:style-name="T22">{</text:span></text:p>
            <text:p><text:span text:style-name="T22"><text:s text:c="6"/></text:span><text:span text:style-name="T22">A[i+1]=A[i];</text:span></text:p>
            <text:p><text:span text:style-name="T22"><text:s text:c="6"/></text:span><text:span text:style-name="T22">i--;</text:span></text:p>
            <text:p><text:span text:style-name="T22"><text:s text:c="4"/></text:span><text:span text:style-name="T22">}</text:span></text:p>
            <text:p><text:span text:style-name="T22"><text:s text:c="4"/></text:span><text:span text:style-name="T22">A[i+1]=key;</text:span></text:p>
            <text:p><text:span text:style-name="T22"><text:s text:c="2"/></text:span><text:span text:style-name="T22">}</text:span></text:p>
            <text:p><text:span text:style-name="T22">}</text:span></text:p>
          </draw:text-box>
        </draw:frame>
        <draw:frame draw:style-name="gr1" draw:text-style-name="P14" draw:layer="layout" svg:width="9.307cm" svg:height="0.89cm" svg:x="2.3cm" svg:y="2.7cm">
          <draw:text-box>
            <text:p><text:span text:style-name="T22">void ins_sort(int [],int);</text:span></text:p>
          </draw:text-box>
        </draw:frame>
        <draw:custom-shape draw:style-name="gr44" draw:text-style-name="P3" draw:layer="layout" svg:width="10.4cm" svg:height="1.8cm" svg:x="1.6cm" svg:y="2.2cm">
          <text:p/>
          <draw:enhanced-geometry svg:viewBox="0 0 21600 21600" draw:type="rectangle" draw:enhanced-path="M 0 0 L 21600 0 21600 21600 0 21600 0 0 Z N"/>
        </draw:custom-shape>
        <draw:frame draw:style-name="gr1" draw:text-style-name="P4" draw:layer="layout" svg:width="3.537cm" svg:height="0.962cm" svg:x="1.4cm" svg:y="1.2cm">
          <draw:text-box>
            <text:p><text:span text:style-name="T5">ins_sort.h</text:span></text:p>
          </draw:text-box>
        </draw:frame>
        <draw:frame draw:style-name="gr1" draw:text-style-name="P4" draw:layer="layout" svg:width="4.278cm" svg:height="0.962cm" svg:x="15.001cm" svg:y="1.2cm">
          <draw:text-box>
            <text:p><text:span text:style-name="T5">ins_sort.cpp</text:span></text:p>
          </draw:text-box>
        </draw:frame>
        <draw:frame draw:style-name="gr1" draw:text-style-name="P4" draw:layer="layout" svg:width="3.292cm" svg:height="0.962cm" svg:x="1.302cm" svg:y="4.7cm">
          <draw:text-box>
            <text:p><text:span text:style-name="T5">main.cpp</text:span></text:p>
          </draw:text-box>
        </draw:frame>
        <draw:frame draw:style-name="gr1" draw:layer="layout" svg:width="15.369cm" svg:height="2.431cm" svg:x="1.4cm" svg:y="16.6cm">
          <draw:text-box>
            <text:p>Create these three files and compile them as follows,</text:p>
            <text:p/>
            <text:p><text:span text:style-name="T7">g++ -o sort main.cpp ins_sort.cpp </text:span></text:p>
          </draw:text-box>
        </draw:frame>
        <presentation:notes draw:style-name="dp4">
          <draw:page-thumbnail draw:style-name="gr3" draw:layer="layout" svg:width="7.873cm" svg:height="11.136cm" svg:x="6.562cm" svg:y="2.256cm" draw:page-number="35" presentation:class="page"/>
          <draw:frame presentation:style-name="pr4" draw:layer="layout" svg:width="16.799cm" svg:height="13.363cm" svg:x="2.099cm" svg:y="14.107cm" presentation:class="notes" presentation:placeholder="true">
            <draw:text-box/>
          </draw:frame>
        </presentation:notes>
      </draw:page>
      <draw:page draw:name="page36" draw:style-name="dp5" draw:master-page-name="Master1-Layout5-obj-Blank">
        <office:forms form:automatic-focus="false" form:apply-design-mode="false"/>
        <draw:frame draw:style-name="gr45" draw:text-style-name="P22" draw:layer="layout" svg:width="14.218cm" svg:height="16.831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struct node n1;</text:span></text:p>
            <text:p text:style-name="P7"><text:span text:style-name="T101"><text:s text:c="2"/></text:span></text:p>
            <text:p text:style-name="P7"><text:span text:style-name="T101">}</text:span></text:p>
          </draw:text-box>
        </draw:frame>
        <draw:custom-shape draw:style-name="gr46" draw:text-style-name="P10" draw:layer="Layout" svg:width="1.8cm" svg:height="1cm" svg:x="11.486cm" svg:y="1.784cm">
          <text:p/>
          <draw:enhanced-geometry svg:viewBox="0 0 21600 21600" draw:type="rectangle" draw:enhanced-path="M 0 0 L 21600 0 21600 21600 0 21600 0 0 Z N"/>
        </draw:custom-shape>
        <draw:custom-shape draw:style-name="gr47" draw:text-style-name="P10" draw:layer="Layout" svg:width="1.8cm" svg:height="1cm" svg:x="13.286cm" svg:y="1.784cm">
          <text:p/>
          <draw:enhanced-geometry svg:viewBox="0 0 21600 21600" draw:type="rectangle" draw:enhanced-path="M 0 0 L 21600 0 21600 21600 0 21600 0 0 Z N"/>
        </draw:custom-shape>
        <draw:frame draw:style-name="gr48" draw:text-style-name="P15" draw:layer="layout" svg:width="2.382cm" svg:height="0.886cm" svg:x="11.086cm" svg:y="2.685cm">
          <draw:text-box>
            <text:p text:style-name="P11"><text:span text:style-name="T90">n1.data</text:span></text:p>
          </draw:text-box>
        </draw:frame>
        <draw:frame draw:style-name="gr49" draw:text-style-name="P15" draw:layer="layout" svg:width="2.352cm" svg:height="0.886cm" svg:x="13.186cm" svg:y="2.685cm">
          <draw:text-box>
            <text:p text:style-name="P11"><text:span text:style-name="T90">n1.next</text:span></text:p>
          </draw:text-box>
        </draw:frame>
        <draw:custom-shape draw:style-name="gr50" draw:text-style-name="P3" draw:layer="Layout" svg:width="0.511cm" svg:height="4.25cm" draw:transform="rotate (1.5707963267949) translate (11.188cm 3.9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886cm" svg:y="3.884cm">
          <draw:text-box>
            <text:p text:style-name="P7"><text:span text:style-name="T18">n1</text:span></text:p>
          </draw:text-box>
        </draw:frame>
        <draw:frame draw:style-name="gr1" draw:text-style-name="P4" draw:layer="layout" svg:width="12.868cm" svg:height="0.962cm" svg:x="13cm" svg:y="6.8cm">
          <draw:text-box>
            <text:p><text:span text:style-name="T5">A structure can contain a pointer to itself</text:span></text:p>
          </draw:text-box>
        </draw:frame>
        <presentation:notes draw:style-name="dp4">
          <office:forms form:automatic-focus="false" form:apply-design-mode="false"/>
          <draw:page-thumbnail draw:style-name="gr3" draw:layer="layout" svg:width="0.001cm" svg:height="0.001cm" svg:x="0cm" svg:y="2.256cm" draw:page-number="36" presentation:class="page"/>
          <draw:frame presentation:style-name="pr3" draw:text-style-name="P50" draw:layer="layout" svg:width="16.799cm" svg:height="13.363cm" svg:x="2.099cm" svg:y="14.107cm" presentation:class="notes" presentation:placeholder="true">
            <draw:text-box/>
          </draw:frame>
        </presentation:notes>
      </draw:page>
      <draw:page draw:name="page37" draw:style-name="dp5" draw:master-page-name="Master1-Layout5-obj-Blank">
        <office:forms form:automatic-focus="false" form:apply-design-mode="false"/>
        <draw:frame draw:style-name="gr45" draw:text-style-name="P22" draw:layer="layout" svg:width="14.218cm" svg:height="16.831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47" draw:text-style-name="P10" draw:layer="Layout" svg:width="1.603cm" svg:height="0.999cm" svg:x="8.483cm" svg:y="1.784cm">
          <text:p/>
          <draw:enhanced-geometry svg:viewBox="0 0 21600 21600" draw:type="rectangle" draw:enhanced-path="M 0 0 L 21600 0 21600 21600 0 21600 0 0 Z N"/>
        </draw:custom-shape>
        <draw:custom-shape draw:style-name="gr46" draw:text-style-name="P10" draw:layer="Layout" svg:width="1.8cm" svg:height="1cm" svg:x="11.486cm" svg:y="1.784cm">
          <text:p/>
          <draw:enhanced-geometry svg:viewBox="0 0 21600 21600" draw:type="rectangle" draw:enhanced-path="M 0 0 L 21600 0 21600 21600 0 21600 0 0 Z N"/>
        </draw:custom-shape>
        <draw:custom-shape draw:style-name="gr47" draw:text-style-name="P10" draw:layer="Layout" svg:width="1.8cm" svg:height="1cm" svg:x="13.286cm" svg:y="1.784cm">
          <text:p/>
          <draw:enhanced-geometry svg:viewBox="0 0 21600 21600" draw:type="rectangle" draw:enhanced-path="M 0 0 L 21600 0 21600 21600 0 21600 0 0 Z N"/>
        </draw:custom-shape>
        <draw:frame draw:style-name="gr52" draw:text-style-name="P54" draw:layer="layout" svg:width="3.263cm" svg:height="0.836cm" svg:x="11.486cm" svg:y="0.784cm">
          <draw:text-box>
            <text:p text:style-name="P53"><text:span text:style-name="T104">address 122</text:span></text:p>
          </draw:text-box>
        </draw:frame>
        <draw:frame draw:style-name="gr48" draw:text-style-name="P15" draw:layer="layout" svg:width="2.382cm" svg:height="0.886cm" svg:x="11.086cm" svg:y="2.685cm">
          <draw:text-box>
            <text:p text:style-name="P11"><text:span text:style-name="T90">n1.data</text:span></text:p>
          </draw:text-box>
        </draw:frame>
        <draw:frame draw:style-name="gr49" draw:text-style-name="P15" draw:layer="layout" svg:width="2.352cm" svg:height="0.886cm" svg:x="13.186cm" svg:y="2.685cm">
          <draw:text-box>
            <text:p text:style-name="P11"><text:span text:style-name="T90">n1.next</text:span></text:p>
          </draw:text-box>
        </draw:frame>
        <draw:custom-shape draw:style-name="gr50" draw:text-style-name="P3" draw:layer="Layout" svg:width="0.511cm" svg:height="4.25cm" draw:transform="rotate (1.5707963267949) translate (11.188cm 3.9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886cm" svg:y="3.884cm">
          <draw:text-box>
            <text:p text:style-name="P7"><text:span text:style-name="T18">n1</text:span></text:p>
          </draw:text-box>
        </draw:frame>
        <draw:frame draw:style-name="gr15" draw:text-style-name="P7" draw:layer="layout" svg:width="0.853cm" svg:height="0.962cm" svg:x="8.986cm" svg:y="2.884cm">
          <draw:text-box>
            <text:p text:style-name="P7"><text:span text:style-name="T18">h</text:span></text:p>
          </draw:text-box>
        </draw:frame>
        <draw:custom-shape draw:style-name="gr46" draw:text-style-name="P10" draw:layer="Layout" svg:width="1.8cm" svg:height="1cm" svg:x="16.286cm" svg:y="1.784cm">
          <text:p/>
          <draw:enhanced-geometry svg:viewBox="0 0 21600 21600" draw:type="rectangle" draw:enhanced-path="M 0 0 L 21600 0 21600 21600 0 21600 0 0 Z N"/>
        </draw:custom-shape>
        <draw:custom-shape draw:style-name="gr47" draw:text-style-name="P10" draw:layer="Layout" svg:width="1.8cm" svg:height="1cm" svg:x="18.086cm" svg:y="1.784cm">
          <text:p/>
          <draw:enhanced-geometry svg:viewBox="0 0 21600 21600" draw:type="rectangle" draw:enhanced-path="M 0 0 L 21600 0 21600 21600 0 21600 0 0 Z N"/>
        </draw:custom-shape>
        <draw:frame draw:style-name="gr52" draw:text-style-name="P54" draw:layer="layout" svg:width="3.263cm" svg:height="0.836cm" svg:x="16.286cm" svg:y="0.784cm">
          <draw:text-box>
            <text:p text:style-name="P53"><text:span text:style-name="T104">address 214</text:span></text:p>
          </draw:text-box>
        </draw:frame>
        <draw:frame draw:style-name="gr48" draw:text-style-name="P15" draw:layer="layout" svg:width="2.382cm" svg:height="0.886cm" svg:x="15.886cm" svg:y="2.685cm">
          <draw:text-box>
            <text:p text:style-name="P11"><text:span text:style-name="T90">n2.data</text:span></text:p>
          </draw:text-box>
        </draw:frame>
        <draw:frame draw:style-name="gr49" draw:text-style-name="P15" draw:layer="layout" svg:width="2.352cm" svg:height="0.886cm" svg:x="17.986cm" svg:y="2.685cm">
          <draw:text-box>
            <text:p text:style-name="P11"><text:span text:style-name="T90">n2.next</text:span></text:p>
          </draw:text-box>
        </draw:frame>
        <draw:custom-shape draw:style-name="gr50" draw:text-style-name="P3" draw:layer="Layout" svg:width="0.511cm" svg:height="4.25cm" draw:transform="rotate (1.5707963267949) translate (15.988cm 3.9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7.686cm" svg:y="3.884cm">
          <draw:text-box>
            <text:p text:style-name="P7"><text:span text:style-name="T18">n2</text:span></text:p>
          </draw:text-box>
        </draw:frame>
        <draw:custom-shape draw:style-name="gr46" draw:text-style-name="P10" draw:layer="Layout" svg:width="1.8cm" svg:height="1cm" svg:x="21.086cm" svg:y="1.784cm">
          <text:p/>
          <draw:enhanced-geometry svg:viewBox="0 0 21600 21600" draw:type="rectangle" draw:enhanced-path="M 0 0 L 21600 0 21600 21600 0 21600 0 0 Z N"/>
        </draw:custom-shape>
        <draw:custom-shape draw:style-name="gr47" draw:text-style-name="P10" draw:layer="Layout" svg:width="2.191cm" svg:height="0.999cm" svg:x="22.886cm" svg:y="1.784cm">
          <text:p/>
          <draw:enhanced-geometry svg:viewBox="0 0 21600 21600" draw:type="rectangle" draw:enhanced-path="M 0 0 L 21600 0 21600 21600 0 21600 0 0 Z N"/>
        </draw:custom-shape>
        <draw:frame draw:style-name="gr52" draw:text-style-name="P54" draw:layer="layout" svg:width="3.263cm" svg:height="0.836cm" svg:x="21.086cm" svg:y="0.784cm">
          <draw:text-box>
            <text:p text:style-name="P53"><text:span text:style-name="T104">address 658</text:span></text:p>
          </draw:text-box>
        </draw:frame>
        <draw:frame draw:style-name="gr48" draw:text-style-name="P15" draw:layer="layout" svg:width="2.382cm" svg:height="0.886cm" svg:x="20.686cm" svg:y="2.685cm">
          <draw:text-box>
            <text:p text:style-name="P11"><text:span text:style-name="T90">n3.data</text:span></text:p>
          </draw:text-box>
        </draw:frame>
        <draw:frame draw:style-name="gr49" draw:text-style-name="P15" draw:layer="layout" svg:width="2.352cm" svg:height="0.886cm" svg:x="22.786cm" svg:y="2.685cm">
          <draw:text-box>
            <text:p text:style-name="P11"><text:span text:style-name="T90">n3.next</text:span></text:p>
          </draw:text-box>
        </draw:frame>
        <draw:custom-shape draw:style-name="gr50" draw:text-style-name="P3" draw:layer="Layout" svg:width="0.511cm" svg:height="4.25cm" draw:transform="rotate (1.5707963267949) translate (20.788cm 3.9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22.486cm" svg:y="3.884cm">
          <draw:text-box>
            <text:p text:style-name="P7"><text:span text:style-name="T18">n3</text:span></text:p>
          </draw:text-box>
        </draw:frame>
        <presentation:notes draw:style-name="dp4">
          <office:forms form:automatic-focus="false" form:apply-design-mode="false"/>
          <draw:page-thumbnail draw:style-name="gr3" draw:layer="layout" svg:width="0.001cm" svg:height="0.001cm" svg:x="0cm" svg:y="2.256cm" draw:page-number="37" presentation:class="page"/>
          <draw:frame presentation:style-name="pr3" draw:text-style-name="P50" draw:layer="layout" svg:width="16.799cm" svg:height="13.363cm" svg:x="2.099cm" svg:y="14.107cm" presentation:class="notes" presentation:placeholder="true">
            <draw:text-box/>
          </draw:frame>
        </presentation:notes>
      </draw:page>
      <draw:page draw:name="page38" draw:style-name="dp5" draw:master-page-name="Master1-Layout5-obj-Blank">
        <office:forms form:automatic-focus="false" form:apply-design-mode="false"/>
        <draw:frame draw:style-name="gr45" draw:text-style-name="P22" draw:layer="layout" svg:width="14.218cm" svg:height="16.831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2"/></text:p>
            <text:p text:style-name="P7"><text:span text:style-name="T101"><text:s text:c="2"/></text:span><text:span text:style-name="T101">h=&amp;n1;</text:span></text:p>
            <text:p text:style-name="P7"><text:span text:style-name="T101"><text:s text:c="2"/></text:span><text:span text:style-name="T101">n1.next = &amp;n2;</text:span></text:p>
            <text:p text:style-name="P7"><text:span text:style-name="T101"><text:s text:c="2"/></text:span><text:span text:style-name="T101">n2.next = &amp;n3;</text:span></text:p>
            <text:p text:style-name="P7"><text:span text:style-name="T101"><text:s text:c="2"/></text:span><text:span text:style-name="T101">n3.next = NULL;</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53" draw:text-style-name="P10" xml:id="id1" draw:id="id1" draw:layer="Layout" svg:width="1.603cm" svg:height="0.999cm" svg:x="8.49cm" svg:y="1.791cm">
          <text:p text:style-name="P10"><text:span text:style-name="T18">112</text:span></text:p>
          <draw:enhanced-geometry svg:viewBox="0 0 21600 21600" draw:type="rectangle" draw:enhanced-path="M 0 0 L 21600 0 21600 21600 0 21600 0 0 Z N"/>
        </draw:custom-shape>
        <draw:custom-shape draw:style-name="gr46" draw:text-style-name="P10" xml:id="id2" draw:id="id2" draw:layer="Layout" svg:width="1.8cm" svg:height="1cm" svg:x="11.493cm" svg:y="1.791cm">
          <text:p/>
          <draw:enhanced-geometry svg:viewBox="0 0 21600 21600" draw:type="rectangle" draw:enhanced-path="M 0 0 L 21600 0 21600 21600 0 21600 0 0 Z N"/>
        </draw:custom-shape>
        <draw:custom-shape draw:style-name="gr53" draw:text-style-name="P10" xml:id="id3" draw:id="id3" draw:layer="Layout" svg:width="1.8cm" svg:height="1cm" svg:x="13.293cm" svg:y="1.791cm">
          <text:p text:style-name="P10"><text:span text:style-name="T18">214</text:span></text:p>
          <draw:enhanced-geometry svg:viewBox="0 0 21600 21600" draw:type="rectangle" draw:enhanced-path="M 0 0 L 21600 0 21600 21600 0 21600 0 0 Z N"/>
        </draw:custom-shape>
        <draw:frame draw:style-name="gr52" draw:text-style-name="P54" draw:layer="layout" svg:width="3.263cm" svg:height="0.836cm" svg:x="11.493cm" svg:y="0.791cm">
          <draw:text-box>
            <text:p text:style-name="P53"><text:span text:style-name="T104">address 122</text:span></text:p>
          </draw:text-box>
        </draw:frame>
        <draw:frame draw:style-name="gr48" draw:text-style-name="P15" draw:layer="layout" svg:width="2.382cm" svg:height="0.886cm" svg:x="11.093cm" svg:y="2.692cm">
          <draw:text-box>
            <text:p text:style-name="P11"><text:span text:style-name="T90">n1.data</text:span></text:p>
          </draw:text-box>
        </draw:frame>
        <draw:frame draw:style-name="gr49" draw:text-style-name="P15" draw:layer="layout" svg:width="2.352cm" svg:height="0.886cm" svg:x="13.193cm" svg:y="2.692cm">
          <draw:text-box>
            <text:p text:style-name="P11"><text:span text:style-name="T90">n1.next</text:span></text:p>
          </draw:text-box>
        </draw:frame>
        <draw:custom-shape draw:style-name="gr50" draw:text-style-name="P3" draw:layer="Layout" svg:width="0.511cm" svg:height="4.25cm" draw:transform="rotate (1.5707963267949) translate (11.1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893cm" svg:y="3.891cm">
          <draw:text-box>
            <text:p text:style-name="P7"><text:span text:style-name="T18">n1</text:span></text:p>
          </draw:text-box>
        </draw:frame>
        <draw:frame draw:style-name="gr15" draw:text-style-name="P7" draw:layer="layout" svg:width="0.853cm" svg:height="0.962cm" svg:x="8.993cm" svg:y="2.891cm">
          <draw:text-box>
            <text:p text:style-name="P7"><text:span text:style-name="T18">h</text:span></text:p>
          </draw:text-box>
        </draw:frame>
        <draw:connector draw:style-name="gr54" draw:text-style-name="P3" draw:layer="layout" draw:type="curve" svg:x1="10.093cm" svg:y1="2.29cm" svg:x2="11.493cm" svg:y2="2.291cm" draw:start-shape="id1" draw:start-glue-point="1" draw:end-shape="id2" draw:end-glue-point="3" svg:d="M10093 2290c1050 0 350 1 1400 1" svg:viewBox="0 0 1401 2">
          <text:p/>
        </draw:connector>
        <draw:connector draw:style-name="gr54" draw:text-style-name="P3" draw:layer="layout" draw:type="curve" svg:x1="15.093cm" svg:y1="2.291cm" svg:x2="16.294cm" svg:y2="2.294cm" draw:start-shape="id3" draw:start-glue-point="1" svg:d="M15093 2291c1287 0 687 3 1201 3" svg:viewBox="0 0 1202 4">
          <text:p/>
        </draw:connector>
        <draw:custom-shape draw:style-name="gr46" draw:text-style-name="P10" draw:layer="Layout" svg:width="1.8cm" svg:height="1cm" svg:x="16.293cm" svg:y="1.791cm">
          <text:p/>
          <draw:enhanced-geometry svg:viewBox="0 0 21600 21600" draw:type="rectangle" draw:enhanced-path="M 0 0 L 21600 0 21600 21600 0 21600 0 0 Z N"/>
        </draw:custom-shape>
        <draw:custom-shape draw:style-name="gr53" draw:text-style-name="P10" draw:layer="Layout" svg:width="1.8cm" svg:height="1cm" svg:x="18.093cm" svg:y="1.791cm">
          <text:p text:style-name="P10"><text:span text:style-name="T18">658</text:span></text:p>
          <draw:enhanced-geometry svg:viewBox="0 0 21600 21600" draw:type="rectangle" draw:enhanced-path="M 0 0 L 21600 0 21600 21600 0 21600 0 0 Z N"/>
        </draw:custom-shape>
        <draw:frame draw:style-name="gr52" draw:text-style-name="P54" draw:layer="layout" svg:width="3.263cm" svg:height="0.836cm" svg:x="16.293cm" svg:y="0.791cm">
          <draw:text-box>
            <text:p text:style-name="P53"><text:span text:style-name="T104">address 214</text:span></text:p>
          </draw:text-box>
        </draw:frame>
        <draw:frame draw:style-name="gr48" draw:text-style-name="P15" draw:layer="layout" svg:width="2.382cm" svg:height="0.886cm" svg:x="15.893cm" svg:y="2.692cm">
          <draw:text-box>
            <text:p text:style-name="P11"><text:span text:style-name="T90">n2.data</text:span></text:p>
          </draw:text-box>
        </draw:frame>
        <draw:frame draw:style-name="gr49" draw:text-style-name="P15" draw:layer="layout" svg:width="2.352cm" svg:height="0.886cm" svg:x="17.993cm" svg:y="2.692cm">
          <draw:text-box>
            <text:p text:style-name="P11"><text:span text:style-name="T90">n2.next</text:span></text:p>
          </draw:text-box>
        </draw:frame>
        <draw:custom-shape draw:style-name="gr50" draw:text-style-name="P3" draw:layer="Layout" svg:width="0.511cm" svg:height="4.25cm" draw:transform="rotate (1.5707963267949) translate (15.9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7.693cm" svg:y="3.891cm">
          <draw:text-box>
            <text:p text:style-name="P7"><text:span text:style-name="T18">n2</text:span></text:p>
          </draw:text-box>
        </draw:frame>
        <draw:connector draw:style-name="gr54" draw:text-style-name="P3" draw:layer="layout" draw:type="curve" svg:x1="19.894cm" svg:y1="2.294cm" svg:x2="21.094cm" svg:y2="2.294cm" svg:d="M19894 2294h1200" svg:viewBox="0 0 1201 1">
          <text:p/>
        </draw:connector>
        <draw:custom-shape draw:style-name="gr46" draw:text-style-name="P10" draw:layer="Layout" svg:width="1.8cm" svg:height="1cm" svg:x="21.093cm" svg:y="1.791cm">
          <text:p/>
          <draw:enhanced-geometry svg:viewBox="0 0 21600 21600" draw:type="rectangle" draw:enhanced-path="M 0 0 L 21600 0 21600 21600 0 21600 0 0 Z N"/>
        </draw:custom-shape>
        <draw:custom-shape draw:style-name="gr53" draw:text-style-name="P10" draw:layer="Layout" svg:width="2.191cm" svg:height="0.999cm" svg:x="22.893cm" svg:y="1.791cm">
          <text:p text:style-name="P10"><text:span text:style-name="T18">NULL</text:span></text:p>
          <draw:enhanced-geometry svg:viewBox="0 0 21600 21600" draw:type="rectangle" draw:enhanced-path="M 0 0 L 21600 0 21600 21600 0 21600 0 0 Z N"/>
        </draw:custom-shape>
        <draw:frame draw:style-name="gr52" draw:text-style-name="P54" draw:layer="layout" svg:width="3.263cm" svg:height="0.836cm" svg:x="21.093cm" svg:y="0.791cm">
          <draw:text-box>
            <text:p text:style-name="P53"><text:span text:style-name="T104">address 658</text:span></text:p>
          </draw:text-box>
        </draw:frame>
        <draw:frame draw:style-name="gr48" draw:text-style-name="P15" draw:layer="layout" svg:width="2.382cm" svg:height="0.886cm" svg:x="20.693cm" svg:y="2.692cm">
          <draw:text-box>
            <text:p text:style-name="P11"><text:span text:style-name="T90">n3.data</text:span></text:p>
          </draw:text-box>
        </draw:frame>
        <draw:frame draw:style-name="gr49" draw:text-style-name="P15" draw:layer="layout" svg:width="2.352cm" svg:height="0.886cm" svg:x="22.793cm" svg:y="2.692cm">
          <draw:text-box>
            <text:p text:style-name="P11"><text:span text:style-name="T90">n3.next</text:span></text:p>
          </draw:text-box>
        </draw:frame>
        <draw:custom-shape draw:style-name="gr50" draw:text-style-name="P3" draw:layer="Layout" svg:width="0.511cm" svg:height="4.25cm" draw:transform="rotate (1.5707963267949) translate (20.7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22.493cm" svg:y="3.891cm">
          <draw:text-box>
            <text:p text:style-name="P7"><text:span text:style-name="T18">n3</text:span></text:p>
          </draw:text-box>
        </draw:frame>
        <presentation:notes draw:style-name="dp4">
          <office:forms form:automatic-focus="false" form:apply-design-mode="false"/>
          <draw:page-thumbnail draw:style-name="gr3" draw:layer="layout" svg:width="0.001cm" svg:height="0.001cm" svg:x="0cm" svg:y="2.256cm" draw:page-number="38" presentation:class="page"/>
          <draw:frame presentation:style-name="pr3" draw:text-style-name="P50" draw:layer="layout" svg:width="16.799cm" svg:height="13.363cm" svg:x="2.099cm" svg:y="14.107cm" presentation:class="notes" presentation:placeholder="true">
            <draw:text-box/>
          </draw:frame>
        </presentation:notes>
      </draw:page>
      <draw:page draw:name="page39" draw:style-name="dp5" draw:master-page-name="Master1-Layout5-obj-Blank">
        <office:forms form:automatic-focus="false" form:apply-design-mode="false"/>
        <draw:frame draw:style-name="gr55" draw:text-style-name="P22" draw:layer="layout" svg:width="14.218cm" svg:height="16.839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2"/></text:p>
            <text:p text:style-name="P7"><text:span text:style-name="T101"><text:s text:c="2"/></text:span><text:span text:style-name="T101">h=&amp;n1;</text:span></text:p>
            <text:p text:style-name="P7"><text:span text:style-name="T101"><text:s text:c="2"/></text:span><text:span text:style-name="T101">n1.next = &amp;n2;</text:span></text:p>
            <text:p text:style-name="P7"><text:span text:style-name="T101"><text:s text:c="2"/></text:span><text:span text:style-name="T101">n2.next = &amp;n3;</text:span></text:p>
            <text:p text:style-name="P7"><text:span text:style-name="T101"><text:s text:c="2"/></text:span><text:span text:style-name="T101">n3.next = NULL;</text:span></text:p>
            <text:p text:style-name="P7"><text:span text:style-name="T101"/></text:p>
            <text:p text:style-name="P7"><text:span text:style-name="T101"><text:s text:c="2"/></text:span><text:span text:style-name="T101">n1.data = 10;</text:span></text:p>
            <text:p text:style-name="P7"><text:span text:style-name="T101"><text:s text:c="2"/></text:span><text:span text:style-name="T101">n2.data = 13;</text:span></text:p>
            <text:p text:style-name="P7"><text:span text:style-name="T101"><text:s text:c="2"/></text:span><text:span text:style-name="T101">n3.data = 17;</text:span></text:p>
            <text:p text:style-name="P7"><text:span text:style-name="T101"/></text:p>
            <text:p text:style-name="P7"><text:span text:style-name="T101"><text:s text:c="2"/></text:span><text:span text:style-name="T101">cout&lt;&lt; h-&gt;data;</text:span></text:p>
            <text:p text:style-name="P7"><text:span text:style-name="T101"><text:s text:c="2"/></text:span><text:span text:style-name="T101">cout&lt;&lt; h-&gt;next-&gt;data;</text:span></text:p>
            <text:p text:style-name="P7"><text:span text:style-name="T101"><text:s text:c="2"/></text:span><text:span text:style-name="T101">cout&lt;&lt; h-&gt;next-&gt;next-&gt;data;</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53" draw:text-style-name="P10" xml:id="id4" draw:id="id4" draw:layer="Layout" svg:width="1.603cm" svg:height="0.999cm" svg:x="8.49cm" svg:y="1.791cm">
          <text:p text:style-name="P10"><text:span text:style-name="T18">112</text:span></text:p>
          <draw:enhanced-geometry svg:viewBox="0 0 21600 21600" draw:type="rectangle" draw:enhanced-path="M 0 0 L 21600 0 21600 21600 0 21600 0 0 Z N"/>
        </draw:custom-shape>
        <draw:custom-shape draw:style-name="gr56" draw:text-style-name="P10" xml:id="id5" draw:id="id5" draw:layer="Layout" svg:width="1.8cm" svg:height="1cm" svg:x="11.493cm" svg:y="1.791cm">
          <text:p text:style-name="P10"><text:span text:style-name="T18">10</text:span></text:p>
          <draw:enhanced-geometry svg:viewBox="0 0 21600 21600" draw:type="rectangle" draw:enhanced-path="M 0 0 L 21600 0 21600 21600 0 21600 0 0 Z N"/>
        </draw:custom-shape>
        <draw:custom-shape draw:style-name="gr53" draw:text-style-name="P10" xml:id="id6" draw:id="id6" draw:layer="Layout" svg:width="1.8cm" svg:height="1cm" svg:x="13.293cm" svg:y="1.791cm">
          <text:p text:style-name="P10"><text:span text:style-name="T18">214</text:span></text:p>
          <draw:enhanced-geometry svg:viewBox="0 0 21600 21600" draw:type="rectangle" draw:enhanced-path="M 0 0 L 21600 0 21600 21600 0 21600 0 0 Z N"/>
        </draw:custom-shape>
        <draw:frame draw:style-name="gr52" draw:text-style-name="P54" draw:layer="layout" svg:width="3.263cm" svg:height="0.836cm" svg:x="11.493cm" svg:y="0.791cm">
          <draw:text-box>
            <text:p text:style-name="P53"><text:span text:style-name="T104">address 122</text:span></text:p>
          </draw:text-box>
        </draw:frame>
        <draw:frame draw:style-name="gr48" draw:text-style-name="P15" draw:layer="layout" svg:width="2.382cm" svg:height="0.886cm" svg:x="11.093cm" svg:y="2.692cm">
          <draw:text-box>
            <text:p text:style-name="P11"><text:span text:style-name="T90">n1.data</text:span></text:p>
          </draw:text-box>
        </draw:frame>
        <draw:frame draw:style-name="gr49" draw:text-style-name="P15" draw:layer="layout" svg:width="2.352cm" svg:height="0.886cm" svg:x="13.193cm" svg:y="2.692cm">
          <draw:text-box>
            <text:p text:style-name="P11"><text:span text:style-name="T90">n1.next</text:span></text:p>
          </draw:text-box>
        </draw:frame>
        <draw:custom-shape draw:style-name="gr50" draw:text-style-name="P3" draw:layer="Layout" svg:width="0.511cm" svg:height="4.25cm" draw:transform="rotate (1.5707963267949) translate (11.1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893cm" svg:y="3.891cm">
          <draw:text-box>
            <text:p text:style-name="P7"><text:span text:style-name="T18">n1</text:span></text:p>
          </draw:text-box>
        </draw:frame>
        <draw:frame draw:style-name="gr15" draw:text-style-name="P7" draw:layer="layout" svg:width="0.853cm" svg:height="0.962cm" svg:x="8.993cm" svg:y="2.891cm">
          <draw:text-box>
            <text:p text:style-name="P7"><text:span text:style-name="T18">h</text:span></text:p>
          </draw:text-box>
        </draw:frame>
        <draw:connector draw:style-name="gr54" draw:text-style-name="P3" draw:layer="layout" draw:type="curve" svg:x1="10.093cm" svg:y1="2.29cm" svg:x2="11.493cm" svg:y2="2.291cm" draw:start-shape="id4" draw:start-glue-point="1" draw:end-shape="id5" draw:end-glue-point="3" svg:d="M10093 2290c1050 0 350 1 1400 1" svg:viewBox="0 0 1401 2">
          <text:p/>
        </draw:connector>
        <draw:connector draw:style-name="gr54" draw:text-style-name="P3" draw:layer="layout" draw:type="curve" svg:x1="15.093cm" svg:y1="2.291cm" svg:x2="16.294cm" svg:y2="2.294cm" draw:start-shape="id6" draw:start-glue-point="1" svg:d="M15093 2291c1287 0 687 3 1201 3" svg:viewBox="0 0 1202 4">
          <text:p/>
        </draw:connector>
        <draw:custom-shape draw:style-name="gr56" draw:text-style-name="P10" draw:layer="Layout" svg:width="1.8cm" svg:height="1cm" svg:x="16.293cm" svg:y="1.791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8cm" svg:height="1cm" svg:x="18.093cm" svg:y="1.791cm">
          <text:p text:style-name="P10"><text:span text:style-name="T18">658</text:span></text:p>
          <draw:enhanced-geometry svg:viewBox="0 0 21600 21600" draw:type="rectangle" draw:enhanced-path="M 0 0 L 21600 0 21600 21600 0 21600 0 0 Z N"/>
        </draw:custom-shape>
        <draw:frame draw:style-name="gr52" draw:text-style-name="P54" draw:layer="layout" svg:width="3.263cm" svg:height="0.836cm" svg:x="16.293cm" svg:y="0.791cm">
          <draw:text-box>
            <text:p text:style-name="P53"><text:span text:style-name="T104">address 214</text:span></text:p>
          </draw:text-box>
        </draw:frame>
        <draw:frame draw:style-name="gr48" draw:text-style-name="P15" draw:layer="layout" svg:width="2.382cm" svg:height="0.886cm" svg:x="15.893cm" svg:y="2.692cm">
          <draw:text-box>
            <text:p text:style-name="P11"><text:span text:style-name="T90">n2.data</text:span></text:p>
          </draw:text-box>
        </draw:frame>
        <draw:frame draw:style-name="gr49" draw:text-style-name="P15" draw:layer="layout" svg:width="2.352cm" svg:height="0.886cm" svg:x="17.993cm" svg:y="2.692cm">
          <draw:text-box>
            <text:p text:style-name="P11"><text:span text:style-name="T90">n2.next</text:span></text:p>
          </draw:text-box>
        </draw:frame>
        <draw:custom-shape draw:style-name="gr50" draw:text-style-name="P3" draw:layer="Layout" svg:width="0.511cm" svg:height="4.25cm" draw:transform="rotate (1.5707963267949) translate (15.9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7.693cm" svg:y="3.891cm">
          <draw:text-box>
            <text:p text:style-name="P7"><text:span text:style-name="T18">n2</text:span></text:p>
          </draw:text-box>
        </draw:frame>
        <draw:connector draw:style-name="gr54" draw:text-style-name="P3" draw:layer="layout" draw:type="curve" svg:x1="19.894cm" svg:y1="2.294cm" svg:x2="21.094cm" svg:y2="2.294cm" svg:d="M19894 2294h1200" svg:viewBox="0 0 1201 1">
          <text:p/>
        </draw:connector>
        <draw:custom-shape draw:style-name="gr56" draw:text-style-name="P10" draw:layer="Layout" svg:width="1.8cm" svg:height="1cm" svg:x="21.093cm" svg:y="1.791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1cm" svg:height="0.999cm" svg:x="22.893cm" svg:y="1.791cm">
          <text:p text:style-name="P10"><text:span text:style-name="T18">NULL</text:span></text:p>
          <draw:enhanced-geometry svg:viewBox="0 0 21600 21600" draw:type="rectangle" draw:enhanced-path="M 0 0 L 21600 0 21600 21600 0 21600 0 0 Z N"/>
        </draw:custom-shape>
        <draw:frame draw:style-name="gr52" draw:text-style-name="P54" draw:layer="layout" svg:width="3.263cm" svg:height="0.836cm" svg:x="21.093cm" svg:y="0.791cm">
          <draw:text-box>
            <text:p text:style-name="P53"><text:span text:style-name="T104">address 658</text:span></text:p>
          </draw:text-box>
        </draw:frame>
        <draw:frame draw:style-name="gr48" draw:text-style-name="P15" draw:layer="layout" svg:width="2.382cm" svg:height="0.886cm" svg:x="20.693cm" svg:y="2.692cm">
          <draw:text-box>
            <text:p text:style-name="P11"><text:span text:style-name="T90">n3.data</text:span></text:p>
          </draw:text-box>
        </draw:frame>
        <draw:frame draw:style-name="gr49" draw:text-style-name="P15" draw:layer="layout" svg:width="2.352cm" svg:height="0.886cm" svg:x="22.793cm" svg:y="2.692cm">
          <draw:text-box>
            <text:p text:style-name="P11"><text:span text:style-name="T90">n3.next</text:span></text:p>
          </draw:text-box>
        </draw:frame>
        <draw:custom-shape draw:style-name="gr50" draw:text-style-name="P3" draw:layer="Layout" svg:width="0.511cm" svg:height="4.25cm" draw:transform="rotate (1.5707963267949) translate (20.7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22.493cm" svg:y="3.891cm">
          <draw:text-box>
            <text:p text:style-name="P7"><text:span text:style-name="T18">n3</text:span></text:p>
          </draw:text-box>
        </draw:frame>
        <draw:frame draw:style-name="gr57" draw:text-style-name="P7" draw:layer="layout" svg:width="2.018cm" svg:height="0.962cm" svg:x="17.4cm" svg:y="18.099cm">
          <draw:text-box>
            <text:p text:style-name="P7"><text:span text:style-name="T18">(*h).x</text:span></text:p>
          </draw:text-box>
        </draw:frame>
        <draw:frame draw:style-name="gr58" draw:text-style-name="P7" draw:layer="layout" svg:width="1.755cm" svg:height="0.962cm" svg:x="23.7cm" svg:y="18.099cm">
          <draw:text-box>
            <text:p text:style-name="P7"><text:span text:style-name="T18">h-&gt;x</text:span></text:p>
          </draw:text-box>
        </draw:frame>
        <draw:custom-shape draw:style-name="gr59" draw:text-style-name="P10" draw:layer="Layout" svg:width="4.507cm" svg:height="1.4cm" svg:x="19.293cm" svg:y="17.899cm">
          <text:p text:style-name="P10"><text:span text:style-name="T18">is same a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page-thumbnail draw:style-name="gr3" draw:layer="layout" svg:width="0.001cm" svg:height="0.001cm" svg:x="0cm" svg:y="2.256cm" draw:page-number="39" presentation:class="page"/>
          <draw:frame presentation:style-name="pr3" draw:text-style-name="P50" draw:layer="layout" svg:width="16.799cm" svg:height="13.363cm" svg:x="2.099cm" svg:y="14.107cm" presentation:class="notes" presentation:placeholder="true">
            <draw:text-box/>
          </draw:frame>
        </presentation:notes>
      </draw:page>
      <draw:page draw:name="page40" draw:style-name="dp5" draw:master-page-name="Master1-Layout5-obj-Blank">
        <office:forms form:automatic-focus="false" form:apply-design-mode="false"/>
        <draw:frame draw:style-name="gr55" draw:text-style-name="P22" draw:layer="layout" svg:width="14.218cm" svg:height="16.839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2"/></text:p>
            <text:p text:style-name="P7"><text:span text:style-name="T101"><text:s text:c="2"/></text:span><text:span text:style-name="T101">h=&amp;n1;</text:span></text:p>
            <text:p text:style-name="P7"><text:span text:style-name="T101"><text:s text:c="2"/></text:span><text:span text:style-name="T101">n1.next = &amp;n2;</text:span></text:p>
            <text:p text:style-name="P7"><text:span text:style-name="T101"><text:s text:c="2"/></text:span><text:span text:style-name="T101">n2.next = &amp;n3;</text:span></text:p>
            <text:p text:style-name="P7"><text:span text:style-name="T101"><text:s text:c="2"/></text:span><text:span text:style-name="T101">n3.next = NULL;</text:span></text:p>
            <text:p text:style-name="P7"><text:span text:style-name="T101"/></text:p>
            <text:p text:style-name="P7"><text:span text:style-name="T101"><text:s text:c="2"/></text:span><text:span text:style-name="T101">n1.data = 10;</text:span></text:p>
            <text:p text:style-name="P7"><text:span text:style-name="T101"><text:s text:c="2"/></text:span><text:span text:style-name="T101">n2.data = 13;</text:span></text:p>
            <text:p text:style-name="P7"><text:span text:style-name="T101"><text:s text:c="2"/></text:span><text:span text:style-name="T101">n3.data = 17;</text:span></text:p>
            <text:p text:style-name="P7"><text:span text:style-name="T101"/></text:p>
            <text:p text:style-name="P7"><text:span text:style-name="T101"><text:s text:c="2"/></text:span><text:span text:style-name="T101">cout&lt;&lt; h-&gt;data;</text:span></text:p>
            <text:p text:style-name="P7"><text:span text:style-name="T101"><text:s text:c="2"/></text:span><text:span text:style-name="T101">cout&lt;&lt; h-&gt;next-&gt;data;</text:span></text:p>
            <text:p text:style-name="P7"><text:span text:style-name="T101"><text:s text:c="2"/></text:span><text:span text:style-name="T101">cout&lt;&lt; h-&gt;next-&gt;next-&gt;data;</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line draw:style-name="gr60" draw:text-style-name="P3" draw:layer="layout" svg:x1="4.798cm" svg:y1="9.404cm" svg:x2="10.196cm" svg:y2="9.404cm">
          <text:p/>
        </draw:line>
        <draw:frame draw:style-name="gr61" draw:text-style-name="P7" draw:layer="layout" svg:width="16.94cm" svg:height="2.385cm" svg:x="10.195cm" svg:y="8.904cm">
          <draw:text-box>
            <text:p text:style-name="P7">n1 is *h <text:s text:c="24"/>and <text:s text:c="2"/>n1.next is h-&gt;next</text:p>
            <text:p text:style-name="P7">n2 is *(h-&gt;next) <text:s text:c="12"/>and <text:s text:c="2"/>n2.next is h-&gt;next-&gt;next</text:p>
            <text:p text:style-name="P7">n3 is *(h-&gt;next-&gt;next) <text:s text:c="2"/>and <text:s text:c="2"/>n3.next is h-&gt;next-next-&gt;next</text:p>
          </draw:text-box>
        </draw:frame>
        <draw:line draw:style-name="gr60" draw:text-style-name="P3" draw:layer="layout" svg:x1="7.597cm" svg:y1="10.204cm" svg:x2="10.196cm" svg:y2="10.204cm">
          <text:p/>
        </draw:line>
        <draw:line draw:style-name="gr60" draw:text-style-name="P3" draw:layer="layout" svg:x1="7.597cm" svg:y1="10.905cm" svg:x2="10.196cm" svg:y2="10.905cm">
          <text:p/>
        </draw:line>
        <draw:custom-shape draw:style-name="gr53" draw:text-style-name="P10" xml:id="id7" draw:id="id7" draw:layer="Layout" svg:width="1.603cm" svg:height="0.999cm" svg:x="8.49cm" svg:y="1.791cm">
          <text:p text:style-name="P10"><text:span text:style-name="T18">112</text:span></text:p>
          <draw:enhanced-geometry svg:viewBox="0 0 21600 21600" draw:type="rectangle" draw:enhanced-path="M 0 0 L 21600 0 21600 21600 0 21600 0 0 Z N"/>
        </draw:custom-shape>
        <draw:custom-shape draw:style-name="gr56" draw:text-style-name="P10" xml:id="id8" draw:id="id8" draw:layer="Layout" svg:width="1.8cm" svg:height="1cm" svg:x="11.493cm" svg:y="1.791cm">
          <text:p text:style-name="P10"><text:span text:style-name="T18">10</text:span></text:p>
          <draw:enhanced-geometry svg:viewBox="0 0 21600 21600" draw:type="rectangle" draw:enhanced-path="M 0 0 L 21600 0 21600 21600 0 21600 0 0 Z N"/>
        </draw:custom-shape>
        <draw:custom-shape draw:style-name="gr53" draw:text-style-name="P10" xml:id="id9" draw:id="id9" draw:layer="Layout" svg:width="1.8cm" svg:height="1cm" svg:x="13.293cm" svg:y="1.791cm">
          <text:p text:style-name="P10"><text:span text:style-name="T18">214</text:span></text:p>
          <draw:enhanced-geometry svg:viewBox="0 0 21600 21600" draw:type="rectangle" draw:enhanced-path="M 0 0 L 21600 0 21600 21600 0 21600 0 0 Z N"/>
        </draw:custom-shape>
        <draw:frame draw:style-name="gr52" draw:text-style-name="P54" draw:layer="layout" svg:width="3.263cm" svg:height="0.836cm" svg:x="11.493cm" svg:y="0.791cm">
          <draw:text-box>
            <text:p text:style-name="P53"><text:span text:style-name="T104">address 122</text:span></text:p>
          </draw:text-box>
        </draw:frame>
        <draw:frame draw:style-name="gr48" draw:text-style-name="P15" draw:layer="layout" svg:width="2.382cm" svg:height="0.886cm" svg:x="11.093cm" svg:y="2.692cm">
          <draw:text-box>
            <text:p text:style-name="P11"><text:span text:style-name="T90">n1.data</text:span></text:p>
          </draw:text-box>
        </draw:frame>
        <draw:frame draw:style-name="gr49" draw:text-style-name="P15" draw:layer="layout" svg:width="2.352cm" svg:height="0.886cm" svg:x="13.193cm" svg:y="2.692cm">
          <draw:text-box>
            <text:p text:style-name="P11"><text:span text:style-name="T90">n1.next</text:span></text:p>
          </draw:text-box>
        </draw:frame>
        <draw:custom-shape draw:style-name="gr50" draw:text-style-name="P3" draw:layer="Layout" svg:width="0.511cm" svg:height="4.25cm" draw:transform="rotate (1.5707963267949) translate (11.1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893cm" svg:y="3.891cm">
          <draw:text-box>
            <text:p text:style-name="P7"><text:span text:style-name="T18">n1</text:span></text:p>
          </draw:text-box>
        </draw:frame>
        <draw:frame draw:style-name="gr15" draw:text-style-name="P7" draw:layer="layout" svg:width="0.853cm" svg:height="0.962cm" svg:x="8.993cm" svg:y="2.891cm">
          <draw:text-box>
            <text:p text:style-name="P7"><text:span text:style-name="T18">h</text:span></text:p>
          </draw:text-box>
        </draw:frame>
        <draw:connector draw:style-name="gr54" draw:text-style-name="P3" draw:layer="layout" draw:type="curve" svg:x1="10.093cm" svg:y1="2.29cm" svg:x2="11.493cm" svg:y2="2.291cm" draw:start-shape="id7" draw:start-glue-point="1" draw:end-shape="id8" draw:end-glue-point="3" svg:d="M10093 2290c1050 0 350 1 1400 1" svg:viewBox="0 0 1401 2">
          <text:p/>
        </draw:connector>
        <draw:connector draw:style-name="gr54" draw:text-style-name="P3" draw:layer="layout" draw:type="curve" svg:x1="15.093cm" svg:y1="2.291cm" svg:x2="16.294cm" svg:y2="2.294cm" draw:start-shape="id9" draw:start-glue-point="1" svg:d="M15093 2291c1287 0 687 3 1201 3" svg:viewBox="0 0 1202 4">
          <text:p/>
        </draw:connector>
        <draw:custom-shape draw:style-name="gr56" draw:text-style-name="P10" draw:layer="Layout" svg:width="1.8cm" svg:height="1cm" svg:x="16.293cm" svg:y="1.791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8cm" svg:height="1cm" svg:x="18.093cm" svg:y="1.791cm">
          <text:p text:style-name="P10"><text:span text:style-name="T18">658</text:span></text:p>
          <draw:enhanced-geometry svg:viewBox="0 0 21600 21600" draw:type="rectangle" draw:enhanced-path="M 0 0 L 21600 0 21600 21600 0 21600 0 0 Z N"/>
        </draw:custom-shape>
        <draw:frame draw:style-name="gr52" draw:text-style-name="P54" draw:layer="layout" svg:width="3.263cm" svg:height="0.836cm" svg:x="16.293cm" svg:y="0.791cm">
          <draw:text-box>
            <text:p text:style-name="P53"><text:span text:style-name="T104">address 214</text:span></text:p>
          </draw:text-box>
        </draw:frame>
        <draw:frame draw:style-name="gr48" draw:text-style-name="P15" draw:layer="layout" svg:width="2.382cm" svg:height="0.886cm" svg:x="15.893cm" svg:y="2.692cm">
          <draw:text-box>
            <text:p text:style-name="P11"><text:span text:style-name="T90">n2.data</text:span></text:p>
          </draw:text-box>
        </draw:frame>
        <draw:frame draw:style-name="gr49" draw:text-style-name="P15" draw:layer="layout" svg:width="2.352cm" svg:height="0.886cm" svg:x="17.993cm" svg:y="2.692cm">
          <draw:text-box>
            <text:p text:style-name="P11"><text:span text:style-name="T90">n2.next</text:span></text:p>
          </draw:text-box>
        </draw:frame>
        <draw:custom-shape draw:style-name="gr50" draw:text-style-name="P3" draw:layer="Layout" svg:width="0.511cm" svg:height="4.25cm" draw:transform="rotate (1.5707963267949) translate (15.9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7.693cm" svg:y="3.891cm">
          <draw:text-box>
            <text:p text:style-name="P7"><text:span text:style-name="T18">n2</text:span></text:p>
          </draw:text-box>
        </draw:frame>
        <draw:connector draw:style-name="gr54" draw:text-style-name="P3" draw:layer="layout" draw:type="curve" svg:x1="19.894cm" svg:y1="2.294cm" svg:x2="21.094cm" svg:y2="2.294cm" svg:d="M19894 2294h1200" svg:viewBox="0 0 1201 1">
          <text:p/>
        </draw:connector>
        <draw:custom-shape draw:style-name="gr56" draw:text-style-name="P10" draw:layer="Layout" svg:width="1.8cm" svg:height="1cm" svg:x="21.093cm" svg:y="1.791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1cm" svg:height="0.999cm" svg:x="22.893cm" svg:y="1.791cm">
          <text:p text:style-name="P10"><text:span text:style-name="T18">NULL</text:span></text:p>
          <draw:enhanced-geometry svg:viewBox="0 0 21600 21600" draw:type="rectangle" draw:enhanced-path="M 0 0 L 21600 0 21600 21600 0 21600 0 0 Z N"/>
        </draw:custom-shape>
        <draw:frame draw:style-name="gr52" draw:text-style-name="P54" draw:layer="layout" svg:width="3.263cm" svg:height="0.836cm" svg:x="21.093cm" svg:y="0.791cm">
          <draw:text-box>
            <text:p text:style-name="P53"><text:span text:style-name="T104">address 658</text:span></text:p>
          </draw:text-box>
        </draw:frame>
        <draw:frame draw:style-name="gr48" draw:text-style-name="P15" draw:layer="layout" svg:width="2.382cm" svg:height="0.886cm" svg:x="20.693cm" svg:y="2.692cm">
          <draw:text-box>
            <text:p text:style-name="P11"><text:span text:style-name="T90">n3.data</text:span></text:p>
          </draw:text-box>
        </draw:frame>
        <draw:frame draw:style-name="gr49" draw:text-style-name="P15" draw:layer="layout" svg:width="2.352cm" svg:height="0.886cm" svg:x="22.793cm" svg:y="2.692cm">
          <draw:text-box>
            <text:p text:style-name="P11"><text:span text:style-name="T90">n3.next</text:span></text:p>
          </draw:text-box>
        </draw:frame>
        <draw:custom-shape draw:style-name="gr50" draw:text-style-name="P3" draw:layer="Layout" svg:width="0.511cm" svg:height="4.25cm" draw:transform="rotate (1.5707963267949) translate (20.79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22.493cm" svg:y="3.891cm">
          <draw:text-box>
            <text:p text:style-name="P7"><text:span text:style-name="T18">n3</text:span></text:p>
          </draw:text-box>
        </draw:frame>
        <draw:frame draw:style-name="gr57" draw:text-style-name="P7" draw:layer="layout" svg:width="2.018cm" svg:height="0.962cm" svg:x="17.4cm" svg:y="18.099cm">
          <draw:text-box>
            <text:p text:style-name="P7"><text:span text:style-name="T18">(*h).x</text:span></text:p>
          </draw:text-box>
        </draw:frame>
        <draw:frame draw:style-name="gr58" draw:text-style-name="P7" draw:layer="layout" svg:width="1.755cm" svg:height="0.962cm" svg:x="23.7cm" svg:y="18.099cm">
          <draw:text-box>
            <text:p text:style-name="P7"><text:span text:style-name="T18">h-&gt;x</text:span></text:p>
          </draw:text-box>
        </draw:frame>
        <draw:custom-shape draw:style-name="gr59" draw:text-style-name="P10" draw:layer="Layout" svg:width="4.507cm" svg:height="1.4cm" svg:x="19.293cm" svg:y="17.899cm">
          <text:p text:style-name="P10"><text:span text:style-name="T18">is same a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page-thumbnail draw:style-name="gr3" draw:layer="layout" svg:width="0.001cm" svg:height="0.001cm" svg:x="0cm" svg:y="2.256cm" draw:page-number="40" presentation:class="page"/>
          <draw:frame presentation:style-name="pr3" draw:text-style-name="P50" draw:layer="layout" svg:width="16.799cm" svg:height="13.363cm" svg:x="2.099cm" svg:y="14.107cm" presentation:class="notes" presentation:placeholder="true">
            <draw:text-box/>
          </draw:frame>
        </presentation:notes>
      </draw:page>
      <draw:page draw:name="page41" draw:style-name="dp5" draw:master-page-name="Master1-Layout5-obj-Blank">
        <office:forms form:automatic-focus="false" form:apply-design-mode="false"/>
        <draw:frame draw:style-name="gr55" draw:text-style-name="P22" draw:layer="layout" svg:width="14.218cm" svg:height="16.839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2"/></text:p>
            <text:p text:style-name="P7"><text:span text:style-name="T101"><text:s text:c="2"/></text:span><text:span text:style-name="T101">h=&amp;n1;</text:span></text:p>
            <text:p text:style-name="P7"><text:span text:style-name="T101"><text:s text:c="2"/></text:span><text:span text:style-name="T101">n1.next = &amp;n2;</text:span></text:p>
            <text:p text:style-name="P7"><text:span text:style-name="T101"><text:s text:c="2"/></text:span><text:span text:style-name="T101">n2.next = &amp;n3;</text:span></text:p>
            <text:p text:style-name="P7"><text:span text:style-name="T101"><text:s text:c="2"/></text:span><text:span text:style-name="T101">n3.next = NULL;</text:span></text:p>
            <text:p text:style-name="P7"><text:span text:style-name="T101"/></text:p>
            <text:p text:style-name="P7"><text:span text:style-name="T101"><text:s text:c="2"/></text:span><text:span text:style-name="T101">n1.data = 10;</text:span></text:p>
            <text:p text:style-name="P7"><text:span text:style-name="T101"><text:s text:c="2"/></text:span><text:span text:style-name="T101">n2.data = 13;</text:span></text:p>
            <text:p text:style-name="P7"><text:span text:style-name="T101"><text:s text:c="2"/></text:span><text:span text:style-name="T101">n3.data = 17;</text:span></text:p>
            <text:p text:style-name="P7"><text:span text:style-name="T101"/></text:p>
            <text:p text:style-name="P7"><text:span text:style-name="T101"><text:s text:c="2"/></text:span><text:span text:style-name="T101">cout&lt;&lt; h-&gt;data;</text:span></text:p>
            <text:p text:style-name="P7"><text:span text:style-name="T101"><text:s text:c="2"/></text:span><text:span text:style-name="T101">cout&lt;&lt; h-&gt;next-&gt;data;</text:span></text:p>
            <text:p text:style-name="P7"><text:span text:style-name="T101"><text:s text:c="2"/></text:span><text:span text:style-name="T101">cout&lt;&lt; h-&gt;next-&gt;next-&gt;data;</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53" draw:text-style-name="P10" xml:id="id10" draw:id="id10" draw:layer="Layout" svg:width="1.603cm" svg:height="0.999cm" svg:x="8.497cm" svg:y="1.798cm">
          <text:p text:style-name="P10"><text:span text:style-name="T18">112</text:span></text:p>
          <draw:enhanced-geometry svg:viewBox="0 0 21600 21600" draw:type="rectangle" draw:enhanced-path="M 0 0 L 21600 0 21600 21600 0 21600 0 0 Z N"/>
        </draw:custom-shape>
        <draw:custom-shape draw:style-name="gr56" draw:text-style-name="P10" xml:id="id11" draw:id="id11" draw:layer="Layout" svg:width="1.8cm" svg:height="1cm" svg:x="11.5cm" svg:y="1.798cm">
          <text:p text:style-name="P10"><text:span text:style-name="T18">10</text:span></text:p>
          <draw:enhanced-geometry svg:viewBox="0 0 21600 21600" draw:type="rectangle" draw:enhanced-path="M 0 0 L 21600 0 21600 21600 0 21600 0 0 Z N"/>
        </draw:custom-shape>
        <draw:custom-shape draw:style-name="gr53" draw:text-style-name="P10" xml:id="id12" draw:id="id12" draw:layer="Layout" svg:width="1.8cm" svg:height="1cm" svg:x="13.3cm" svg:y="1.798cm">
          <text:p text:style-name="P10"><text:span text:style-name="T18">214</text:span></text:p>
          <draw:enhanced-geometry svg:viewBox="0 0 21600 21600" draw:type="rectangle" draw:enhanced-path="M 0 0 L 21600 0 21600 21600 0 21600 0 0 Z N"/>
        </draw:custom-shape>
        <draw:frame draw:style-name="gr52" draw:text-style-name="P54" draw:layer="layout" svg:width="3.263cm" svg:height="0.836cm" svg:x="11.5cm" svg:y="0.798cm">
          <draw:text-box>
            <text:p text:style-name="P53"><text:span text:style-name="T104">address 122</text:span></text:p>
          </draw:text-box>
        </draw:frame>
        <draw:frame draw:style-name="gr48" draw:text-style-name="P15" draw:layer="layout" svg:width="2.382cm" svg:height="0.886cm" svg:x="11.1cm" svg:y="2.699cm">
          <draw:text-box>
            <text:p text:style-name="P11"><text:span text:style-name="T90">n1.data</text:span></text:p>
          </draw:text-box>
        </draw:frame>
        <draw:frame draw:style-name="gr49" draw:text-style-name="P15" draw:layer="layout" svg:width="2.352cm" svg:height="0.886cm" svg:x="13.2cm" svg:y="2.699cm">
          <draw:text-box>
            <text:p text:style-name="P11"><text:span text:style-name="T90">n1.next</text:span></text:p>
          </draw:text-box>
        </draw:frame>
        <draw:custom-shape draw:style-name="gr50" draw:text-style-name="P3" draw:layer="Layout" svg:width="0.511cm" svg:height="4.25cm" draw:transform="rotate (1.5707963267949) translate (11.202cm 3.9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2.9cm" svg:y="3.898cm">
          <draw:text-box>
            <text:p text:style-name="P7"><text:span text:style-name="T18">n1</text:span></text:p>
          </draw:text-box>
        </draw:frame>
        <draw:frame draw:style-name="gr15" draw:text-style-name="P7" draw:layer="layout" svg:width="0.853cm" svg:height="0.962cm" svg:x="9cm" svg:y="2.898cm">
          <draw:text-box>
            <text:p text:style-name="P7"><text:span text:style-name="T18">h</text:span></text:p>
          </draw:text-box>
        </draw:frame>
        <draw:connector draw:style-name="gr54" draw:text-style-name="P3" draw:layer="layout" draw:type="curve" svg:x1="10.1cm" svg:y1="2.297cm" svg:x2="11.5cm" svg:y2="2.298cm" draw:start-shape="id10" draw:start-glue-point="1" draw:end-shape="id11" draw:end-glue-point="3" svg:d="M10100 2297c1050 0 350 1 1400 1" svg:viewBox="0 0 1401 2">
          <text:p/>
        </draw:connector>
        <draw:connector draw:style-name="gr54" draw:text-style-name="P3" draw:layer="layout" draw:type="curve" svg:x1="15.1cm" svg:y1="2.298cm" svg:x2="16.301cm" svg:y2="2.301cm" draw:start-shape="id12" draw:start-glue-point="1" svg:d="M15100 2298c1287 0 687 3 1201 3" svg:viewBox="0 0 1202 4">
          <text:p/>
        </draw:connector>
        <draw:custom-shape draw:style-name="gr56" draw:text-style-name="P10" draw:layer="Layout" svg:width="1.8cm" svg:height="1cm" svg:x="16.3cm" svg:y="1.798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8cm" svg:height="1cm" svg:x="18.1cm" svg:y="1.798cm">
          <text:p text:style-name="P10"><text:span text:style-name="T18">658</text:span></text:p>
          <draw:enhanced-geometry svg:viewBox="0 0 21600 21600" draw:type="rectangle" draw:enhanced-path="M 0 0 L 21600 0 21600 21600 0 21600 0 0 Z N"/>
        </draw:custom-shape>
        <draw:frame draw:style-name="gr52" draw:text-style-name="P54" draw:layer="layout" svg:width="3.263cm" svg:height="0.836cm" svg:x="16.3cm" svg:y="0.798cm">
          <draw:text-box>
            <text:p text:style-name="P53"><text:span text:style-name="T104">address 214</text:span></text:p>
          </draw:text-box>
        </draw:frame>
        <draw:frame draw:style-name="gr48" draw:text-style-name="P15" draw:layer="layout" svg:width="2.382cm" svg:height="0.886cm" svg:x="15.9cm" svg:y="2.699cm">
          <draw:text-box>
            <text:p text:style-name="P11"><text:span text:style-name="T90">n2.data</text:span></text:p>
          </draw:text-box>
        </draw:frame>
        <draw:frame draw:style-name="gr49" draw:text-style-name="P15" draw:layer="layout" svg:width="2.352cm" svg:height="0.886cm" svg:x="18cm" svg:y="2.699cm">
          <draw:text-box>
            <text:p text:style-name="P11"><text:span text:style-name="T90">n2.next</text:span></text:p>
          </draw:text-box>
        </draw:frame>
        <draw:custom-shape draw:style-name="gr50" draw:text-style-name="P3" draw:layer="Layout" svg:width="0.511cm" svg:height="4.25cm" draw:transform="rotate (1.5707963267949) translate (16.002cm 3.9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17.7cm" svg:y="3.898cm">
          <draw:text-box>
            <text:p text:style-name="P7"><text:span text:style-name="T18">n2</text:span></text:p>
          </draw:text-box>
        </draw:frame>
        <draw:connector draw:style-name="gr54" draw:text-style-name="P3" draw:layer="layout" draw:type="curve" svg:x1="19.901cm" svg:y1="2.301cm" svg:x2="21.101cm" svg:y2="2.301cm" svg:d="M19901 2301h1200" svg:viewBox="0 0 1201 1">
          <text:p/>
        </draw:connector>
        <draw:custom-shape draw:style-name="gr56" draw:text-style-name="P10" draw:layer="Layout" svg:width="1.8cm" svg:height="1cm" svg:x="21.1cm" svg:y="1.798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1cm" svg:height="0.999cm" svg:x="22.9cm" svg:y="1.798cm">
          <text:p text:style-name="P10"><text:span text:style-name="T18">NULL</text:span></text:p>
          <draw:enhanced-geometry svg:viewBox="0 0 21600 21600" draw:type="rectangle" draw:enhanced-path="M 0 0 L 21600 0 21600 21600 0 21600 0 0 Z N"/>
        </draw:custom-shape>
        <draw:frame draw:style-name="gr52" draw:text-style-name="P54" draw:layer="layout" svg:width="3.263cm" svg:height="0.836cm" svg:x="21.1cm" svg:y="0.798cm">
          <draw:text-box>
            <text:p text:style-name="P53"><text:span text:style-name="T104">address 658</text:span></text:p>
          </draw:text-box>
        </draw:frame>
        <draw:frame draw:style-name="gr48" draw:text-style-name="P15" draw:layer="layout" svg:width="2.382cm" svg:height="0.886cm" svg:x="20.7cm" svg:y="2.699cm">
          <draw:text-box>
            <text:p text:style-name="P11"><text:span text:style-name="T90">n3.data</text:span></text:p>
          </draw:text-box>
        </draw:frame>
        <draw:frame draw:style-name="gr49" draw:text-style-name="P15" draw:layer="layout" svg:width="2.352cm" svg:height="0.886cm" svg:x="22.8cm" svg:y="2.699cm">
          <draw:text-box>
            <text:p text:style-name="P11"><text:span text:style-name="T90">n3.next</text:span></text:p>
          </draw:text-box>
        </draw:frame>
        <draw:custom-shape draw:style-name="gr50" draw:text-style-name="P3" draw:layer="Layout" svg:width="0.511cm" svg:height="4.25cm" draw:transform="rotate (1.5707963267949) translate (20.802cm 3.9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7" draw:layer="layout" svg:width="1.205cm" svg:height="0.962cm" svg:x="22.5cm" svg:y="3.898cm">
          <draw:text-box>
            <text:p text:style-name="P7"><text:span text:style-name="T18">n3</text:span></text:p>
          </draw:text-box>
        </draw:frame>
        <draw:line draw:style-name="gr60" draw:text-style-name="P3" draw:layer="layout" svg:x1="4.798cm" svg:y1="9.404cm" svg:x2="10.196cm" svg:y2="9.404cm">
          <text:p/>
        </draw:line>
        <draw:frame draw:style-name="gr61" draw:text-style-name="P7" draw:layer="layout" svg:width="16.94cm" svg:height="2.385cm" svg:x="10.195cm" svg:y="8.904cm">
          <draw:text-box>
            <text:p text:style-name="P7">n1 is *h <text:s text:c="24"/>and <text:s text:c="2"/>n1.next is h-&gt;next</text:p>
            <text:p text:style-name="P7">n2 is *(h-&gt;next) <text:s text:c="12"/>and <text:s text:c="2"/>n2.next is h-&gt;next-&gt;next</text:p>
            <text:p text:style-name="P7">n3 is *(h-&gt;next-&gt;next) <text:s text:c="2"/>and <text:s text:c="2"/>n3.next is h-&gt;next-next-&gt;next</text:p>
          </draw:text-box>
        </draw:frame>
        <draw:line draw:style-name="gr60" draw:text-style-name="P3" draw:layer="layout" svg:x1="7.597cm" svg:y1="10.204cm" svg:x2="10.196cm" svg:y2="10.204cm">
          <text:p/>
        </draw:line>
        <draw:line draw:style-name="gr60" draw:text-style-name="P3" draw:layer="layout" svg:x1="7.597cm" svg:y1="10.905cm" svg:x2="10.196cm" svg:y2="10.905cm">
          <text:p/>
        </draw:line>
        <draw:frame draw:style-name="gr62" draw:text-style-name="P7" draw:layer="layout" svg:width="9.159cm" svg:height="2.385cm" svg:x="18.217cm" svg:y="12.305cm">
          <draw:text-box>
            <text:p text:style-name="P7">n1.data is h-&gt;data</text:p>
            <text:p text:style-name="P7">n2.data is h-&gt;next-&gt;data</text:p>
            <text:p text:style-name="P7">n3.data is h-&gt;next-&gt;next-&gt;data</text:p>
          </draw:text-box>
        </draw:frame>
        <draw:frame draw:style-name="gr57" draw:text-style-name="P7" draw:layer="layout" svg:width="2.018cm" svg:height="0.962cm" svg:x="17.4cm" svg:y="18.099cm">
          <draw:text-box>
            <text:p text:style-name="P7"><text:span text:style-name="T18">(*h).x</text:span></text:p>
          </draw:text-box>
        </draw:frame>
        <draw:frame draw:style-name="gr58" draw:text-style-name="P7" draw:layer="layout" svg:width="1.755cm" svg:height="0.962cm" svg:x="23.7cm" svg:y="18.099cm">
          <draw:text-box>
            <text:p text:style-name="P7"><text:span text:style-name="T18">h-&gt;x</text:span></text:p>
          </draw:text-box>
        </draw:frame>
        <draw:custom-shape draw:style-name="gr59" draw:text-style-name="P10" draw:layer="Layout" svg:width="4.507cm" svg:height="1.4cm" svg:x="19.293cm" svg:y="17.899cm">
          <text:p text:style-name="P10"><text:span text:style-name="T18">is same a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page-thumbnail draw:style-name="gr3" draw:layer="layout" svg:width="0.001cm" svg:height="0.001cm" svg:x="0cm" svg:y="2.256cm" draw:page-number="41" presentation:class="page"/>
          <draw:frame presentation:style-name="pr3" draw:text-style-name="P50" draw:layer="layout" svg:width="16.799cm" svg:height="13.363cm" svg:x="2.099cm" svg:y="14.107cm" presentation:class="notes" presentation:placeholder="true">
            <draw:text-box/>
          </draw:frame>
        </presentation:notes>
      </draw:page>
      <draw:page draw:name="page42" draw:style-name="dp5" draw:master-page-name="Master1-Layout5-obj-Blank">
        <office:forms form:automatic-focus="false" form:apply-design-mode="false"/>
        <draw:frame draw:style-name="gr55" draw:text-style-name="P22" draw:layer="layout" svg:width="14.218cm" svg:height="16.839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span text:style-name="T101">node n1,n2,n3;</text:span></text:p>
            <text:p text:style-name="P7"><text:span text:style-name="T101"><text:s text:c="2"/></text:span><text:span text:style-name="T101">node *h;</text:span></text:p>
            <text:p text:style-name="P7"><text:span text:style-name="T102"/></text:p>
            <text:p text:style-name="P7"><text:span text:style-name="T101"><text:s text:c="2"/></text:span><text:span text:style-name="T101">h=&amp;n1;</text:span></text:p>
            <text:p text:style-name="P7"><text:span text:style-name="T101"><text:s text:c="2"/></text:span><text:span text:style-name="T101">h-&gt;next = &amp;n2;</text:span></text:p>
            <text:p text:style-name="P7"><text:span text:style-name="T101"><text:s text:c="2"/></text:span><text:span text:style-name="T101">h-&gt;next-&gt;next = &amp;n3;</text:span></text:p>
            <text:p text:style-name="P7"><text:span text:style-name="T101"><text:s text:c="2"/></text:span><text:span text:style-name="T101">h-&gt;next-&gt;next-&gt;next = NULL;</text:span></text:p>
            <text:p text:style-name="P7"><text:span text:style-name="T101"/></text:p>
            <text:p text:style-name="P7"><text:span text:style-name="T101"><text:s text:c="2"/></text:span><text:span text:style-name="T101">h-&gt;data = 10;</text:span></text:p>
            <text:p text:style-name="P7"><text:span text:style-name="T101"><text:s text:c="2"/></text:span><text:span text:style-name="T101">h-&gt;next-&gt;data = 13;</text:span></text:p>
            <text:p text:style-name="P7"><text:span text:style-name="T101"><text:s text:c="2"/></text:span><text:span text:style-name="T101">h-&gt;next-&gt;next-&gt;data = 17;</text:span></text:p>
            <text:p text:style-name="P7"><text:span text:style-name="T101"/></text:p>
            <text:p text:style-name="P7"><text:span text:style-name="T101"><text:s text:c="2"/></text:span><text:span text:style-name="T101">cout&lt;&lt; h-&gt;data;</text:span></text:p>
            <text:p text:style-name="P7"><text:span text:style-name="T101"><text:s text:c="2"/></text:span><text:span text:style-name="T101">cout&lt;&lt; h-&gt;next-&gt;data;</text:span></text:p>
            <text:p text:style-name="P7"><text:span text:style-name="T101"><text:s text:c="2"/></text:span><text:span text:style-name="T101">cout&lt;&lt; h-&gt;next-&gt;next-&gt;data;</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53" draw:text-style-name="P10" xml:id="id13" draw:id="id13" draw:layer="Layout" svg:width="1.599cm" svg:height="1cm" svg:x="8.482cm" svg:y="1.786cm">
          <text:p text:style-name="P10"><text:span text:style-name="T18">112</text:span></text:p>
          <draw:enhanced-geometry svg:viewBox="0 0 21600 21600" draw:type="rectangle" draw:enhanced-path="M 0 0 L 21600 0 21600 21600 0 21600 0 0 Z N"/>
        </draw:custom-shape>
        <draw:custom-shape draw:style-name="gr56" draw:text-style-name="P10" xml:id="id14" draw:id="id14" draw:layer="Layout" svg:width="1.799cm" svg:height="1cm" svg:x="11.481cm" svg:y="1.786cm">
          <text:p text:style-name="P10"><text:span text:style-name="T18">10</text:span></text:p>
          <draw:enhanced-geometry svg:viewBox="0 0 21600 21600" draw:type="rectangle" draw:enhanced-path="M 0 0 L 21600 0 21600 21600 0 21600 0 0 Z N"/>
        </draw:custom-shape>
        <draw:custom-shape draw:style-name="gr53" draw:text-style-name="P10" xml:id="id15" draw:id="id15" draw:layer="Layout" svg:width="1.799cm" svg:height="1cm" svg:x="13.28cm" svg:y="1.786cm">
          <text:p text:style-name="P10"><text:span text:style-name="T18">214</text:span></text:p>
          <draw:enhanced-geometry svg:viewBox="0 0 21600 21600" draw:type="rectangle" draw:enhanced-path="M 0 0 L 21600 0 21600 21600 0 21600 0 0 Z N"/>
        </draw:custom-shape>
        <draw:frame draw:style-name="gr63" draw:text-style-name="P54" draw:layer="layout" svg:width="3.263cm" svg:height="0.836cm" svg:x="11.481cm" svg:y="0.786cm">
          <draw:text-box>
            <text:p text:style-name="P53"><text:span text:style-name="T104">address 122</text:span></text:p>
          </draw:text-box>
        </draw:frame>
        <draw:frame draw:style-name="gr64" draw:text-style-name="P15" draw:layer="layout" svg:width="2.429cm" svg:height="0.886cm" draw:transform="rotate (-1.0478956828974) translate (12.073cm 2.854cm)">
          <draw:text-box>
            <text:p text:style-name="P11"><text:span text:style-name="T90">h-&gt;data</text:span></text:p>
          </draw:text-box>
        </draw:frame>
        <draw:frame draw:style-name="gr65" draw:text-style-name="P15" draw:layer="layout" svg:width="2.4cm" svg:height="0.886cm" draw:transform="rotate (-1.0477211499722) translate (13.962cm 2.869cm)">
          <draw:text-box>
            <text:p text:style-name="P11"><text:span text:style-name="T90">h-&gt;next</text:span></text:p>
          </draw:text-box>
        </draw:frame>
        <draw:custom-shape draw:style-name="gr50" draw:text-style-name="P3" draw:layer="Layout" svg:width="0.511cm" svg:height="4.248cm" draw:transform="rotate (1.5707963267949) translate (11.183cm 5.5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099cm" svg:height="0.962cm" svg:x="12.88cm" svg:y="5.488cm">
          <draw:text-box>
            <text:p text:style-name="P7"><text:span text:style-name="T18">*h</text:span></text:p>
          </draw:text-box>
        </draw:frame>
        <draw:frame draw:style-name="gr15" draw:text-style-name="P7" draw:layer="layout" svg:width="0.853cm" svg:height="0.962cm" svg:x="8.982cm" svg:y="2.887cm">
          <draw:text-box>
            <text:p text:style-name="P7"><text:span text:style-name="T18">h</text:span></text:p>
          </draw:text-box>
        </draw:frame>
        <draw:connector draw:style-name="gr54" draw:text-style-name="P3" draw:layer="layout" draw:type="curve" svg:x1="10.081cm" svg:y1="2.286cm" svg:x2="11.481cm" svg:y2="2.286cm" draw:start-shape="id13" draw:start-glue-point="1" draw:end-shape="id14" draw:end-glue-point="3" svg:d="M10081 2286h1400" svg:viewBox="0 0 1401 1">
          <text:p/>
        </draw:connector>
        <draw:connector draw:style-name="gr54" draw:text-style-name="P3" draw:layer="layout" draw:type="curve" svg:x1="15.079cm" svg:y1="2.286cm" svg:x2="16.286cm" svg:y2="2.286cm" draw:start-shape="id15" draw:start-glue-point="1" svg:d="M15079 2286h1207" svg:viewBox="0 0 1208 1">
          <text:p/>
        </draw:connector>
        <draw:custom-shape draw:style-name="gr56" draw:text-style-name="P10" draw:layer="Layout" svg:width="1.799cm" svg:height="1cm" svg:x="16.279cm" svg:y="1.786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799cm" svg:height="1cm" svg:x="18.078cm" svg:y="1.786cm">
          <text:p text:style-name="P10"><text:span text:style-name="T18">658</text:span></text:p>
          <draw:enhanced-geometry svg:viewBox="0 0 21600 21600" draw:type="rectangle" draw:enhanced-path="M 0 0 L 21600 0 21600 21600 0 21600 0 0 Z N"/>
        </draw:custom-shape>
        <draw:frame draw:style-name="gr63" draw:text-style-name="P54" draw:layer="layout" svg:width="3.263cm" svg:height="0.836cm" svg:x="16.279cm" svg:y="0.786cm">
          <draw:text-box>
            <text:p text:style-name="P53"><text:span text:style-name="T104">address 214</text:span></text:p>
          </draw:text-box>
        </draw:frame>
        <draw:frame draw:style-name="gr66" draw:text-style-name="P15" draw:layer="layout" svg:width="4.013cm" svg:height="0.886cm" draw:transform="rotate (-1.047546617047) translate (16.85cm 2.757cm)">
          <draw:text-box>
            <text:p text:style-name="P11"><text:span text:style-name="T90">h-&gt;next-&gt;data</text:span></text:p>
          </draw:text-box>
        </draw:frame>
        <draw:frame draw:style-name="gr67" draw:text-style-name="P15" draw:layer="layout" svg:width="3.984cm" svg:height="0.886cm" draw:transform="rotate (-1.0477211499722) translate (18.842cm 2.769cm)">
          <draw:text-box>
            <text:p text:style-name="P11"><text:span text:style-name="T90">h-&gt;next-&gt;next</text:span></text:p>
          </draw:text-box>
        </draw:frame>
        <draw:custom-shape draw:style-name="gr50" draw:text-style-name="P3" draw:layer="Layout" svg:width="0.511cm" svg:height="4.248cm" draw:transform="rotate (1.5707963267949) translate (16.881cm 6.7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7" draw:layer="layout" svg:width="3.304cm" svg:height="0.962cm" svg:x="17.379cm" svg:y="6.689cm">
          <draw:text-box>
            <text:p text:style-name="P7"><text:span text:style-name="T18">*(h-&gt;next)</text:span></text:p>
          </draw:text-box>
        </draw:frame>
        <draw:connector draw:style-name="gr54" draw:text-style-name="P3" draw:layer="layout" draw:type="curve" svg:x1="19.886cm" svg:y1="2.286cm" svg:x2="21.086cm" svg:y2="2.286cm" svg:d="M19886 2286h1200" svg:viewBox="0 0 1201 1">
          <text:p/>
        </draw:connector>
        <draw:custom-shape draw:style-name="gr56" draw:text-style-name="P10" draw:layer="Layout" svg:width="1.799cm" svg:height="1cm" svg:x="21.077cm" svg:y="1.786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9cm" svg:height="1cm" svg:x="22.877cm" svg:y="1.786cm">
          <text:p text:style-name="P10"><text:span text:style-name="T18">NULL</text:span></text:p>
          <draw:enhanced-geometry svg:viewBox="0 0 21600 21600" draw:type="rectangle" draw:enhanced-path="M 0 0 L 21600 0 21600 21600 0 21600 0 0 Z N"/>
        </draw:custom-shape>
        <draw:frame draw:style-name="gr63" draw:text-style-name="P54" draw:layer="layout" svg:width="3.263cm" svg:height="0.836cm" svg:x="21.077cm" svg:y="0.786cm">
          <draw:text-box>
            <text:p text:style-name="P53"><text:span text:style-name="T104">address 658</text:span></text:p>
          </draw:text-box>
        </draw:frame>
        <draw:frame draw:style-name="gr69" draw:text-style-name="P15" draw:layer="layout" svg:width="5.596cm" svg:height="0.886cm" draw:transform="rotate (-1.0473720841218) translate (21.752cm 2.778cm)">
          <draw:text-box>
            <text:p text:style-name="P11"><text:span text:style-name="T90">h-&gt;next-&gt;next-&gt;data</text:span></text:p>
          </draw:text-box>
        </draw:frame>
        <draw:custom-shape draw:style-name="gr50" draw:text-style-name="P3" draw:layer="Layout" svg:width="0.511cm" svg:height="4.248cm" draw:transform="rotate (1.5707963267949) translate (22.779cm 8.1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text-style-name="P7" draw:layer="layout" svg:width="5.087cm" svg:height="0.962cm" svg:x="22.477cm" svg:y="8.089cm">
          <draw:text-box>
            <text:p text:style-name="P7"><text:span text:style-name="T18">*(h-&gt;next-&gt;next)</text:span></text:p>
          </draw:text-box>
        </draw:frame>
        <draw:frame draw:style-name="gr71" draw:text-style-name="P15" draw:layer="layout" svg:width="5.566cm" svg:height="0.886cm" draw:transform="rotate (-1.0473720841218) translate (23.659cm 2.807cm)">
          <draw:text-box>
            <text:p text:style-name="P11"><text:span text:style-name="T90">h-&gt;next-&gt;next-&gt;next</text:span></text:p>
          </draw:text-box>
        </draw:frame>
        <draw:frame draw:style-name="gr57" draw:text-style-name="P7" draw:layer="layout" svg:width="2.018cm" svg:height="0.962cm" svg:x="17.4cm" svg:y="18.099cm">
          <draw:text-box>
            <text:p text:style-name="P7"><text:span text:style-name="T18">(*h).x</text:span></text:p>
          </draw:text-box>
        </draw:frame>
        <draw:frame draw:style-name="gr58" draw:text-style-name="P7" draw:layer="layout" svg:width="1.755cm" svg:height="0.962cm" svg:x="23.7cm" svg:y="18.099cm">
          <draw:text-box>
            <text:p text:style-name="P7"><text:span text:style-name="T18">h-&gt;x</text:span></text:p>
          </draw:text-box>
        </draw:frame>
        <draw:custom-shape draw:style-name="gr59" draw:text-style-name="P10" draw:layer="Layout" svg:width="4.507cm" svg:height="1.4cm" svg:x="19.293cm" svg:y="17.899cm">
          <text:p text:style-name="P10"><text:span text:style-name="T18">is same a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page-thumbnail draw:style-name="gr3" draw:layer="layout" svg:width="0.001cm" svg:height="0.001cm" svg:x="0cm" svg:y="2.256cm" draw:page-number="42" presentation:class="page"/>
          <draw:frame presentation:style-name="pr3" draw:text-style-name="P50" draw:layer="layout" svg:width="16.799cm" svg:height="13.363cm" svg:x="2.099cm" svg:y="14.107cm" presentation:class="notes" presentation:placeholder="true">
            <draw:text-box/>
          </draw:frame>
        </presentation:notes>
      </draw:page>
      <draw:page draw:name="page43" draw:style-name="dp5" draw:master-page-name="Master1-Layout5-obj-Blank">
        <office:forms form:automatic-focus="false" form:apply-design-mode="false"/>
        <draw:frame draw:style-name="gr72" draw:text-style-name="P22" draw:layer="layout" svg:width="23.353cm" svg:height="18.279cm" svg:x="1.2cm" svg:y="1.9cm">
          <draw:text-box>
            <text:p text:style-name="P7"><text:span text:style-name="T101">struct node</text:span></text:p>
            <text:p text:style-name="P7"><text:span text:style-name="T101">{</text:span></text:p>
            <text:p text:style-name="P7"><text:span text:style-name="T101"><text:s text:c="2"/></text:span><text:span text:style-name="T101">int data;</text:span></text:p>
            <text:p text:style-name="P7"><text:span text:style-name="T101"><text:s text:c="2"/></text:span><text:span text:style-name="T101">node *next;</text:span></text:p>
            <text:p text:style-name="P7"><text:span text:style-name="T101">};</text:span></text:p>
            <text:p text:style-name="P7"><text:span text:style-name="T102"/></text:p>
            <text:p text:style-name="P7"><text:span text:style-name="T101">main()</text:span></text:p>
            <text:p text:style-name="P7"><text:span text:style-name="T101">{</text:span></text:p>
            <text:p text:style-name="P7"><text:span text:style-name="T101"><text:s text:c="2"/></text:span></text:p>
            <text:p text:style-name="P7"><text:span text:style-name="T101"><text:s text:c="2"/></text:span><text:span text:style-name="T101">node *h;</text:span></text:p>
            <text:p text:style-name="P7"><text:span text:style-name="T102"/></text:p>
            <text:p text:style-name="P7"><text:span text:style-name="T101"><text:s text:c="2"/></text:span><text:span text:style-name="T101">h=new node;</text:span></text:p>
            <text:p text:style-name="P7"><text:span text:style-name="T101"><text:s text:c="2"/></text:span><text:span text:style-name="T101">h-&gt;next = new node;</text:span></text:p>
            <text:p text:style-name="P7"><text:span text:style-name="T101"><text:s text:c="2"/></text:span><text:span text:style-name="T101">h-&gt;next-&gt;next = new node;</text:span></text:p>
            <text:p text:style-name="P7"><text:span text:style-name="T101"><text:s text:c="2"/></text:span><text:span text:style-name="T101">h-&gt;next-&gt;next-&gt;next = NULL;</text:span></text:p>
            <text:p text:style-name="P7"><text:span text:style-name="T101"/></text:p>
            <text:p text:style-name="P7"><text:span text:style-name="T101"><text:s text:c="2"/></text:span><text:span text:style-name="T101">h-&gt;data = 10;</text:span></text:p>
            <text:p text:style-name="P7"><text:span text:style-name="T101"><text:s text:c="2"/></text:span><text:span text:style-name="T101">h-&gt;next-&gt;data = 13;</text:span></text:p>
            <text:p text:style-name="P7"><text:span text:style-name="T101"><text:s text:c="2"/></text:span><text:span text:style-name="T101">h-&gt;next-&gt;next-&gt;data = 17;</text:span></text:p>
            <text:p text:style-name="P7"><text:span text:style-name="T101"/></text:p>
            <text:p text:style-name="P7"><text:span text:style-name="T101"><text:s text:c="2"/></text:span><text:span text:style-name="T101">cout&lt;&lt; h-&gt;data;</text:span></text:p>
            <text:p text:style-name="P7"><text:span text:style-name="T101"><text:s text:c="2"/></text:span><text:span text:style-name="T101">cout&lt;&lt; h-&gt;next-&gt;data;</text:span></text:p>
            <text:p text:style-name="P7"><text:span text:style-name="T101"><text:s text:c="2"/></text:span><text:span text:style-name="T101">cout&lt;&lt; h-&gt;next-&gt;next-&gt;data;</text:span></text:p>
            <text:p text:style-name="P7"><text:span text:style-name="T101"/></text:p>
            <text:p text:style-name="P7"><text:span text:style-name="T101"><text:s text:c="2"/></text:span><text:span text:style-name="T105">delete h-&gt;next-&gt;next; delete h-&gt;next; delete h;</text:span></text:p>
            <text:p text:style-name="P7"><text:span text:style-name="T101">}</text:span></text:p>
          </draw:text-box>
        </draw:frame>
        <draw:frame draw:style-name="gr51" draw:text-style-name="P52" draw:layer="layout" svg:width="13.672cm" svg:height="1.12cm" svg:x="1.3cm" svg:y="0.6cm">
          <draw:text-box>
            <text:p text:style-name="P51"><text:span text:style-name="T103">A list of nodes</text:span></text:p>
          </draw:text-box>
        </draw:frame>
        <draw:custom-shape draw:style-name="gr53" draw:text-style-name="P10" xml:id="id16" draw:id="id16" draw:layer="Layout" svg:width="1.599cm" svg:height="1cm" svg:x="8.489cm" svg:y="1.793cm">
          <text:p text:style-name="P10"><text:span text:style-name="T18">112</text:span></text:p>
          <draw:enhanced-geometry svg:viewBox="0 0 21600 21600" draw:type="rectangle" draw:enhanced-path="M 0 0 L 21600 0 21600 21600 0 21600 0 0 Z N"/>
        </draw:custom-shape>
        <draw:custom-shape draw:style-name="gr56" draw:text-style-name="P10" xml:id="id17" draw:id="id17" draw:layer="Layout" svg:width="1.799cm" svg:height="1cm" svg:x="11.488cm" svg:y="1.793cm">
          <text:p text:style-name="P10"><text:span text:style-name="T18">10</text:span></text:p>
          <draw:enhanced-geometry svg:viewBox="0 0 21600 21600" draw:type="rectangle" draw:enhanced-path="M 0 0 L 21600 0 21600 21600 0 21600 0 0 Z N"/>
        </draw:custom-shape>
        <draw:custom-shape draw:style-name="gr53" draw:text-style-name="P10" xml:id="id18" draw:id="id18" draw:layer="Layout" svg:width="1.799cm" svg:height="1cm" svg:x="13.287cm" svg:y="1.793cm">
          <text:p text:style-name="P10"><text:span text:style-name="T18">214</text:span></text:p>
          <draw:enhanced-geometry svg:viewBox="0 0 21600 21600" draw:type="rectangle" draw:enhanced-path="M 0 0 L 21600 0 21600 21600 0 21600 0 0 Z N"/>
        </draw:custom-shape>
        <draw:frame draw:style-name="gr63" draw:text-style-name="P54" draw:layer="layout" svg:width="3.263cm" svg:height="0.836cm" svg:x="11.488cm" svg:y="0.793cm">
          <draw:text-box>
            <text:p text:style-name="P53"><text:span text:style-name="T104">address 122</text:span></text:p>
          </draw:text-box>
        </draw:frame>
        <draw:frame draw:style-name="gr64" draw:text-style-name="P15" draw:layer="layout" svg:width="2.429cm" svg:height="0.886cm" draw:transform="rotate (-1.0478956828974) translate (12.08cm 2.861cm)">
          <draw:text-box>
            <text:p text:style-name="P11"><text:span text:style-name="T90">h-&gt;data</text:span></text:p>
          </draw:text-box>
        </draw:frame>
        <draw:frame draw:style-name="gr65" draw:text-style-name="P15" draw:layer="layout" svg:width="2.4cm" svg:height="0.886cm" draw:transform="rotate (-1.0477211499722) translate (13.969cm 2.876cm)">
          <draw:text-box>
            <text:p text:style-name="P11"><text:span text:style-name="T90">h-&gt;next</text:span></text:p>
          </draw:text-box>
        </draw:frame>
        <draw:custom-shape draw:style-name="gr50" draw:text-style-name="P3" draw:layer="Layout" svg:width="0.511cm" svg:height="4.248cm" draw:transform="rotate (1.5707963267949) translate (11.19cm 5.59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099cm" svg:height="0.962cm" svg:x="12.887cm" svg:y="5.495cm">
          <draw:text-box>
            <text:p text:style-name="P7"><text:span text:style-name="T18">*h</text:span></text:p>
          </draw:text-box>
        </draw:frame>
        <draw:frame draw:style-name="gr15" draw:text-style-name="P7" draw:layer="layout" svg:width="0.853cm" svg:height="0.962cm" svg:x="8.989cm" svg:y="2.894cm">
          <draw:text-box>
            <text:p text:style-name="P7"><text:span text:style-name="T18">h</text:span></text:p>
          </draw:text-box>
        </draw:frame>
        <draw:connector draw:style-name="gr54" draw:text-style-name="P3" draw:layer="layout" draw:type="curve" svg:x1="10.088cm" svg:y1="2.293cm" svg:x2="11.488cm" svg:y2="2.293cm" draw:start-shape="id16" draw:start-glue-point="1" draw:end-shape="id17" draw:end-glue-point="3" svg:d="M10088 2293h1400" svg:viewBox="0 0 1401 1">
          <text:p/>
        </draw:connector>
        <draw:connector draw:style-name="gr54" draw:text-style-name="P3" draw:layer="layout" draw:type="curve" svg:x1="15.086cm" svg:y1="2.293cm" svg:x2="16.293cm" svg:y2="2.293cm" draw:start-shape="id18" draw:start-glue-point="1" svg:d="M15086 2293h1207" svg:viewBox="0 0 1208 1">
          <text:p/>
        </draw:connector>
        <draw:custom-shape draw:style-name="gr56" draw:text-style-name="P10" draw:layer="Layout" svg:width="1.799cm" svg:height="1cm" svg:x="16.286cm" svg:y="1.793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799cm" svg:height="1cm" svg:x="18.085cm" svg:y="1.793cm">
          <text:p text:style-name="P10"><text:span text:style-name="T18">658</text:span></text:p>
          <draw:enhanced-geometry svg:viewBox="0 0 21600 21600" draw:type="rectangle" draw:enhanced-path="M 0 0 L 21600 0 21600 21600 0 21600 0 0 Z N"/>
        </draw:custom-shape>
        <draw:frame draw:style-name="gr63" draw:text-style-name="P54" draw:layer="layout" svg:width="3.263cm" svg:height="0.836cm" svg:x="16.286cm" svg:y="0.793cm">
          <draw:text-box>
            <text:p text:style-name="P53"><text:span text:style-name="T104">address 214</text:span></text:p>
          </draw:text-box>
        </draw:frame>
        <draw:frame draw:style-name="gr66" draw:text-style-name="P15" draw:layer="layout" svg:width="4.013cm" svg:height="0.886cm" draw:transform="rotate (-1.047546617047) translate (16.857cm 2.764cm)">
          <draw:text-box>
            <text:p text:style-name="P11"><text:span text:style-name="T90">h-&gt;next-&gt;data</text:span></text:p>
          </draw:text-box>
        </draw:frame>
        <draw:frame draw:style-name="gr67" draw:text-style-name="P15" draw:layer="layout" svg:width="3.984cm" svg:height="0.886cm" draw:transform="rotate (-1.0477211499722) translate (18.849cm 2.776cm)">
          <draw:text-box>
            <text:p text:style-name="P11"><text:span text:style-name="T90">h-&gt;next-&gt;next</text:span></text:p>
          </draw:text-box>
        </draw:frame>
        <draw:custom-shape draw:style-name="gr50" draw:text-style-name="P3" draw:layer="Layout" svg:width="0.511cm" svg:height="4.248cm" draw:transform="rotate (1.5707963267949) translate (16.888cm 6.79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7" draw:layer="layout" svg:width="3.304cm" svg:height="0.962cm" svg:x="17.386cm" svg:y="6.696cm">
          <draw:text-box>
            <text:p text:style-name="P7"><text:span text:style-name="T18">*(h-&gt;next)</text:span></text:p>
          </draw:text-box>
        </draw:frame>
        <draw:connector draw:style-name="gr54" draw:text-style-name="P3" draw:layer="layout" draw:type="curve" svg:x1="19.893cm" svg:y1="2.293cm" svg:x2="21.093cm" svg:y2="2.293cm" svg:d="M19893 2293h1200" svg:viewBox="0 0 1201 1">
          <text:p/>
        </draw:connector>
        <draw:custom-shape draw:style-name="gr56" draw:text-style-name="P10" draw:layer="Layout" svg:width="1.799cm" svg:height="1cm" svg:x="21.084cm" svg:y="1.793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9cm" svg:height="1cm" svg:x="22.884cm" svg:y="1.793cm">
          <text:p text:style-name="P10"><text:span text:style-name="T18">NULL</text:span></text:p>
          <draw:enhanced-geometry svg:viewBox="0 0 21600 21600" draw:type="rectangle" draw:enhanced-path="M 0 0 L 21600 0 21600 21600 0 21600 0 0 Z N"/>
        </draw:custom-shape>
        <draw:frame draw:style-name="gr63" draw:text-style-name="P54" draw:layer="layout" svg:width="3.263cm" svg:height="0.836cm" svg:x="21.084cm" svg:y="0.793cm">
          <draw:text-box>
            <text:p text:style-name="P53"><text:span text:style-name="T104">address 658</text:span></text:p>
          </draw:text-box>
        </draw:frame>
        <draw:frame draw:style-name="gr69" draw:text-style-name="P15" draw:layer="layout" svg:width="5.596cm" svg:height="0.886cm" draw:transform="rotate (-1.0473720841218) translate (21.759cm 2.785cm)">
          <draw:text-box>
            <text:p text:style-name="P11"><text:span text:style-name="T90">h-&gt;next-&gt;next-&gt;data</text:span></text:p>
          </draw:text-box>
        </draw:frame>
        <draw:custom-shape draw:style-name="gr50" draw:text-style-name="P3" draw:layer="Layout" svg:width="0.511cm" svg:height="4.248cm" draw:transform="rotate (1.5707963267949) translate (22.786cm 8.1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text-style-name="P7" draw:layer="layout" svg:width="5.087cm" svg:height="0.962cm" svg:x="22.484cm" svg:y="8.096cm">
          <draw:text-box>
            <text:p text:style-name="P7"><text:span text:style-name="T18">*(h-&gt;next-&gt;next)</text:span></text:p>
          </draw:text-box>
        </draw:frame>
        <draw:frame draw:style-name="gr71" draw:text-style-name="P15" draw:layer="layout" svg:width="5.566cm" svg:height="0.886cm" draw:transform="rotate (-1.0473720841218) translate (23.666cm 2.814cm)">
          <draw:text-box>
            <text:p text:style-name="P11"><text:span text:style-name="T90">h-&gt;next-&gt;next-&gt;next</text:span></text:p>
          </draw:text-box>
        </draw:frame>
        <presentation:notes draw:style-name="dp4">
          <office:forms form:automatic-focus="false" form:apply-design-mode="false"/>
          <draw:page-thumbnail draw:style-name="gr3" draw:layer="layout" svg:width="0.001cm" svg:height="0.001cm" svg:x="0cm" svg:y="2.256cm" draw:page-number="43" presentation:class="page"/>
          <draw:frame presentation:style-name="pr3" draw:text-style-name="P50" draw:layer="layout" svg:width="16.799cm" svg:height="13.363cm" svg:x="2.099cm" svg:y="14.107cm" presentation:class="notes" presentation:placeholder="true">
            <draw:text-box/>
          </draw:frame>
        </presentation:notes>
      </draw:page>
      <draw:page draw:name="page44" draw:style-name="dp5" draw:master-page-name="Master1-Layout5-obj-Blank">
        <office:forms form:automatic-focus="false" form:apply-design-mode="false"/>
        <draw:custom-shape draw:style-name="gr53" draw:text-style-name="P10" xml:id="id19" draw:id="id19" draw:layer="Layout" svg:width="1.599cm" svg:height="1cm" svg:x="4.998cm" svg:y="3.501cm">
          <text:p text:style-name="P10"><text:span text:style-name="T18">112</text:span></text:p>
          <draw:enhanced-geometry svg:viewBox="0 0 21600 21600" draw:type="rectangle" draw:enhanced-path="M 0 0 L 21600 0 21600 21600 0 21600 0 0 Z N"/>
        </draw:custom-shape>
        <draw:custom-shape draw:style-name="gr56" draw:text-style-name="P10" xml:id="id20" draw:id="id20" draw:layer="Layout" svg:width="1.799cm" svg:height="1cm" svg:x="7.996cm" svg:y="3.501cm">
          <text:p text:style-name="P10"><text:span text:style-name="T18">10</text:span></text:p>
          <draw:enhanced-geometry svg:viewBox="0 0 21600 21600" draw:type="rectangle" draw:enhanced-path="M 0 0 L 21600 0 21600 21600 0 21600 0 0 Z N"/>
        </draw:custom-shape>
        <draw:custom-shape draw:style-name="gr53" draw:text-style-name="P10" xml:id="id21" draw:id="id21" draw:layer="Layout" svg:width="1.799cm" svg:height="1cm" svg:x="9.796cm" svg:y="3.501cm">
          <text:p text:style-name="P10"><text:span text:style-name="T18">214</text:span></text:p>
          <draw:enhanced-geometry svg:viewBox="0 0 21600 21600" draw:type="rectangle" draw:enhanced-path="M 0 0 L 21600 0 21600 21600 0 21600 0 0 Z N"/>
        </draw:custom-shape>
        <draw:frame draw:style-name="gr63" draw:text-style-name="P54" draw:layer="layout" svg:width="3.263cm" svg:height="0.836cm" svg:x="7.996cm" svg:y="2.501cm">
          <draw:text-box>
            <text:p text:style-name="P53"><text:span text:style-name="T104">address 122</text:span></text:p>
          </draw:text-box>
        </draw:frame>
        <draw:frame draw:style-name="gr73" draw:text-style-name="P15" draw:layer="layout" svg:width="2.382cm" svg:height="0.886cm" svg:x="7.597cm" svg:y="4.402cm">
          <draw:text-box>
            <text:p text:style-name="P11"><text:span text:style-name="T90">n1.data</text:span></text:p>
          </draw:text-box>
        </draw:frame>
        <draw:frame draw:style-name="gr74" draw:text-style-name="P15" draw:layer="layout" svg:width="2.352cm" svg:height="0.886cm" svg:x="9.696cm" svg:y="4.402cm">
          <draw:text-box>
            <text:p text:style-name="P11"><text:span text:style-name="T90">n1.next</text:span></text:p>
          </draw:text-box>
        </draw:frame>
        <draw:custom-shape draw:style-name="gr50" draw:text-style-name="P3" draw:layer="Layout" svg:width="0.511cm" svg:height="4.248cm" draw:transform="rotate (1.5707963267949) translate (7.698cm 5.6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205cm" svg:height="0.962cm" svg:x="9.396cm" svg:y="5.602cm">
          <draw:text-box>
            <text:p text:style-name="P7"><text:span text:style-name="T18">n1</text:span></text:p>
          </draw:text-box>
        </draw:frame>
        <draw:frame draw:style-name="gr15" draw:text-style-name="P7" draw:layer="layout" svg:width="0.853cm" svg:height="0.962cm" svg:x="5.497cm" svg:y="4.602cm">
          <draw:text-box>
            <text:p text:style-name="P7"><text:span text:style-name="T18">h</text:span></text:p>
          </draw:text-box>
        </draw:frame>
        <draw:connector draw:style-name="gr54" draw:text-style-name="P3" draw:layer="layout" draw:type="curve" svg:x1="6.597cm" svg:y1="4.001cm" svg:x2="7.996cm" svg:y2="4.001cm" draw:start-shape="id19" draw:start-glue-point="1" draw:end-shape="id20" draw:end-glue-point="3" svg:d="M6597 4001h1399" svg:viewBox="0 0 1400 1">
          <text:p/>
        </draw:connector>
        <draw:connector draw:style-name="gr54" draw:text-style-name="P3" draw:layer="layout" draw:type="curve" svg:x1="11.595cm" svg:y1="4.001cm" svg:x2="12.8cm" svg:y2="4cm" draw:start-shape="id21" draw:start-glue-point="1" svg:d="M11595 4001c1290 0 688-1 1205-1" svg:viewBox="0 0 1206 2">
          <text:p/>
        </draw:connector>
        <draw:custom-shape draw:style-name="gr56" draw:text-style-name="P10" draw:layer="Layout" svg:width="1.799cm" svg:height="1cm" svg:x="12.794cm" svg:y="3.501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799cm" svg:height="1cm" svg:x="14.594cm" svg:y="3.501cm">
          <text:p text:style-name="P10"><text:span text:style-name="T18">658</text:span></text:p>
          <draw:enhanced-geometry svg:viewBox="0 0 21600 21600" draw:type="rectangle" draw:enhanced-path="M 0 0 L 21600 0 21600 21600 0 21600 0 0 Z N"/>
        </draw:custom-shape>
        <draw:frame draw:style-name="gr63" draw:text-style-name="P54" draw:layer="layout" svg:width="3.263cm" svg:height="0.836cm" svg:x="12.794cm" svg:y="2.501cm">
          <draw:text-box>
            <text:p text:style-name="P53"><text:span text:style-name="T104">address 214</text:span></text:p>
          </draw:text-box>
        </draw:frame>
        <draw:frame draw:style-name="gr73" draw:text-style-name="P15" draw:layer="layout" svg:width="2.382cm" svg:height="0.886cm" svg:x="12.395cm" svg:y="4.402cm">
          <draw:text-box>
            <text:p text:style-name="P11"><text:span text:style-name="T90">n2.data</text:span></text:p>
          </draw:text-box>
        </draw:frame>
        <draw:frame draw:style-name="gr74" draw:text-style-name="P15" draw:layer="layout" svg:width="2.352cm" svg:height="0.886cm" svg:x="14.494cm" svg:y="4.402cm">
          <draw:text-box>
            <text:p text:style-name="P11"><text:span text:style-name="T90">n2.next</text:span></text:p>
          </draw:text-box>
        </draw:frame>
        <draw:custom-shape draw:style-name="gr50" draw:text-style-name="P3" draw:layer="Layout" svg:width="0.511cm" svg:height="4.248cm" draw:transform="rotate (1.5707963267949) translate (12.497cm 5.6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205cm" svg:height="0.962cm" svg:x="14.194cm" svg:y="5.602cm">
          <draw:text-box>
            <text:p text:style-name="P7"><text:span text:style-name="T18">n2</text:span></text:p>
          </draw:text-box>
        </draw:frame>
        <draw:connector draw:style-name="gr54" draw:text-style-name="P3" draw:layer="layout" draw:type="curve" svg:x1="16.4cm" svg:y1="4cm" svg:x2="17.6cm" svg:y2="4cm" svg:d="M16400 4000h1200" svg:viewBox="0 0 1201 1">
          <text:p/>
        </draw:connector>
        <draw:custom-shape draw:style-name="gr56" draw:text-style-name="P10" draw:layer="Layout" svg:width="1.799cm" svg:height="1cm" svg:x="17.593cm" svg:y="3.501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9cm" svg:height="1cm" svg:x="19.392cm" svg:y="3.501cm">
          <text:p text:style-name="P10"><text:span text:style-name="T18">NULL</text:span></text:p>
          <draw:enhanced-geometry svg:viewBox="0 0 21600 21600" draw:type="rectangle" draw:enhanced-path="M 0 0 L 21600 0 21600 21600 0 21600 0 0 Z N"/>
        </draw:custom-shape>
        <draw:frame draw:style-name="gr63" draw:text-style-name="P54" draw:layer="layout" svg:width="3.263cm" svg:height="0.836cm" svg:x="17.593cm" svg:y="2.501cm">
          <draw:text-box>
            <text:p text:style-name="P53"><text:span text:style-name="T104">address 658</text:span></text:p>
          </draw:text-box>
        </draw:frame>
        <draw:frame draw:style-name="gr73" draw:text-style-name="P15" draw:layer="layout" svg:width="2.382cm" svg:height="0.886cm" svg:x="17.193cm" svg:y="4.402cm">
          <draw:text-box>
            <text:p text:style-name="P11"><text:span text:style-name="T90">n3.data</text:span></text:p>
          </draw:text-box>
        </draw:frame>
        <draw:frame draw:style-name="gr74" draw:text-style-name="P15" draw:layer="layout" svg:width="2.352cm" svg:height="0.886cm" svg:x="19.292cm" svg:y="4.402cm">
          <draw:text-box>
            <text:p text:style-name="P11"><text:span text:style-name="T90">n3.next</text:span></text:p>
          </draw:text-box>
        </draw:frame>
        <draw:custom-shape draw:style-name="gr50" draw:text-style-name="P3" draw:layer="Layout" svg:width="0.511cm" svg:height="4.248cm" draw:transform="rotate (1.5707963267949) translate (17.295cm 5.6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205cm" svg:height="0.962cm" svg:x="18.992cm" svg:y="5.602cm">
          <draw:text-box>
            <text:p text:style-name="P7"><text:span text:style-name="T18">n3</text:span></text:p>
          </draw:text-box>
        </draw:frame>
        <draw:custom-shape draw:style-name="gr53" draw:text-style-name="P10" xml:id="id22" draw:id="id22" draw:layer="Layout" svg:width="1.599cm" svg:height="1cm" svg:x="4.998cm" svg:y="11.305cm">
          <text:p text:style-name="P10"><text:span text:style-name="T18">112</text:span></text:p>
          <draw:enhanced-geometry svg:viewBox="0 0 21600 21600" draw:type="rectangle" draw:enhanced-path="M 0 0 L 21600 0 21600 21600 0 21600 0 0 Z N"/>
        </draw:custom-shape>
        <draw:custom-shape draw:style-name="gr56" draw:text-style-name="P10" xml:id="id23" draw:id="id23" draw:layer="Layout" svg:width="1.799cm" svg:height="1cm" svg:x="7.996cm" svg:y="11.305cm">
          <text:p text:style-name="P10"><text:span text:style-name="T18">10</text:span></text:p>
          <draw:enhanced-geometry svg:viewBox="0 0 21600 21600" draw:type="rectangle" draw:enhanced-path="M 0 0 L 21600 0 21600 21600 0 21600 0 0 Z N"/>
        </draw:custom-shape>
        <draw:custom-shape draw:style-name="gr53" draw:text-style-name="P10" xml:id="id24" draw:id="id24" draw:layer="Layout" svg:width="1.799cm" svg:height="1cm" svg:x="9.796cm" svg:y="11.305cm">
          <text:p text:style-name="P10"><text:span text:style-name="T18">214</text:span></text:p>
          <draw:enhanced-geometry svg:viewBox="0 0 21600 21600" draw:type="rectangle" draw:enhanced-path="M 0 0 L 21600 0 21600 21600 0 21600 0 0 Z N"/>
        </draw:custom-shape>
        <draw:frame draw:style-name="gr63" draw:text-style-name="P54" draw:layer="layout" svg:width="3.263cm" svg:height="0.836cm" svg:x="7.996cm" svg:y="10.304cm">
          <draw:text-box>
            <text:p text:style-name="P53"><text:span text:style-name="T104">address 122</text:span></text:p>
          </draw:text-box>
        </draw:frame>
        <draw:frame draw:style-name="gr64" draw:text-style-name="P15" draw:layer="layout" svg:width="2.429cm" svg:height="0.886cm" draw:transform="rotate (-1.0478956828974) translate (8.588cm 12.372cm)">
          <draw:text-box>
            <text:p text:style-name="P11"><text:span text:style-name="T90">h-&gt;data</text:span></text:p>
          </draw:text-box>
        </draw:frame>
        <draw:frame draw:style-name="gr65" draw:text-style-name="P15" draw:layer="layout" svg:width="2.4cm" svg:height="0.886cm" draw:transform="rotate (-1.0477211499722) translate (10.478cm 12.387cm)">
          <draw:text-box>
            <text:p text:style-name="P11"><text:span text:style-name="T90">h-&gt;next</text:span></text:p>
          </draw:text-box>
        </draw:frame>
        <draw:custom-shape draw:style-name="gr50" draw:text-style-name="P3" draw:layer="Layout" svg:width="0.511cm" svg:height="4.248cm" draw:transform="rotate (1.5707963267949) translate (7.698cm 15.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7" draw:layer="layout" svg:width="1.099cm" svg:height="0.962cm" svg:x="9.396cm" svg:y="15.007cm">
          <draw:text-box>
            <text:p text:style-name="P7"><text:span text:style-name="T18">*h</text:span></text:p>
          </draw:text-box>
        </draw:frame>
        <draw:frame draw:style-name="gr15" draw:text-style-name="P7" draw:layer="layout" svg:width="0.853cm" svg:height="0.962cm" svg:x="5.497cm" svg:y="12.405cm">
          <draw:text-box>
            <text:p text:style-name="P7"><text:span text:style-name="T18">h</text:span></text:p>
          </draw:text-box>
        </draw:frame>
        <draw:connector draw:style-name="gr54" draw:text-style-name="P3" draw:layer="layout" draw:type="curve" svg:x1="6.597cm" svg:y1="11.805cm" svg:x2="7.996cm" svg:y2="11.805cm" draw:start-shape="id22" draw:start-glue-point="1" draw:end-shape="id23" draw:end-glue-point="3" svg:d="M6597 11805h1399" svg:viewBox="0 0 1400 1">
          <text:p/>
        </draw:connector>
        <draw:connector draw:style-name="gr54" draw:text-style-name="P3" draw:layer="layout" draw:type="curve" svg:x1="11.595cm" svg:y1="11.805cm" svg:x2="12.8cm" svg:y2="11.8cm" draw:start-shape="id24" draw:start-glue-point="1" svg:d="M11595 11805c1290 0 688-5 1205-5" svg:viewBox="0 0 1206 6">
          <text:p/>
        </draw:connector>
        <draw:custom-shape draw:style-name="gr56" draw:text-style-name="P10" draw:layer="Layout" svg:width="1.799cm" svg:height="1cm" svg:x="12.794cm" svg:y="11.305cm">
          <text:p text:style-name="P10"><text:span text:style-name="T18">13</text:span></text:p>
          <draw:enhanced-geometry svg:viewBox="0 0 21600 21600" draw:type="rectangle" draw:enhanced-path="M 0 0 L 21600 0 21600 21600 0 21600 0 0 Z N"/>
        </draw:custom-shape>
        <draw:custom-shape draw:style-name="gr53" draw:text-style-name="P10" draw:layer="Layout" svg:width="1.799cm" svg:height="1cm" svg:x="14.594cm" svg:y="11.305cm">
          <text:p text:style-name="P10"><text:span text:style-name="T18">658</text:span></text:p>
          <draw:enhanced-geometry svg:viewBox="0 0 21600 21600" draw:type="rectangle" draw:enhanced-path="M 0 0 L 21600 0 21600 21600 0 21600 0 0 Z N"/>
        </draw:custom-shape>
        <draw:frame draw:style-name="gr63" draw:text-style-name="P54" draw:layer="layout" svg:width="3.263cm" svg:height="0.836cm" svg:x="12.794cm" svg:y="10.304cm">
          <draw:text-box>
            <text:p text:style-name="P53"><text:span text:style-name="T104">address 214</text:span></text:p>
          </draw:text-box>
        </draw:frame>
        <draw:frame draw:style-name="gr66" draw:text-style-name="P15" draw:layer="layout" svg:width="4.013cm" svg:height="0.886cm" draw:transform="rotate (-1.047546617047) translate (13.366cm 12.275cm)">
          <draw:text-box>
            <text:p text:style-name="P11"><text:span text:style-name="T90">h-&gt;next-&gt;data</text:span></text:p>
          </draw:text-box>
        </draw:frame>
        <draw:frame draw:style-name="gr67" draw:text-style-name="P15" draw:layer="layout" svg:width="3.984cm" svg:height="0.886cm" draw:transform="rotate (-1.0477211499722) translate (15.358cm 12.287cm)">
          <draw:text-box>
            <text:p text:style-name="P11"><text:span text:style-name="T90">h-&gt;next-&gt;next</text:span></text:p>
          </draw:text-box>
        </draw:frame>
        <draw:custom-shape draw:style-name="gr50" draw:text-style-name="P3" draw:layer="Layout" svg:width="0.511cm" svg:height="4.248cm" draw:transform="rotate (1.5707963267949) translate (13.396cm 16.3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7" draw:layer="layout" svg:width="3.304cm" svg:height="0.962cm" svg:x="13.894cm" svg:y="16.207cm">
          <draw:text-box>
            <text:p text:style-name="P7"><text:span text:style-name="T18">*(h-&gt;next)</text:span></text:p>
          </draw:text-box>
        </draw:frame>
        <draw:connector draw:style-name="gr54" draw:text-style-name="P3" draw:layer="layout" draw:type="curve" svg:x1="16.4cm" svg:y1="11.8cm" svg:x2="17.6cm" svg:y2="11.8cm" svg:d="M16400 11800h1200" svg:viewBox="0 0 1201 1">
          <text:p/>
        </draw:connector>
        <draw:custom-shape draw:style-name="gr56" draw:text-style-name="P10" draw:layer="Layout" svg:width="1.799cm" svg:height="1cm" svg:x="17.593cm" svg:y="11.305cm">
          <text:p text:style-name="P10"><text:span text:style-name="T18">17</text:span></text:p>
          <draw:enhanced-geometry svg:viewBox="0 0 21600 21600" draw:type="rectangle" draw:enhanced-path="M 0 0 L 21600 0 21600 21600 0 21600 0 0 Z N"/>
        </draw:custom-shape>
        <draw:custom-shape draw:style-name="gr53" draw:text-style-name="P10" draw:layer="Layout" svg:width="2.199cm" svg:height="1cm" svg:x="19.392cm" svg:y="11.305cm">
          <text:p text:style-name="P10"><text:span text:style-name="T18">NULL</text:span></text:p>
          <draw:enhanced-geometry svg:viewBox="0 0 21600 21600" draw:type="rectangle" draw:enhanced-path="M 0 0 L 21600 0 21600 21600 0 21600 0 0 Z N"/>
        </draw:custom-shape>
        <draw:frame draw:style-name="gr63" draw:text-style-name="P54" draw:layer="layout" svg:width="3.263cm" svg:height="0.836cm" svg:x="17.593cm" svg:y="10.304cm">
          <draw:text-box>
            <text:p text:style-name="P53"><text:span text:style-name="T104">address 658</text:span></text:p>
          </draw:text-box>
        </draw:frame>
        <draw:frame draw:style-name="gr69" draw:text-style-name="P15" draw:layer="layout" svg:width="5.596cm" svg:height="0.886cm" draw:transform="rotate (-1.0473720841218) translate (18.268cm 12.296cm)">
          <draw:text-box>
            <text:p text:style-name="P11"><text:span text:style-name="T90">h-&gt;next-&gt;next-&gt;data</text:span></text:p>
          </draw:text-box>
        </draw:frame>
        <draw:custom-shape draw:style-name="gr50" draw:text-style-name="P3" draw:layer="Layout" svg:width="0.511cm" svg:height="4.248cm" draw:transform="rotate (1.5707963267949) translate (19.294cm 17.7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text-style-name="P7" draw:layer="layout" svg:width="5.087cm" svg:height="0.962cm" svg:x="18.992cm" svg:y="17.608cm">
          <draw:text-box>
            <text:p text:style-name="P7"><text:span text:style-name="T18">*(h-&gt;next-&gt;next)</text:span></text:p>
          </draw:text-box>
        </draw:frame>
        <draw:frame draw:style-name="gr71" draw:text-style-name="P15" draw:layer="layout" svg:width="5.566cm" svg:height="0.886cm" draw:transform="rotate (-1.0473720841218) translate (20.174cm 12.325cm)">
          <draw:text-box>
            <text:p text:style-name="P11"><text:span text:style-name="T90">h-&gt;next-&gt;next-&gt;next</text:span></text:p>
          </draw:text-box>
        </draw:frame>
        <presentation:notes draw:style-name="dp4">
          <office:forms form:automatic-focus="false" form:apply-design-mode="false"/>
          <draw:page-thumbnail draw:style-name="gr3" draw:layer="layout" svg:width="0.001cm" svg:height="0.001cm" svg:x="0cm" svg:y="2.256cm" draw:page-number="44" presentation:class="page"/>
          <draw:frame presentation:style-name="pr3" draw:text-style-name="P50" draw:layer="layout" svg:width="16.799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DejaVu Serif2" svg:font-family="'DejaVu Serif'"/>
    <style:font-face style:name="Liberation Mono3" svg:font-family="'Liberation Mono'"/>
    <style:font-face style:name="Liberation Sans6" svg:font-family="'Liberation Sans'"/>
    <style:font-face style:name="Times New Roman1" svg:font-family="'Times New 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Courier 10 Pitch1" svg:font-family="'Courier 10 Pitch'" style:font-pitch="fixed"/>
    <style:font-face style:name="Liberation Mono1" svg:font-family="'Liberation Mono'" style:font-family-generic="modern" style:font-pitch="fixed"/>
    <style:font-face style:name="Calibri" svg:font-family="Calibri" style:font-pitch="variable"/>
    <style:font-face style:name="Courier 10 Pitch" svg:font-family="'Courier 10 Pitch'" style:font-pitch="variable"/>
    <style:font-face style:name="DejaVu Serif1" svg:font-family="'DejaVu Serif'" style:font-pitch="variable"/>
    <style:font-face style:name="FreeSans3" svg:font-family="FreeSans" style:font-pitch="variable"/>
    <style:font-face style:name="Liberation Mono2" svg:font-family="'Liberation Mono'"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 style:font-family-asian="FreeSans" style:font-family-generic-asian="swiss" style:font-pitch-asian="variable" style:font-size-asian="12pt" style:language-asian="hi" style:country-asian="IN"/>
    </style:style>
    <style:style style:name="Frame_20_Contents" style:display-name="Fram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shrink-to-fit">
        <text:list-style style:name="Master1-Layout5-obj-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left="0cm" fo:margin-right="0cm" fo:margin-top="0cm" fo:margin-bottom="0.4cm" fo:text-indent="0cm"/>
      <style:text-properties fo:font-size="28pt" style:font-size-asian="28pt" style:font-size-complex="28pt"/>
    </style:style>
    <style:style style:name="Master1-Layout5-obj-Blank-outline3" style:family="presentation" style:parent-style-name="Master1-Layout5-obj-Blank-outline2">
      <style:paragraph-properties fo:margin-left="0cm" fo:margin-right="0cm" fo:margin-top="0cm" fo:margin-bottom="0.3cm" fo:text-indent="0cm"/>
      <style:text-properties fo:font-size="24pt" style:font-size-asian="24pt" style:font-size-complex="24pt"/>
    </style:style>
    <style:style style:name="Master1-Layout5-obj-Blank-outline4" style:family="presentation" style:parent-style-name="Master1-Layout5-obj-Blank-outline3">
      <style:paragraph-properties fo:margin-left="0cm" fo:margin-right="0cm" fo:margin-top="0cm" fo:margin-bottom="0.2cm" fo:text-indent="0cm"/>
      <style:text-properties fo:font-size="20pt" style:font-size-asian="20pt" style:font-size-complex="20pt"/>
    </style:style>
    <style:style style:name="Master1-Layout5-obj-Blank-outline5" style:family="presentation" style:parent-style-name="Master1-Layout5-obj-Blank-outline4">
      <style:paragraph-properties fo:margin-left="0cm" fo:margin-right="0cm" fo:margin-top="0cm" fo:margin-bottom="0.1cm" fo:text-indent="0cm"/>
      <style:text-properties fo:font-size="20pt" style:font-size-asian="20pt" style:font-size-complex="20pt"/>
    </style:style>
    <style:style style:name="Master1-Layout5-obj-Blank-outline6" style:family="presentation" style:parent-style-name="Master1-Layout5-obj-Blank-outline5">
      <style:paragraph-properties fo:margin-left="0cm" fo:margin-right="0cm" fo:margin-top="0cm" fo:margin-bottom="0.1cm" fo:text-indent="0cm"/>
      <style:text-properties fo:font-size="20pt" style:font-size-asian="20pt" style:font-size-complex="20pt"/>
    </style:style>
    <style:style style:name="Master1-Layout5-obj-Blank-outline7" style:family="presentation" style:parent-style-name="Master1-Layout5-obj-Blank-outline6">
      <style:paragraph-properties fo:margin-left="0cm" fo:margin-right="0cm" fo:margin-top="0cm" fo:margin-bottom="0.1cm" fo:text-indent="0cm"/>
      <style:text-properties fo:font-size="20pt" style:font-size-asian="20pt" style:font-size-complex="20pt"/>
    </style:style>
    <style:style style:name="Master1-Layout5-obj-Blank-outline8" style:family="presentation" style:parent-style-name="Master1-Layout5-obj-Blank-outline7">
      <style:paragraph-properties fo:margin-left="0cm" fo:margin-right="0cm" fo:margin-top="0cm" fo:margin-bottom="0.1cm" fo:text-indent="0cm"/>
      <style:text-properties fo:font-size="20pt" style:font-size-asian="20pt" style:font-size-complex="20pt"/>
    </style:style>
    <style:style style:name="Master1-Layout5-obj-Blank-outline9" style:family="presentation" style:parent-style-name="Master1-Layout5-obj-Blank-outline8">
      <style:paragraph-properties fo:margin-left="0cm" fo:margin-right="0cm" fo:margin-top="0cm" fo:margin-bottom="0.1cm" fo:text-indent="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shrink-to-fit">
        <text:list-style style:name="Master1-Layout3-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left="0cm" fo:margin-right="0cm" fo:margin-top="0cm" fo:margin-bottom="0.4cm" fo:text-indent="0cm"/>
      <style:text-properties fo:font-size="28pt" style:font-size-asian="28pt" style:font-size-complex="28pt"/>
    </style:style>
    <style:style style:name="Master1-Layout3-obj-Two-Content-outline3" style:family="presentation" style:parent-style-name="Master1-Layout3-obj-Two-Content-outline2">
      <style:paragraph-properties fo:margin-left="0cm" fo:margin-right="0cm" fo:margin-top="0cm" fo:margin-bottom="0.3cm" fo:text-indent="0cm"/>
      <style:text-properties fo:font-size="24pt" style:font-size-asian="24pt" style:font-size-complex="24pt"/>
    </style:style>
    <style:style style:name="Master1-Layout3-obj-Two-Content-outline4" style:family="presentation" style:parent-style-name="Master1-Layout3-obj-Two-Content-outline3">
      <style:paragraph-properties fo:margin-left="0cm" fo:margin-right="0cm" fo:margin-top="0cm" fo:margin-bottom="0.2cm" fo:text-indent="0cm"/>
      <style:text-properties fo:font-size="20pt" style:font-size-asian="20pt" style:font-size-complex="20pt"/>
    </style:style>
    <style:style style:name="Master1-Layout3-obj-Two-Content-outline5" style:family="presentation" style:parent-style-name="Master1-Layout3-obj-Two-Content-outline4">
      <style:paragraph-properties fo:margin-left="0cm" fo:margin-right="0cm" fo:margin-top="0cm" fo:margin-bottom="0.1cm" fo:text-indent="0cm"/>
      <style:text-properties fo:font-size="20pt" style:font-size-asian="20pt" style:font-size-complex="20pt"/>
    </style:style>
    <style:style style:name="Master1-Layout3-obj-Two-Content-outline6" style:family="presentation" style:parent-style-name="Master1-Layout3-obj-Two-Content-outline5">
      <style:paragraph-properties fo:margin-left="0cm" fo:margin-right="0cm" fo:margin-top="0cm" fo:margin-bottom="0.1cm" fo:text-indent="0cm"/>
      <style:text-properties fo:font-size="20pt" style:font-size-asian="20pt" style:font-size-complex="20pt"/>
    </style:style>
    <style:style style:name="Master1-Layout3-obj-Two-Content-outline7" style:family="presentation" style:parent-style-name="Master1-Layout3-obj-Two-Content-outline6">
      <style:paragraph-properties fo:margin-left="0cm" fo:margin-right="0cm" fo:margin-top="0cm" fo:margin-bottom="0.1cm" fo:text-indent="0cm"/>
      <style:text-properties fo:font-size="20pt" style:font-size-asian="20pt" style:font-size-complex="20pt"/>
    </style:style>
    <style:style style:name="Master1-Layout3-obj-Two-Content-outline8" style:family="presentation" style:parent-style-name="Master1-Layout3-obj-Two-Content-outline7">
      <style:paragraph-properties fo:margin-left="0cm" fo:margin-right="0cm" fo:margin-top="0cm" fo:margin-bottom="0.1cm" fo:text-indent="0cm"/>
      <style:text-properties fo:font-size="20pt" style:font-size-asian="20pt" style:font-size-complex="20pt"/>
    </style:style>
    <style:style style:name="Master1-Layout3-obj-Two-Content-outline9" style:family="presentation" style:parent-style-name="Master1-Layout3-obj-Two-Content-outline8">
      <style:paragraph-properties fo:margin-left="0cm" fo:margin-right="0cm" fo:margin-top="0cm" fo:margin-bottom="0.1cm" fo:text-indent="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5-obj-Blank-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5" style:family="presentation" style:parent-style-name="Master1-Layout5-obj-Blank-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6" style:family="presentation" style:parent-style-name="Master1-Layout3-obj-Two-Content-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7" style:family="presentation" style:parent-style-name="Master1-Layout3-obj-Two-Content-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8" style:family="presentation" style:parent-style-name="Master1-Layout3-obj-Two-Content-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9" style:family="presentation" style:parent-style-name="Master1-Layout2-obj-Title-and-Content-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11" style:family="presentation" style:parent-style-name="Master1-Layout2-obj-Title-and-Content-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12" style:family="presentation" style:parent-style-name="Master1-Layout2-obj-Title-and-Content-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98989"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5-obj-Blank" style:page-layout-name="PM1" draw:style-name="Mdp2">
      <office:forms form:automatic-focus="false" form:apply-design-mode="false"/>
      <draw:frame draw:name="Holder 2" presentation:style-name="Mpr4" draw:text-style-name="MP4" draw:layer="backgroundobjects" svg:width="8.959cm" svg:height="1.017cm" svg:x="9.52cm" svg:y="19.53cm" presentation:class="footer">
        <draw:text-box>
          <text:p/>
        </draw:text-box>
      </draw:frame>
      <draw:frame draw:name="Holder 3" presentation:style-name="Mpr5"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4" presentation:style-name="Mpr5" draw:text-style-name="MP4" draw:layer="backgroundobjects" svg:width="6.439cm" svg:height="0.763cm" svg:x="20.16cm" svg:y="19.53cm" presentation:class="page-number">
        <draw:text-box>
          <text:p text:style-name="MP6"><text:span text:style-name="MT3"><text:page-number>&lt;number&gt;</text:page-number></text:span></text:p>
        </draw:text-box>
      </draw:frame>
      <draw:frame presentation:style-name="Master1-Layout5-obj-Blank-title" draw:layer="backgroundobjects" svg:width="25.198cm" svg:height="3.506cm" svg:x="1.399cm" svg:y="0.837cm" presentation:class="title" presentation:placeholder="true">
        <draw:text-box/>
      </draw:frame>
      <draw:frame presentation:style-name="Master1-Layout5-obj-Blank-outline1" draw:layer="backgroundobjects" svg:width="25.198cm" svg:height="12.179cm" svg:x="1.399cm" svg:y="4.913cm" presentation:class="outline" presentation:placeholder="true">
        <draw:text-box/>
      </draw:frame>
      <presentation:notes style:page-layout-name="PM2">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3cm" svg:x="2.099cm" svg:y="14.107cm" presentation:class="notes" presentation:placeholder="true">
          <draw:text-box/>
        </draw:frame>
      </presentation:notes>
    </style:master-page>
    <style:master-page style:name="Master1-Layout3-obj-Two-Content" style:page-layout-name="PM1" draw:style-name="Mdp2">
      <draw:frame draw:name="Holder 2" presentation:style-name="Mpr6" draw:text-style-name="MP4" draw:layer="backgroundobjects" svg:width="25.573cm" svg:height="1.017cm" svg:x="1.213cm" svg:y="1.064cm" presentation:class="title">
        <draw:text-box>
          <text:p/>
        </draw:text-box>
      </draw:frame>
      <draw:frame draw:name="Holder 3" presentation:style-name="Mpr6" draw:text-style-name="MP4" draw:layer="backgroundobjects" svg:width="12.18cm" svg:height="1.017cm" svg:x="1.4cm" svg:y="4.83cm" presentation:class="title">
        <draw:text-box>
          <text:p/>
        </draw:text-box>
      </draw:frame>
      <draw:frame draw:name="Holder 4" presentation:style-name="Mpr6" draw:text-style-name="MP4" draw:layer="backgroundobjects" svg:width="12.18cm" svg:height="1.017cm" svg:x="14.419cm" svg:y="4.83cm" presentation:class="title">
        <draw:text-box>
          <text:p/>
        </draw:text-box>
      </draw:frame>
      <draw:frame draw:name="Holder 5" presentation:style-name="Mpr7" draw:text-style-name="MP4" draw:layer="backgroundobjects" svg:width="8.959cm" svg:height="1.017cm" svg:x="9.52cm" svg:y="19.53cm" presentation:class="footer">
        <draw:text-box>
          <text:p/>
        </draw:text-box>
      </draw:frame>
      <draw:frame draw:name="Holder 6" presentation:style-name="Mpr8"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7" presentation:style-name="Mpr8" draw:text-style-name="MP4" draw:layer="backgroundobjects" svg:width="6.439cm" svg:height="0.763cm" svg:x="20.16cm" svg:y="19.53cm" presentation:class="page-number">
        <draw:text-box>
          <text:p text:style-name="MP6"><text:span text:style-name="MT3"><text:page-number>&lt;number&gt;</text:page-number></text:span></text:p>
        </draw:text-box>
      </draw:frame>
      <draw:frame presentation:style-name="Master1-Layout3-obj-Two-Content-outline1" draw:layer="backgroundobjects" svg:width="25.198cm" svg:height="12.179cm" svg:x="1.399cm" svg:y="4.913cm" presentation:class="outline" presentation:placeholder="true">
        <draw:text-box/>
      </draw:frame>
      <presentation:notes style:page-layout-name="PM2">
        <draw:page-thumbnail presentation:style-name="Master1-Layout3-obj-Two-Content-title" draw:layer="backgroundobjects" svg:width="7.873cm" svg:height="11.136cm" svg:x="6.562cm" svg:y="2.256cm" presentation:class="page"/>
        <draw:frame presentation:style-name="Master1-Layout3-obj-Two-Content-notes" draw:layer="backgroundobjects" svg:width="16.799cm" svg:height="13.363cm" svg:x="2.099cm" svg:y="14.107cm" presentation:class="notes" presentation:placeholder="true">
          <draw:text-box/>
        </draw:frame>
      </presentation:notes>
    </style:master-page>
    <style:master-page style:name="Master1-Layout2-obj-Title-and-Content" style:page-layout-name="PM1" draw:style-name="Mdp2">
      <draw:frame draw:name="Holder 2" presentation:style-name="Mpr9" draw:text-style-name="MP4" draw:layer="backgroundobjects" svg:width="25.573cm" svg:height="1.017cm" svg:x="1.213cm" svg:y="1.064cm" presentation:class="title">
        <draw:text-box>
          <text:p/>
        </draw:text-box>
      </draw:frame>
      <draw:frame draw:name="Holder 3" presentation:style-name="Mpr10" draw:text-style-name="MP4" draw:layer="backgroundobjects" svg:width="23.775cm" svg:height="1.017cm" svg:x="2.112cm" svg:y="3.452cm" presentation:class="outline">
        <draw:text-box>
          <text:p/>
        </draw:text-box>
      </draw:frame>
      <draw:frame draw:name="Holder 4" presentation:style-name="Mpr11" draw:text-style-name="MP4" draw:layer="backgroundobjects" svg:width="8.959cm" svg:height="1.017cm" svg:x="9.52cm" svg:y="19.53cm" presentation:class="footer">
        <draw:text-box>
          <text:p/>
        </draw:text-box>
      </draw:frame>
      <draw:frame draw:name="Holder 5" presentation:style-name="Mpr12"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6" presentation:style-name="Mpr12" draw:text-style-name="MP4" draw:layer="backgroundobjects" svg:width="6.439cm" svg:height="0.763cm" svg:x="20.16cm" svg:y="19.53cm" presentation:class="page-number">
        <draw:text-box>
          <text:p text:style-name="MP6"><text:span text:style-name="MT3"><text:page-number>&lt;number&gt;</text:page-number></text:span></text:p>
        </draw:text-box>
      </draw:frame>
      <presentation:notes style:page-layout-name="PM2">
        <draw:page-thumbnail presentation:style-name="Master1-Layout2-obj-Title-and-Content-title" draw:layer="backgroundobjects" svg:width="7.873cm" svg:height="11.136cm" svg:x="6.562cm" svg:y="2.256cm" presentation:class="page"/>
        <draw:frame presentation:style-name="Master1-Layout2-obj-Title-and-Content-notes" draw:layer="backgroundobjects" svg:width="16.799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8:45:05.232140330</meta:creation-date>
    <dc:date>2016-01-18T21:22:58.666901433</dc:date>
    <meta:editing-duration>PT23H31M13S</meta:editing-duration>
    <meta:editing-cycles>62</meta:editing-cycles>
    <meta:generator>LibreOffice/4.2.8.2$Linux_X86_64 LibreOffice_project/420m0$Build-2</meta:generator>
    <meta:document-statistic meta:object-count="940"/>
  </office:meta>
</office:document-meta>
</file>